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1"/>
        <table:table-row table:style-name="ro1">
          <table:table-cell table:style-name="Default" office:value-type="string">
            <text:p>rank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NationID</text:p>
          </table:table-cell>
          <table:table-cell table:style-name="ce2" office:value-type="string">
            <text:p>Event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Score</text:p>
          </table:table-cell>
          <table:table-cell table:style-name="Default" office:value-type="string">
            <text:p>catego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www.isuresults.com/bios/isufs00010967.htm">Yuzuru HANYU</text:a></text:p>
          </table:table-cell>
          <table:table-cell office:value-type="string">
            <text:p>JPN</text:p>
          </table:table-cell>
          <table:table-cell office:value-type="string">
            <text:p>ISU Grand Prix Final 2015/16</text:p>
          </table:table-cell>
          <table:table-cell office:value-type="date" office:date-value="2015-12-12">
            <text:p>12/12/15</text:p>
          </table:table-cell>
          <table:table-cell office:value-type="float" office:value="330.43">
            <text:p>330.4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<text:a xlink:href="http://www.isuresults.com/bios/isufs00012455.htm">Shoma UNO</text:a></text:p>
          </table:table-cell>
          <table:table-cell office:value-type="string">
            <text:p>JPN</text:p>
          </table:table-cell>
          <table:table-cell office:value-type="string">
            <text:p>ISU CS Lombardia Trophy 2017</text:p>
          </table:table-cell>
          <table:table-cell office:value-type="date" office:date-value="2017-09-16">
            <text:p>16/09/17</text:p>
          </table:table-cell>
          <table:table-cell office:value-type="float" office:value="319.84">
            <text:p>319.8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<text:a xlink:href="http://www.isuresults.com/bios/isufs00007684.htm">Javier FERNANDEZ</text:a></text:p>
          </table:table-cell>
          <table:table-cell office:value-type="string">
            <text:p>ESP</text:p>
          </table:table-cell>
          <table:table-cell office:value-type="string">
            <text:p>ISU World Championships 2016</text:p>
          </table:table-cell>
          <table:table-cell office:value-type="date" office:date-value="2016-04-01">
            <text:p>01/04/16</text:p>
          </table:table-cell>
          <table:table-cell office:value-type="float" office:value="314.93">
            <text:p>314.93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a xlink:href="http://www.isuresults.com/bios/isufs00054124.htm">Nathan CHEN</text:a></text:p>
          </table:table-cell>
          <table:table-cell office:value-type="string">
            <text:p>USA</text:p>
          </table:table-cell>
          <table:table-cell office:value-type="string">
            <text:p>ISU Four Continents Championships 2017</text:p>
          </table:table-cell>
          <table:table-cell office:value-type="date" office:date-value="2017-02-19">
            <text:p>19/02/17</text:p>
          </table:table-cell>
          <table:table-cell office:value-type="float" office:value="307.46">
            <text:p>307.4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<text:a xlink:href="http://www.isuresults.com/bios/isufs00013802.htm">Boyang JIN</text:a></text:p>
          </table:table-cell>
          <table:table-cell office:value-type="string">
            <text:p>CHN</text:p>
          </table:table-cell>
          <table:table-cell office:value-type="string">
            <text:p>ISU World Championships 2017</text:p>
          </table:table-cell>
          <table:table-cell office:value-type="date" office:date-value="2017-04-01">
            <text:p>01/04/17</text:p>
          </table:table-cell>
          <table:table-cell office:value-type="float" office:value="303.58">
            <text:p>303.5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<text:a xlink:href="http://www.isuresults.com/bios/isufs00007980.htm">Patrick CHAN</text:a></text:p>
          </table:table-cell>
          <table:table-cell office:value-type="string">
            <text:p>CAN</text:p>
          </table:table-cell>
          <table:table-cell office:value-type="string">
            <text:p>ISU GP Trophee Bompard 2013</text:p>
          </table:table-cell>
          <table:table-cell office:value-type="date" office:date-value="2013-11-16">
            <text:p>16/11/13</text:p>
          </table:table-cell>
          <table:table-cell office:value-type="float" office:value="295.27">
            <text:p>295.2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<text:a xlink:href="http://www.isuresults.com/bios/isufs00008858.htm">Denis TEN</text:a></text:p>
          </table:table-cell>
          <table:table-cell office:value-type="string">
            <text:p>KAZ</text:p>
          </table:table-cell>
          <table:table-cell office:value-type="string">
            <text:p>ISU Four Continents Championships 2015</text:p>
          </table:table-cell>
          <table:table-cell office:value-type="date" office:date-value="2015-02-14">
            <text:p>14/02/15</text:p>
          </table:table-cell>
          <table:table-cell office:value-type="float" office:value="289.46">
            <text:p>289.4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<text:a xlink:href="http://www.isuresults.com/bios/isufs00007413.htm">Tatsuki MACHIDA</text:a></text:p>
          </table:table-cell>
          <table:table-cell office:value-type="string">
            <text:p>JPN</text:p>
          </table:table-cell>
          <table:table-cell office:value-type="string">
            <text:p>ISU World Championships 2014</text:p>
          </table:table-cell>
          <table:table-cell office:value-type="date" office:date-value="2014-03-28">
            <text:p>28/03/14</text:p>
          </table:table-cell>
          <table:table-cell office:value-type="float" office:value="282.26">
            <text:p>282.2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www.isuresults.com/bios/isufs00013562.htm">Mikhail KOLYADA</text:a></text:p>
          </table:table-cell>
          <table:table-cell office:value-type="string">
            <text:p>RUS</text:p>
          </table:table-cell>
          <table:table-cell office:value-type="string">
            <text:p>ISU Grand Prix Final 2017/18</text:p>
          </table:table-cell>
          <table:table-cell office:value-type="date" office:date-value="2017-12-08">
            <text:p>08/12/17</text:p>
          </table:table-cell>
          <table:table-cell office:value-type="float" office:value="282">
            <text:p>28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<text:a xlink:href="http://www.isuresults.com/bios/isufs00004810.htm">Daisuke TAKAHASHI</text:a></text:p>
          </table:table-cell>
          <table:table-cell office:value-type="string">
            <text:p>JPN</text:p>
          </table:table-cell>
          <table:table-cell office:value-type="string">
            <text:p>ISU World Team Trophy 2012</text:p>
          </table:table-cell>
          <table:table-cell office:value-type="date" office:date-value="2012-04-20">
            <text:p>20/04/12</text:p>
          </table:table-cell>
          <table:table-cell office:value-type="float" office:value="276.72">
            <text:p>276.7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<text:a xlink:href="http://www.isuresults.com/bios/isufs00012123.htm">Jason BROWN</text:a></text:p>
          </table:table-cell>
          <table:table-cell office:value-type="string">
            <text:p>USA</text:p>
          </table:table-cell>
          <table:table-cell office:value-type="string">
            <text:p>ISU World Team Trophy 2017</text:p>
          </table:table-cell>
          <table:table-cell office:value-type="date" office:date-value="2017-04-20">
            <text:p>20/04/17</text:p>
          </table:table-cell>
          <table:table-cell office:value-type="float" office:value="273.67">
            <text:p>273.6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<text:a xlink:href="http://www.isuresults.com/bios/isufs00012352.htm">Han YAN</text:a></text:p>
          </table:table-cell>
          <table:table-cell office:value-type="string">
            <text:p>CHN</text:p>
          </table:table-cell>
          <table:table-cell office:value-type="string">
            <text:p>ISU Four Continents Championships 2016</text:p>
          </table:table-cell>
          <table:table-cell office:value-type="date" office:date-value="2016-02-21">
            <text:p>21/02/16</text:p>
          </table:table-cell>
          <table:table-cell office:value-type="float" office:value="271.55">
            <text:p>271.5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www.isuresults.com/bios/isufs00007031.htm">Sergei VORONOV</text:a></text:p>
          </table:table-cell>
          <table:table-cell office:value-type="string">
            <text:p>RUS</text:p>
          </table:table-cell>
          <table:table-cell office:value-type="string">
            <text:p>ISU GP NHK Trophy 2017</text:p>
          </table:table-cell>
          <table:table-cell office:value-type="date" office:date-value="2017-11-10">
            <text:p>10/11/17</text:p>
          </table:table-cell>
          <table:table-cell office:value-type="float" office:value="271.12">
            <text:p>271.1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<text:a xlink:href="http://www.isuresults.com/bios/isufs00007258.htm">Takahito MURA</text:a></text:p>
          </table:table-cell>
          <table:table-cell office:value-type="string">
            <text:p>JPN</text:p>
          </table:table-cell>
          <table:table-cell office:value-type="string">
            <text:p>ISU Four Continents Championships 2016</text:p>
          </table:table-cell>
          <table:table-cell office:value-type="date" office:date-value="2016-02-21">
            <text:p>21/02/16</text:p>
          </table:table-cell>
          <table:table-cell office:value-type="float" office:value="268.43">
            <text:p>268.4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<text:a xlink:href="http://www.isuresults.com/bios/isufs00008908.htm">Adam RIPPON</text:a></text:p>
          </table:table-cell>
          <table:table-cell office:value-type="string">
            <text:p>USA</text:p>
          </table:table-cell>
          <table:table-cell office:value-type="string">
            <text:p>ISU GP Trophee de France 2016</text:p>
          </table:table-cell>
          <table:table-cell office:value-type="date" office:date-value="2016-11-12">
            <text:p>12/11/16</text:p>
          </table:table-cell>
          <table:table-cell office:value-type="float" office:value="267.53">
            <text:p>267.5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<text:a xlink:href="http://www.isuresults.com/bios/isufs00012891.htm">Maxim KOVTUN</text:a></text:p>
          </table:table-cell>
          <table:table-cell office:value-type="string">
            <text:p>RUS</text:p>
          </table:table-cell>
          <table:table-cell office:value-type="string">
            <text:p>ISU European Championships 2017</text:p>
          </table:table-cell>
          <table:table-cell office:value-type="date" office:date-value="2017-01-28">
            <text:p>28/01/17</text:p>
          </table:table-cell>
          <table:table-cell office:value-type="float" office:value="266.8">
            <text:p>266.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www.isuresults.com/bios/isufs00005883.htm">Nobunari ODA</text:a></text:p>
          </table:table-cell>
          <table:table-cell office:value-type="string">
            <text:p>JPN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262.98">
            <text:p>262.9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<text:a xlink:href="http://www.isuresults.com/bios/isufs00010531.htm">Max AARON</text:a></text:p>
          </table:table-cell>
          <table:table-cell office:value-type="string">
            <text:p>USA</text:p>
          </table:table-cell>
          <table:table-cell office:value-type="string">
            <text:p>ISU CS US Internat. FS Classic 2017</text:p>
          </table:table-cell>
          <table:table-cell office:value-type="date" office:date-value="2017-09-15">
            <text:p>15/09/17</text:p>
          </table:table-cell>
          <table:table-cell office:value-type="float" office:value="261.56">
            <text:p>261.5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<text:a xlink:href="http://www.isuresults.com/bios/isufs00000124.htm">Evgeni PLUSHENKO</text:a></text:p>
          </table:table-cell>
          <table:table-cell office:value-type="string">
            <text:p>RUS</text:p>
          </table:table-cell>
          <table:table-cell office:value-type="string">
            <text:p>European Championships 2012</text:p>
          </table:table-cell>
          <table:table-cell office:value-type="date" office:date-value="2012-01-28">
            <text:p>28/01/12</text:p>
          </table:table-cell>
          <table:table-cell office:value-type="float" office:value="261.23">
            <text:p>261.23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<text:a xlink:href="http://www.isuresults.com/bios/isufs00012066.htm">Joshua FARRIS</text:a></text:p>
          </table:table-cell>
          <table:table-cell office:value-type="string">
            <text:p>USA</text:p>
          </table:table-cell>
          <table:table-cell office:value-type="string">
            <text:p>ISU Four Continents Championships 2015</text:p>
          </table:table-cell>
          <table:table-cell office:value-type="date" office:date-value="2015-02-14">
            <text:p>14/02/15</text:p>
          </table:table-cell>
          <table:table-cell office:value-type="float" office:value="260.01">
            <text:p>260.0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<text:a xlink:href="http://www.isuresults.com/bios/isufs00006317.htm">Takahiko KOZUKA</text:a></text:p>
          </table:table-cell>
          <table:table-cell office:value-type="string">
            <text:p>JPN</text:p>
          </table:table-cell>
          <table:table-cell office:value-type="string">
            <text:p>World Championships 2011</text:p>
          </table:table-cell>
          <table:table-cell office:value-type="date" office:date-value="2011-04-28">
            <text:p>28/04/11</text:p>
          </table:table-cell>
          <table:table-cell office:value-type="float" office:value="258.41">
            <text:p>258.41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<text:a xlink:href="http://www.isuresults.com/bios/isufs00013128.htm">Misha GE</text:a></text:p>
          </table:table-cell>
          <table:table-cell office:value-type="string">
            <text:p>UZB</text:p>
          </table:table-cell>
          <table:table-cell office:value-type="string">
            <text:p>ISU GP Internationaux de France 2017</text:p>
          </table:table-cell>
          <table:table-cell office:value-type="date" office:date-value="2017-11-17">
            <text:p>17/11/17</text:p>
          </table:table-cell>
          <table:table-cell office:value-type="float" office:value="258.34">
            <text:p>258.3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<text:a xlink:href="http://www.isuresults.com/bios/isufs00034362.htm">Vincent ZHOU</text:a></text:p>
          </table:table-cell>
          <table:table-cell office:value-type="string">
            <text:p>USA</text:p>
          </table:table-cell>
          <table:table-cell office:value-type="string">
            <text:p>ISU World Junior Championships 2017</text:p>
          </table:table-cell>
          <table:table-cell office:value-type="date" office:date-value="2017-03-16">
            <text:p>16/03/17</text:p>
          </table:table-cell>
          <table:table-cell office:value-type="float" office:value="258.11">
            <text:p>258.1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<text:a xlink:href="http://www.isuresults.com/bios/isufs00004495.htm">Evan LYSACEK</text:a></text:p>
          </table:table-cell>
          <table:table-cell office:value-type="string">
            <text:p>USA</text:p>
          </table:table-cell>
          <table:table-cell office:value-type="string">
            <text:p>XXI Olympic Winter Games 2010</text:p>
          </table:table-cell>
          <table:table-cell office:value-type="date" office:date-value="2010-02-18">
            <text:p>18/02/10</text:p>
          </table:table-cell>
          <table:table-cell office:value-type="float" office:value="257.67">
            <text:p>257.6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<text:a xlink:href="http://www.isuresults.com/bios/isufs00007654.htm">Daisuke MURAKAMI</text:a></text:p>
          </table:table-cell>
          <table:table-cell office:value-type="string">
            <text:p>JPN</text:p>
          </table:table-cell>
          <table:table-cell office:value-type="string">
            <text:p>ISU Four Continents Championships 2015</text:p>
          </table:table-cell>
          <table:table-cell office:value-type="date" office:date-value="2015-02-14">
            <text:p>14/02/15</text:p>
          </table:table-cell>
          <table:table-cell office:value-type="float" office:value="256.47">
            <text:p>256.4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<text:a xlink:href="http://www.isuresults.com/bios/isufs00007020.htm">Alexei BYCHENKO</text:a></text:p>
          </table:table-cell>
          <table:table-cell office:value-type="string">
            <text:p>ISR</text:p>
          </table:table-cell>
          <table:table-cell office:value-type="string">
            <text:p>ISU GP Rostelecom Cup 2016</text:p>
          </table:table-cell>
          <table:table-cell office:value-type="date" office:date-value="2016-11-05">
            <text:p>05/11/16</text:p>
          </table:table-cell>
          <table:table-cell office:value-type="float" office:value="255.52">
            <text:p>255.5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<text:a xlink:href="http://www.isuresults.com/bios/isufs00007361.htm">Kevin REYNOLDS</text:a></text:p>
          </table:table-cell>
          <table:table-cell office:value-type="string">
            <text:p>CAN</text:p>
          </table:table-cell>
          <table:table-cell office:value-type="string">
            <text:p>ISU World Championships 2017</text:p>
          </table:table-cell>
          <table:table-cell office:value-type="date" office:date-value="2017-04-01">
            <text:p>01/04/17</text:p>
          </table:table-cell>
          <table:table-cell office:value-type="float" office:value="253.84">
            <text:p>253.8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<text:a xlink:href="http://www.isuresults.com/bios/isufs00013646.htm">Alexander SAMARIN</text:a></text:p>
          </table:table-cell>
          <table:table-cell office:value-type="string">
            <text:p>RUS</text:p>
          </table:table-cell>
          <table:table-cell office:value-type="string">
            <text:p>ISU GP Internationaux de France 2017</text:p>
          </table:table-cell>
          <table:table-cell office:value-type="date" office:date-value="2017-11-17">
            <text:p>17/11/17</text:p>
          </table:table-cell>
          <table:table-cell office:value-type="float" office:value="253.13">
            <text:p>253.1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<text:a xlink:href="http://www.isuresults.com/bios/isufs00010696.htm">Jorik HENDRICKX</text:a></text:p>
          </table:table-cell>
          <table:table-cell office:value-type="string">
            <text:p>BEL</text:p>
          </table:table-cell>
          <table:table-cell office:value-type="string">
            <text:p>ISU CS Nebelhorn Trophy 2017</text:p>
          </table:table-cell>
          <table:table-cell office:value-type="date" office:date-value="2017-09-29">
            <text:p>29/09/17</text:p>
          </table:table-cell>
          <table:table-cell office:value-type="float" office:value="253.06">
            <text:p>253.0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<text:a xlink:href="http://www.isuresults.com/bios/isufs00008739.htm">Florent AMODIO</text:a></text:p>
          </table:table-cell>
          <table:table-cell office:value-type="string">
            <text:p>FRA</text:p>
          </table:table-cell>
          <table:table-cell office:value-type="string">
            <text:p>European Championships 2013</text:p>
          </table:table-cell>
          <table:table-cell office:value-type="date" office:date-value="2013-01-26">
            <text:p>26/01/13</text:p>
          </table:table-cell>
          <table:table-cell office:value-type="float" office:value="250.53">
            <text:p>250.5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<text:a xlink:href="http://www.isuresults.com/bios/isufs00013454.htm">Adian PITKEEV</text:a></text:p>
          </table:table-cell>
          <table:table-cell office:value-type="string">
            <text:p>RUS</text:p>
          </table:table-cell>
          <table:table-cell office:value-type="string">
            <text:p>ISU GP Rostelecom Cup 2015</text:p>
          </table:table-cell>
          <table:table-cell office:value-type="date" office:date-value="2015-11-21">
            <text:p>21/11/15</text:p>
          </table:table-cell>
          <table:table-cell office:value-type="float" office:value="250.47">
            <text:p>250.4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<text:a xlink:href="http://www.isuresults.com/bios/isufs00034232.htm">Moris KVITELASHVILI</text:a></text:p>
          </table:table-cell>
          <table:table-cell office:value-type="string">
            <text:p>GEO</text:p>
          </table:table-cell>
          <table:table-cell office:value-type="string">
            <text:p>ISU GP Rostelecom Cup 2017</text:p>
          </table:table-cell>
          <table:table-cell office:value-type="date" office:date-value="2017-10-21">
            <text:p>21/10/17</text:p>
          </table:table-cell>
          <table:table-cell office:value-type="float" office:value="250.26">
            <text:p>250.2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<text:a xlink:href="http://www.isuresults.com/bios/isufs00011185.htm">Ross MINER</text:a></text:p>
          </table:table-cell>
          <table:table-cell office:value-type="string">
            <text:p>USA</text:p>
          </table:table-cell>
          <table:table-cell office:value-type="string">
            <text:p>ISU GP Rostelecom Cup 2015</text:p>
          </table:table-cell>
          <table:table-cell office:value-type="date" office:date-value="2015-11-21">
            <text:p>21/11/15</text:p>
          </table:table-cell>
          <table:table-cell office:value-type="float" office:value="248.92">
            <text:p>248.9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www.isuresults.com/bios/isufs00010968.htm">Keiji TANAKA</text:a></text:p>
          </table:table-cell>
          <table:table-cell office:value-type="string">
            <text:p>JPN</text:p>
          </table:table-cell>
          <table:table-cell office:value-type="string">
            <text:p>ISU GP NHK Trophy 2016</text:p>
          </table:table-cell>
          <table:table-cell office:value-type="date" office:date-value="2016-11-26">
            <text:p>26/11/16</text:p>
          </table:table-cell>
          <table:table-cell office:value-type="float" office:value="248.44">
            <text:p>248.44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<text:a xlink:href="http://www.isuresults.com/bios/isufs00010278.htm">Keegan MESSING</text:a></text:p>
          </table:table-cell>
          <table:table-cell office:value-type="string">
            <text:p>CAN</text:p>
          </table:table-cell>
          <table:table-cell office:value-type="string">
            <text:p>ISU CS Autumn Classic International 2017</text:p>
          </table:table-cell>
          <table:table-cell office:value-type="date" office:date-value="2017-09-23">
            <text:p>23/09/17</text:p>
          </table:table-cell>
          <table:table-cell office:value-type="float" office:value="248.3">
            <text:p>248.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<text:a xlink:href="http://www.isuresults.com/bios/isufs00010684.htm">Liam FIRUS</text:a></text:p>
          </table:table-cell>
          <table:table-cell office:value-type="string">
            <text:p>CAN</text:p>
          </table:table-cell>
          <table:table-cell office:value-type="string">
            <text:p>ISU CS US Internat. FS Classic 2017</text:p>
          </table:table-cell>
          <table:table-cell office:value-type="date" office:date-value="2017-09-15">
            <text:p>15/09/17</text:p>
          </table:table-cell>
          <table:table-cell office:value-type="float" office:value="248.29">
            <text:p>248.2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<text:a xlink:href="http://www.isuresults.com/bios/isufs00012360.htm">Artur DMITRIEV</text:a></text:p>
          </table:table-cell>
          <table:table-cell office:value-type="string">
            <text:p>RUS</text:p>
          </table:table-cell>
          <table:table-cell office:value-type="string">
            <text:p>ISU CS Ice Challenge 2015</text:p>
          </table:table-cell>
          <table:table-cell office:value-type="date" office:date-value="2015-10-30">
            <text:p>30/10/15</text:p>
          </table:table-cell>
          <table:table-cell office:value-type="float" office:value="247.57">
            <text:p>247.5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<text:a xlink:href="http://www.isuresults.com/bios/isufs00014956.htm">Dmitri ALIEV</text:a></text:p>
          </table:table-cell>
          <table:table-cell office:value-type="string">
            <text:p>RUS</text:p>
          </table:table-cell>
          <table:table-cell office:value-type="string">
            <text:p>ISU World Junior Championships 2017</text:p>
          </table:table-cell>
          <table:table-cell office:value-type="date" office:date-value="2017-03-16">
            <text:p>16/03/17</text:p>
          </table:table-cell>
          <table:table-cell office:value-type="float" office:value="247.31">
            <text:p>247.3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<text:a xlink:href="http://www.isuresults.com/bios/isufs00003363.htm">Stephane LAMBIEL</text:a></text:p>
          </table:table-cell>
          <table:table-cell office:value-type="string">
            <text:p>SUI</text:p>
          </table:table-cell>
          <table:table-cell office:value-type="string">
            <text:p>XXI Olympic Winter Games 2010</text:p>
          </table:table-cell>
          <table:table-cell office:value-type="date" office:date-value="2010-02-18">
            <text:p>18/02/10</text:p>
          </table:table-cell>
          <table:table-cell office:value-type="float" office:value="246.72">
            <text:p>246.7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<text:a xlink:href="http://www.isuresults.com/bios/isufs00007390.htm">Jeremy ABBOTT</text:a></text:p>
          </table:table-cell>
          <table:table-cell office:value-type="string">
            <text:p>USA</text:p>
          </table:table-cell>
          <table:table-cell office:value-type="string">
            <text:p>ISU World Championships 2014</text:p>
          </table:table-cell>
          <table:table-cell office:value-type="date" office:date-value="2014-03-28">
            <text:p>28/03/14</text:p>
          </table:table-cell>
          <table:table-cell office:value-type="float" office:value="246.35">
            <text:p>246.3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<text:a xlink:href="http://www.isuresults.com/bios/isufs00010062.htm">Artur GACHINSKI</text:a></text:p>
          </table:table-cell>
          <table:table-cell office:value-type="string">
            <text:p>RUS</text:p>
          </table:table-cell>
          <table:table-cell office:value-type="string">
            <text:p>European Championships 2012</text:p>
          </table:table-cell>
          <table:table-cell office:value-type="date" office:date-value="2012-01-28">
            <text:p>28/01/12</text:p>
          </table:table-cell>
          <table:table-cell office:value-type="float" office:value="246.27">
            <text:p>246.27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<text:a xlink:href="http://www.isuresults.com/bios/isufs00012641.htm">Nam NGUYEN</text:a></text:p>
          </table:table-cell>
          <table:table-cell office:value-type="string">
            <text:p>CAN</text:p>
          </table:table-cell>
          <table:table-cell office:value-type="string">
            <text:p>ISU CS Autumn Classic International 2017</text:p>
          </table:table-cell>
          <table:table-cell office:value-type="date" office:date-value="2017-09-23">
            <text:p>23/09/17</text:p>
          </table:table-cell>
          <table:table-cell office:value-type="float" office:value="245.21">
            <text:p>245.2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<text:a xlink:href="http://www.isuresults.com/bios/isufs00003253.htm">Jeffrey BUTTLE</text:a></text:p>
          </table:table-cell>
          <table:table-cell office:value-type="string">
            <text:p>CAN</text:p>
          </table:table-cell>
          <table:table-cell office:value-type="string">
            <text:p>World Championships 2008</text:p>
          </table:table-cell>
          <table:table-cell office:value-type="date" office:date-value="2008-03-22">
            <text:p>22/03/08</text:p>
          </table:table-cell>
          <table:table-cell office:value-type="float" office:value="245.17">
            <text:p>245.1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<text:a xlink:href="http://www.isuresults.com/bios/isufs00004708.htm">Brian JOUBERT</text:a></text:p>
          </table:table-cell>
          <table:table-cell office:value-type="string">
            <text:p>FRA</text:p>
          </table:table-cell>
          <table:table-cell office:value-type="string">
            <text:p>World Championships 2012</text:p>
          </table:table-cell>
          <table:table-cell office:value-type="date" office:date-value="2012-03-31">
            <text:p>31/03/12</text:p>
          </table:table-cell>
          <table:table-cell office:value-type="float" office:value="244.58">
            <text:p>244.5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<text:a xlink:href="http://www.isuresults.com/bios/isufs00007004.htm">Michal BREZINA</text:a></text:p>
          </table:table-cell>
          <table:table-cell office:value-type="string">
            <text:p>CZE</text:p>
          </table:table-cell>
          <table:table-cell office:value-type="string">
            <text:p>European Championships 2013</text:p>
          </table:table-cell>
          <table:table-cell office:value-type="date" office:date-value="2013-01-26">
            <text:p>26/01/13</text:p>
          </table:table-cell>
          <table:table-cell office:value-type="float" office:value="243.52">
            <text:p>243.5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<text:a xlink:href="http://www.isuresults.com/bios/isufs00014092.htm">Alexander PETROV</text:a></text:p>
          </table:table-cell>
          <table:table-cell office:value-type="string">
            <text:p>RUS</text:p>
          </table:table-cell>
          <table:table-cell office:value-type="string">
            <text:p>ISU World Junior Championships 2017</text:p>
          </table:table-cell>
          <table:table-cell office:value-type="date" office:date-value="2017-03-16">
            <text:p>16/03/17</text:p>
          </table:table-cell>
          <table:table-cell office:value-type="float" office:value="243.47">
            <text:p>243.47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<text:a xlink:href="http://www.isuresults.com/bios/isufs00054719.htm">Junhwan CHA</text:a></text:p>
          </table:table-cell>
          <table:table-cell office:value-type="string">
            <text:p>KOR</text:p>
          </table:table-cell>
          <table:table-cell office:value-type="string">
            <text:p>ISU World Junior Championships 2017</text:p>
          </table:table-cell>
          <table:table-cell office:value-type="date" office:date-value="2017-03-16">
            <text:p>16/03/17</text:p>
          </table:table-cell>
          <table:table-cell office:value-type="float" office:value="242.45">
            <text:p>242.4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<text:a xlink:href="http://www.isuresults.com/bios/isufs00009723.htm">Elladj BALDE</text:a></text:p>
          </table:table-cell>
          <table:table-cell office:value-type="string">
            <text:p>CAN</text:p>
          </table:table-cell>
          <table:table-cell office:value-type="string">
            <text:p>ISU CS Nebelhorn Trophy 2015</text:p>
          </table:table-cell>
          <table:table-cell office:value-type="date" office:date-value="2015-09-25">
            <text:p>25/09/15</text:p>
          </table:table-cell>
          <table:table-cell office:value-type="float" office:value="242.36">
            <text:p>242.3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<text:a xlink:href="http://www.isuresults.com/bios/isufs00006213.htm">Peter LIEBERS</text:a></text:p>
          </table:table-cell>
          <table:table-cell office:value-type="string">
            <text:p>GER</text:p>
          </table:table-cell>
          <table:table-cell office:value-type="string">
            <text:p>XXII Olympic Winter Games 2014</text:p>
          </table:table-cell>
          <table:table-cell office:value-type="date" office:date-value="2014-02-14">
            <text:p>14/02/14</text:p>
          </table:table-cell>
          <table:table-cell office:value-type="float" office:value="239.87">
            <text:p>239.8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<text:a xlink:href="http://www.isuresults.com/bios/isufs00009928.htm">Chafik BESSEGHIER</text:a></text:p>
          </table:table-cell>
          <table:table-cell office:value-type="string">
            <text:p>FRA</text:p>
          </table:table-cell>
          <table:table-cell office:value-type="string">
            <text:p>ISU World Team Trophy 2017</text:p>
          </table:table-cell>
          <table:table-cell office:value-type="date" office:date-value="2017-04-20">
            <text:p>20/04/17</text:p>
          </table:table-cell>
          <table:table-cell office:value-type="float" office:value="239.39">
            <text:p>239.3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<text:a xlink:href="http://www.isuresults.com/bios/isufs00011354.htm">Deniss VASILJEVS</text:a></text:p>
          </table:table-cell>
          <table:table-cell office:value-type="string">
            <text:p>LAT</text:p>
          </table:table-cell>
          <table:table-cell office:value-type="string">
            <text:p>ISU World Championships 2017</text:p>
          </table:table-cell>
          <table:table-cell office:value-type="date" office:date-value="2017-04-01">
            <text:p>01/04/17</text:p>
          </table:table-cell>
          <table:table-cell office:value-type="float" office:value="239">
            <text:p>23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<text:a xlink:href="http://www.isuresults.com/bios/isufs00003583.htm">Johnny WEIR</text:a></text:p>
          </table:table-cell>
          <table:table-cell office:value-type="string">
            <text:p>USA</text:p>
          </table:table-cell>
          <table:table-cell office:value-type="string">
            <text:p>XXI Olympic Winter Games 2010</text:p>
          </table:table-cell>
          <table:table-cell office:value-type="date" office:date-value="2010-02-18">
            <text:p>18/02/10</text:p>
          </table:table-cell>
          <table:table-cell office:value-type="float" office:value="238.87">
            <text:p>238.8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<text:a xlink:href="http://www.isuresults.com/bios/isufs00009819.htm">Richard DORNBUSH</text:a></text:p>
          </table:table-cell>
          <table:table-cell office:value-type="string">
            <text:p>USA</text:p>
          </table:table-cell>
          <table:table-cell office:value-type="string">
            <text:p>CS Lombardia Trophy 2014</text:p>
          </table:table-cell>
          <table:table-cell office:value-type="date" office:date-value="2014-09-21">
            <text:p>21/09/14</text:p>
          </table:table-cell>
          <table:table-cell office:value-type="float" office:value="237.28">
            <text:p>237.2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<text:a xlink:href="http://www.isuresults.com/bios/isufs00010217.htm">Grant HOCHSTEIN</text:a></text:p>
          </table:table-cell>
          <table:table-cell office:value-type="string">
            <text:p>USA</text:p>
          </table:table-cell>
          <table:table-cell office:value-type="string">
            <text:p>ISU World Championships 2016</text:p>
          </table:table-cell>
          <table:table-cell office:value-type="date" office:date-value="2016-04-01">
            <text:p>01/04/16</text:p>
          </table:table-cell>
          <table:table-cell office:value-type="float" office:value="237.25">
            <text:p>237.2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<text:a xlink:href="http://www.isuresults.com/bios/isufs00006781.htm">Konstantin MENSHOV</text:a></text:p>
          </table:table-cell>
          <table:table-cell office:value-type="string">
            <text:p>RUS</text:p>
          </table:table-cell>
          <table:table-cell office:value-type="string">
            <text:p>ISU European Championships 2014</text:p>
          </table:table-cell>
          <table:table-cell office:value-type="date" office:date-value="2014-01-18">
            <text:p>18/01/14</text:p>
          </table:table-cell>
          <table:table-cell office:value-type="float" office:value="237.24">
            <text:p>237.2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<text:a xlink:href="http://www.isuresults.com/bios/isufs00034509.htm">Daniel SAMOHIN</text:a></text:p>
          </table:table-cell>
          <table:table-cell office:value-type="string">
            <text:p>ISR</text:p>
          </table:table-cell>
          <table:table-cell office:value-type="string">
            <text:p>ISU World Junior Championships 2016</text:p>
          </table:table-cell>
          <table:table-cell office:value-type="date" office:date-value="2016-03-18">
            <text:p>18/03/16</text:p>
          </table:table-cell>
          <table:table-cell office:value-type="float" office:value="236.65">
            <text:p>236.6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<text:a xlink:href="http://www.isuresults.com/bios/isufs00009842.htm">Ivan RIGHINI</text:a></text:p>
          </table:table-cell>
          <table:table-cell office:value-type="string">
            <text:p>ITA</text:p>
          </table:table-cell>
          <table:table-cell office:value-type="string">
            <text:p>ISU European Championships 2016</text:p>
          </table:table-cell>
          <table:table-cell office:value-type="date" office:date-value="2016-01-28">
            <text:p>28/01/16</text:p>
          </table:table-cell>
          <table:table-cell office:value-type="float" office:value="236.36">
            <text:p>236.3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<text:a xlink:href="http://www.isuresults.com/bios/isufs00034436.htm">Alexei KRASNOZHON</text:a></text:p>
          </table:table-cell>
          <table:table-cell office:value-type="string">
            <text:p>USA</text:p>
          </table:table-cell>
          <table:table-cell office:value-type="string">
            <text:p>ISU Junior Grand Prix Final 2017/18</text:p>
          </table:table-cell>
          <table:table-cell office:value-type="date" office:date-value="2017-12-08">
            <text:p>08/12/17</text:p>
          </table:table-cell>
          <table:table-cell office:value-type="float" office:value="236.35">
            <text:p>236.3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<text:a xlink:href="http://www.isuresults.com/bios/isufs00011398.htm">Brendan KERRY</text:a></text:p>
          </table:table-cell>
          <table:table-cell office:value-type="string">
            <text:p>AUS</text:p>
          </table:table-cell>
          <table:table-cell office:value-type="string">
            <text:p>ISU World Championships 2017</text:p>
          </table:table-cell>
          <table:table-cell office:value-type="date" office:date-value="2017-04-01">
            <text:p>01/04/17</text:p>
          </table:table-cell>
          <table:table-cell office:value-type="float" office:value="236.24">
            <text:p>236.2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<text:a xlink:href="http://www.isuresults.com/bios/isufs00010636.htm">Nan SONG</text:a></text:p>
          </table:table-cell>
          <table:table-cell office:value-type="string">
            <text:p>CHN</text:p>
          </table:table-cell>
          <table:table-cell office:value-type="string">
            <text:p>ISU Four Continents Championships 2014</text:p>
          </table:table-cell>
          <table:table-cell office:value-type="date" office:date-value="2014-01-24">
            <text:p>24/01/14</text:p>
          </table:table-cell>
          <table:table-cell office:value-type="float" office:value="236.09">
            <text:p>236.0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<text:a xlink:href="http://www.isuresults.com/bios/isufs00013671.htm">Yaroslav PANIOT</text:a></text:p>
          </table:table-cell>
          <table:table-cell office:value-type="string">
            <text:p>UKR</text:p>
          </table:table-cell>
          <table:table-cell office:value-type="string">
            <text:p>ISU CS US Internat. FS Classic 2017</text:p>
          </table:table-cell>
          <table:table-cell office:value-type="date" office:date-value="2017-09-15">
            <text:p>15/09/17</text:p>
          </table:table-cell>
          <table:table-cell office:value-type="float" office:value="233.16">
            <text:p>233.1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<text:a xlink:href="http://www.isuresults.com/bios/isufs00004383.htm">Tomas VERNER</text:a></text:p>
          </table:table-cell>
          <table:table-cell office:value-type="string">
            <text:p>CZE</text:p>
          </table:table-cell>
          <table:table-cell office:value-type="string">
            <text:p>XXII Olympic Winter Games 2014</text:p>
          </table:table-cell>
          <table:table-cell office:value-type="date" office:date-value="2014-02-14">
            <text:p>14/02/14</text:p>
          </table:table-cell>
          <table:table-cell office:value-type="float" office:value="232.99">
            <text:p>232.9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<text:a xlink:href="http://www.isuresults.com/bios/isufs00013919.htm">Matteo RIZZO</text:a></text:p>
          </table:table-cell>
          <table:table-cell office:value-type="string">
            <text:p>ITA</text:p>
          </table:table-cell>
          <table:table-cell office:value-type="string">
            <text:p>ISU CS Warsaw Cup 2017</text:p>
          </table:table-cell>
          <table:table-cell office:value-type="date" office:date-value="2017-11-19">
            <text:p>19/11/17</text:p>
          </table:table-cell>
          <table:table-cell office:value-type="float" office:value="232.98">
            <text:p>232.9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<text:a xlink:href="http://www.isuresults.com/bios/isufs00014998.htm">Alexey EROKHOV</text:a></text:p>
          </table:table-cell>
          <table:table-cell office:value-type="string">
            <text:p>RUS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232.79">
            <text:p>232.7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<text:a xlink:href="http://www.isuresults.com/bios/isufs00013831.htm">Sota YAMAMOTO</text:a></text:p>
          </table:table-cell>
          <table:table-cell office:value-type="string">
            <text:p>JPN</text:p>
          </table:table-cell>
          <table:table-cell office:value-type="string">
            <text:p>ISU JGP Copernicus Stars 2015</text:p>
          </table:table-cell>
          <table:table-cell office:value-type="date" office:date-value="2015-09-26">
            <text:p>26/09/15</text:p>
          </table:table-cell>
          <table:table-cell office:value-type="float" office:value="232.42">
            <text:p>232.4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www.isuresults.com/bios/isufs00013803.htm">Kazuki TOMONO</text:a></text:p>
          </table:table-cell>
          <table:table-cell office:value-type="string">
            <text:p>JPN</text:p>
          </table:table-cell>
          <table:table-cell office:value-type="string">
            <text:p>ISU GP NHK Trophy 2017</text:p>
          </table:table-cell>
          <table:table-cell office:value-type="date" office:date-value="2017-11-10">
            <text:p>10/11/17</text:p>
          </table:table-cell>
          <table:table-cell office:value-type="float" office:value="231.93">
            <text:p>231.93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<text:a xlink:href="http://www.isuresults.com/bios/isufs00007634.htm">Stephen CARRIERE</text:a></text:p>
          </table:table-cell>
          <table:table-cell office:value-type="string">
            <text:p>USA</text:p>
          </table:table-cell>
          <table:table-cell office:value-type="string">
            <text:p>ISU GP Skate Canada International 2014</text:p>
          </table:table-cell>
          <table:table-cell office:value-type="date" office:date-value="2014-11-01">
            <text:p>01/11/14</text:p>
          </table:table-cell>
          <table:table-cell office:value-type="float" office:value="231.67">
            <text:p>231.6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<text:a xlink:href="http://www.isuresults.com/bios/isufs00054342.htm">Nicolas NADEAU</text:a></text:p>
          </table:table-cell>
          <table:table-cell office:value-type="string">
            <text:p>CAN</text:p>
          </table:table-cell>
          <table:table-cell office:value-type="string">
            <text:p>ISU GP Skate Canada International 2017</text:p>
          </table:table-cell>
          <table:table-cell office:value-type="date" office:date-value="2017-10-27">
            <text:p>27/10/17</text:p>
          </table:table-cell>
          <table:table-cell office:value-type="float" office:value="229.43">
            <text:p>229.4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<text:a xlink:href="http://www.isuresults.com/bios/isufs00007659.htm">Alexander MAJOROV</text:a></text:p>
          </table:table-cell>
          <table:table-cell office:value-type="string">
            <text:p>SWE</text:p>
          </table:table-cell>
          <table:table-cell office:value-type="string">
            <text:p>ISU CS Warsaw Cup 2016</text:p>
          </table:table-cell>
          <table:table-cell office:value-type="date" office:date-value="2016-11-20">
            <text:p>20/11/16</text:p>
          </table:table-cell>
          <table:table-cell office:value-type="float" office:value="228.97">
            <text:p>228.9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<text:a xlink:href="http://www.isuresults.com/bios/isufs00002073.htm">Emanuel SANDHU</text:a></text:p>
          </table:table-cell>
          <table:table-cell office:value-type="string">
            <text:p>CAN</text:p>
          </table:table-cell>
          <table:table-cell office:value-type="string">
            <text:p>ISU Grand Prix Final 2004</text:p>
          </table:table-cell>
          <table:table-cell office:value-type="date" office:date-value="2003-12-13">
            <text:p>13/12/03</text:p>
          </table:table-cell>
          <table:table-cell office:value-type="float" office:value="228.29">
            <text:p>228.2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<text:a xlink:href="http://www.isuresults.com/bios/isufs00005918.htm">Samuel CONTESTI</text:a></text:p>
          </table:table-cell>
          <table:table-cell office:value-type="string">
            <text:p>ITA</text:p>
          </table:table-cell>
          <table:table-cell office:value-type="string">
            <text:p>World Championships 2009</text:p>
          </table:table-cell>
          <table:table-cell office:value-type="date" office:date-value="2009-03-26">
            <text:p>26/03/09</text:p>
          </table:table-cell>
          <table:table-cell office:value-type="float" office:value="226.97">
            <text:p>226.9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<text:a xlink:href="http://www.isuresults.com/bios/isufs00012612.htm">Timothy DOLENSKY</text:a></text:p>
          </table:table-cell>
          <table:table-cell office:value-type="string">
            <text:p>USA</text:p>
          </table:table-cell>
          <table:table-cell office:value-type="string">
            <text:p>ISU GP 2016 Progressive Skate America</text:p>
          </table:table-cell>
          <table:table-cell office:value-type="date" office:date-value="2016-10-23">
            <text:p>23/10/16</text:p>
          </table:table-cell>
          <table:table-cell office:value-type="float" office:value="226.53">
            <text:p>226.5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<text:a xlink:href="http://www.isuresults.com/bios/isufs00010277.htm">Alexander JOHNSON</text:a></text:p>
          </table:table-cell>
          <table:table-cell office:value-type="string">
            <text:p>USA</text:p>
          </table:table-cell>
          <table:table-cell office:value-type="string">
            <text:p>ISU CS Nebelhorn Trophy 2017</text:p>
          </table:table-cell>
          <table:table-cell office:value-type="date" office:date-value="2017-09-29">
            <text:p>29/09/17</text:p>
          </table:table-cell>
          <table:table-cell office:value-type="float" office:value="226.04">
            <text:p>226.0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<text:a xlink:href="http://www.isuresults.com/bios/isufs00011033.htm">Paul FENTZ</text:a></text:p>
          </table:table-cell>
          <table:table-cell office:value-type="string">
            <text:p>GER</text:p>
          </table:table-cell>
          <table:table-cell office:value-type="string">
            <text:p>ISU European Championships 2017</text:p>
          </table:table-cell>
          <table:table-cell office:value-type="date" office:date-value="2017-01-28">
            <text:p>28/01/17</text:p>
          </table:table-cell>
          <table:table-cell office:value-type="float" office:value="225.85">
            <text:p>225.85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<text:a xlink:href="http://www.isuresults.com/bios/isufs00014102.htm">Andrei LAZUKIN</text:a></text:p>
          </table:table-cell>
          <table:table-cell office:value-type="string">
            <text:p>RUS</text:p>
          </table:table-cell>
          <table:table-cell office:value-type="string">
            <text:p>ISU CS Golden Spin of Zagreb 2017</text:p>
          </table:table-cell>
          <table:table-cell office:value-type="date" office:date-value="2017-12-09">
            <text:p>09/12/17</text:p>
          </table:table-cell>
          <table:table-cell office:value-type="float" office:value="224.75">
            <text:p>224.7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<text:a xlink:href="http://www.isuresults.com/bios/isufs00034559.htm">Anton SHULEPOV</text:a></text:p>
          </table:table-cell>
          <table:table-cell office:value-type="string">
            <text:p>RUS</text:p>
          </table:table-cell>
          <table:table-cell office:value-type="string">
            <text:p>ISU CS Warsaw Cup 2015</text:p>
          </table:table-cell>
          <table:table-cell office:value-type="date" office:date-value="2015-11-28">
            <text:p>28/11/15</text:p>
          </table:table-cell>
          <table:table-cell office:value-type="float" office:value="223.52">
            <text:p>223.5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<text:a xlink:href="http://www.isuresults.com/bios/isufs00009615.htm">Gordei GORSHKOV</text:a></text:p>
          </table:table-cell>
          <table:table-cell office:value-type="string">
            <text:p>RUS</text:p>
          </table:table-cell>
          <table:table-cell office:value-type="string">
            <text:p>ISU GP Rostelecom Cup 2016</text:p>
          </table:table-cell>
          <table:table-cell office:value-type="date" office:date-value="2016-11-05">
            <text:p>05/11/16</text:p>
          </table:table-cell>
          <table:table-cell office:value-type="float" office:value="223.51">
            <text:p>223.5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<text:a xlink:href="http://www.isuresults.com/bios/isufs00010477.htm">June Hyoung LEE</text:a></text:p>
          </table:table-cell>
          <table:table-cell office:value-type="string">
            <text:p>KOR</text:p>
          </table:table-cell>
          <table:table-cell office:value-type="string">
            <text:p>ISU CS Nebelhorn Trophy 2017</text:p>
          </table:table-cell>
          <table:table-cell office:value-type="date" office:date-value="2017-09-29">
            <text:p>29/09/17</text:p>
          </table:table-cell>
          <table:table-cell office:value-type="float" office:value="222.89">
            <text:p>222.89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<text:a xlink:href="http://www.isuresults.com/bios/isufs00014495.htm">Tomoki HIWATASHI</text:a></text:p>
          </table:table-cell>
          <table:table-cell office:value-type="string">
            <text:p>USA</text:p>
          </table:table-cell>
          <table:table-cell office:value-type="string">
            <text:p>ISU World Junior Championships 2016</text:p>
          </table:table-cell>
          <table:table-cell office:value-type="date" office:date-value="2016-03-18">
            <text:p>18/03/16</text:p>
          </table:table-cell>
          <table:table-cell office:value-type="float" office:value="222.52">
            <text:p>222.5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://www.isuresults.com/bios/isufs00005919.htm">Alban PREAUBERT</text:a></text:p>
          </table:table-cell>
          <table:table-cell office:value-type="string">
            <text:p>FRA</text:p>
          </table:table-cell>
          <table:table-cell office:value-type="string">
            <text:p>Trophee Bompard 2008</text:p>
          </table:table-cell>
          <table:table-cell office:value-type="date" office:date-value="2008-11-15">
            <text:p>15/11/08</text:p>
          </table:table-cell>
          <table:table-cell office:value-type="float" office:value="222.44">
            <text:p>222.4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<text:a xlink:href="http://www.isuresults.com/bios/isufs00034437.htm">Roman SAVOSIN</text:a></text:p>
          </table:table-cell>
          <table:table-cell office:value-type="string">
            <text:p>RUS</text:p>
          </table:table-cell>
          <table:table-cell office:value-type="string">
            <text:p>ISU CS Ondrej Nepela Memorial 2016</text:p>
          </table:table-cell>
          <table:table-cell office:value-type="date" office:date-value="2016-10-01">
            <text:p>01/10/16</text:p>
          </table:table-cell>
          <table:table-cell office:value-type="float" office:value="222.37">
            <text:p>222.3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<text:a xlink:href="http://www.isuresults.com/bios/isufs00014082.htm">Roman SADOVSKY</text:a></text:p>
          </table:table-cell>
          <table:table-cell office:value-type="string">
            <text:p>CAN</text:p>
          </table:table-cell>
          <table:table-cell office:value-type="string">
            <text:p>ISU JGP Tallinn Cup 2016</text:p>
          </table:table-cell>
          <table:table-cell office:value-type="date" office:date-value="2016-10-01">
            <text:p>01/10/16</text:p>
          </table:table-cell>
          <table:table-cell office:value-type="float" office:value="221.21">
            <text:p>221.2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<text:a xlink:href="http://www.isuresults.com/bios/isufs00015182.htm">Joseph PHAN</text:a></text:p>
          </table:table-cell>
          <table:table-cell office:value-type="string">
            <text:p>CAN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221.07">
            <text:p>221.0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<text:a xlink:href="http://www.isuresults.com/bios/isufs00013721.htm">Julian Zhi Jie YEE</text:a></text:p>
          </table:table-cell>
          <table:table-cell office:value-type="string">
            <text:p>MAS</text:p>
          </table:table-cell>
          <table:table-cell office:value-type="string">
            <text:p>ISU CS Nebelhorn Trophy 2017</text:p>
          </table:table-cell>
          <table:table-cell office:value-type="date" office:date-value="2017-09-29">
            <text:p>29/09/17</text:p>
          </table:table-cell>
          <table:table-cell office:value-type="float" office:value="220.67">
            <text:p>220.6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<text:a xlink:href="http://www.isuresults.com/bios/isufs00014227.htm">Kevin AYMOZ</text:a></text:p>
          </table:table-cell>
          <table:table-cell office:value-type="string">
            <text:p>FRA</text:p>
          </table:table-cell>
          <table:table-cell office:value-type="string">
            <text:p>ISU GP Internationaux de France 2017</text:p>
          </table:table-cell>
          <table:table-cell office:value-type="date" office:date-value="2017-11-17">
            <text:p>17/11/17</text:p>
          </table:table-cell>
          <table:table-cell office:value-type="float" office:value="220.43">
            <text:p>220.4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<text:a xlink:href="http://www.isuresults.com/bios/isufs00012802.htm">Michael Christian MARTINEZ</text:a></text:p>
          </table:table-cell>
          <table:table-cell office:value-type="string">
            <text:p>PHI</text:p>
          </table:table-cell>
          <table:table-cell office:value-type="string">
            <text:p>ISU GP Audi Cup of China 2015</text:p>
          </table:table-cell>
          <table:table-cell office:value-type="date" office:date-value="2015-11-07">
            <text:p>07/11/15</text:p>
          </table:table-cell>
          <table:table-cell office:value-type="float" office:value="220.36">
            <text:p>220.3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<text:a xlink:href="http://www.isuresults.com/bios/isufs00005503.htm">Yannick PONSERO</text:a></text:p>
          </table:table-cell>
          <table:table-cell office:value-type="string">
            <text:p>FRA</text:p>
          </table:table-cell>
          <table:table-cell office:value-type="string">
            <text:p>European Championships 2010</text:p>
          </table:table-cell>
          <table:table-cell office:value-type="date" office:date-value="2010-01-21">
            <text:p>21/01/10</text:p>
          </table:table-cell>
          <table:table-cell office:value-type="float" office:value="219.52">
            <text:p>219.5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<text:a xlink:href="http://www.isuresults.com/bios/isufs00003879.htm">Kevin VAN DER PERREN</text:a></text:p>
          </table:table-cell>
          <table:table-cell office:value-type="string">
            <text:p>BEL</text:p>
          </table:table-cell>
          <table:table-cell office:value-type="string">
            <text:p>European Championships 2009</text:p>
          </table:table-cell>
          <table:table-cell office:value-type="date" office:date-value="2009-01-22">
            <text:p>22/01/09</text:p>
          </table:table-cell>
          <table:table-cell office:value-type="float" office:value="219.36">
            <text:p>219.3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<text:a xlink:href="http://www.isuresults.com/bios/isufs00101865.htm">Makar IGNATOV</text:a></text:p>
          </table:table-cell>
          <table:table-cell office:value-type="string">
            <text:p>RUS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219.22">
            <text:p>219.2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<text:a xlink:href="http://www.isuresults.com/bios/isufs00006359.htm">Adrian SCHULTHEISS</text:a></text:p>
          </table:table-cell>
          <table:table-cell office:value-type="string">
            <text:p>SWE</text:p>
          </table:table-cell>
          <table:table-cell office:value-type="string">
            <text:p>World Championships 2010</text:p>
          </table:table-cell>
          <table:table-cell office:value-type="date" office:date-value="2010-03-25">
            <text:p>25/03/10</text:p>
          </table:table-cell>
          <table:table-cell office:value-type="float" office:value="218.26">
            <text:p>218.2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<text:a xlink:href="http://www.isuresults.com/bios/isufs00035344.htm">Camden PULKINEN</text:a></text:p>
          </table:table-cell>
          <table:table-cell office:value-type="string">
            <text:p>USA</text:p>
          </table:table-cell>
          <table:table-cell office:value-type="string">
            <text:p>ISU Junior Grand Prix Final 2017/18</text:p>
          </table:table-cell>
          <table:table-cell office:value-type="date" office:date-value="2017-12-08">
            <text:p>08/12/17</text:p>
          </table:table-cell>
          <table:table-cell office:value-type="float" office:value="217.1">
            <text:p>217.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www.isuresults.com/bios/isufs00007788.htm">Brandon MROZ</text:a></text:p>
          </table:table-cell>
          <table:table-cell office:value-type="string">
            <text:p>USA</text:p>
          </table:table-cell>
          <table:table-cell office:value-type="string">
            <text:p>ISU GP Cup of China 2010</text:p>
          </table:table-cell>
          <table:table-cell office:value-type="date" office:date-value="2010-11-06">
            <text:p>06/11/10</text:p>
          </table:table-cell>
          <table:table-cell office:value-type="float" office:value="216.8">
            <text:p>216.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<text:a xlink:href="http://www.isuresults.com/bios/isufs00010380.htm">Andrei ROGOZINE</text:a></text:p>
          </table:table-cell>
          <table:table-cell office:value-type="string">
            <text:p>CAN</text:p>
          </table:table-cell>
          <table:table-cell office:value-type="string">
            <text:p>World Championships 2013</text:p>
          </table:table-cell>
          <table:table-cell office:value-type="date" office:date-value="2013-03-15">
            <text:p>15/03/13</text:p>
          </table:table-cell>
          <table:table-cell office:value-type="float" office:value="216.6">
            <text:p>216.6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<text:a xlink:href="http://www.isuresults.com/bios/isufs00010543.htm">Yi WANG</text:a></text:p>
          </table:table-cell>
          <table:table-cell office:value-type="string">
            <text:p>CHN</text:p>
          </table:table-cell>
          <table:table-cell office:value-type="string">
            <text:p>ISU Four Continents Championships 2015</text:p>
          </table:table-cell>
          <table:table-cell office:value-type="date" office:date-value="2015-02-14">
            <text:p>14/02/15</text:p>
          </table:table-cell>
          <table:table-cell office:value-type="float" office:value="214.76">
            <text:p>214.7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<text:a xlink:href="http://www.isuresults.com/bios/isufs00054587.htm">Mitsuki SUMOTO</text:a></text:p>
          </table:table-cell>
          <table:table-cell office:value-type="string">
            <text:p>JPN</text:p>
          </table:table-cell>
          <table:table-cell office:value-type="string">
            <text:p>ISU Junior Grand Prix Final 2017/18</text:p>
          </table:table-cell>
          <table:table-cell office:value-type="date" office:date-value="2017-12-08">
            <text:p>08/12/17</text:p>
          </table:table-cell>
          <table:table-cell office:value-type="float" office:value="214.45">
            <text:p>214.4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<text:a xlink:href="http://www.isuresults.com/bios/isufs00009721.htm">Ronald LAM</text:a></text:p>
          </table:table-cell>
          <table:table-cell office:value-type="string">
            <text:p>HKG</text:p>
          </table:table-cell>
          <table:table-cell office:value-type="string">
            <text:p>ISU World Championships 2015</text:p>
          </table:table-cell>
          <table:table-cell office:value-type="date" office:date-value="2015-03-28">
            <text:p>28/03/15</text:p>
          </table:table-cell>
          <table:table-cell office:value-type="float" office:value="214.36">
            <text:p>214.36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<text:a xlink:href="http://www.isuresults.com/bios/isufs00007973.htm">Jinlin GUAN</text:a></text:p>
          </table:table-cell>
          <table:table-cell office:value-type="string">
            <text:p>CHN</text:p>
          </table:table-cell>
          <table:table-cell office:value-type="string">
            <text:p>ISU Four Continents Championships 2014</text:p>
          </table:table-cell>
          <table:table-cell office:value-type="date" office:date-value="2014-01-24">
            <text:p>24/01/14</text:p>
          </table:table-cell>
          <table:table-cell office:value-type="float" office:value="214.26">
            <text:p>214.26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<text:a xlink:href="http://www.isuresults.com/bios/isufs00005664.htm">Vaughn CHIPEUR</text:a></text:p>
          </table:table-cell>
          <table:table-cell office:value-type="string">
            <text:p>CAN</text:p>
          </table:table-cell>
          <table:table-cell office:value-type="string">
            <text:p>Four Continents Championships 2009</text:p>
          </table:table-cell>
          <table:table-cell office:value-type="date" office:date-value="2009-02-07">
            <text:p>07/02/09</text:p>
          </table:table-cell>
          <table:table-cell office:value-type="float" office:value="212.81">
            <text:p>212.8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<text:a xlink:href="http://www.isuresults.com/bios/isufs00003278.htm">Ryan BRADLEY</text:a></text:p>
          </table:table-cell>
          <table:table-cell office:value-type="string">
            <text:p>USA</text:p>
          </table:table-cell>
          <table:table-cell office:value-type="string">
            <text:p>HomeSense Skate Canada Int. 2008</text:p>
          </table:table-cell>
          <table:table-cell office:value-type="date" office:date-value="2008-11-01">
            <text:p>01/11/08</text:p>
          </table:table-cell>
          <table:table-cell office:value-type="float" office:value="212.75">
            <text:p>212.7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<text:a xlink:href="http://www.isuresults.com/bios/isufs00014939.htm">Andrew TORGASHEV</text:a></text:p>
          </table:table-cell>
          <table:table-cell office:value-type="string">
            <text:p>USA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212.71">
            <text:p>212.7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<text:a xlink:href="http://www.isuresults.com/bios/isufs00007655.htm">Jeremy TEN</text:a></text:p>
          </table:table-cell>
          <table:table-cell office:value-type="string">
            <text:p>CAN</text:p>
          </table:table-cell>
          <table:table-cell office:value-type="string">
            <text:p>Skate Canada Autumn Classic 2014</text:p>
          </table:table-cell>
          <table:table-cell office:value-type="date" office:date-value="2014-10-16">
            <text:p>16/10/14</text:p>
          </table:table-cell>
          <table:table-cell office:value-type="float" office:value="212.64">
            <text:p>212.6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<text:a xlink:href="http://www.isuresults.com/bios/isufs00034438.htm">Vladimir SAMOILOV</text:a></text:p>
          </table:table-cell>
          <table:table-cell office:value-type="string">
            <text:p>RUS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211.74">
            <text:p>211.7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<text:a xlink:href="http://www.isuresults.com/bios/isufs00010364.htm">Armin MAHBANOOZADEH</text:a></text:p>
          </table:table-cell>
          <table:table-cell office:value-type="string">
            <text:p>USA</text:p>
          </table:table-cell>
          <table:table-cell office:value-type="string">
            <text:p>ISU GP Skate America 2010</text:p>
          </table:table-cell>
          <table:table-cell office:value-type="date" office:date-value="2010-11-13">
            <text:p>13/11/10</text:p>
          </table:table-cell>
          <table:table-cell office:value-type="float" office:value="211.17">
            <text:p>211.1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<text:a xlink:href="http://www.isuresults.com/bios/isufs00000301.htm">Chengjiang LI</text:a></text:p>
          </table:table-cell>
          <table:table-cell office:value-type="string">
            <text:p>CHN</text:p>
          </table:table-cell>
          <table:table-cell office:value-type="string">
            <text:p>Cup of Russia Gallina Blanca 2003</text:p>
          </table:table-cell>
          <table:table-cell office:value-type="date" office:date-value="2003-11-22">
            <text:p>22/11/03</text:p>
          </table:table-cell>
          <table:table-cell office:value-type="float" office:value="210.94">
            <text:p>210.9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<text:a xlink:href="http://www.isuresults.com/bios/isufs00014105.htm">Ivan PAVLOV</text:a></text:p>
          </table:table-cell>
          <table:table-cell office:value-type="string">
            <text:p>UKR</text:p>
          </table:table-cell>
          <table:table-cell office:value-type="string">
            <text:p>ISU CS Minsk Arena Ice Star 2017</text:p>
          </table:table-cell>
          <table:table-cell office:value-type="date" office:date-value="2017-10-29">
            <text:p>29/10/17</text:p>
          </table:table-cell>
          <table:table-cell office:value-type="float" office:value="210.89">
            <text:p>210.8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<text:a xlink:href="http://www.isuresults.com/bios/isufs00008051.htm">Artem BORODULIN</text:a></text:p>
          </table:table-cell>
          <table:table-cell office:value-type="string">
            <text:p>RUS</text:p>
          </table:table-cell>
          <table:table-cell office:value-type="string">
            <text:p>XXI Olympic Winter Games 2010</text:p>
          </table:table-cell>
          <table:table-cell office:value-type="date" office:date-value="2010-02-18">
            <text:p>18/02/10</text:p>
          </table:table-cell>
          <table:table-cell office:value-type="float" office:value="210.16">
            <text:p>210.1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<text:a xlink:href="http://www.isuresults.com/bios/isufs00013314.htm">Sean RABBITT</text:a></text:p>
          </table:table-cell>
          <table:table-cell office:value-type="string">
            <text:p>USA</text:p>
          </table:table-cell>
          <table:table-cell office:value-type="string">
            <text:p>ISU CS US Internat. FS Classic 2016</text:p>
          </table:table-cell>
          <table:table-cell office:value-type="date" office:date-value="2016-09-16">
            <text:p>16/09/16</text:p>
          </table:table-cell>
          <table:table-cell office:value-type="float" office:value="209.66">
            <text:p>209.6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<text:a xlink:href="http://www.isuresults.com/bios/isufs00009892.htm">Stephane WALKER</text:a></text:p>
          </table:table-cell>
          <table:table-cell office:value-type="string">
            <text:p>SUI</text:p>
          </table:table-cell>
          <table:table-cell office:value-type="string">
            <text:p>ISU CS Warsaw Cup 2016</text:p>
          </table:table-cell>
          <table:table-cell office:value-type="date" office:date-value="2016-11-20">
            <text:p>20/11/16</text:p>
          </table:table-cell>
          <table:table-cell office:value-type="float" office:value="209.04">
            <text:p>209.0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<text:a xlink:href="http://www.isuresults.com/bios/isufs00101050.htm">Artem KOVALEV</text:a></text:p>
          </table:table-cell>
          <table:table-cell office:value-type="string">
            <text:p>RUS</text:p>
          </table:table-cell>
          <table:table-cell office:value-type="string">
            <text:p>ISU JGP Yokohama 2016</text:p>
          </table:table-cell>
          <table:table-cell office:value-type="date" office:date-value="2016-09-10">
            <text:p>10/09/16</text:p>
          </table:table-cell>
          <table:table-cell office:value-type="float" office:value="209.01">
            <text:p>209.0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<text:a xlink:href="http://www.isuresults.com/bios/isufs00000129.htm">Timothy GOEBEL</text:a></text:p>
          </table:table-cell>
          <table:table-cell office:value-type="string">
            <text:p>USA</text:p>
          </table:table-cell>
          <table:table-cell office:value-type="string">
            <text:p>NHK Trophy 2004</text:p>
          </table:table-cell>
          <table:table-cell office:value-type="date" office:date-value="2004-11-07">
            <text:p>07/11/04</text:p>
          </table:table-cell>
          <table:table-cell office:value-type="float" office:value="208.28">
            <text:p>208.2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<text:a xlink:href="http://www.isuresults.com/bios/isufs00035452.htm">Ilia SKIRDA</text:a></text:p>
          </table:table-cell>
          <table:table-cell office:value-type="string">
            <text:p>RUS</text:p>
          </table:table-cell>
          <table:table-cell office:value-type="string">
            <text:p>ISU JGP Ljubljana Cup 2016</text:p>
          </table:table-cell>
          <table:table-cell office:value-type="date" office:date-value="2016-09-23">
            <text:p>23/09/16</text:p>
          </table:table-cell>
          <table:table-cell office:value-type="float" office:value="208.28">
            <text:p>208.2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<text:a xlink:href="http://www.isuresults.com/bios/isufs00000306.htm">Takeshi HONDA</text:a></text:p>
          </table:table-cell>
          <table:table-cell office:value-type="string">
            <text:p>JPN</text:p>
          </table:table-cell>
          <table:table-cell office:value-type="string">
            <text:p>MasterCard Skate Canada Int. 2003</text:p>
          </table:table-cell>
          <table:table-cell office:value-type="date" office:date-value="2003-11-01">
            <text:p>01/11/03</text:p>
          </table:table-cell>
          <table:table-cell office:value-type="float" office:value="207.78">
            <text:p>207.7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<text:a xlink:href="http://www.isuresults.com/bios/isufs00013480.htm">Jinseo KIM</text:a></text:p>
          </table:table-cell>
          <table:table-cell office:value-type="string">
            <text:p>KOR</text:p>
          </table:table-cell>
          <table:table-cell office:value-type="string">
            <text:p>O. Nepela Trophy 2014</text:p>
          </table:table-cell>
          <table:table-cell office:value-type="date" office:date-value="2014-10-04">
            <text:p>04/10/14</text:p>
          </table:table-cell>
          <table:table-cell office:value-type="float" office:value="207.34">
            <text:p>207.3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<text:a xlink:href="http://www.isuresults.com/bios/isufs00010969.htm">Ryuju HINO</text:a></text:p>
          </table:table-cell>
          <table:table-cell office:value-type="string">
            <text:p>JPN</text:p>
          </table:table-cell>
          <table:table-cell office:value-type="string">
            <text:p>ISU GP NHK Trophy 2016</text:p>
          </table:table-cell>
          <table:table-cell office:value-type="date" office:date-value="2016-11-26">
            <text:p>26/11/16</text:p>
          </table:table-cell>
          <table:table-cell office:value-type="float" office:value="207.15">
            <text:p>207.15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<text:a xlink:href="http://www.isuresults.com/bios/isufs00035262.htm">Daniel GRASSL</text:a></text:p>
          </table:table-cell>
          <table:table-cell office:value-type="string">
            <text:p>ITA</text:p>
          </table:table-cell>
          <table:table-cell office:value-type="string">
            <text:p>ISU CS Golden Spin of Zagreb 2017</text:p>
          </table:table-cell>
          <table:table-cell office:value-type="date" office:date-value="2017-12-09">
            <text:p>09/12/17</text:p>
          </table:table-cell>
          <table:table-cell office:value-type="float" office:value="207.12">
            <text:p>207.1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<text:a xlink:href="http://www.isuresults.com/bios/isufs00000067.htm">Michael WEISS</text:a></text:p>
          </table:table-cell>
          <table:table-cell office:value-type="string">
            <text:p>USA</text:p>
          </table:table-cell>
          <table:table-cell office:value-type="string">
            <text:p>Smart Ones Skate America 2003</text:p>
          </table:table-cell>
          <table:table-cell office:value-type="date" office:date-value="2003-10-24">
            <text:p>24/10/03</text:p>
          </table:table-cell>
          <table:table-cell office:value-type="float" office:value="206.94">
            <text:p>206.9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<text:a xlink:href="http://www.isuresults.com/bios/isufs00002072.htm">Matthew SAVOIE</text:a></text:p>
          </table:table-cell>
          <table:table-cell office:value-type="string">
            <text:p>USA</text:p>
          </table:table-cell>
          <table:table-cell office:value-type="string">
            <text:p>XX Olympic Winter Games 2006</text:p>
          </table:table-cell>
          <table:table-cell office:value-type="date" office:date-value="2006-02-16">
            <text:p>16/02/06</text:p>
          </table:table-cell>
          <table:table-cell office:value-type="float" office:value="206.67">
            <text:p>206.6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<text:a xlink:href="http://www.isuresults.com/bios/isufs00011231.htm">Zhan BUSH</text:a></text:p>
          </table:table-cell>
          <table:table-cell office:value-type="string">
            <text:p>RUS</text:p>
          </table:table-cell>
          <table:table-cell office:value-type="string">
            <text:p>ISU CS Warsaw Cup 2015</text:p>
          </table:table-cell>
          <table:table-cell office:value-type="date" office:date-value="2015-11-28">
            <text:p>28/11/15</text:p>
          </table:table-cell>
          <table:table-cell office:value-type="float" office:value="206.63">
            <text:p>206.6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<text:a xlink:href="http://www.isuresults.com/bios/isufs00004669.htm">Shawn SAWYER</text:a></text:p>
          </table:table-cell>
          <table:table-cell office:value-type="string">
            <text:p>CAN</text:p>
          </table:table-cell>
          <table:table-cell office:value-type="string">
            <text:p>HomeSense Skate Canada Int. 2008</text:p>
          </table:table-cell>
          <table:table-cell office:value-type="date" office:date-value="2008-11-01">
            <text:p>01/11/08</text:p>
          </table:table-cell>
          <table:table-cell office:value-type="float" office:value="206.56">
            <text:p>206.5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<text:a xlink:href="http://www.isuresults.com/bios/isufs00034396.htm">Bennet TOMAN</text:a></text:p>
          </table:table-cell>
          <table:table-cell office:value-type="string">
            <text:p>CAN</text:p>
          </table:table-cell>
          <table:table-cell office:value-type="string">
            <text:p>ISU CS Autumn Classic International 2016</text:p>
          </table:table-cell>
          <table:table-cell office:value-type="date" office:date-value="2016-09-30">
            <text:p>30/09/16</text:p>
          </table:table-cell>
          <table:table-cell office:value-type="float" office:value="206.41">
            <text:p>206.4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<text:a xlink:href="http://www.isuresults.com/bios/isufs00002457.htm">Kristoffer BERNTSSON</text:a></text:p>
          </table:table-cell>
          <table:table-cell office:value-type="string">
            <text:p>SWE</text:p>
          </table:table-cell>
          <table:table-cell office:value-type="string">
            <text:p>World Championships 2007</text:p>
          </table:table-cell>
          <table:table-cell office:value-type="date" office:date-value="2007-03-22">
            <text:p>22/03/07</text:p>
          </table:table-cell>
          <table:table-cell office:value-type="float" office:value="206.29">
            <text:p>206.2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<text:a xlink:href="http://www.isuresults.com/bios/isufs00008743.htm">Ivan TRETIAKOV</text:a></text:p>
          </table:table-cell>
          <table:table-cell office:value-type="string">
            <text:p>RUS</text:p>
          </table:table-cell>
          <table:table-cell office:value-type="string">
            <text:p>Nebelhorn Trophy 2009</text:p>
          </table:table-cell>
          <table:table-cell office:value-type="date" office:date-value="2009-09-25">
            <text:p>25/09/09</text:p>
          </table:table-cell>
          <table:table-cell office:value-type="float" office:value="206.23">
            <text:p>206.2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<text:a xlink:href="http://www.isuresults.com/bios/isufs00005107.htm">Andrei GRIAZEV</text:a></text:p>
          </table:table-cell>
          <table:table-cell office:value-type="string">
            <text:p>RUS</text:p>
          </table:table-cell>
          <table:table-cell office:value-type="string">
            <text:p>Cup of Russia 2007</text:p>
          </table:table-cell>
          <table:table-cell office:value-type="date" office:date-value="2007-11-24">
            <text:p>24/11/07</text:p>
          </table:table-cell>
          <table:table-cell office:value-type="float" office:value="206.13">
            <text:p>206.1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<text:a xlink:href="http://www.isuresults.com/bios/isufs00034246.htm">Artem LEZHEEV</text:a></text:p>
          </table:table-cell>
          <table:table-cell office:value-type="string">
            <text:p>RUS</text:p>
          </table:table-cell>
          <table:table-cell office:value-type="string">
            <text:p>ISU CS Tallinn Trophy 2015</text:p>
          </table:table-cell>
          <table:table-cell office:value-type="date" office:date-value="2015-11-19">
            <text:p>19/11/15</text:p>
          </table:table-cell>
          <table:table-cell office:value-type="float" office:value="205.11">
            <text:p>205.1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<text:a xlink:href="http://www.isuresults.com/bios/isufs00009567.htm">Maurizio ZANDRON</text:a></text:p>
          </table:table-cell>
          <table:table-cell office:value-type="string">
            <text:p>ITA</text:p>
          </table:table-cell>
          <table:table-cell office:value-type="string">
            <text:p>ISU CS Minsk Arena Ice Star 2017</text:p>
          </table:table-cell>
          <table:table-cell office:value-type="date" office:date-value="2017-10-29">
            <text:p>29/10/17</text:p>
          </table:table-cell>
          <table:table-cell office:value-type="float" office:value="205.03">
            <text:p>205.0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<text:a xlink:href="http://www.isuresults.com/bios/isufs00006266.htm">Andrei LUTAI</text:a></text:p>
          </table:table-cell>
          <table:table-cell office:value-type="string">
            <text:p>RUS</text:p>
          </table:table-cell>
          <table:table-cell office:value-type="string">
            <text:p>World Championships 2009</text:p>
          </table:table-cell>
          <table:table-cell office:value-type="date" office:date-value="2009-03-26">
            <text:p>26/03/09</text:p>
          </table:table-cell>
          <table:table-cell office:value-type="float" office:value="204.99">
            <text:p>204.9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<text:a xlink:href="http://www.isuresults.com/bios/isufs00000125.htm">Sergei DAVYDOV</text:a></text:p>
          </table:table-cell>
          <table:table-cell office:value-type="string">
            <text:p>BLR</text:p>
          </table:table-cell>
          <table:table-cell office:value-type="string">
            <text:p>European Championships 2007</text:p>
          </table:table-cell>
          <table:table-cell office:value-type="date" office:date-value="2007-01-25">
            <text:p>25/01/07</text:p>
          </table:table-cell>
          <table:table-cell office:value-type="float" office:value="204.78">
            <text:p>204.78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<text:a xlink:href="http://www.isuresults.com/bios/isufs00007633.htm">Douglas RAZZANO</text:a></text:p>
          </table:table-cell>
          <table:table-cell office:value-type="string">
            <text:p>USA</text:p>
          </table:table-cell>
          <table:table-cell office:value-type="string">
            <text:p>ISU GP Hilton HHonors Skate America 2014</text:p>
          </table:table-cell>
          <table:table-cell office:value-type="date" office:date-value="2014-10-25">
            <text:p>25/10/14</text:p>
          </table:table-cell>
          <table:table-cell office:value-type="float" office:value="204.48">
            <text:p>204.4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<text:a xlink:href="http://www.isuresults.com/bios/isufs00013333.htm">Shotaro OMORI</text:a></text:p>
          </table:table-cell>
          <table:table-cell office:value-type="string">
            <text:p>USA</text:p>
          </table:table-cell>
          <table:table-cell office:value-type="string">
            <text:p>World Junior Championships 2013</text:p>
          </table:table-cell>
          <table:table-cell office:value-type="date" office:date-value="2013-03-02">
            <text:p>02/03/13</text:p>
          </table:table-cell>
          <table:table-cell office:value-type="float" office:value="204.34">
            <text:p>204.3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<text:a xlink:href="http://www.isuresults.com/bios/isufs00000118.htm">Stefan LINDEMANN</text:a></text:p>
          </table:table-cell>
          <table:table-cell office:value-type="string">
            <text:p>GER</text:p>
          </table:table-cell>
          <table:table-cell office:value-type="string">
            <text:p>European Championships 2010</text:p>
          </table:table-cell>
          <table:table-cell office:value-type="date" office:date-value="2010-01-21">
            <text:p>21/01/10</text:p>
          </table:table-cell>
          <table:table-cell office:value-type="float" office:value="203.95">
            <text:p>203.95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<text:a xlink:href="http://www.isuresults.com/bios/isufs00005105.htm">Jialiang WU</text:a></text:p>
          </table:table-cell>
          <table:table-cell office:value-type="string">
            <text:p>CHN</text:p>
          </table:table-cell>
          <table:table-cell office:value-type="string">
            <text:p>Four Continents Championships 2010</text:p>
          </table:table-cell>
          <table:table-cell office:value-type="date" office:date-value="2010-01-30">
            <text:p>30/01/10</text:p>
          </table:table-cell>
          <table:table-cell office:value-type="float" office:value="203.6">
            <text:p>203.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<text:a xlink:href="http://www.isuresults.com/bios/isufs00014685.htm">Koshiro SHIMADA</text:a></text:p>
          </table:table-cell>
          <table:table-cell office:value-type="string">
            <text:p>JPN</text:p>
          </table:table-cell>
          <table:table-cell office:value-type="string">
            <text:p>ISU JGP Tallinn Cup 2016</text:p>
          </table:table-cell>
          <table:table-cell office:value-type="date" office:date-value="2016-10-01">
            <text:p>01/10/16</text:p>
          </table:table-cell>
          <table:table-cell office:value-type="float" office:value="203.29">
            <text:p>203.2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<text:a xlink:href="http://www.isuresults.com/bios/isufs00004891.htm">Anton KOVALEVSKI</text:a></text:p>
          </table:table-cell>
          <table:table-cell office:value-type="string">
            <text:p>UKR</text:p>
          </table:table-cell>
          <table:table-cell office:value-type="string">
            <text:p>World Championships 2011</text:p>
          </table:table-cell>
          <table:table-cell office:value-type="date" office:date-value="2011-04-28">
            <text:p>28/04/11</text:p>
          </table:table-cell>
          <table:table-cell office:value-type="float" office:value="201.64">
            <text:p>201.6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<text:a xlink:href="http://www.isuresults.com/bios/isufs00000303.htm">Frederic DAMBIER</text:a></text:p>
          </table:table-cell>
          <table:table-cell office:value-type="string">
            <text:p>FRA</text:p>
          </table:table-cell>
          <table:table-cell office:value-type="string">
            <text:p>Cup of Russia Gallina Blanca 2003</text:p>
          </table:table-cell>
          <table:table-cell office:value-type="date" office:date-value="2003-11-22">
            <text:p>22/11/03</text:p>
          </table:table-cell>
          <table:table-cell office:value-type="float" office:value="201.55">
            <text:p>201.5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<text:a xlink:href="http://www.isuresults.com/bios/isufs00014647.htm">Pavel VYUGOV</text:a></text:p>
          </table:table-cell>
          <table:table-cell office:value-type="string">
            <text:p>RUS</text:p>
          </table:table-cell>
          <table:table-cell office:value-type="string">
            <text:p>ISU CS Tallinn Trophy 2016</text:p>
          </table:table-cell>
          <table:table-cell office:value-type="date" office:date-value="2016-11-24">
            <text:p>24/11/16</text:p>
          </table:table-cell>
          <table:table-cell office:value-type="float" office:value="200.75">
            <text:p>200.7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<text:a xlink:href="http://www.isuresults.com/bios/isufs00000110.htm">Ben FERREIRA</text:a></text:p>
          </table:table-cell>
          <table:table-cell office:value-type="string">
            <text:p>CAN</text:p>
          </table:table-cell>
          <table:table-cell office:value-type="string">
            <text:p>MasterCard Skate Canada Int. 2004</text:p>
          </table:table-cell>
          <table:table-cell office:value-type="date" office:date-value="2004-10-30">
            <text:p>30/10/04</text:p>
          </table:table-cell>
          <table:table-cell office:value-type="float" office:value="200.46">
            <text:p>200.4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<text:a xlink:href="http://www.isuresults.com/bios/isufs00011207.htm">Igor REZNICHENKO</text:a></text:p>
          </table:table-cell>
          <table:table-cell office:value-type="string">
            <text:p>POL</text:p>
          </table:table-cell>
          <table:table-cell office:value-type="string">
            <text:p>ISU CS Warsaw Cup 2016</text:p>
          </table:table-cell>
          <table:table-cell office:value-type="date" office:date-value="2016-11-20">
            <text:p>20/11/16</text:p>
          </table:table-cell>
          <table:table-cell office:value-type="float" office:value="200.43">
            <text:p>200.4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<text:a xlink:href="http://www.isuresults.com/bios/isufs00013689.htm">Mitchell GORDON</text:a></text:p>
          </table:table-cell>
          <table:table-cell office:value-type="string">
            <text:p>CAN</text:p>
          </table:table-cell>
          <table:table-cell office:value-type="string">
            <text:p>ISU CS US Internat. FS Classic 2016</text:p>
          </table:table-cell>
          <table:table-cell office:value-type="date" office:date-value="2016-09-16">
            <text:p>16/09/16</text:p>
          </table:table-cell>
          <table:table-cell office:value-type="float" office:value="200.17">
            <text:p>200.1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<text:a xlink:href="http://www.isuresults.com/bios/isufs00007685.htm">Javier RAYA</text:a></text:p>
          </table:table-cell>
          <table:table-cell office:value-type="string">
            <text:p>ESP</text:p>
          </table:table-cell>
          <table:table-cell office:value-type="string">
            <text:p>ISU CS Golden Spin 2016</text:p>
          </table:table-cell>
          <table:table-cell office:value-type="date" office:date-value="2016-12-07">
            <text:p>07/12/16</text:p>
          </table:table-cell>
          <table:table-cell office:value-type="float" office:value="199.99">
            <text:p>199.9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<text:a xlink:href="http://www.isuresults.com/bios/isufs00013830.htm">Hiroaki SATO</text:a></text:p>
          </table:table-cell>
          <table:table-cell office:value-type="string">
            <text:p>JPN</text:p>
          </table:table-cell>
          <table:table-cell office:value-type="string">
            <text:p>ISU GP NHK Trophy 2017</text:p>
          </table:table-cell>
          <table:table-cell office:value-type="date" office:date-value="2017-11-10">
            <text:p>10/11/17</text:p>
          </table:table-cell>
          <table:table-cell office:value-type="float" office:value="199.2">
            <text:p>199.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40">
            <text:p>140</text:p>
          </table:table-cell>
          <table:table-cell office:value-type="string">
            <text:p><text:a xlink:href="http://www.isuresults.com/bios/isufs00004411.htm">Christopher MABEE</text:a></text:p>
          </table:table-cell>
          <table:table-cell office:value-type="string">
            <text:p>CAN</text:p>
          </table:table-cell>
          <table:table-cell office:value-type="string">
            <text:p>Four Continents Championships 2006</text:p>
          </table:table-cell>
          <table:table-cell office:value-type="date" office:date-value="2006-01-27">
            <text:p>27/01/06</text:p>
          </table:table-cell>
          <table:table-cell office:value-type="float" office:value="198.69">
            <text:p>198.6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<text:a xlink:href="http://www.isuresults.com/bios/isufs00054883.htm">Tatsuya TSUBOI</text:a></text:p>
          </table:table-cell>
          <table:table-cell office:value-type="string">
            <text:p>JPN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198.44">
            <text:p>198.44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142">
            <text:p>142</text:p>
          </table:table-cell>
          <table:table-cell office:value-type="string">
            <text:p><text:a xlink:href="http://www.isuresults.com/bios/isufs00009408.htm">Romain PONSART</text:a></text:p>
          </table:table-cell>
          <table:table-cell office:value-type="string">
            <text:p>FRA</text:p>
          </table:table-cell>
          <table:table-cell office:value-type="string">
            <text:p>ISU GP Internationaux de France 2017</text:p>
          </table:table-cell>
          <table:table-cell office:value-type="date" office:date-value="2017-11-17">
            <text:p>17/11/17</text:p>
          </table:table-cell>
          <table:table-cell office:value-type="float" office:value="198.12">
            <text:p>198.1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<text:a xlink:href="http://www.isuresults.com/bios/isufs00014165.htm">Graham NEWBERRY</text:a></text:p>
          </table:table-cell>
          <table:table-cell office:value-type="string">
            <text:p>GBR</text:p>
          </table:table-cell>
          <table:table-cell office:value-type="string">
            <text:p>ISU European Championships 2017</text:p>
          </table:table-cell>
          <table:table-cell office:value-type="date" office:date-value="2017-01-28">
            <text:p>28/01/17</text:p>
          </table:table-cell>
          <table:table-cell office:value-type="float" office:value="198.06">
            <text:p>198.0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<text:a xlink:href="http://www.isuresults.com/bios/isufs00054617.htm">Petr GUMENNIK</text:a></text:p>
          </table:table-cell>
          <table:table-cell office:value-type="string">
            <text:p>RUS</text:p>
          </table:table-cell>
          <table:table-cell office:value-type="string">
            <text:p>ISU JGP Tallinn Cup 2016</text:p>
          </table:table-cell>
          <table:table-cell office:value-type="date" office:date-value="2016-10-01">
            <text:p>01/10/16</text:p>
          </table:table-cell>
          <table:table-cell office:value-type="float" office:value="197.82">
            <text:p>197.8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<text:a xlink:href="http://www.isuresults.com/bios/isufs00002168.htm">Ilia KLIMKIN</text:a></text:p>
          </table:table-cell>
          <table:table-cell office:value-type="string">
            <text:p>RUS</text:p>
          </table:table-cell>
          <table:table-cell office:value-type="string">
            <text:p>European Championships 2006</text:p>
          </table:table-cell>
          <table:table-cell office:value-type="date" office:date-value="2006-01-21">
            <text:p>21/01/06</text:p>
          </table:table-cell>
          <table:table-cell office:value-type="float" office:value="197.42">
            <text:p>197.4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46">
            <text:p>146</text:p>
          </table:table-cell>
          <table:table-cell office:value-type="string">
            <text:p><text:a xlink:href="http://www.isuresults.com/bios/isufs00055043.htm">Conrad ORZEL</text:a></text:p>
          </table:table-cell>
          <table:table-cell office:value-type="string">
            <text:p>CAN</text:p>
          </table:table-cell>
          <table:table-cell office:value-type="string">
            <text:p>ISU JGP Pokal d. Blauen Schwerter 2016</text:p>
          </table:table-cell>
          <table:table-cell office:value-type="date" office:date-value="2016-10-07">
            <text:p>07/10/16</text:p>
          </table:table-cell>
          <table:table-cell office:value-type="float" office:value="196.3">
            <text:p>196.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<text:a xlink:href="http://www.isuresults.com/bios/isufs00003104.htm">Min ZHANG</text:a></text:p>
          </table:table-cell>
          <table:table-cell office:value-type="string">
            <text:p>CHN</text:p>
          </table:table-cell>
          <table:table-cell office:value-type="string">
            <text:p>XX Olympic Winter Games 2006</text:p>
          </table:table-cell>
          <table:table-cell office:value-type="date" office:date-value="2006-02-16">
            <text:p>16/02/06</text:p>
          </table:table-cell>
          <table:table-cell office:value-type="float" office:value="196.27">
            <text:p>196.2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48">
            <text:p>148</text:p>
          </table:table-cell>
          <table:table-cell office:value-type="string">
            <text:p><text:a xlink:href="http://www.isuresults.com/bios/isufs00012835.htm">He ZHANG</text:a></text:p>
          </table:table-cell>
          <table:table-cell office:value-type="string">
            <text:p>CHN</text:p>
          </table:table-cell>
          <table:table-cell office:value-type="string">
            <text:p>ISU JGP Pokal der Blauen Schwerter 2014</text:p>
          </table:table-cell>
          <table:table-cell office:value-type="date" office:date-value="2014-10-04">
            <text:p>04/10/14</text:p>
          </table:table-cell>
          <table:table-cell office:value-type="float" office:value="196.2">
            <text:p>196.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<text:a xlink:href="http://www.isuresults.com/bios/isufs00009789.htm">Franz STREUBEL</text:a></text:p>
          </table:table-cell>
          <table:table-cell office:value-type="string">
            <text:p>GER</text:p>
          </table:table-cell>
          <table:table-cell office:value-type="string">
            <text:p>ISU European Championships 2016</text:p>
          </table:table-cell>
          <table:table-cell office:value-type="date" office:date-value="2016-01-28">
            <text:p>28/01/16</text:p>
          </table:table-cell>
          <table:table-cell office:value-type="float" office:value="196.17">
            <text:p>196.1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<text:a xlink:href="http://www.isuresults.com/bios/isufs00015103.htm">Luc ECONOMIDES</text:a></text:p>
          </table:table-cell>
          <table:table-cell office:value-type="string">
            <text:p>FRA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95.96">
            <text:p>195.96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151">
            <text:p>151</text:p>
          </table:table-cell>
          <table:table-cell office:value-type="string">
            <text:p><text:a xlink:href="http://www.isuresults.com/bios/isufs00054720.htm">Sihyeong LEE</text:a></text:p>
          </table:table-cell>
          <table:table-cell office:value-type="string">
            <text:p>KOR</text:p>
          </table:table-cell>
          <table:table-cell office:value-type="string">
            <text:p>ISU Four Continents Championships 2017</text:p>
          </table:table-cell>
          <table:table-cell office:value-type="date" office:date-value="2017-02-19">
            <text:p>19/02/17</text:p>
          </table:table-cell>
          <table:table-cell office:value-type="float" office:value="195.72">
            <text:p>195.7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<text:a xlink:href="http://www.isuresults.com/bios/isufs00014645.htm">Igor EFIMCHUK</text:a></text:p>
          </table:table-cell>
          <table:table-cell office:value-type="string">
            <text:p>RUS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95.63">
            <text:p>195.6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<text:a xlink:href="http://www.isuresults.com/bios/isufs00012102.htm">Slavik HAYRAPETYAN</text:a></text:p>
          </table:table-cell>
          <table:table-cell office:value-type="string">
            <text:p>ARM</text:p>
          </table:table-cell>
          <table:table-cell office:value-type="string">
            <text:p>ISU CS Tallinn Trophy 2017</text:p>
          </table:table-cell>
          <table:table-cell office:value-type="date" office:date-value="2017-11-24">
            <text:p>24/11/17</text:p>
          </table:table-cell>
          <table:table-cell office:value-type="float" office:value="195.41">
            <text:p>195.41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54">
            <text:p>154</text:p>
          </table:table-cell>
          <table:table-cell office:value-type="string">
            <text:p><text:a xlink:href="http://www.isuresults.com/bios/isufs00011880.htm">Sei KAWAHARA</text:a></text:p>
          </table:table-cell>
          <table:table-cell office:value-type="string">
            <text:p>JPN</text:p>
          </table:table-cell>
          <table:table-cell office:value-type="string">
            <text:p>ISU GP Skate Canada International 2015</text:p>
          </table:table-cell>
          <table:table-cell office:value-type="date" office:date-value="2015-10-31">
            <text:p>31/10/15</text:p>
          </table:table-cell>
          <table:table-cell office:value-type="float" office:value="195.21">
            <text:p>195.2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<text:a xlink:href="http://www.isuresults.com/bios/isufs00005870.htm">Viktor PFEIFER</text:a></text:p>
          </table:table-cell>
          <table:table-cell office:value-type="string">
            <text:p>AUT</text:p>
          </table:table-cell>
          <table:table-cell office:value-type="string">
            <text:p>European Championships 2013</text:p>
          </table:table-cell>
          <table:table-cell office:value-type="date" office:date-value="2013-01-26">
            <text:p>26/01/13</text:p>
          </table:table-cell>
          <table:table-cell office:value-type="float" office:value="194.77">
            <text:p>194.7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<text:a xlink:href="http://www.isuresults.com/bios/isufs00054805.htm">Basar OKTAR</text:a></text:p>
          </table:table-cell>
          <table:table-cell office:value-type="string">
            <text:p>TUR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94.39">
            <text:p>194.3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<text:a xlink:href="http://www.isuresults.com/bios/isufs00004369.htm">Zoltan KELEMEN</text:a></text:p>
          </table:table-cell>
          <table:table-cell office:value-type="string">
            <text:p>ROU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94.08">
            <text:p>194.0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<text:a xlink:href="http://www.isuresults.com/bios/isufs00005090.htm">Sergei DOBRIN</text:a></text:p>
          </table:table-cell>
          <table:table-cell office:value-type="string">
            <text:p>RUS</text:p>
          </table:table-cell>
          <table:table-cell office:value-type="string">
            <text:p>Trophee Eric Bompard 2006</text:p>
          </table:table-cell>
          <table:table-cell office:value-type="date" office:date-value="2006-11-18">
            <text:p>18/11/06</text:p>
          </table:table-cell>
          <table:table-cell office:value-type="float" office:value="193.5">
            <text:p>193.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<text:a xlink:href="http://www.isuresults.com/bios/isufs00013644.htm">Denis MARGALIK</text:a></text:p>
          </table:table-cell>
          <table:table-cell office:value-type="string">
            <text:p>ARG</text:p>
          </table:table-cell>
          <table:table-cell office:value-type="string">
            <text:p>Skate Canada Autumn Classic 2014</text:p>
          </table:table-cell>
          <table:table-cell office:value-type="date" office:date-value="2014-10-16">
            <text:p>16/10/14</text:p>
          </table:table-cell>
          <table:table-cell office:value-type="float" office:value="193.44">
            <text:p>193.4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<text:a xlink:href="http://www.isuresults.com/bios/isufs00013313.htm">Christopher CALUZA</text:a></text:p>
          </table:table-cell>
          <table:table-cell office:value-type="string">
            <text:p>PHI</text:p>
          </table:table-cell>
          <table:table-cell office:value-type="string">
            <text:p>ISU World Championships 2014</text:p>
          </table:table-cell>
          <table:table-cell office:value-type="date" office:date-value="2014-03-28">
            <text:p>28/03/14</text:p>
          </table:table-cell>
          <table:table-cell office:value-type="float" office:value="193.23">
            <text:p>193.23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61">
            <text:p>161</text:p>
          </table:table-cell>
          <table:table-cell office:value-type="string">
            <text:p><text:a xlink:href="http://www.isuresults.com/bios/isufs00010001.htm">Felipe MONTOYA</text:a></text:p>
          </table:table-cell>
          <table:table-cell office:value-type="string">
            <text:p>ESP</text:p>
          </table:table-cell>
          <table:table-cell office:value-type="string">
            <text:p>ISU CS Golden Spin of Zagreb 2017</text:p>
          </table:table-cell>
          <table:table-cell office:value-type="date" office:date-value="2017-12-09">
            <text:p>09/12/17</text:p>
          </table:table-cell>
          <table:table-cell office:value-type="float" office:value="193.09">
            <text:p>193.0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<text:a xlink:href="http://www.isuresults.com/bios/isufs00003600.htm">Song GAO</text:a></text:p>
          </table:table-cell>
          <table:table-cell office:value-type="string">
            <text:p>CHN</text:p>
          </table:table-cell>
          <table:table-cell office:value-type="string">
            <text:p>NHK Trophy 2003</text:p>
          </table:table-cell>
          <table:table-cell office:value-type="date" office:date-value="2003-11-30">
            <text:p>30/11/03</text:p>
          </table:table-cell>
          <table:table-cell office:value-type="float" office:value="192.89">
            <text:p>192.8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<text:a xlink:href="http://www.isuresults.com/bios/isufs00054504.htm">Aleksandr SELEVKO</text:a></text:p>
          </table:table-cell>
          <table:table-cell office:value-type="string">
            <text:p>EST</text:p>
          </table:table-cell>
          <table:table-cell office:value-type="string">
            <text:p>ISU CS Tallinn Trophy 2017</text:p>
          </table:table-cell>
          <table:table-cell office:value-type="date" office:date-value="2017-11-24">
            <text:p>24/11/17</text:p>
          </table:table-cell>
          <table:table-cell office:value-type="float" office:value="192.79">
            <text:p>192.7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<text:a xlink:href="http://www.isuresults.com/bios/isufs00054497.htm">Matyas BELOHRADSKY</text:a></text:p>
          </table:table-cell>
          <table:table-cell office:value-type="string">
            <text:p>CZE</text:p>
          </table:table-cell>
          <table:table-cell office:value-type="string">
            <text:p>ISU JGP Cup of Mordovia 2016</text:p>
          </table:table-cell>
          <table:table-cell office:value-type="date" office:date-value="2016-09-16">
            <text:p>16/09/16</text:p>
          </table:table-cell>
          <table:table-cell office:value-type="float" office:value="192.6">
            <text:p>192.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<text:a xlink:href="http://www.isuresults.com/bios/isufs00003323.htm">Scott SMITH</text:a></text:p>
          </table:table-cell>
          <table:table-cell office:value-type="string">
            <text:p>USA</text:p>
          </table:table-cell>
          <table:table-cell office:value-type="string">
            <text:p>Cup of China 2006</text:p>
          </table:table-cell>
          <table:table-cell office:value-type="date" office:date-value="2006-11-11">
            <text:p>11/11/06</text:p>
          </table:table-cell>
          <table:table-cell office:value-type="float" office:value="192.38">
            <text:p>192.3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<text:a xlink:href="http://www.isuresults.com/bios/isufs00000123.htm">Gheorghe CHIPER</text:a></text:p>
          </table:table-cell>
          <table:table-cell office:value-type="string">
            <text:p>ROU</text:p>
          </table:table-cell>
          <table:table-cell office:value-type="string">
            <text:p>Trophee Eric Bompard 2005</text:p>
          </table:table-cell>
          <table:table-cell office:value-type="date" office:date-value="2005-11-19">
            <text:p>19/11/05</text:p>
          </table:table-cell>
          <table:table-cell office:value-type="float" office:value="191.95">
            <text:p>191.9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<text:a xlink:href="http://www.isuresults.com/bios/isufs00002385.htm">Karel ZELENKA</text:a></text:p>
          </table:table-cell>
          <table:table-cell office:value-type="string">
            <text:p>ITA</text:p>
          </table:table-cell>
          <table:table-cell office:value-type="string">
            <text:p>European Championships 2007</text:p>
          </table:table-cell>
          <table:table-cell office:value-type="date" office:date-value="2007-01-25">
            <text:p>25/01/07</text:p>
          </table:table-cell>
          <table:table-cell office:value-type="float" office:value="191.73">
            <text:p>191.7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<text:a xlink:href="http://www.isuresults.com/bios/isufs00013643.htm">Jordan MOELLER</text:a></text:p>
          </table:table-cell>
          <table:table-cell office:value-type="string">
            <text:p>USA</text:p>
          </table:table-cell>
          <table:table-cell office:value-type="string">
            <text:p>ISU CS Lombardia Trophy 2017</text:p>
          </table:table-cell>
          <table:table-cell office:value-type="date" office:date-value="2017-09-16">
            <text:p>16/09/17</text:p>
          </table:table-cell>
          <table:table-cell office:value-type="float" office:value="191.73">
            <text:p>191.7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<text:a xlink:href="http://www.isuresults.com/bios/isufs00011307.htm">Pavel IGNATENKO</text:a></text:p>
          </table:table-cell>
          <table:table-cell office:value-type="string">
            <text:p>BLR</text:p>
          </table:table-cell>
          <table:table-cell office:value-type="string">
            <text:p>ISU CS Tallinn Trophy 2015</text:p>
          </table:table-cell>
          <table:table-cell office:value-type="date" office:date-value="2015-11-19">
            <text:p>19/11/15</text:p>
          </table:table-cell>
          <table:table-cell office:value-type="float" office:value="191.08">
            <text:p>191.0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<text:a xlink:href="http://www.isuresults.com/bios/isufs00014311.htm">Tangxu LI</text:a></text:p>
          </table:table-cell>
          <table:table-cell office:value-type="string">
            <text:p>CHN</text:p>
          </table:table-cell>
          <table:table-cell office:value-type="string">
            <text:p>ISU World Team Trophy 2017</text:p>
          </table:table-cell>
          <table:table-cell office:value-type="date" office:date-value="2017-04-20">
            <text:p>20/04/17</text:p>
          </table:table-cell>
          <table:table-cell office:value-type="float" office:value="190.56">
            <text:p>190.5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<text:a xlink:href="http://www.isuresults.com/bios/isufs00000130.htm">Ryan JAHNKE</text:a></text:p>
          </table:table-cell>
          <table:table-cell office:value-type="string">
            <text:p>USA</text:p>
          </table:table-cell>
          <table:table-cell office:value-type="string">
            <text:p>MasterCard Skate Canada Int. 2004</text:p>
          </table:table-cell>
          <table:table-cell office:value-type="date" office:date-value="2004-10-30">
            <text:p>30/10/04</text:p>
          </table:table-cell>
          <table:table-cell office:value-type="float" office:value="190.55">
            <text:p>190.5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<text:a xlink:href="http://www.isuresults.com/bios/isufs00011988.htm">Phillip HARRIS</text:a></text:p>
          </table:table-cell>
          <table:table-cell office:value-type="string">
            <text:p>GBR</text:p>
          </table:table-cell>
          <table:table-cell office:value-type="string">
            <text:p>ISU World Championships 2016</text:p>
          </table:table-cell>
          <table:table-cell office:value-type="date" office:date-value="2016-04-01">
            <text:p>01/04/16</text:p>
          </table:table-cell>
          <table:table-cell office:value-type="float" office:value="190.42">
            <text:p>190.4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<text:a xlink:href="http://www.isuresults.com/bios/isufs00014522.htm">Jiri BELOHRADSKY</text:a></text:p>
          </table:table-cell>
          <table:table-cell office:value-type="string">
            <text:p>CZE</text:p>
          </table:table-cell>
          <table:table-cell office:value-type="string">
            <text:p>ISU CS Minsk Arena Ice Star 2017</text:p>
          </table:table-cell>
          <table:table-cell office:value-type="date" office:date-value="2017-10-29">
            <text:p>29/10/17</text:p>
          </table:table-cell>
          <table:table-cell office:value-type="float" office:value="190.04">
            <text:p>190.0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73">
            <text:p>173</text:p>
          </table:table-cell>
          <table:table-cell office:value-type="string">
            <text:p><text:a xlink:href="http://www.isuresults.com/bios/isufs00008985.htm">Chao YANG</text:a></text:p>
          </table:table-cell>
          <table:table-cell office:value-type="string">
            <text:p>CHN</text:p>
          </table:table-cell>
          <table:table-cell office:value-type="string">
            <text:p>ISU GP Samsung Anycall Cup of China 2009</text:p>
          </table:table-cell>
          <table:table-cell office:value-type="date" office:date-value="2009-10-31">
            <text:p>31/10/09</text:p>
          </table:table-cell>
          <table:table-cell office:value-type="float" office:value="189.99">
            <text:p>189.9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<text:a xlink:href="http://www.isuresults.com/bios/isufs00001916.htm">Alexander ABT</text:a></text:p>
          </table:table-cell>
          <table:table-cell office:value-type="string">
            <text:p>RUS</text:p>
          </table:table-cell>
          <table:table-cell office:value-type="string">
            <text:p>Cup of Russia Gallina Blanca 2003</text:p>
          </table:table-cell>
          <table:table-cell office:value-type="date" office:date-value="2003-11-22">
            <text:p>22/11/03</text:p>
          </table:table-cell>
          <table:table-cell office:value-type="float" office:value="189.46">
            <text:p>189.4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<text:a xlink:href="http://www.isuresults.com/bios/isufs00013738.htm">Adrien TESSON</text:a></text:p>
          </table:table-cell>
          <table:table-cell office:value-type="string">
            <text:p>FRA</text:p>
          </table:table-cell>
          <table:table-cell office:value-type="string">
            <text:p>ISU CS Tallinn Trophy 2016</text:p>
          </table:table-cell>
          <table:table-cell office:value-type="date" office:date-value="2016-11-24">
            <text:p>24/11/16</text:p>
          </table:table-cell>
          <table:table-cell office:value-type="float" office:value="189.32">
            <text:p>189.3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<text:a xlink:href="http://www.isuresults.com/bios/isufs00005589.htm">Alexander USPENSKI</text:a></text:p>
          </table:table-cell>
          <table:table-cell office:value-type="string">
            <text:p>RUS</text:p>
          </table:table-cell>
          <table:table-cell office:value-type="string">
            <text:p>Cup of Russia 2007</text:p>
          </table:table-cell>
          <table:table-cell office:value-type="date" office:date-value="2007-11-24">
            <text:p>24/11/07</text:p>
          </table:table-cell>
          <table:table-cell office:value-type="float" office:value="189.17">
            <text:p>189.1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77">
            <text:p>177</text:p>
          </table:table-cell>
          <table:table-cell office:value-type="string">
            <text:p><text:a xlink:href="http://www.isuresults.com/bios/isufs00006311.htm">Yasuharu NANRI</text:a></text:p>
          </table:table-cell>
          <table:table-cell office:value-type="string">
            <text:p>JPN</text:p>
          </table:table-cell>
          <table:table-cell office:value-type="string">
            <text:p>ISU GP Skate Canada International 2010</text:p>
          </table:table-cell>
          <table:table-cell office:value-type="date" office:date-value="2010-10-30">
            <text:p>30/10/10</text:p>
          </table:table-cell>
          <table:table-cell office:value-type="float" office:value="188.96">
            <text:p>188.9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<text:a xlink:href="http://www.isuresults.com/bios/isufs00000246.htm">Andrejs VLASCENKO</text:a></text:p>
          </table:table-cell>
          <table:table-cell office:value-type="string">
            <text:p>GER</text:p>
          </table:table-cell>
          <table:table-cell office:value-type="string">
            <text:p>Smart Ones Skate America 2003</text:p>
          </table:table-cell>
          <table:table-cell office:value-type="date" office:date-value="2003-10-24">
            <text:p>24/10/03</text:p>
          </table:table-cell>
          <table:table-cell office:value-type="float" office:value="188.54">
            <text:p>188.5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<text:a xlink:href="http://www.isuresults.com/bios/isufs00103334.htm">Artur DANIELIAN</text:a></text:p>
          </table:table-cell>
          <table:table-cell office:value-type="string">
            <text:p>RUS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88.36">
            <text:p>188.3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<text:a xlink:href="http://www.isuresults.com/bios/isufs00010734.htm">Yakov GODOROZHA</text:a></text:p>
          </table:table-cell>
          <table:table-cell office:value-type="string">
            <text:p>UKR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88.26">
            <text:p>188.2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<text:a xlink:href="http://www.isuresults.com/bios/isufs00010785.htm">Petr COUFAL</text:a></text:p>
          </table:table-cell>
          <table:table-cell office:value-type="string">
            <text:p>CZE</text:p>
          </table:table-cell>
          <table:table-cell office:value-type="string">
            <text:p>ISU European Championships 2015</text:p>
          </table:table-cell>
          <table:table-cell office:value-type="date" office:date-value="2015-01-30">
            <text:p>30/01/15</text:p>
          </table:table-cell>
          <table:table-cell office:value-type="float" office:value="187.82">
            <text:p>187.8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<text:a xlink:href="http://www.isuresults.com/bios/isufs00002286.htm">Gregor URBAS</text:a></text:p>
          </table:table-cell>
          <table:table-cell office:value-type="string">
            <text:p>SLO</text:p>
          </table:table-cell>
          <table:table-cell office:value-type="string">
            <text:p>World Championships 2008</text:p>
          </table:table-cell>
          <table:table-cell office:value-type="date" office:date-value="2008-03-22">
            <text:p>22/03/08</text:p>
          </table:table-cell>
          <table:table-cell office:value-type="float" office:value="187.48">
            <text:p>187.4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<text:a xlink:href="http://www.isuresults.com/bios/isufs00014821.htm">Yan HAO</text:a></text:p>
          </table:table-cell>
          <table:table-cell office:value-type="string">
            <text:p>CHN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87.48">
            <text:p>187.4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<text:a xlink:href="http://www.isuresults.com/bios/isufs00004441.htm">Marc Andre CRAIG</text:a></text:p>
          </table:table-cell>
          <table:table-cell office:value-type="string">
            <text:p>CAN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87.37">
            <text:p>187.37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184">
            <text:p>184</text:p>
          </table:table-cell>
          <table:table-cell office:value-type="string">
            <text:p><text:a xlink:href="http://www.isuresults.com/bios/isufs00034524.htm">Nicholas VRDOLJAK</text:a></text:p>
          </table:table-cell>
          <table:table-cell office:value-type="string">
            <text:p>CRO</text:p>
          </table:table-cell>
          <table:table-cell office:value-type="string">
            <text:p>ISU CS Autumn Classic International 2016</text:p>
          </table:table-cell>
          <table:table-cell office:value-type="date" office:date-value="2016-09-30">
            <text:p>30/09/16</text:p>
          </table:table-cell>
          <table:table-cell office:value-type="float" office:value="187.28">
            <text:p>187.2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<text:a xlink:href="http://www.isuresults.com/bios/isufs00013727.htm">Daniel Albert NAURITS</text:a></text:p>
          </table:table-cell>
          <table:table-cell office:value-type="string">
            <text:p>EST</text:p>
          </table:table-cell>
          <table:table-cell office:value-type="string">
            <text:p>ISU CS Tallinn Trophy 2017</text:p>
          </table:table-cell>
          <table:table-cell office:value-type="date" office:date-value="2017-11-24">
            <text:p>24/11/17</text:p>
          </table:table-cell>
          <table:table-cell office:value-type="float" office:value="186.83">
            <text:p>186.8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<text:a xlink:href="http://www.isuresults.com/bios/isufs00014874.htm">Egor MURASHOV</text:a></text:p>
          </table:table-cell>
          <table:table-cell office:value-type="string">
            <text:p>RUS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86.76">
            <text:p>186.76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string">
            <text:p><text:a xlink:href="http://www.isuresults.com/bios/isufs00012459.htm">Shu NAKAMURA</text:a></text:p>
          </table:table-cell>
          <table:table-cell office:value-type="string">
            <text:p>JPN</text:p>
          </table:table-cell>
          <table:table-cell office:value-type="string">
            <text:p>ISU World Junior Championships 2016</text:p>
          </table:table-cell>
          <table:table-cell office:value-type="date" office:date-value="2016-03-18">
            <text:p>18/03/16</text:p>
          </table:table-cell>
          <table:table-cell office:value-type="float" office:value="186.22">
            <text:p>186.22</text:p>
          </table:table-cell>
          <table:table-cell office:value-type="string">
            <text:p>J</text:p>
          </table:table-cell>
        </table:table-row>
        <table:table-row table:style-name="ro5">
          <table:table-cell office:value-type="float" office:value="188">
            <text:p>188</text:p>
          </table:table-cell>
          <table:table-cell office:value-type="string">
            <text:p><text:a xlink:href="http://www.isuresults.com/bios/isufs00035210.htm">Mark GORODNITSKY</text:a></text:p>
          </table:table-cell>
          <table:table-cell office:value-type="string">
            <text:p>ISR</text:p>
          </table:table-cell>
          <table:table-cell office:value-type="string">
            <text:p>ISU CS Autumn Classic International 2017</text:p>
          </table:table-cell>
          <table:table-cell office:value-type="date" office:date-value="2017-09-23">
            <text:p>23/09/17</text:p>
          </table:table-cell>
          <table:table-cell office:value-type="float" office:value="186.02">
            <text:p>186.0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89">
            <text:p>189</text:p>
          </table:table-cell>
          <table:table-cell office:value-type="string">
            <text:p><text:a xlink:href="http://www.isuresults.com/bios/isufs00008859.htm">Abzal RAKIMGALIEV</text:a></text:p>
          </table:table-cell>
          <table:table-cell office:value-type="string">
            <text:p>KAZ</text:p>
          </table:table-cell>
          <table:table-cell office:value-type="string">
            <text:p>ISU Four Continents Championships 2013</text:p>
          </table:table-cell>
          <table:table-cell office:value-type="date" office:date-value="2013-02-09">
            <text:p>09/02/13</text:p>
          </table:table-cell>
          <table:table-cell office:value-type="float" office:value="185.81">
            <text:p>185.8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<text:a xlink:href="http://www.isuresults.com/bios/isufs00013332.htm">Harrison CHOATE</text:a></text:p>
          </table:table-cell>
          <table:table-cell office:value-type="string">
            <text:p>USA</text:p>
          </table:table-cell>
          <table:table-cell office:value-type="string">
            <text:p>ISU JGP Croatia Cup 2012</text:p>
          </table:table-cell>
          <table:table-cell office:value-type="date" office:date-value="2012-10-05">
            <text:p>05/10/12</text:p>
          </table:table-cell>
          <table:table-cell office:value-type="float" office:value="185.39">
            <text:p>185.3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<text:a xlink:href="http://www.isuresults.com/bios/isufs00054498.htm">Irakli MAYSURADZE</text:a></text:p>
          </table:table-cell>
          <table:table-cell office:value-type="string">
            <text:p>GEO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85.26">
            <text:p>185.2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<text:a xlink:href="http://www.isuresults.com/bios/isufs00012196.htm">Samuel KOPPEL</text:a></text:p>
          </table:table-cell>
          <table:table-cell office:value-type="string">
            <text:p>EST</text:p>
          </table:table-cell>
          <table:table-cell office:value-type="string">
            <text:p>ISU CS Tallinn Trophy 2016</text:p>
          </table:table-cell>
          <table:table-cell office:value-type="date" office:date-value="2016-11-24">
            <text:p>24/11/16</text:p>
          </table:table-cell>
          <table:table-cell office:value-type="float" office:value="185.19">
            <text:p>185.1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<text:a xlink:href="http://www.isuresults.com/bios/isufs00102768.htm">Egor RUKHIN</text:a></text:p>
          </table:table-cell>
          <table:table-cell office:value-type="string">
            <text:p>RUS</text:p>
          </table:table-cell>
          <table:table-cell office:value-type="string">
            <text:p>ISU JGP Brisbane 2017</text:p>
          </table:table-cell>
          <table:table-cell office:value-type="date" office:date-value="2017-08-25">
            <text:p>25/08/17</text:p>
          </table:table-cell>
          <table:table-cell office:value-type="float" office:value="185.12">
            <text:p>185.1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<text:a xlink:href="http://www.isuresults.com/bios/isufs00008716.htm">Artem GRIGORIEV</text:a></text:p>
          </table:table-cell>
          <table:table-cell office:value-type="string">
            <text:p>RUS</text:p>
          </table:table-cell>
          <table:table-cell office:value-type="string">
            <text:p>World Junior Championships 2009</text:p>
          </table:table-cell>
          <table:table-cell office:value-type="date" office:date-value="2009-02-26">
            <text:p>26/02/09</text:p>
          </table:table-cell>
          <table:table-cell office:value-type="float" office:value="184.4">
            <text:p>184.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<text:a xlink:href="http://www.isuresults.com/bios/isufs00012493.htm">Paul Bonifacio PARKINSON</text:a></text:p>
          </table:table-cell>
          <table:table-cell office:value-type="string">
            <text:p>ITA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84.07">
            <text:p>184.0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<text:a xlink:href="http://www.isuresults.com/bios/isufs00004412.htm">Nicholas YOUNG</text:a></text:p>
          </table:table-cell>
          <table:table-cell office:value-type="string">
            <text:p>CAN</text:p>
          </table:table-cell>
          <table:table-cell office:value-type="string">
            <text:p>NHK Trophy 2004</text:p>
          </table:table-cell>
          <table:table-cell office:value-type="date" office:date-value="2004-11-07">
            <text:p>07/11/04</text:p>
          </table:table-cell>
          <table:table-cell office:value-type="float" office:value="183.64">
            <text:p>183.6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<text:a xlink:href="http://www.isuresults.com/bios/isufs00011585.htm">Murad KURBANOV</text:a></text:p>
          </table:table-cell>
          <table:table-cell office:value-type="string">
            <text:p>RUS</text:p>
          </table:table-cell>
          <table:table-cell office:value-type="string">
            <text:p>ISU JGP Minsk 2013</text:p>
          </table:table-cell>
          <table:table-cell office:value-type="date" office:date-value="2013-09-28">
            <text:p>28/09/13</text:p>
          </table:table-cell>
          <table:table-cell office:value-type="float" office:value="183.48">
            <text:p>183.4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<text:a xlink:href="http://www.isuresults.com/bios/isufs00054795.htm">Adam SIAO HIM FA</text:a></text:p>
          </table:table-cell>
          <table:table-cell office:value-type="string">
            <text:p>FRA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83.46">
            <text:p>183.4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<text:a xlink:href="http://www.isuresults.com/bios/isufs00004303.htm">Paolo BACCHINI</text:a></text:p>
          </table:table-cell>
          <table:table-cell office:value-type="string">
            <text:p>ITA</text:p>
          </table:table-cell>
          <table:table-cell office:value-type="string">
            <text:p>World Championships 2011</text:p>
          </table:table-cell>
          <table:table-cell office:value-type="date" office:date-value="2011-04-28">
            <text:p>28/04/11</text:p>
          </table:table-cell>
          <table:table-cell office:value-type="float" office:value="183.13">
            <text:p>183.1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<text:a xlink:href="http://www.isuresults.com/bios/isufs00009563.htm">Curran OI</text:a></text:p>
          </table:table-cell>
          <table:table-cell office:value-type="string">
            <text:p>USA</text:p>
          </table:table-cell>
          <table:table-cell office:value-type="string">
            <text:p>World Junior Championships 2009</text:p>
          </table:table-cell>
          <table:table-cell office:value-type="date" office:date-value="2009-02-26">
            <text:p>26/02/09</text:p>
          </table:table-cell>
          <table:table-cell office:value-type="float" office:value="182.89">
            <text:p>182.8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<text:a xlink:href="http://www.isuresults.com/bios/isufs00002283.htm">Kensuke NAKANIWA</text:a></text:p>
          </table:table-cell>
          <table:table-cell office:value-type="string">
            <text:p>JPN</text:p>
          </table:table-cell>
          <table:table-cell office:value-type="string">
            <text:p>Cup of China 2006</text:p>
          </table:table-cell>
          <table:table-cell office:value-type="date" office:date-value="2006-11-11">
            <text:p>11/11/06</text:p>
          </table:table-cell>
          <table:table-cell office:value-type="float" office:value="182.74">
            <text:p>182.7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<text:a xlink:href="http://www.isuresults.com/bios/isufs00100942.htm">Harrison Jon-Yen WONG</text:a></text:p>
          </table:table-cell>
          <table:table-cell office:value-type="string">
            <text:p>HKG</text:p>
          </table:table-cell>
          <table:table-cell office:value-type="string">
            <text:p>ISU CS Tallinn Trophy 2017</text:p>
          </table:table-cell>
          <table:table-cell office:value-type="date" office:date-value="2017-11-24">
            <text:p>24/11/17</text:p>
          </table:table-cell>
          <table:table-cell office:value-type="float" office:value="182.6">
            <text:p>182.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<text:a xlink:href="http://www.isuresults.com/bios/isufs00034884.htm">Yuto KISHINA</text:a></text:p>
          </table:table-cell>
          <table:table-cell office:value-type="string">
            <text:p>JPN</text:p>
          </table:table-cell>
          <table:table-cell office:value-type="string">
            <text:p>ISU JGP Brisbane 2017</text:p>
          </table:table-cell>
          <table:table-cell office:value-type="date" office:date-value="2017-08-25">
            <text:p>25/08/17</text:p>
          </table:table-cell>
          <table:table-cell office:value-type="float" office:value="182.48">
            <text:p>182.4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<text:a xlink:href="http://www.isuresults.com/bios/isufs00000109.htm">Ivan DINEV</text:a></text:p>
          </table:table-cell>
          <table:table-cell office:value-type="string">
            <text:p>BUL</text:p>
          </table:table-cell>
          <table:table-cell office:value-type="string">
            <text:p>World Championships 2005</text:p>
          </table:table-cell>
          <table:table-cell office:value-type="date" office:date-value="2005-03-17">
            <text:p>17/03/05</text:p>
          </table:table-cell>
          <table:table-cell office:value-type="float" office:value="182.38">
            <text:p>182.3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<text:a xlink:href="http://www.isuresults.com/bios/isufs00034587.htm">Tony LU</text:a></text:p>
          </table:table-cell>
          <table:table-cell office:value-type="string">
            <text:p>USA</text:p>
          </table:table-cell>
          <table:table-cell office:value-type="string">
            <text:p>ISU JGP Copernicus Stars 2015</text:p>
          </table:table-cell>
          <table:table-cell office:value-type="date" office:date-value="2015-09-26">
            <text:p>26/09/15</text:p>
          </table:table-cell>
          <table:table-cell office:value-type="float" office:value="182.26">
            <text:p>182.2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<text:a xlink:href="http://www.isuresults.com/bios/isufs00004942.htm">Jamal OTHMAN</text:a></text:p>
          </table:table-cell>
          <table:table-cell office:value-type="string">
            <text:p>SUI</text:p>
          </table:table-cell>
          <table:table-cell office:value-type="string">
            <text:p>European Championships 2007</text:p>
          </table:table-cell>
          <table:table-cell office:value-type="date" office:date-value="2007-01-25">
            <text:p>25/01/07</text:p>
          </table:table-cell>
          <table:table-cell office:value-type="float" office:value="182.14">
            <text:p>182.1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<text:a xlink:href="http://www.isuresults.com/bios/isufs00013620.htm">Chih-I TSAO</text:a></text:p>
          </table:table-cell>
          <table:table-cell office:value-type="string">
            <text:p>TPE</text:p>
          </table:table-cell>
          <table:table-cell office:value-type="string">
            <text:p>ISU World Junior Championships 2017</text:p>
          </table:table-cell>
          <table:table-cell office:value-type="date" office:date-value="2017-03-16">
            <text:p>16/03/17</text:p>
          </table:table-cell>
          <table:table-cell office:value-type="float" office:value="181.89">
            <text:p>181.8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<text:a xlink:href="http://www.isuresults.com/bios/isufs00000115.htm">Silvio SMALUN</text:a></text:p>
          </table:table-cell>
          <table:table-cell office:value-type="string">
            <text:p>GER</text:p>
          </table:table-cell>
          <table:table-cell office:value-type="string">
            <text:p>European Championships 2006</text:p>
          </table:table-cell>
          <table:table-cell office:value-type="date" office:date-value="2006-01-21">
            <text:p>21/01/06</text:p>
          </table:table-cell>
          <table:table-cell office:value-type="float" office:value="181.73">
            <text:p>181.73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09">
            <text:p>209</text:p>
          </table:table-cell>
          <table:table-cell office:value-type="string">
            <text:p><text:a xlink:href="http://www.isuresults.com/bios/isufs00006687.htm">Noriyuki KANZAKI</text:a></text:p>
          </table:table-cell>
          <table:table-cell office:value-type="string">
            <text:p>JPN</text:p>
          </table:table-cell>
          <table:table-cell office:value-type="string">
            <text:p>Four Continents Championships 2007</text:p>
          </table:table-cell>
          <table:table-cell office:value-type="date" office:date-value="2007-02-09">
            <text:p>09/02/07</text:p>
          </table:table-cell>
          <table:table-cell office:value-type="float" office:value="181.58">
            <text:p>181.5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<text:a xlink:href="http://www.isuresults.com/bios/isufs00007363.htm">Kim LUCINE</text:a></text:p>
          </table:table-cell>
          <table:table-cell office:value-type="string">
            <text:p>MON</text:p>
          </table:table-cell>
          <table:table-cell office:value-type="string">
            <text:p>World Championships 2012</text:p>
          </table:table-cell>
          <table:table-cell office:value-type="date" office:date-value="2012-03-31">
            <text:p>31/03/12</text:p>
          </table:table-cell>
          <table:table-cell office:value-type="float" office:value="181.37">
            <text:p>181.3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<text:a xlink:href="http://www.isuresults.com/bios/isufs00013414.htm">Burak DEMIRBOGA</text:a></text:p>
          </table:table-cell>
          <table:table-cell office:value-type="string">
            <text:p>TUR</text:p>
          </table:table-cell>
          <table:table-cell office:value-type="string">
            <text:p>ISU CS Ondrej Nepela Trophy 2017</text:p>
          </table:table-cell>
          <table:table-cell office:value-type="date" office:date-value="2017-09-23">
            <text:p>23/09/17</text:p>
          </table:table-cell>
          <table:table-cell office:value-type="float" office:value="181.24">
            <text:p>181.2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<text:a xlink:href="http://www.isuresults.com/bios/isufs00002485.htm">Yunfei LI</text:a></text:p>
          </table:table-cell>
          <table:table-cell office:value-type="string">
            <text:p>CHN</text:p>
          </table:table-cell>
          <table:table-cell office:value-type="string">
            <text:p>NHK Trophy 2003</text:p>
          </table:table-cell>
          <table:table-cell office:value-type="date" office:date-value="2003-11-30">
            <text:p>30/11/03</text:p>
          </table:table-cell>
          <table:table-cell office:value-type="float" office:value="181.19">
            <text:p>181.1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<text:a xlink:href="http://www.isuresults.com/bios/isufs00010778.htm">Martin RAPPE</text:a></text:p>
          </table:table-cell>
          <table:table-cell office:value-type="string">
            <text:p>GER</text:p>
          </table:table-cell>
          <table:table-cell office:value-type="string">
            <text:p>Ice Challenge 2014</text:p>
          </table:table-cell>
          <table:table-cell office:value-type="date" office:date-value="2014-11-15">
            <text:p>15/11/14</text:p>
          </table:table-cell>
          <table:table-cell office:value-type="float" office:value="180.66">
            <text:p>180.6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<text:a xlink:href="http://www.isuresults.com/bios/isufs00014101.htm">Sondre ODDVOLL BOE</text:a></text:p>
          </table:table-cell>
          <table:table-cell office:value-type="string">
            <text:p>NOR</text:p>
          </table:table-cell>
          <table:table-cell office:value-type="string">
            <text:p>ISU CS Lombardia Trophy 2017</text:p>
          </table:table-cell>
          <table:table-cell office:value-type="date" office:date-value="2017-09-16">
            <text:p>16/09/17</text:p>
          </table:table-cell>
          <table:table-cell office:value-type="float" office:value="180.23">
            <text:p>180.2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<text:a xlink:href="http://www.isuresults.com/bios/isufs00034481.htm">Larry LOUPOLOVER</text:a></text:p>
          </table:table-cell>
          <table:table-cell office:value-type="string">
            <text:p>AZE</text:p>
          </table:table-cell>
          <table:table-cell office:value-type="string">
            <text:p>ISU CS Tallinn Trophy 2016</text:p>
          </table:table-cell>
          <table:table-cell office:value-type="date" office:date-value="2016-11-24">
            <text:p>24/11/16</text:p>
          </table:table-cell>
          <table:table-cell office:value-type="float" office:value="180.22">
            <text:p>180.2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<text:a xlink:href="http://www.isuresults.com/bios/isufs00102549.htm">Shuai FANG</text:a></text:p>
          </table:table-cell>
          <table:table-cell office:value-type="string">
            <text:p>CHN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80.1">
            <text:p>180.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<text:a xlink:href="http://www.isuresults.com/bios/isufs00034542.htm">Daniil BERNADINER</text:a></text:p>
          </table:table-cell>
          <table:table-cell office:value-type="string">
            <text:p>RUS</text:p>
          </table:table-cell>
          <table:table-cell office:value-type="string">
            <text:p>ISU JGP Colorado Springs 2015</text:p>
          </table:table-cell>
          <table:table-cell office:value-type="date" office:date-value="2015-09-04">
            <text:p>04/09/15</text:p>
          </table:table-cell>
          <table:table-cell office:value-type="float" office:value="179.93">
            <text:p>179.9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<text:a xlink:href="http://www.isuresults.com/bios/isufs00007158.htm">Lun SONG</text:a></text:p>
          </table:table-cell>
          <table:table-cell office:value-type="string">
            <text:p>CHN</text:p>
          </table:table-cell>
          <table:table-cell office:value-type="string">
            <text:p>Cup of China 2004</text:p>
          </table:table-cell>
          <table:table-cell office:value-type="date" office:date-value="2004-11-13">
            <text:p>13/11/04</text:p>
          </table:table-cell>
          <table:table-cell office:value-type="float" office:value="179.64">
            <text:p>179.6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<text:a xlink:href="http://www.isuresults.com/bios/isufs00009665.htm">Gongming CHENG</text:a></text:p>
          </table:table-cell>
          <table:table-cell office:value-type="string">
            <text:p>CHN</text:p>
          </table:table-cell>
          <table:table-cell office:value-type="string">
            <text:p>ISU JGP Golden Lynx 2008</text:p>
          </table:table-cell>
          <table:table-cell office:value-type="date" office:date-value="2008-10-04">
            <text:p>04/10/08</text:p>
          </table:table-cell>
          <table:table-cell office:value-type="float" office:value="179.56">
            <text:p>179.5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<text:a xlink:href="http://www.isuresults.com/bios/isufs00007079.htm">Maciej CIEPLUCHA</text:a></text:p>
          </table:table-cell>
          <table:table-cell office:value-type="string">
            <text:p>POL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79.24">
            <text:p>179.2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<text:a xlink:href="http://www.isuresults.com/bios/isufs00008230.htm">Akio SASAKI</text:a></text:p>
          </table:table-cell>
          <table:table-cell office:value-type="string">
            <text:p>JPN</text:p>
          </table:table-cell>
          <table:table-cell office:value-type="string">
            <text:p>Nebelhorn Trophy 2009</text:p>
          </table:table-cell>
          <table:table-cell office:value-type="date" office:date-value="2009-09-25">
            <text:p>25/09/09</text:p>
          </table:table-cell>
          <table:table-cell office:value-type="float" office:value="179.16">
            <text:p>179.1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<text:a xlink:href="http://www.isuresults.com/bios/isufs00034586.htm">Kevin SHUM</text:a></text:p>
          </table:table-cell>
          <table:table-cell office:value-type="string">
            <text:p>USA</text:p>
          </table:table-cell>
          <table:table-cell office:value-type="string">
            <text:p>ISU JGP Czech Skate 2016</text:p>
          </table:table-cell>
          <table:table-cell office:value-type="date" office:date-value="2016-09-03">
            <text:p>03/09/16</text:p>
          </table:table-cell>
          <table:table-cell office:value-type="float" office:value="178.92">
            <text:p>178.92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223">
            <text:p>223</text:p>
          </table:table-cell>
          <table:table-cell office:value-type="string">
            <text:p><text:a xlink:href="http://www.isuresults.com/bios/isufs00101629.htm">Kum Chol HAN</text:a></text:p>
          </table:table-cell>
          <table:table-cell office:value-type="string">
            <text:p>PRK</text:p>
          </table:table-cell>
          <table:table-cell office:value-type="string">
            <text:p>ISU JGP Pokal d. Blauen Schwerter 2016</text:p>
          </table:table-cell>
          <table:table-cell office:value-type="date" office:date-value="2016-10-07">
            <text:p>07/10/16</text:p>
          </table:table-cell>
          <table:table-cell office:value-type="float" office:value="178.77">
            <text:p>178.7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<text:a xlink:href="http://www.isuresults.com/bios/isufs00012892.htm">Luiz MANELLA</text:a></text:p>
          </table:table-cell>
          <table:table-cell office:value-type="string">
            <text:p>BRA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78.62">
            <text:p>178.6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<text:a xlink:href="http://www.isuresults.com/bios/isufs00001880.htm">Roman SEROV</text:a></text:p>
          </table:table-cell>
          <table:table-cell office:value-type="string">
            <text:p>ISR</text:p>
          </table:table-cell>
          <table:table-cell office:value-type="string">
            <text:p>World Championships 2006</text:p>
          </table:table-cell>
          <table:table-cell office:value-type="date" office:date-value="2006-03-23">
            <text:p>23/03/06</text:p>
          </table:table-cell>
          <table:table-cell office:value-type="float" office:value="178.59">
            <text:p>178.5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<text:a xlink:href="http://www.isuresults.com/bios/isufs00006286.htm">Jordan BRAUNINGER</text:a></text:p>
          </table:table-cell>
          <table:table-cell office:value-type="string">
            <text:p>USA</text:p>
          </table:table-cell>
          <table:table-cell office:value-type="string">
            <text:p>World Junior Championships 2005</text:p>
          </table:table-cell>
          <table:table-cell office:value-type="date" office:date-value="2005-03-05">
            <text:p>05/03/05</text:p>
          </table:table-cell>
          <table:table-cell office:value-type="float" office:value="178.32">
            <text:p>178.3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<text:a xlink:href="http://www.isuresults.com/bios/isufs00013058.htm">Daichi MIYATA</text:a></text:p>
          </table:table-cell>
          <table:table-cell office:value-type="string">
            <text:p>JPN</text:p>
          </table:table-cell>
          <table:table-cell office:value-type="string">
            <text:p>ISU JGP Croatia Cup 2015</text:p>
          </table:table-cell>
          <table:table-cell office:value-type="date" office:date-value="2015-10-09">
            <text:p>09/10/15</text:p>
          </table:table-cell>
          <table:table-cell office:value-type="float" office:value="178.32">
            <text:p>178.3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<text:a xlink:href="http://www.isuresults.com/bios/isufs00003577.htm">Alexander SHUBIN</text:a></text:p>
          </table:table-cell>
          <table:table-cell office:value-type="string">
            <text:p>RUS</text:p>
          </table:table-cell>
          <table:table-cell office:value-type="string">
            <text:p>Trophee Lalique 2003</text:p>
          </table:table-cell>
          <table:table-cell office:value-type="date" office:date-value="2003-11-15">
            <text:p>15/11/03</text:p>
          </table:table-cell>
          <table:table-cell office:value-type="float" office:value="178.21">
            <text:p>178.2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<text:a xlink:href="http://www.isuresults.com/bios/isufs00012489.htm">Thomas KENNES</text:a></text:p>
          </table:table-cell>
          <table:table-cell office:value-type="string">
            <text:p>NED</text:p>
          </table:table-cell>
          <table:table-cell office:value-type="string">
            <text:p>ISU CS Nebelhorn Trophy 2017</text:p>
          </table:table-cell>
          <table:table-cell office:value-type="date" office:date-value="2017-09-29">
            <text:p>29/09/17</text:p>
          </table:table-cell>
          <table:table-cell office:value-type="float" office:value="178.2">
            <text:p>178.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29">
            <text:p>229</text:p>
          </table:table-cell>
          <table:table-cell office:value-type="string">
            <text:p><text:a xlink:href="http://www.isuresults.com/bios/isufs00010972.htm">Ryuichi KIHARA</text:a></text:p>
          </table:table-cell>
          <table:table-cell office:value-type="string">
            <text:p>JPN</text:p>
          </table:table-cell>
          <table:table-cell office:value-type="string">
            <text:p>ISU JGP Pokal der Blauen Schwerter 2010</text:p>
          </table:table-cell>
          <table:table-cell office:value-type="date" office:date-value="2010-10-09">
            <text:p>09/10/10</text:p>
          </table:table-cell>
          <table:table-cell office:value-type="float" office:value="177.92">
            <text:p>177.9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<text:a xlink:href="http://www.isuresults.com/bios/isufs00009624.htm">Stanislav KOVALEV</text:a></text:p>
          </table:table-cell>
          <table:table-cell office:value-type="string">
            <text:p>RUS</text:p>
          </table:table-cell>
          <table:table-cell office:value-type="string">
            <text:p>ISU JGP Bosphorus 2009</text:p>
          </table:table-cell>
          <table:table-cell office:value-type="date" office:date-value="2009-10-17">
            <text:p>17/10/09</text:p>
          </table:table-cell>
          <table:table-cell office:value-type="float" office:value="177.69">
            <text:p>177.6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<text:a xlink:href="http://www.isuresults.com/bios/isufs00012096.htm">Yuhang GUAN</text:a></text:p>
          </table:table-cell>
          <table:table-cell office:value-type="string">
            <text:p>CHN</text:p>
          </table:table-cell>
          <table:table-cell office:value-type="string">
            <text:p>ISU GP Lexus Cup of China 2014</text:p>
          </table:table-cell>
          <table:table-cell office:value-type="date" office:date-value="2014-11-08">
            <text:p>08/11/14</text:p>
          </table:table-cell>
          <table:table-cell office:value-type="float" office:value="177.66">
            <text:p>177.6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<text:a xlink:href="http://www.isuresults.com/bios/isufs00034515.htm">Donovan CARRILLO</text:a></text:p>
          </table:table-cell>
          <table:table-cell office:value-type="string">
            <text:p>MEX</text:p>
          </table:table-cell>
          <table:table-cell office:value-type="string">
            <text:p>ISU CS Nebelhorn Trophy 2017</text:p>
          </table:table-cell>
          <table:table-cell office:value-type="date" office:date-value="2017-09-29">
            <text:p>29/09/17</text:p>
          </table:table-cell>
          <table:table-cell office:value-type="float" office:value="177.66">
            <text:p>177.6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<text:a xlink:href="http://www.isuresults.com/bios/isufs00012586.htm">Wenbo ZANG</text:a></text:p>
          </table:table-cell>
          <table:table-cell office:value-type="string">
            <text:p>CHN</text:p>
          </table:table-cell>
          <table:table-cell office:value-type="string">
            <text:p>ISU JGP Kosice 2013</text:p>
          </table:table-cell>
          <table:table-cell office:value-type="date" office:date-value="2013-09-15">
            <text:p>15/09/13</text:p>
          </table:table-cell>
          <table:table-cell office:value-type="float" office:value="177.61">
            <text:p>177.6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<text:a xlink:href="http://www.isuresults.com/bios/isufs00013834.htm">Hidetsugu KAMATA</text:a></text:p>
          </table:table-cell>
          <table:table-cell office:value-type="string">
            <text:p>JPN</text:p>
          </table:table-cell>
          <table:table-cell office:value-type="string">
            <text:p>ISU JGP Copernicus Stars 2015</text:p>
          </table:table-cell>
          <table:table-cell office:value-type="date" office:date-value="2015-09-26">
            <text:p>26/09/15</text:p>
          </table:table-cell>
          <table:table-cell office:value-type="float" office:value="177.4">
            <text:p>177.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<text:a xlink:href="http://www.isuresults.com/bios/isufs00035470.htm">Eric SJOBERG</text:a></text:p>
          </table:table-cell>
          <table:table-cell office:value-type="string">
            <text:p>USA</text:p>
          </table:table-cell>
          <table:table-cell office:value-type="string">
            <text:p>ISU JGP Cup of Mordovia 2016</text:p>
          </table:table-cell>
          <table:table-cell office:value-type="date" office:date-value="2016-09-16">
            <text:p>16/09/16</text:p>
          </table:table-cell>
          <table:table-cell office:value-type="float" office:value="177.21">
            <text:p>177.2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<text:a xlink:href="http://www.isuresults.com/bios/isufs00008832.htm">Viktor ROMANENKOV</text:a></text:p>
          </table:table-cell>
          <table:table-cell office:value-type="string">
            <text:p>EST</text:p>
          </table:table-cell>
          <table:table-cell office:value-type="string">
            <text:p>World Championships 2013</text:p>
          </table:table-cell>
          <table:table-cell office:value-type="date" office:date-value="2013-03-15">
            <text:p>15/03/13</text:p>
          </table:table-cell>
          <table:table-cell office:value-type="float" office:value="177.09">
            <text:p>177.0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<text:a xlink:href="http://www.isuresults.com/bios/isufs00054753.htm">Yakau ZENKO</text:a></text:p>
          </table:table-cell>
          <table:table-cell office:value-type="string">
            <text:p>BLR</text:p>
          </table:table-cell>
          <table:table-cell office:value-type="string">
            <text:p>ISU JGP Copernicus Stars 2015</text:p>
          </table:table-cell>
          <table:table-cell office:value-type="date" office:date-value="2015-09-26">
            <text:p>26/09/15</text:p>
          </table:table-cell>
          <table:table-cell office:value-type="float" office:value="176.89">
            <text:p>176.89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237">
            <text:p>237</text:p>
          </table:table-cell>
          <table:table-cell office:value-type="string">
            <text:p><text:a xlink:href="http://www.isuresults.com/bios/isufs00011238.htm">Tomi PULKKINEN</text:a></text:p>
          </table:table-cell>
          <table:table-cell office:value-type="string">
            <text:p>FIN</text:p>
          </table:table-cell>
          <table:table-cell office:value-type="string">
            <text:p>ISU CS Golden Spin of Zagreb 2015</text:p>
          </table:table-cell>
          <table:table-cell office:value-type="date" office:date-value="2015-12-04">
            <text:p>04/12/15</text:p>
          </table:table-cell>
          <table:table-cell office:value-type="float" office:value="176.85">
            <text:p>176.8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<text:a xlink:href="http://www.isuresults.com/bios/isufs00006374.htm">Dennis PHAN</text:a></text:p>
          </table:table-cell>
          <table:table-cell office:value-type="string">
            <text:p>USA</text:p>
          </table:table-cell>
          <table:table-cell office:value-type="string">
            <text:p>ISU Junior Grand Prix Final 2005</text:p>
          </table:table-cell>
          <table:table-cell office:value-type="date" office:date-value="2004-12-04">
            <text:p>04/12/04</text:p>
          </table:table-cell>
          <table:table-cell office:value-type="float" office:value="176.74">
            <text:p>176.7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<text:a xlink:href="http://www.isuresults.com/bios/isufs00009055.htm">Mark WEBSTER</text:a></text:p>
          </table:table-cell>
          <table:table-cell office:value-type="string">
            <text:p>AUS</text:p>
          </table:table-cell>
          <table:table-cell office:value-type="string">
            <text:p>ISU CS Warsaw Cup 2017</text:p>
          </table:table-cell>
          <table:table-cell office:value-type="date" office:date-value="2017-11-19">
            <text:p>19/11/17</text:p>
          </table:table-cell>
          <table:table-cell office:value-type="float" office:value="176.22">
            <text:p>176.2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<text:a xlink:href="http://www.isuresults.com/bios/isufs00006670.htm">Justus STRID</text:a></text:p>
          </table:table-cell>
          <table:table-cell office:value-type="string">
            <text:p>DEN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76.19">
            <text:p>176.1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<text:a xlink:href="http://www.isuresults.com/bios/isufs00007775.htm">Kento NAKAMURA</text:a></text:p>
          </table:table-cell>
          <table:table-cell office:value-type="string">
            <text:p>JPN</text:p>
          </table:table-cell>
          <table:table-cell office:value-type="string">
            <text:p>ISU JGP Bosphorus 2009</text:p>
          </table:table-cell>
          <table:table-cell office:value-type="date" office:date-value="2009-10-17">
            <text:p>17/10/09</text:p>
          </table:table-cell>
          <table:table-cell office:value-type="float" office:value="176.18">
            <text:p>176.18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242">
            <text:p>242</text:p>
          </table:table-cell>
          <table:table-cell office:value-type="string">
            <text:p><text:a xlink:href="http://www.isuresults.com/bios/isufs00054347.htm">Se Jong BYUN</text:a></text:p>
          </table:table-cell>
          <table:table-cell office:value-type="string">
            <text:p>KOR</text:p>
          </table:table-cell>
          <table:table-cell office:value-type="string">
            <text:p>ISU Four Continents Championships 2016</text:p>
          </table:table-cell>
          <table:table-cell office:value-type="date" office:date-value="2016-02-21">
            <text:p>21/02/16</text:p>
          </table:table-cell>
          <table:table-cell office:value-type="float" office:value="176.15">
            <text:p>176.1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<text:a xlink:href="http://www.isuresults.com/bios/isufs00002284.htm">Fedor ANDREEV</text:a></text:p>
          </table:table-cell>
          <table:table-cell office:value-type="string">
            <text:p>RUS</text:p>
          </table:table-cell>
          <table:table-cell office:value-type="string">
            <text:p>Trophee Lalique 2003</text:p>
          </table:table-cell>
          <table:table-cell office:value-type="date" office:date-value="2003-11-15">
            <text:p>15/11/03</text:p>
          </table:table-cell>
          <table:table-cell office:value-type="float" office:value="176.05">
            <text:p>176.0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<text:a xlink:href="http://www.isuresults.com/bios/isufs00007137.htm">Valtter VIRTANEN</text:a></text:p>
          </table:table-cell>
          <table:table-cell office:value-type="string">
            <text:p>FIN</text:p>
          </table:table-cell>
          <table:table-cell office:value-type="string">
            <text:p>ISU CS Finlandia Trophy 2017</text:p>
          </table:table-cell>
          <table:table-cell office:value-type="date" office:date-value="2017-10-07">
            <text:p>07/10/17</text:p>
          </table:table-cell>
          <table:table-cell office:value-type="float" office:value="175.95">
            <text:p>175.9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<text:a xlink:href="http://www.isuresults.com/bios/isufs00010392.htm">Christopher BERNECK</text:a></text:p>
          </table:table-cell>
          <table:table-cell office:value-type="string">
            <text:p>GER</text:p>
          </table:table-cell>
          <table:table-cell office:value-type="string">
            <text:p>Skate Canada Autumn Classic 2014</text:p>
          </table:table-cell>
          <table:table-cell office:value-type="date" office:date-value="2014-10-16">
            <text:p>16/10/14</text:p>
          </table:table-cell>
          <table:table-cell office:value-type="float" office:value="175.86">
            <text:p>175.8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<text:a xlink:href="http://www.isuresults.com/bios/isufs00102767.htm">Evgeni SEMENENKO</text:a></text:p>
          </table:table-cell>
          <table:table-cell office:value-type="string">
            <text:p>RUS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75.8">
            <text:p>175.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<text:a xlink:href="http://www.isuresults.com/bios/isufs00007238.htm">Alexandr KAZAKOV</text:a></text:p>
          </table:table-cell>
          <table:table-cell office:value-type="string">
            <text:p>BLR</text:p>
          </table:table-cell>
          <table:table-cell office:value-type="string">
            <text:p>World Championships 2010</text:p>
          </table:table-cell>
          <table:table-cell office:value-type="date" office:date-value="2010-03-25">
            <text:p>25/03/10</text:p>
          </table:table-cell>
          <table:table-cell office:value-type="float" office:value="175.57">
            <text:p>175.5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<text:a xlink:href="http://www.isuresults.com/bios/isufs00007107.htm">Tommy STEENBERG</text:a></text:p>
          </table:table-cell>
          <table:table-cell office:value-type="string">
            <text:p>USA</text:p>
          </table:table-cell>
          <table:table-cell office:value-type="string">
            <text:p>ISU JGP Mirecurea Ciuc 2006</text:p>
          </table:table-cell>
          <table:table-cell office:value-type="date" office:date-value="2006-09-24">
            <text:p>24/09/06</text:p>
          </table:table-cell>
          <table:table-cell office:value-type="float" office:value="175.3">
            <text:p>175.3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249">
            <text:p>249</text:p>
          </table:table-cell>
          <table:table-cell office:value-type="string">
            <text:p><text:a xlink:href="http://www.isuresults.com/bios/isufs00034286.htm">Alexander BJELDE</text:a></text:p>
          </table:table-cell>
          <table:table-cell office:value-type="string">
            <text:p>GER</text:p>
          </table:table-cell>
          <table:table-cell office:value-type="string">
            <text:p>ISU CS Golden Spin of Zagreb 2015</text:p>
          </table:table-cell>
          <table:table-cell office:value-type="date" office:date-value="2015-12-04">
            <text:p>04/12/15</text:p>
          </table:table-cell>
          <table:table-cell office:value-type="float" office:value="175.21">
            <text:p>175.2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<text:a xlink:href="http://www.isuresults.com/bios/isufs00012767.htm">Simon HOCQUAUX</text:a></text:p>
          </table:table-cell>
          <table:table-cell office:value-type="string">
            <text:p>FRA</text:p>
          </table:table-cell>
          <table:table-cell office:value-type="string">
            <text:p>ISU JGP Czech Skate 2014</text:p>
          </table:table-cell>
          <table:table-cell office:value-type="date" office:date-value="2014-09-06">
            <text:p>06/09/14</text:p>
          </table:table-cell>
          <table:table-cell office:value-type="float" office:value="175.04">
            <text:p>175.0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<text:a xlink:href="http://www.isuresults.com/bios/isufs00008194.htm">Igor MACYPURA</text:a></text:p>
          </table:table-cell>
          <table:table-cell office:value-type="string">
            <text:p>SVK</text:p>
          </table:table-cell>
          <table:table-cell office:value-type="string">
            <text:p>World Championships 2007</text:p>
          </table:table-cell>
          <table:table-cell office:value-type="date" office:date-value="2007-03-22">
            <text:p>22/03/07</text:p>
          </table:table-cell>
          <table:table-cell office:value-type="float" office:value="174.94">
            <text:p>174.9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<text:a xlink:href="http://www.isuresults.com/bios/isufs00008552.htm">Joey RUSSELL</text:a></text:p>
          </table:table-cell>
          <table:table-cell office:value-type="string">
            <text:p>CAN</text:p>
          </table:table-cell>
          <table:table-cell office:value-type="string">
            <text:p>Nebelhorn Trophy 2009</text:p>
          </table:table-cell>
          <table:table-cell office:value-type="date" office:date-value="2009-09-25">
            <text:p>25/09/09</text:p>
          </table:table-cell>
          <table:table-cell office:value-type="float" office:value="174.91">
            <text:p>174.91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53">
            <text:p>253</text:p>
          </table:table-cell>
          <table:table-cell office:value-type="string">
            <text:p><text:a xlink:href="http://www.isuresults.com/bios/isufs00014316.htm">Yuheng LI</text:a></text:p>
          </table:table-cell>
          <table:table-cell office:value-type="string">
            <text:p>CHN</text:p>
          </table:table-cell>
          <table:table-cell office:value-type="string">
            <text:p>ISU JGP Pokal d. Blauen Schwerter 2016</text:p>
          </table:table-cell>
          <table:table-cell office:value-type="date" office:date-value="2016-10-07">
            <text:p>07/10/16</text:p>
          </table:table-cell>
          <table:table-cell office:value-type="float" office:value="174.52">
            <text:p>174.5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<text:a xlink:href="http://www.isuresults.com/bios/isufs00014248.htm">Adrien BANNISTER</text:a></text:p>
          </table:table-cell>
          <table:table-cell office:value-type="string">
            <text:p>ITA</text:p>
          </table:table-cell>
          <table:table-cell office:value-type="string">
            <text:p>ISU CS Warsaw Cup 2017</text:p>
          </table:table-cell>
          <table:table-cell office:value-type="date" office:date-value="2017-11-19">
            <text:p>19/11/17</text:p>
          </table:table-cell>
          <table:table-cell office:value-type="float" office:value="174.1">
            <text:p>174.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<text:a xlink:href="http://www.isuresults.com/bios/isufs00008750.htm">Austin KANALLAKAN</text:a></text:p>
          </table:table-cell>
          <table:table-cell office:value-type="string">
            <text:p>USA</text:p>
          </table:table-cell>
          <table:table-cell office:value-type="string">
            <text:p>ISU JGP Croatia Cup 2007</text:p>
          </table:table-cell>
          <table:table-cell office:value-type="date" office:date-value="2007-09-29">
            <text:p>29/09/07</text:p>
          </table:table-cell>
          <table:table-cell office:value-type="float" office:value="173.69">
            <text:p>173.6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<text:a xlink:href="http://www.isuresults.com/bios/isufs00000057.htm">Vakhtang MURVANIDZE</text:a></text:p>
          </table:table-cell>
          <table:table-cell office:value-type="string">
            <text:p>GEO</text:p>
          </table:table-cell>
          <table:table-cell office:value-type="string">
            <text:p>Smart Ones Skate America 2003</text:p>
          </table:table-cell>
          <table:table-cell office:value-type="date" office:date-value="2003-10-24">
            <text:p>24/10/03</text:p>
          </table:table-cell>
          <table:table-cell office:value-type="float" office:value="173.29">
            <text:p>173.2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<text:a xlink:href="http://www.isuresults.com/bios/isufs00103613.htm">Dinh TRAN</text:a></text:p>
          </table:table-cell>
          <table:table-cell office:value-type="string">
            <text:p>USA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72.91">
            <text:p>172.9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<text:a xlink:href="http://www.isuresults.com/bios/isufs00006502.htm">Pavel KASKA</text:a></text:p>
          </table:table-cell>
          <table:table-cell office:value-type="string">
            <text:p>CZE</text:p>
          </table:table-cell>
          <table:table-cell office:value-type="string">
            <text:p>HomeSense Skate Canada 2007</text:p>
          </table:table-cell>
          <table:table-cell office:value-type="date" office:date-value="2007-11-04">
            <text:p>04/11/07</text:p>
          </table:table-cell>
          <table:table-cell office:value-type="float" office:value="172.9">
            <text:p>172.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<text:a xlink:href="http://www.isuresults.com/bios/isufs00006263.htm">Ryo SHIBATA</text:a></text:p>
          </table:table-cell>
          <table:table-cell office:value-type="string">
            <text:p>JPN</text:p>
          </table:table-cell>
          <table:table-cell office:value-type="string">
            <text:p>Harghita Cup 2004</text:p>
          </table:table-cell>
          <table:table-cell office:value-type="date" office:date-value="2004-10-15">
            <text:p>15/10/04</text:p>
          </table:table-cell>
          <table:table-cell office:value-type="float" office:value="172.81">
            <text:p>172.8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<text:a xlink:href="http://www.isuresults.com/bios/isufs00054588.htm">Sena MIYAKE</text:a></text:p>
          </table:table-cell>
          <table:table-cell office:value-type="string">
            <text:p>JPN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72.69">
            <text:p>172.6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<text:a xlink:href="http://www.isuresults.com/bios/isufs00034510.htm">Kai Xiang CHEW</text:a></text:p>
          </table:table-cell>
          <table:table-cell office:value-type="string">
            <text:p>MAS</text:p>
          </table:table-cell>
          <table:table-cell office:value-type="string">
            <text:p>ISU CS Warsaw Cup 2017</text:p>
          </table:table-cell>
          <table:table-cell office:value-type="date" office:date-value="2017-11-19">
            <text:p>19/11/17</text:p>
          </table:table-cell>
          <table:table-cell office:value-type="float" office:value="172.18">
            <text:p>172.1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<text:a xlink:href="http://www.isuresults.com/bios/isufs00004508.htm">Nicholas LAROCHE</text:a></text:p>
          </table:table-cell>
          <table:table-cell office:value-type="string">
            <text:p>USA</text:p>
          </table:table-cell>
          <table:table-cell office:value-type="string">
            <text:p>Nebelhorn Trophy 2003</text:p>
          </table:table-cell>
          <table:table-cell office:value-type="date" office:date-value="2003-09-05">
            <text:p>05/09/03</text:p>
          </table:table-cell>
          <table:table-cell office:value-type="float" office:value="172.14">
            <text:p>172.1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<text:a xlink:href="http://www.isuresults.com/bios/isufs00005741.htm">Song Chol RI</text:a></text:p>
          </table:table-cell>
          <table:table-cell office:value-type="string">
            <text:p>PRK</text:p>
          </table:table-cell>
          <table:table-cell office:value-type="string">
            <text:p>Nebelhorn Trophy 2009</text:p>
          </table:table-cell>
          <table:table-cell office:value-type="date" office:date-value="2009-09-25">
            <text:p>25/09/09</text:p>
          </table:table-cell>
          <table:table-cell office:value-type="float" office:value="172.14">
            <text:p>172.1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63">
            <text:p>263</text:p>
          </table:table-cell>
          <table:table-cell office:value-type="string">
            <text:p><text:a xlink:href="http://www.isuresults.com/bios/isufs00003638.htm">Xiaodong MA</text:a></text:p>
          </table:table-cell>
          <table:table-cell office:value-type="string">
            <text:p>CHN</text:p>
          </table:table-cell>
          <table:table-cell office:value-type="string">
            <text:p>Four Continents Championships 2006</text:p>
          </table:table-cell>
          <table:table-cell office:value-type="date" office:date-value="2006-01-27">
            <text:p>27/01/06</text:p>
          </table:table-cell>
          <table:table-cell office:value-type="float" office:value="172.11">
            <text:p>172.1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<text:a xlink:href="http://www.isuresults.com/bios/isufs00010127.htm">Harry MATTICK</text:a></text:p>
          </table:table-cell>
          <table:table-cell office:value-type="string">
            <text:p>GBR</text:p>
          </table:table-cell>
          <table:table-cell office:value-type="string">
            <text:p>ISU CS Warsaw Cup 2017</text:p>
          </table:table-cell>
          <table:table-cell office:value-type="date" office:date-value="2017-11-19">
            <text:p>19/11/17</text:p>
          </table:table-cell>
          <table:table-cell office:value-type="float" office:value="171.93">
            <text:p>171.9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<text:a xlink:href="http://www.isuresults.com/bios/isufs00054585.htm">Lukas BRITSCHGI</text:a></text:p>
          </table:table-cell>
          <table:table-cell office:value-type="string">
            <text:p>SUI</text:p>
          </table:table-cell>
          <table:table-cell office:value-type="string">
            <text:p>ISU CS Warsaw Cup 2017</text:p>
          </table:table-cell>
          <table:table-cell office:value-type="date" office:date-value="2017-11-19">
            <text:p>19/11/17</text:p>
          </table:table-cell>
          <table:table-cell office:value-type="float" office:value="171.81">
            <text:p>171.8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66">
            <text:p>266</text:p>
          </table:table-cell>
          <table:table-cell office:value-type="string">
            <text:p><text:a xlink:href="http://www.isuresults.com/bios/isufs00101546.htm">William HUBBART</text:a></text:p>
          </table:table-cell>
          <table:table-cell office:value-type="string">
            <text:p>USA</text:p>
          </table:table-cell>
          <table:table-cell office:value-type="string">
            <text:p>ISU JGP Ljubljana Cup 2016</text:p>
          </table:table-cell>
          <table:table-cell office:value-type="date" office:date-value="2016-09-23">
            <text:p>23/09/16</text:p>
          </table:table-cell>
          <table:table-cell office:value-type="float" office:value="171.51">
            <text:p>171.5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67">
            <text:p>267</text:p>
          </table:table-cell>
          <table:table-cell office:value-type="string">
            <text:p><text:a xlink:href="http://www.isuresults.com/bios/isufs00014214.htm">Roman GALAY</text:a></text:p>
          </table:table-cell>
          <table:table-cell office:value-type="string">
            <text:p>FIN</text:p>
          </table:table-cell>
          <table:table-cell office:value-type="string">
            <text:p>ISU JGP Cup of Austria 2015</text:p>
          </table:table-cell>
          <table:table-cell office:value-type="date" office:date-value="2015-09-12">
            <text:p>12/09/15</text:p>
          </table:table-cell>
          <table:table-cell office:value-type="float" office:value="171.31">
            <text:p>171.31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268">
            <text:p>268</text:p>
          </table:table-cell>
          <table:table-cell office:value-type="string">
            <text:p><text:a xlink:href="http://www.isuresults.com/bios/isufs00014523.htm">Petr KOTLARIK</text:a></text:p>
          </table:table-cell>
          <table:table-cell office:value-type="string">
            <text:p>CZE</text:p>
          </table:table-cell>
          <table:table-cell office:value-type="string">
            <text:p>ISU CS Golden Spin of Zagreb 2017</text:p>
          </table:table-cell>
          <table:table-cell office:value-type="date" office:date-value="2017-12-09">
            <text:p>09/12/17</text:p>
          </table:table-cell>
          <table:table-cell office:value-type="float" office:value="171.17">
            <text:p>171.1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<text:a xlink:href="http://www.isuresults.com/bios/isufs00003125.htm">Ari-Pekka NURMENKARI</text:a></text:p>
          </table:table-cell>
          <table:table-cell office:value-type="string">
            <text:p>FIN</text:p>
          </table:table-cell>
          <table:table-cell office:value-type="string">
            <text:p>European Championships 2009</text:p>
          </table:table-cell>
          <table:table-cell office:value-type="date" office:date-value="2009-01-22">
            <text:p>22/01/09</text:p>
          </table:table-cell>
          <table:table-cell office:value-type="float" office:value="170.88">
            <text:p>170.8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<text:a xlink:href="http://www.isuresults.com/bios/isufs00012095.htm">Jiaxing LIU</text:a></text:p>
          </table:table-cell>
          <table:table-cell office:value-type="string">
            <text:p>CHN</text:p>
          </table:table-cell>
          <table:table-cell office:value-type="string">
            <text:p>ISU JGP Volvo Cup 2011</text:p>
          </table:table-cell>
          <table:table-cell office:value-type="date" office:date-value="2011-09-03">
            <text:p>03/09/11</text:p>
          </table:table-cell>
          <table:table-cell office:value-type="float" office:value="170.72">
            <text:p>170.7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71">
            <text:p>271</text:p>
          </table:table-cell>
          <table:table-cell office:value-type="string">
            <text:p><text:a xlink:href="http://www.isuresults.com/bios/isufs00102614.htm">Ryan DUNK</text:a></text:p>
          </table:table-cell>
          <table:table-cell office:value-type="string">
            <text:p>USA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70.71">
            <text:p>170.7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<text:a xlink:href="http://www.isuresults.com/bios/isufs00014083.htm">Anthony KAN</text:a></text:p>
          </table:table-cell>
          <table:table-cell office:value-type="string">
            <text:p>CAN</text:p>
          </table:table-cell>
          <table:table-cell office:value-type="string">
            <text:p>ISU JGP Croatia Cup 2014</text:p>
          </table:table-cell>
          <table:table-cell office:value-type="date" office:date-value="2014-10-10">
            <text:p>10/10/14</text:p>
          </table:table-cell>
          <table:table-cell office:value-type="float" office:value="170.64">
            <text:p>170.6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73">
            <text:p>273</text:p>
          </table:table-cell>
          <table:table-cell office:value-type="string">
            <text:p><text:a xlink:href="http://www.isuresults.com/bios/isufs00002475.htm">Trifun ZIVANOVIC</text:a></text:p>
          </table:table-cell>
          <table:table-cell office:value-type="string">
            <text:p>SRB</text:p>
          </table:table-cell>
          <table:table-cell office:value-type="string">
            <text:p>Smart Ones Skate America 2003</text:p>
          </table:table-cell>
          <table:table-cell office:value-type="date" office:date-value="2003-10-24">
            <text:p>24/10/03</text:p>
          </table:table-cell>
          <table:table-cell office:value-type="float" office:value="170.62">
            <text:p>170.6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73">
            <text:p>273</text:p>
          </table:table-cell>
          <table:table-cell office:value-type="string">
            <text:p><text:a xlink:href="http://www.isuresults.com/bios/isufs00011586.htm">Niko ULANOVSKY</text:a></text:p>
          </table:table-cell>
          <table:table-cell office:value-type="string">
            <text:p>GER</text:p>
          </table:table-cell>
          <table:table-cell office:value-type="string">
            <text:p>ISU JGP Pokal der Blauen Schwerter 2014</text:p>
          </table:table-cell>
          <table:table-cell office:value-type="date" office:date-value="2014-10-04">
            <text:p>04/10/14</text:p>
          </table:table-cell>
          <table:table-cell office:value-type="float" office:value="170.62">
            <text:p>170.6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74">
            <text:p>274</text:p>
          </table:table-cell>
          <table:table-cell office:value-type="string">
            <text:p><text:a xlink:href="http://www.isuresults.com/bios/isufs00007109.htm">Geoffry VARNER</text:a></text:p>
          </table:table-cell>
          <table:table-cell office:value-type="string">
            <text:p>USA</text:p>
          </table:table-cell>
          <table:table-cell office:value-type="string">
            <text:p>ISU JGP Croatia Cup 2005</text:p>
          </table:table-cell>
          <table:table-cell office:value-type="date" office:date-value="2005-10-08">
            <text:p>08/10/05</text:p>
          </table:table-cell>
          <table:table-cell office:value-type="float" office:value="170.48">
            <text:p>170.4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75">
            <text:p>275</text:p>
          </table:table-cell>
          <table:table-cell office:value-type="string">
            <text:p><text:a xlink:href="http://www.isuresults.com/bios/isufs00014496.htm">Oleksiy MELNYK</text:a></text:p>
          </table:table-cell>
          <table:table-cell office:value-type="string">
            <text:p>USA</text:p>
          </table:table-cell>
          <table:table-cell office:value-type="string">
            <text:p>ISU JGP Cup of Austria 2015</text:p>
          </table:table-cell>
          <table:table-cell office:value-type="date" office:date-value="2015-09-12">
            <text:p>12/09/15</text:p>
          </table:table-cell>
          <table:table-cell office:value-type="float" office:value="170.39">
            <text:p>170.3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76">
            <text:p>276</text:p>
          </table:table-cell>
          <table:table-cell office:value-type="string">
            <text:p><text:a xlink:href="http://www.isuresults.com/bios/isufs00014795.htm">Nik FOLINI</text:a></text:p>
          </table:table-cell>
          <table:table-cell office:value-type="string">
            <text:p>ITA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69.49">
            <text:p>169.49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277">
            <text:p>277</text:p>
          </table:table-cell>
          <table:table-cell office:value-type="string">
            <text:p><text:a xlink:href="http://www.isuresults.com/bios/isufs00009664.htm">Ming XU</text:a></text:p>
          </table:table-cell>
          <table:table-cell office:value-type="string">
            <text:p>CHN</text:p>
          </table:table-cell>
          <table:table-cell office:value-type="string">
            <text:p>Four Continents Championships 2008</text:p>
          </table:table-cell>
          <table:table-cell office:value-type="date" office:date-value="2008-02-15">
            <text:p>15/02/08</text:p>
          </table:table-cell>
          <table:table-cell office:value-type="float" office:value="169.17">
            <text:p>169.1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78">
            <text:p>278</text:p>
          </table:table-cell>
          <table:table-cell office:value-type="string">
            <text:p><text:a xlink:href="http://www.isuresults.com/bios/isufs00034545.htm">Thomas STOLL</text:a></text:p>
          </table:table-cell>
          <table:table-cell office:value-type="string">
            <text:p>GER</text:p>
          </table:table-cell>
          <table:table-cell office:value-type="string">
            <text:p>ISU JGP Pokal d. Blauen Schwerter 2016</text:p>
          </table:table-cell>
          <table:table-cell office:value-type="date" office:date-value="2016-10-07">
            <text:p>07/10/16</text:p>
          </table:table-cell>
          <table:table-cell office:value-type="float" office:value="169.07">
            <text:p>169.0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<text:a xlink:href="http://www.isuresults.com/bios/isufs00054797.htm">Maxence COLLET</text:a></text:p>
          </table:table-cell>
          <table:table-cell office:value-type="string">
            <text:p>FRA</text:p>
          </table:table-cell>
          <table:table-cell office:value-type="string">
            <text:p>ISU CS Tallinn Trophy 2017</text:p>
          </table:table-cell>
          <table:table-cell office:value-type="date" office:date-value="2017-11-24">
            <text:p>24/11/17</text:p>
          </table:table-cell>
          <table:table-cell office:value-type="float" office:value="168.88">
            <text:p>168.88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80">
            <text:p>280</text:p>
          </table:table-cell>
          <table:table-cell office:value-type="string">
            <text:p><text:a xlink:href="http://www.isuresults.com/bios/isufs00009812.htm">Min Seok KIM</text:a></text:p>
          </table:table-cell>
          <table:table-cell office:value-type="string">
            <text:p>KOR</text:p>
          </table:table-cell>
          <table:table-cell office:value-type="string">
            <text:p>Four Continents Championships 2011</text:p>
          </table:table-cell>
          <table:table-cell office:value-type="date" office:date-value="2011-02-19">
            <text:p>19/02/11</text:p>
          </table:table-cell>
          <table:table-cell office:value-type="float" office:value="168.59">
            <text:p>168.5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81">
            <text:p>281</text:p>
          </table:table-cell>
          <table:table-cell office:value-type="string">
            <text:p><text:a xlink:href="http://www.isuresults.com/bios/isufs00009577.htm">Matthias VERSLUIS</text:a></text:p>
          </table:table-cell>
          <table:table-cell office:value-type="string">
            <text:p>FIN</text:p>
          </table:table-cell>
          <table:table-cell office:value-type="string">
            <text:p>ISU CS O. Nepela Trophy 2015</text:p>
          </table:table-cell>
          <table:table-cell office:value-type="date" office:date-value="2015-10-03">
            <text:p>03/10/15</text:p>
          </table:table-cell>
          <table:table-cell office:value-type="float" office:value="168.31">
            <text:p>168.3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<text:a xlink:href="http://www.isuresults.com/bios/isufs00011017.htm">Mark SHAKHMATOV</text:a></text:p>
          </table:table-cell>
          <table:table-cell office:value-type="string">
            <text:p>RUS</text:p>
          </table:table-cell>
          <table:table-cell office:value-type="string">
            <text:p>ISU JGP Croatia Cup 2009</text:p>
          </table:table-cell>
          <table:table-cell office:value-type="date" office:date-value="2009-10-09">
            <text:p>09/10/09</text:p>
          </table:table-cell>
          <table:table-cell office:value-type="float" office:value="168.16">
            <text:p>168.1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<text:a xlink:href="http://www.isuresults.com/bios/isufs00013145.htm">Stanislav SAMOHIN</text:a></text:p>
          </table:table-cell>
          <table:table-cell office:value-type="string">
            <text:p>ISR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68.01">
            <text:p>168.0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<text:a xlink:href="http://www.isuresults.com/bios/isufs00034590.htm">Daniel KULENKAMP</text:a></text:p>
          </table:table-cell>
          <table:table-cell office:value-type="string">
            <text:p>USA</text:p>
          </table:table-cell>
          <table:table-cell office:value-type="string">
            <text:p>ISU JGP Croatia Cup 2014</text:p>
          </table:table-cell>
          <table:table-cell office:value-type="date" office:date-value="2014-10-10">
            <text:p>10/10/14</text:p>
          </table:table-cell>
          <table:table-cell office:value-type="float" office:value="167.89">
            <text:p>167.8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Alexander KONDAKOV</text:p>
          </table:table-cell>
          <table:table-cell office:value-type="string">
            <text:p>RUS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67.82">
            <text:p>167.8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<text:a xlink:href="http://www.isuresults.com/bios/isufs00003885.htm">Andrei LEZIN</text:a></text:p>
          </table:table-cell>
          <table:table-cell office:value-type="string">
            <text:p>RUS</text:p>
          </table:table-cell>
          <table:table-cell office:value-type="string">
            <text:p>Cup of Russia 2004</text:p>
          </table:table-cell>
          <table:table-cell office:value-type="date" office:date-value="2004-11-27">
            <text:p>27/11/04</text:p>
          </table:table-cell>
          <table:table-cell office:value-type="float" office:value="167.75">
            <text:p>167.7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<text:a xlink:href="http://www.isuresults.com/bios/isufs00006446.htm">Mikhail MAGEROVSKI</text:a></text:p>
          </table:table-cell>
          <table:table-cell office:value-type="string">
            <text:p>RUS</text:p>
          </table:table-cell>
          <table:table-cell office:value-type="string">
            <text:p>JGP Harbin 2004</text:p>
          </table:table-cell>
          <table:table-cell office:value-type="date" office:date-value="2004-09-18">
            <text:p>18/09/04</text:p>
          </table:table-cell>
          <table:table-cell office:value-type="float" office:value="167.36">
            <text:p>167.3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<text:a xlink:href="http://www.isuresults.com/bios/isufs00034696.htm">Radek JAKUBKA</text:a></text:p>
          </table:table-cell>
          <table:table-cell office:value-type="string">
            <text:p>CZE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67.34">
            <text:p>167.3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89">
            <text:p>289</text:p>
          </table:table-cell>
          <table:table-cell office:value-type="string">
            <text:p><text:a xlink:href="http://www.isuresults.com/bios/isufs00012788.htm">Vladislav TARASENKO</text:a></text:p>
          </table:table-cell>
          <table:table-cell office:value-type="string">
            <text:p>RUS</text:p>
          </table:table-cell>
          <table:table-cell office:value-type="string">
            <text:p>ISU JGP Copernicus Stars 2015</text:p>
          </table:table-cell>
          <table:table-cell office:value-type="date" office:date-value="2015-09-26">
            <text:p>26/09/15</text:p>
          </table:table-cell>
          <table:table-cell office:value-type="float" office:value="167.17">
            <text:p>167.1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<text:a xlink:href="http://www.isuresults.com/bios/isufs00013413.htm">Carlo Vittorio PALERMO</text:a></text:p>
          </table:table-cell>
          <table:table-cell office:value-type="string">
            <text:p>ITA</text:p>
          </table:table-cell>
          <table:table-cell office:value-type="string">
            <text:p>Golden Spin of Zagreb 2014</text:p>
          </table:table-cell>
          <table:table-cell office:value-type="date" office:date-value="2014-12-05">
            <text:p>05/12/14</text:p>
          </table:table-cell>
          <table:table-cell office:value-type="float" office:value="166.96">
            <text:p>166.9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<text:a xlink:href="http://www.isuresults.com/bios/isufs00010109.htm">Dong Won LEE</text:a></text:p>
          </table:table-cell>
          <table:table-cell office:value-type="string">
            <text:p>KOR</text:p>
          </table:table-cell>
          <table:table-cell office:value-type="string">
            <text:p>ISU JGP Brasov Cup 2011</text:p>
          </table:table-cell>
          <table:table-cell office:value-type="date" office:date-value="2011-09-24">
            <text:p>24/09/11</text:p>
          </table:table-cell>
          <table:table-cell office:value-type="float" office:value="166.93">
            <text:p>166.9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Zuoren XU</text:p>
          </table:table-cell>
          <table:table-cell office:value-type="string">
            <text:p>CHN</text:p>
          </table:table-cell>
          <table:table-cell office:value-type="string">
            <text:p>ISU JGP SBC Cup 2010</text:p>
          </table:table-cell>
          <table:table-cell office:value-type="date" office:date-value="2010-09-25">
            <text:p>25/09/10</text:p>
          </table:table-cell>
          <table:table-cell office:value-type="float" office:value="166.59">
            <text:p>166.5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<text:a xlink:href="http://www.isuresults.com/bios/isufs00011793.htm">Ondrej SPIEGL</text:a></text:p>
          </table:table-cell>
          <table:table-cell office:value-type="string">
            <text:p>SWE</text:p>
          </table:table-cell>
          <table:table-cell office:value-type="string">
            <text:p>ISU CS Lombardia Trophy 2016</text:p>
          </table:table-cell>
          <table:table-cell office:value-type="date" office:date-value="2016-09-11">
            <text:p>11/09/16</text:p>
          </table:table-cell>
          <table:table-cell office:value-type="float" office:value="166.56">
            <text:p>166.5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<text:a xlink:href="http://www.isuresults.com/bios/isufs00035340.htm">Jonathan HESS</text:a></text:p>
          </table:table-cell>
          <table:table-cell office:value-type="string">
            <text:p>GER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66.55">
            <text:p>166.55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295">
            <text:p>295</text:p>
          </table:table-cell>
          <table:table-cell office:value-type="string">
            <text:p><text:a xlink:href="http://www.isuresults.com/bios/isufs00034474.htm">Dario BETTI</text:a></text:p>
          </table:table-cell>
          <table:table-cell office:value-type="string">
            <text:p>ITA</text:p>
          </table:table-cell>
          <table:table-cell office:value-type="string">
            <text:p>ISU CS Denkova Staviski Cup 2015</text:p>
          </table:table-cell>
          <table:table-cell office:value-type="date" office:date-value="2015-10-23">
            <text:p>23/10/15</text:p>
          </table:table-cell>
          <table:table-cell office:value-type="float" office:value="166.48">
            <text:p>166.4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<text:a xlink:href="http://www.isuresults.com/bios/isufs00012843.htm">Philip WARREN</text:a></text:p>
          </table:table-cell>
          <table:table-cell office:value-type="string">
            <text:p>FRA</text:p>
          </table:table-cell>
          <table:table-cell office:value-type="string">
            <text:p>ISU JGP Brisbane 2011</text:p>
          </table:table-cell>
          <table:table-cell office:value-type="date" office:date-value="2011-09-10">
            <text:p>10/09/11</text:p>
          </table:table-cell>
          <table:table-cell office:value-type="float" office:value="166.42">
            <text:p>166.4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<text:a xlink:href="http://www.isuresults.com/bios/isufs00005922.htm">Jeremie COLOT</text:a></text:p>
          </table:table-cell>
          <table:table-cell office:value-type="string">
            <text:p>FRA</text:p>
          </table:table-cell>
          <table:table-cell office:value-type="string">
            <text:p>Trophee Eric Bompard 2006</text:p>
          </table:table-cell>
          <table:table-cell office:value-type="date" office:date-value="2006-11-18">
            <text:p>18/11/06</text:p>
          </table:table-cell>
          <table:table-cell office:value-type="float" office:value="166.34">
            <text:p>166.3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<text:a xlink:href="http://www.isuresults.com/bios/isufs00013554.htm">Jay YOSTANTO</text:a></text:p>
          </table:table-cell>
          <table:table-cell office:value-type="string">
            <text:p>USA</text:p>
          </table:table-cell>
          <table:table-cell office:value-type="string">
            <text:p>ISU JGP Austria 2012</text:p>
          </table:table-cell>
          <table:table-cell office:value-type="date" office:date-value="2012-09-15">
            <text:p>15/09/12</text:p>
          </table:table-cell>
          <table:table-cell office:value-type="float" office:value="165.74">
            <text:p>165.7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299">
            <text:p>299</text:p>
          </table:table-cell>
          <table:table-cell office:value-type="string">
            <text:p><text:a xlink:href="http://www.isuresults.com/bios/isufs00013883.htm">Andrei ZUBER</text:a></text:p>
          </table:table-cell>
          <table:table-cell office:value-type="string">
            <text:p>RUS</text:p>
          </table:table-cell>
          <table:table-cell office:value-type="string">
            <text:p>ISU JGP Bosphorus 2012</text:p>
          </table:table-cell>
          <table:table-cell office:value-type="date" office:date-value="2012-09-22">
            <text:p>22/09/12</text:p>
          </table:table-cell>
          <table:table-cell office:value-type="float" office:value="165.47">
            <text:p>165.4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<text:a xlink:href="http://www.isuresults.com/bios/isufs00005701.htm">Przemyslaw DOMANSKI</text:a></text:p>
          </table:table-cell>
          <table:table-cell office:value-type="string">
            <text:p>POL</text:p>
          </table:table-cell>
          <table:table-cell office:value-type="string">
            <text:p>European Championships 2009</text:p>
          </table:table-cell>
          <table:table-cell office:value-type="date" office:date-value="2009-01-22">
            <text:p>22/01/09</text:p>
          </table:table-cell>
          <table:table-cell office:value-type="float" office:value="165.24">
            <text:p>165.2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01">
            <text:p>301</text:p>
          </table:table-cell>
          <table:table-cell office:value-type="string">
            <text:p><text:a xlink:href="http://www.isuresults.com/bios/isufs00101113.htm">Gabriel FOLKESSON</text:a></text:p>
          </table:table-cell>
          <table:table-cell office:value-type="string">
            <text:p>SWE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65">
            <text:p>165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302">
            <text:p>302</text:p>
          </table:table-cell>
          <table:table-cell office:value-type="string">
            <text:p><text:a xlink:href="http://www.isuresults.com/bios/isufs00010481.htm">David KRANJEC</text:a></text:p>
          </table:table-cell>
          <table:table-cell office:value-type="string">
            <text:p>SLO</text:p>
          </table:table-cell>
          <table:table-cell office:value-type="string">
            <text:p>ISU CS Golden Spin of Zagreb 2015</text:p>
          </table:table-cell>
          <table:table-cell office:value-type="date" office:date-value="2015-12-04">
            <text:p>04/12/15</text:p>
          </table:table-cell>
          <table:table-cell office:value-type="float" office:value="164.99">
            <text:p>164.9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<text:a xlink:href="http://www.isuresults.com/bios/isufs00008974.htm">Eliot HALVERSON</text:a></text:p>
          </table:table-cell>
          <table:table-cell office:value-type="string">
            <text:p>USA</text:p>
          </table:table-cell>
          <table:table-cell office:value-type="string">
            <text:p>ISU JGP The Hague 2006</text:p>
          </table:table-cell>
          <table:table-cell office:value-type="date" office:date-value="2006-10-06">
            <text:p>06/10/06</text:p>
          </table:table-cell>
          <table:table-cell office:value-type="float" office:value="164.56">
            <text:p>164.5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<text:a xlink:href="http://www.isuresults.com/bios/isufs00034945.htm">Anthony BOUCHER</text:a></text:p>
          </table:table-cell>
          <table:table-cell office:value-type="string">
            <text:p>USA</text:p>
          </table:table-cell>
          <table:table-cell office:value-type="string">
            <text:p>ISU JGP Colorado Springs 2015</text:p>
          </table:table-cell>
          <table:table-cell office:value-type="date" office:date-value="2015-09-04">
            <text:p>04/09/15</text:p>
          </table:table-cell>
          <table:table-cell office:value-type="float" office:value="164.33">
            <text:p>164.3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<text:a xlink:href="http://www.isuresults.com/bios/isufs00035077.htm">Geon Hyeong AN</text:a></text:p>
          </table:table-cell>
          <table:table-cell office:value-type="string">
            <text:p>KOR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64.33">
            <text:p>164.3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<text:a xlink:href="http://www.isuresults.com/bios/isufs00013672.htm">Christophe BELLEY-LEMELIN</text:a></text:p>
          </table:table-cell>
          <table:table-cell office:value-type="string">
            <text:p>CAN</text:p>
          </table:table-cell>
          <table:table-cell office:value-type="string">
            <text:p>ISU CS US Internat. FS Classic 2015</text:p>
          </table:table-cell>
          <table:table-cell office:value-type="date" office:date-value="2015-09-18">
            <text:p>18/09/15</text:p>
          </table:table-cell>
          <table:table-cell office:value-type="float" office:value="164.21">
            <text:p>164.2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<text:a xlink:href="http://www.isuresults.com/bios/isufs00013815.htm">Lukasz KEDZIERSKI</text:a></text:p>
          </table:table-cell>
          <table:table-cell office:value-type="string">
            <text:p>POL</text:p>
          </table:table-cell>
          <table:table-cell office:value-type="string">
            <text:p>ISU CS Tallinn Trophy 2015</text:p>
          </table:table-cell>
          <table:table-cell office:value-type="date" office:date-value="2015-11-19">
            <text:p>19/11/15</text:p>
          </table:table-cell>
          <table:table-cell office:value-type="float" office:value="164.19">
            <text:p>164.19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07">
            <text:p>307</text:p>
          </table:table-cell>
          <table:table-cell office:value-type="string">
            <text:p><text:a xlink:href="http://www.isuresults.com/bios/isufs00010911.htm">Andrew DODDS</text:a></text:p>
          </table:table-cell>
          <table:table-cell office:value-type="string">
            <text:p>AUS</text:p>
          </table:table-cell>
          <table:table-cell office:value-type="string">
            <text:p>ISU CS Autumn Classic International 2017</text:p>
          </table:table-cell>
          <table:table-cell office:value-type="date" office:date-value="2017-09-23">
            <text:p>23/09/17</text:p>
          </table:table-cell>
          <table:table-cell office:value-type="float" office:value="164.07">
            <text:p>164.0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08">
            <text:p>308</text:p>
          </table:table-cell>
          <table:table-cell office:value-type="string">
            <text:p><text:a xlink:href="http://www.isuresults.com/bios/isufs00011079.htm">Samuel MORAIS</text:a></text:p>
          </table:table-cell>
          <table:table-cell office:value-type="string">
            <text:p>CAN</text:p>
          </table:table-cell>
          <table:table-cell office:value-type="string">
            <text:p>ISU JGP Pokal der Blauen Schwerter 2010</text:p>
          </table:table-cell>
          <table:table-cell office:value-type="date" office:date-value="2010-10-09">
            <text:p>09/10/10</text:p>
          </table:table-cell>
          <table:table-cell office:value-type="float" office:value="164.06">
            <text:p>164.0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09">
            <text:p>309</text:p>
          </table:table-cell>
          <table:table-cell office:value-type="string">
            <text:p>Alexander NIKOLAEV</text:p>
          </table:table-cell>
          <table:table-cell office:value-type="string">
            <text:p>RUS</text:p>
          </table:table-cell>
          <table:table-cell office:value-type="string">
            <text:p>ISU JGP Torun Cup 2009</text:p>
          </table:table-cell>
          <table:table-cell office:value-type="date" office:date-value="2009-09-12">
            <text:p>12/09/09</text:p>
          </table:table-cell>
          <table:table-cell office:value-type="float" office:value="163.94">
            <text:p>163.9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<text:a xlink:href="http://www.isuresults.com/bios/isufs00004849.htm">Clemens BRUMMER</text:a></text:p>
          </table:table-cell>
          <table:table-cell office:value-type="string">
            <text:p>GER</text:p>
          </table:table-cell>
          <table:table-cell office:value-type="string">
            <text:p>European Championships 2008</text:p>
          </table:table-cell>
          <table:table-cell office:value-type="date" office:date-value="2008-01-24">
            <text:p>24/01/08</text:p>
          </table:table-cell>
          <table:table-cell office:value-type="float" office:value="163.81">
            <text:p>163.8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<text:a xlink:href="http://www.isuresults.com/bios/isufs00011822.htm">Anton KEMPF</text:a></text:p>
          </table:table-cell>
          <table:table-cell office:value-type="string">
            <text:p>GER</text:p>
          </table:table-cell>
          <table:table-cell office:value-type="string">
            <text:p>ISU CS Ice Challenge 2015</text:p>
          </table:table-cell>
          <table:table-cell office:value-type="date" office:date-value="2015-10-30">
            <text:p>30/10/15</text:p>
          </table:table-cell>
          <table:table-cell office:value-type="float" office:value="163.69">
            <text:p>163.6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<text:a xlink:href="http://www.isuresults.com/bios/isufs00103185.htm">Maxim NAUMOV</text:a></text:p>
          </table:table-cell>
          <table:table-cell office:value-type="string">
            <text:p>USA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63.66">
            <text:p>163.66</text:p>
          </table:table-cell>
          <table:table-cell office:value-type="string">
            <text:p>J</text:p>
          </table:table-cell>
        </table:table-row>
        <table:table-row table:style-name="ro5">
          <table:table-cell office:value-type="float" office:value="313">
            <text:p>313</text:p>
          </table:table-cell>
          <table:table-cell office:value-type="string">
            <text:p><text:a xlink:href="http://www.isuresults.com/bios/isufs00011989.htm">Jamie WRIGHT</text:a></text:p>
          </table:table-cell>
          <table:table-cell office:value-type="string">
            <text:p>GBR</text:p>
          </table:table-cell>
          <table:table-cell office:value-type="string">
            <text:p>ISU CS Autumn Classic International 2016</text:p>
          </table:table-cell>
          <table:table-cell office:value-type="date" office:date-value="2016-09-30">
            <text:p>30/09/16</text:p>
          </table:table-cell>
          <table:table-cell office:value-type="float" office:value="163.65">
            <text:p>163.65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14">
            <text:p>314</text:p>
          </table:table-cell>
          <table:table-cell office:value-type="string">
            <text:p><text:a xlink:href="http://www.isuresults.com/bios/isufs00009575.htm">Bela PAPP</text:a></text:p>
          </table:table-cell>
          <table:table-cell office:value-type="string">
            <text:p>FIN</text:p>
          </table:table-cell>
          <table:table-cell office:value-type="string">
            <text:p>U.S. International FS Classic 2014</text:p>
          </table:table-cell>
          <table:table-cell office:value-type="date" office:date-value="2014-09-12">
            <text:p>12/09/14</text:p>
          </table:table-cell>
          <table:table-cell office:value-type="float" office:value="163.62">
            <text:p>163.6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15">
            <text:p>315</text:p>
          </table:table-cell>
          <table:table-cell office:value-type="string">
            <text:p><text:a xlink:href="http://www.isuresults.com/bios/isufs00009790.htm">Denis WIECZOREK</text:a></text:p>
          </table:table-cell>
          <table:table-cell office:value-type="string">
            <text:p>GER</text:p>
          </table:table-cell>
          <table:table-cell office:value-type="string">
            <text:p>European Championships 2011</text:p>
          </table:table-cell>
          <table:table-cell office:value-type="date" office:date-value="2011-01-29">
            <text:p>29/01/11</text:p>
          </table:table-cell>
          <table:table-cell office:value-type="float" office:value="163.6">
            <text:p>163.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16">
            <text:p>316</text:p>
          </table:table-cell>
          <table:table-cell office:value-type="string">
            <text:p><text:a xlink:href="http://www.isuresults.com/bios/isufs00012772.htm">Feodosiy EFREMENKOV</text:a></text:p>
          </table:table-cell>
          <table:table-cell office:value-type="string">
            <text:p>RUS</text:p>
          </table:table-cell>
          <table:table-cell office:value-type="string">
            <text:p>Youth Olympic Games 2012</text:p>
          </table:table-cell>
          <table:table-cell office:value-type="date" office:date-value="2012-01-16">
            <text:p>16/01/12</text:p>
          </table:table-cell>
          <table:table-cell office:value-type="float" office:value="163.46">
            <text:p>163.4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<text:a xlink:href="http://www.isuresults.com/bios/isufs00054796.htm">Nikolaj MAJOROV</text:a></text:p>
          </table:table-cell>
          <table:table-cell office:value-type="string">
            <text:p>SWE</text:p>
          </table:table-cell>
          <table:table-cell office:value-type="string">
            <text:p>ISU JGP Tallinn Cup 2016</text:p>
          </table:table-cell>
          <table:table-cell office:value-type="date" office:date-value="2016-10-01">
            <text:p>01/10/16</text:p>
          </table:table-cell>
          <table:table-cell office:value-type="float" office:value="163.31">
            <text:p>163.3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<text:a xlink:href="http://www.isuresults.com/bios/isufs00006413.htm">Moris PFEIFHOFER</text:a></text:p>
          </table:table-cell>
          <table:table-cell office:value-type="string">
            <text:p>SUI</text:p>
          </table:table-cell>
          <table:table-cell office:value-type="string">
            <text:p>European Championships 2007</text:p>
          </table:table-cell>
          <table:table-cell office:value-type="date" office:date-value="2007-01-25">
            <text:p>25/01/07</text:p>
          </table:table-cell>
          <table:table-cell office:value-type="float" office:value="163.08">
            <text:p>163.0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19">
            <text:p>319</text:p>
          </table:table-cell>
          <table:table-cell office:value-type="string">
            <text:p><text:a xlink:href="http://www.isuresults.com/bios/isufs00014477.htm">Anton KARPUK</text:a></text:p>
          </table:table-cell>
          <table:table-cell office:value-type="string">
            <text:p>BLR</text:p>
          </table:table-cell>
          <table:table-cell office:value-type="string">
            <text:p>ISU CS Minsk Arena Ice Star 2017</text:p>
          </table:table-cell>
          <table:table-cell office:value-type="date" office:date-value="2017-10-29">
            <text:p>29/10/17</text:p>
          </table:table-cell>
          <table:table-cell office:value-type="float" office:value="163.03">
            <text:p>163.0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20">
            <text:p>320</text:p>
          </table:table-cell>
          <table:table-cell office:value-type="string">
            <text:p><text:a xlink:href="http://www.isuresults.com/bios/isufs00007867.htm">Philipp TISCHENDORF</text:a></text:p>
          </table:table-cell>
          <table:table-cell office:value-type="string">
            <text:p>GER</text:p>
          </table:table-cell>
          <table:table-cell office:value-type="string">
            <text:p>European Championships 2007</text:p>
          </table:table-cell>
          <table:table-cell office:value-type="date" office:date-value="2007-01-25">
            <text:p>25/01/07</text:p>
          </table:table-cell>
          <table:table-cell office:value-type="float" office:value="162.94">
            <text:p>162.9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string">
            <text:p><text:a xlink:href="http://www.isuresults.com/bios/isufs00007415.htm">Yukihiro YOSHIDA</text:a></text:p>
          </table:table-cell>
          <table:table-cell office:value-type="string">
            <text:p>JPN</text:p>
          </table:table-cell>
          <table:table-cell office:value-type="string">
            <text:p>ISU JGP Golden Lynx 2008</text:p>
          </table:table-cell>
          <table:table-cell office:value-type="date" office:date-value="2008-10-04">
            <text:p>04/10/08</text:p>
          </table:table-cell>
          <table:table-cell office:value-type="float" office:value="162.51">
            <text:p>162.5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22">
            <text:p>322</text:p>
          </table:table-cell>
          <table:table-cell office:value-type="string">
            <text:p><text:a xlink:href="http://www.isuresults.com/bios/isufs00011932.htm">Tino OLENIUS</text:a></text:p>
          </table:table-cell>
          <table:table-cell office:value-type="string">
            <text:p>FIN</text:p>
          </table:table-cell>
          <table:table-cell office:value-type="string">
            <text:p>ISU CS Tallinn Trophy 2015</text:p>
          </table:table-cell>
          <table:table-cell office:value-type="date" office:date-value="2015-11-19">
            <text:p>19/11/15</text:p>
          </table:table-cell>
          <table:table-cell office:value-type="float" office:value="162.47">
            <text:p>162.4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23">
            <text:p>323</text:p>
          </table:table-cell>
          <table:table-cell office:value-type="string">
            <text:p><text:a xlink:href="http://www.isuresults.com/bios/isufs00001901.htm">Stanick JEANNETTE</text:a></text:p>
          </table:table-cell>
          <table:table-cell office:value-type="string">
            <text:p>FRA</text:p>
          </table:table-cell>
          <table:table-cell office:value-type="string">
            <text:p>MasterCard Skate Canada Int. 2003</text:p>
          </table:table-cell>
          <table:table-cell office:value-type="date" office:date-value="2003-11-01">
            <text:p>01/11/03</text:p>
          </table:table-cell>
          <table:table-cell office:value-type="float" office:value="162.46">
            <text:p>162.4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<text:a xlink:href="http://www.isuresults.com/bios/isufs00034663.htm">Aleix GABARA</text:a></text:p>
          </table:table-cell>
          <table:table-cell office:value-type="string">
            <text:p>ESP</text:p>
          </table:table-cell>
          <table:table-cell office:value-type="string">
            <text:p>ISU JGP Logrono 2015</text:p>
          </table:table-cell>
          <table:table-cell office:value-type="date" office:date-value="2015-10-03">
            <text:p>03/10/15</text:p>
          </table:table-cell>
          <table:table-cell office:value-type="float" office:value="162.3">
            <text:p>162.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25">
            <text:p>325</text:p>
          </table:table-cell>
          <table:table-cell office:value-type="string">
            <text:p><text:a xlink:href="http://www.isuresults.com/bios/isufs00101084.htm">Samuel TURCOTTE</text:a></text:p>
          </table:table-cell>
          <table:table-cell office:value-type="string">
            <text:p>CAN</text:p>
          </table:table-cell>
          <table:table-cell office:value-type="string">
            <text:p>ISU JGP Czech Skate 2016</text:p>
          </table:table-cell>
          <table:table-cell office:value-type="date" office:date-value="2016-09-03">
            <text:p>03/09/16</text:p>
          </table:table-cell>
          <table:table-cell office:value-type="float" office:value="162.04">
            <text:p>162.0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Christopher TOLAND</text:p>
          </table:table-cell>
          <table:table-cell office:value-type="string">
            <text:p>USA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62.01">
            <text:p>162.0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26">
            <text:p>326</text:p>
          </table:table-cell>
          <table:table-cell office:value-type="string">
            <text:p><text:a xlink:href="http://www.isuresults.com/bios/isufs00007658.htm">Morgan CIPRES</text:a></text:p>
          </table:table-cell>
          <table:table-cell office:value-type="string">
            <text:p>FRA</text:p>
          </table:table-cell>
          <table:table-cell office:value-type="string">
            <text:p>World Junior Championships 2010</text:p>
          </table:table-cell>
          <table:table-cell office:value-type="date" office:date-value="2010-03-11">
            <text:p>11/03/10</text:p>
          </table:table-cell>
          <table:table-cell office:value-type="float" office:value="162.01">
            <text:p>162.0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27">
            <text:p>327</text:p>
          </table:table-cell>
          <table:table-cell office:value-type="string">
            <text:p><text:a xlink:href="http://www.isuresults.com/bios/isufs00007006.htm">Nikolai BONDAR</text:a></text:p>
          </table:table-cell>
          <table:table-cell office:value-type="string">
            <text:p>UKR</text:p>
          </table:table-cell>
          <table:table-cell office:value-type="string">
            <text:p>World Junior Championships 2009</text:p>
          </table:table-cell>
          <table:table-cell office:value-type="date" office:date-value="2009-02-26">
            <text:p>26/02/09</text:p>
          </table:table-cell>
          <table:table-cell office:value-type="float" office:value="161.93">
            <text:p>161.9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28">
            <text:p>328</text:p>
          </table:table-cell>
          <table:table-cell office:value-type="string">
            <text:p><text:a xlink:href="http://www.isuresults.com/bios/isufs00010270.htm">Stanislav PERTSOV</text:a></text:p>
          </table:table-cell>
          <table:table-cell office:value-type="string">
            <text:p>UKR</text:p>
          </table:table-cell>
          <table:table-cell office:value-type="string">
            <text:p>ISU JGP Czech Skate 2010</text:p>
          </table:table-cell>
          <table:table-cell office:value-type="date" office:date-value="2010-10-16">
            <text:p>16/10/10</text:p>
          </table:table-cell>
          <table:table-cell office:value-type="float" office:value="161.92">
            <text:p>161.9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<text:a xlink:href="http://www.isuresults.com/bios/isufs00011440.htm">David WANG</text:a></text:p>
          </table:table-cell>
          <table:table-cell office:value-type="string">
            <text:p>USA</text:p>
          </table:table-cell>
          <table:table-cell office:value-type="string">
            <text:p>ISU JGP Baltic Cup 2011</text:p>
          </table:table-cell>
          <table:table-cell office:value-type="date" office:date-value="2011-09-17">
            <text:p>17/09/11</text:p>
          </table:table-cell>
          <table:table-cell office:value-type="float" office:value="161.85">
            <text:p>161.8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30">
            <text:p>330</text:p>
          </table:table-cell>
          <table:table-cell office:value-type="string">
            <text:p><text:a xlink:href="http://www.isuresults.com/bios/isufs00054418.htm">Daniil ZURAV</text:a></text:p>
          </table:table-cell>
          <table:table-cell office:value-type="string">
            <text:p>EST</text:p>
          </table:table-cell>
          <table:table-cell office:value-type="string">
            <text:p>ISU CS Warsaw Cup 2016</text:p>
          </table:table-cell>
          <table:table-cell office:value-type="date" office:date-value="2016-11-20">
            <text:p>20/11/16</text:p>
          </table:table-cell>
          <table:table-cell office:value-type="float" office:value="161.72">
            <text:p>161.7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31">
            <text:p>331</text:p>
          </table:table-cell>
          <table:table-cell office:value-type="string">
            <text:p><text:a xlink:href="http://www.isuresults.com/bios/isufs00015005.htm">Edrian Paul CELESTINO</text:a></text:p>
          </table:table-cell>
          <table:table-cell office:value-type="string">
            <text:p>CAN</text:p>
          </table:table-cell>
          <table:table-cell office:value-type="string">
            <text:p>ISU JGP Cup of Mordovia 2016</text:p>
          </table:table-cell>
          <table:table-cell office:value-type="date" office:date-value="2016-09-16">
            <text:p>16/09/16</text:p>
          </table:table-cell>
          <table:table-cell office:value-type="float" office:value="161.69">
            <text:p>161.6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<text:a xlink:href="http://www.isuresults.com/bios/isufs00000310.htm">Alexei VASILEVSKI</text:a></text:p>
          </table:table-cell>
          <table:table-cell office:value-type="string">
            <text:p>RUS</text:p>
          </table:table-cell>
          <table:table-cell office:value-type="string">
            <text:p>Nebelhorn Trophy 2003</text:p>
          </table:table-cell>
          <table:table-cell office:value-type="date" office:date-value="2003-09-05">
            <text:p>05/09/03</text:p>
          </table:table-cell>
          <table:table-cell office:value-type="float" office:value="161.52">
            <text:p>161.5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33">
            <text:p>333</text:p>
          </table:table-cell>
          <table:table-cell office:value-type="string">
            <text:p><text:a xlink:href="http://www.isuresults.com/bios/isufs00002531.htm">Stanislav TIMCHENKO</text:a></text:p>
          </table:table-cell>
          <table:table-cell office:value-type="string">
            <text:p>RUS</text:p>
          </table:table-cell>
          <table:table-cell office:value-type="string">
            <text:p>Smart Ones Skate America 2003</text:p>
          </table:table-cell>
          <table:table-cell office:value-type="date" office:date-value="2003-10-24">
            <text:p>24/10/03</text:p>
          </table:table-cell>
          <table:table-cell office:value-type="float" office:value="161.37">
            <text:p>161.37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34">
            <text:p>334</text:p>
          </table:table-cell>
          <table:table-cell office:value-type="string">
            <text:p><text:a xlink:href="http://www.isuresults.com/bios/isufs00034393.htm">Leslie Man Cheuk IP</text:a></text:p>
          </table:table-cell>
          <table:table-cell office:value-type="string">
            <text:p>HKG</text:p>
          </table:table-cell>
          <table:table-cell office:value-type="string">
            <text:p>ISU CS Autumn Classic International 2016</text:p>
          </table:table-cell>
          <table:table-cell office:value-type="date" office:date-value="2016-09-30">
            <text:p>30/09/16</text:p>
          </table:table-cell>
          <table:table-cell office:value-type="float" office:value="161.18">
            <text:p>161.1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35">
            <text:p>335</text:p>
          </table:table-cell>
          <table:table-cell office:value-type="string">
            <text:p><text:a xlink:href="http://www.isuresults.com/bios/isufs00007354.htm">Daniil GLEICHENGAUZ</text:a></text:p>
          </table:table-cell>
          <table:table-cell office:value-type="string">
            <text:p>RUS</text:p>
          </table:table-cell>
          <table:table-cell office:value-type="string">
            <text:p>ISU JGP J. Curry Memorial 2007</text:p>
          </table:table-cell>
          <table:table-cell office:value-type="date" office:date-value="2007-10-21">
            <text:p>21/10/07</text:p>
          </table:table-cell>
          <table:table-cell office:value-type="float" office:value="161.17">
            <text:p>161.17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336">
            <text:p>336</text:p>
          </table:table-cell>
          <table:table-cell office:value-type="string">
            <text:p><text:a xlink:href="http://www.isuresults.com/bios/isufs00013441.htm">Nicola TODESCHINI</text:a></text:p>
          </table:table-cell>
          <table:table-cell office:value-type="string">
            <text:p>SUI</text:p>
          </table:table-cell>
          <table:table-cell office:value-type="string">
            <text:p>ISU World Junior Championships 2016</text:p>
          </table:table-cell>
          <table:table-cell office:value-type="date" office:date-value="2016-03-18">
            <text:p>18/03/16</text:p>
          </table:table-cell>
          <table:table-cell office:value-type="float" office:value="161.15">
            <text:p>161.1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37">
            <text:p>337</text:p>
          </table:table-cell>
          <table:table-cell office:value-type="string">
            <text:p><text:a xlink:href="http://www.isuresults.com/bios/isufs00014951.htm">James MIN</text:a></text:p>
          </table:table-cell>
          <table:table-cell office:value-type="string">
            <text:p>AUS</text:p>
          </table:table-cell>
          <table:table-cell office:value-type="string">
            <text:p>ISU CS Lombardia Trophy 2017</text:p>
          </table:table-cell>
          <table:table-cell office:value-type="date" office:date-value="2017-09-16">
            <text:p>16/09/17</text:p>
          </table:table-cell>
          <table:table-cell office:value-type="float" office:value="160.97">
            <text:p>160.9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38">
            <text:p>338</text:p>
          </table:table-cell>
          <table:table-cell office:value-type="string">
            <text:p><text:a xlink:href="http://www.isuresults.com/bios/isufs00014314.htm">Yunda LU</text:a></text:p>
          </table:table-cell>
          <table:table-cell office:value-type="string">
            <text:p>CHN</text:p>
          </table:table-cell>
          <table:table-cell office:value-type="string">
            <text:p>ISU JGP Cup of Austria 2015</text:p>
          </table:table-cell>
          <table:table-cell office:value-type="date" office:date-value="2015-09-12">
            <text:p>12/09/15</text:p>
          </table:table-cell>
          <table:table-cell office:value-type="float" office:value="160.9">
            <text:p>160.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39">
            <text:p>339</text:p>
          </table:table-cell>
          <table:table-cell office:value-type="string">
            <text:p><text:a xlink:href="http://www.isuresults.com/bios/isufs00004984.htm">Shaun ROGERS</text:a></text:p>
          </table:table-cell>
          <table:table-cell office:value-type="string">
            <text:p>USA</text:p>
          </table:table-cell>
          <table:table-cell office:value-type="string">
            <text:p>World Junior Championships 2005</text:p>
          </table:table-cell>
          <table:table-cell office:value-type="date" office:date-value="2005-03-05">
            <text:p>05/03/05</text:p>
          </table:table-cell>
          <table:table-cell office:value-type="float" office:value="160.73">
            <text:p>160.7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40">
            <text:p>340</text:p>
          </table:table-cell>
          <table:table-cell office:value-type="string">
            <text:p>Sergei BORODULIN</text:p>
          </table:table-cell>
          <table:table-cell office:value-type="string">
            <text:p>RUS</text:p>
          </table:table-cell>
          <table:table-cell office:value-type="string">
            <text:p>CS Volvo Open Cup 2014</text:p>
          </table:table-cell>
          <table:table-cell office:value-type="date" office:date-value="2014-11-06">
            <text:p>06/11/14</text:p>
          </table:table-cell>
          <table:table-cell office:value-type="float" office:value="160.57">
            <text:p>160.5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40">
            <text:p>340</text:p>
          </table:table-cell>
          <table:table-cell office:value-type="string">
            <text:p><text:a xlink:href="http://www.isuresults.com/bios/isufs00010523.htm">Mario-Rafael IONIAN</text:a></text:p>
          </table:table-cell>
          <table:table-cell office:value-type="string">
            <text:p>AUT</text:p>
          </table:table-cell>
          <table:table-cell office:value-type="string">
            <text:p>ISU European Championships 2016</text:p>
          </table:table-cell>
          <table:table-cell office:value-type="date" office:date-value="2016-01-28">
            <text:p>28/01/16</text:p>
          </table:table-cell>
          <table:table-cell office:value-type="float" office:value="160.57">
            <text:p>160.5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41">
            <text:p>341</text:p>
          </table:table-cell>
          <table:table-cell office:value-type="string">
            <text:p><text:a xlink:href="http://www.isuresults.com/bios/isufs00101375.htm">Nika EGADZE</text:a></text:p>
          </table:table-cell>
          <table:table-cell office:value-type="string">
            <text:p>GEO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60.52">
            <text:p>160.52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342">
            <text:p>342</text:p>
          </table:table-cell>
          <table:table-cell office:value-type="string">
            <text:p><text:a xlink:href="http://www.isuresults.com/bios/isufs00005343.htm">Kazumi KISHIMOTO</text:a></text:p>
          </table:table-cell>
          <table:table-cell office:value-type="string">
            <text:p>JPN</text:p>
          </table:table-cell>
          <table:table-cell office:value-type="string">
            <text:p>Four Continents Championships 2005</text:p>
          </table:table-cell>
          <table:table-cell office:value-type="date" office:date-value="2005-02-18">
            <text:p>18/02/05</text:p>
          </table:table-cell>
          <table:table-cell office:value-type="float" office:value="160.41">
            <text:p>160.41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<text:a xlink:href="http://www.isuresults.com/bios/isufs00005131.htm">Jong In HAN</text:a></text:p>
          </table:table-cell>
          <table:table-cell office:value-type="string">
            <text:p>PRK</text:p>
          </table:table-cell>
          <table:table-cell office:value-type="string">
            <text:p>Karl Schäfer Memorial 2005</text:p>
          </table:table-cell>
          <table:table-cell office:value-type="date" office:date-value="2005-10-14">
            <text:p>14/10/05</text:p>
          </table:table-cell>
          <table:table-cell office:value-type="float" office:value="160.35">
            <text:p>160.3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44">
            <text:p>344</text:p>
          </table:table-cell>
          <table:table-cell office:value-type="string">
            <text:p><text:a xlink:href="http://www.isuresults.com/bios/isufs00013331.htm">Emmanuel SAVARY</text:a></text:p>
          </table:table-cell>
          <table:table-cell office:value-type="string">
            <text:p>USA</text:p>
          </table:table-cell>
          <table:table-cell office:value-type="string">
            <text:p>ISU JGP Yokohama 2016</text:p>
          </table:table-cell>
          <table:table-cell office:value-type="date" office:date-value="2016-09-10">
            <text:p>10/09/16</text:p>
          </table:table-cell>
          <table:table-cell office:value-type="float" office:value="160.33">
            <text:p>160.3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45">
            <text:p>345</text:p>
          </table:table-cell>
          <table:table-cell office:value-type="string">
            <text:p><text:a xlink:href="http://www.isuresults.com/bios/isufs00014085.htm">Illya SOLOMIN</text:a></text:p>
          </table:table-cell>
          <table:table-cell office:value-type="string">
            <text:p>SWE</text:p>
          </table:table-cell>
          <table:table-cell office:value-type="string">
            <text:p>ISU JGP Croatia Cup 2014</text:p>
          </table:table-cell>
          <table:table-cell office:value-type="date" office:date-value="2014-10-10">
            <text:p>10/10/14</text:p>
          </table:table-cell>
          <table:table-cell office:value-type="float" office:value="160.11">
            <text:p>160.1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46">
            <text:p>346</text:p>
          </table:table-cell>
          <table:table-cell office:value-type="string">
            <text:p><text:a xlink:href="http://www.isuresults.com/bios/isufs00009444.htm">Peter REITMAYER</text:a></text:p>
          </table:table-cell>
          <table:table-cell office:value-type="string">
            <text:p>SVK</text:p>
          </table:table-cell>
          <table:table-cell office:value-type="string">
            <text:p>ISU JGP J. Curry Memorial 2008</text:p>
          </table:table-cell>
          <table:table-cell office:value-type="date" office:date-value="2008-10-18">
            <text:p>18/10/08</text:p>
          </table:table-cell>
          <table:table-cell office:value-type="float" office:value="160.02">
            <text:p>160.0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<text:a xlink:href="http://www.isuresults.com/bios/isufs00035264.htm">Isaak DROYSEN</text:a></text:p>
          </table:table-cell>
          <table:table-cell office:value-type="string">
            <text:p>GER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60.01">
            <text:p>160.0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48">
            <text:p>348</text:p>
          </table:table-cell>
          <table:table-cell office:value-type="string">
            <text:p><text:a xlink:href="http://www.isuresults.com/bios/isufs00011806.htm">Charles TETAR</text:a></text:p>
          </table:table-cell>
          <table:table-cell office:value-type="string">
            <text:p>FRA</text:p>
          </table:table-cell>
          <table:table-cell office:value-type="string">
            <text:p>ISU JGP Mexico Cup 2013</text:p>
          </table:table-cell>
          <table:table-cell office:value-type="date" office:date-value="2013-09-06">
            <text:p>06/09/13</text:p>
          </table:table-cell>
          <table:table-cell office:value-type="float" office:value="160">
            <text:p>160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49">
            <text:p>349</text:p>
          </table:table-cell>
          <table:table-cell office:value-type="string">
            <text:p><text:a xlink:href="http://www.isuresults.com/bios/isufs00010852.htm">Thomas SOSNIAK</text:a></text:p>
          </table:table-cell>
          <table:table-cell office:value-type="string">
            <text:p>FRA</text:p>
          </table:table-cell>
          <table:table-cell office:value-type="string">
            <text:p>ISU JGP Brasov Cup 2010</text:p>
          </table:table-cell>
          <table:table-cell office:value-type="date" office:date-value="2010-09-11">
            <text:p>11/09/10</text:p>
          </table:table-cell>
          <table:table-cell office:value-type="float" office:value="159.86">
            <text:p>159.8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50">
            <text:p>350</text:p>
          </table:table-cell>
          <table:table-cell office:value-type="string">
            <text:p><text:a xlink:href="http://www.isuresults.com/bios/isufs00012650.htm">Patrick MYZYK</text:a></text:p>
          </table:table-cell>
          <table:table-cell office:value-type="string">
            <text:p>POL</text:p>
          </table:table-cell>
          <table:table-cell office:value-type="string">
            <text:p>ISU European Championships 2015</text:p>
          </table:table-cell>
          <table:table-cell office:value-type="date" office:date-value="2015-01-30">
            <text:p>30/01/15</text:p>
          </table:table-cell>
          <table:table-cell office:value-type="float" office:value="159.73">
            <text:p>159.7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<text:a xlink:href="http://www.isuresults.com/bios/isufs00014877.htm">Evgeni VLASOV</text:a></text:p>
          </table:table-cell>
          <table:table-cell office:value-type="string">
            <text:p>RUS</text:p>
          </table:table-cell>
          <table:table-cell office:value-type="string">
            <text:p>Warsaw Cup 2014</text:p>
          </table:table-cell>
          <table:table-cell office:value-type="date" office:date-value="2014-11-22">
            <text:p>22/11/14</text:p>
          </table:table-cell>
          <table:table-cell office:value-type="float" office:value="159.6">
            <text:p>159.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52">
            <text:p>352</text:p>
          </table:table-cell>
          <table:table-cell office:value-type="string">
            <text:p><text:a xlink:href="http://www.isuresults.com/bios/isufs00008397.htm">Laurent ALVAREZ</text:a></text:p>
          </table:table-cell>
          <table:table-cell office:value-type="string">
            <text:p>SUI</text:p>
          </table:table-cell>
          <table:table-cell office:value-type="string">
            <text:p>European Championships 2011</text:p>
          </table:table-cell>
          <table:table-cell office:value-type="date" office:date-value="2011-01-29">
            <text:p>29/01/11</text:p>
          </table:table-cell>
          <table:table-cell office:value-type="float" office:value="159.45">
            <text:p>159.4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<text:a xlink:href="http://www.isuresults.com/bios/isufs00007127.htm">Nikita MIKHAILOV</text:a></text:p>
          </table:table-cell>
          <table:table-cell office:value-type="string">
            <text:p>RUS</text:p>
          </table:table-cell>
          <table:table-cell office:value-type="string">
            <text:p>ISU JGP Merano 2008</text:p>
          </table:table-cell>
          <table:table-cell office:value-type="date" office:date-value="2008-09-06">
            <text:p>06/09/08</text:p>
          </table:table-cell>
          <table:table-cell office:value-type="float" office:value="159.28">
            <text:p>159.2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<text:a xlink:href="http://www.isuresults.com/bios/isufs00014908.htm">Paolo BORROMEO</text:a></text:p>
          </table:table-cell>
          <table:table-cell office:value-type="string">
            <text:p>USA</text:p>
          </table:table-cell>
          <table:table-cell office:value-type="string">
            <text:p>ISU JGP Riga Cup 2015</text:p>
          </table:table-cell>
          <table:table-cell office:value-type="date" office:date-value="2015-08-29">
            <text:p>29/08/15</text:p>
          </table:table-cell>
          <table:table-cell office:value-type="float" office:value="159.19">
            <text:p>159.1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<text:a xlink:href="http://www.isuresults.com/bios/isufs00000128.htm">Vitali DANILCHENKO</text:a></text:p>
          </table:table-cell>
          <table:table-cell office:value-type="string">
            <text:p>UKR</text:p>
          </table:table-cell>
          <table:table-cell office:value-type="string">
            <text:p>Karl Schäfer Memorial 2005</text:p>
          </table:table-cell>
          <table:table-cell office:value-type="date" office:date-value="2005-10-14">
            <text:p>14/10/05</text:p>
          </table:table-cell>
          <table:table-cell office:value-type="float" office:value="159.17">
            <text:p>159.1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55">
            <text:p>355</text:p>
          </table:table-cell>
          <table:table-cell office:value-type="string">
            <text:p><text:a xlink:href="http://www.isuresults.com/bios/isufs00009634.htm">Christopher BOYADJI</text:a></text:p>
          </table:table-cell>
          <table:table-cell office:value-type="string">
            <text:p>GBR</text:p>
          </table:table-cell>
          <table:table-cell office:value-type="string">
            <text:p>ISU JGP Courchevel 2008</text:p>
          </table:table-cell>
          <table:table-cell office:value-type="date" office:date-value="2008-08-30">
            <text:p>30/08/08</text:p>
          </table:table-cell>
          <table:table-cell office:value-type="float" office:value="159.17">
            <text:p>159.1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56">
            <text:p>356</text:p>
          </table:table-cell>
          <table:table-cell office:value-type="string">
            <text:p><text:a xlink:href="http://www.isuresults.com/bios/isufs00034192.htm">Jan KURNIK</text:a></text:p>
          </table:table-cell>
          <table:table-cell office:value-type="string">
            <text:p>CZE</text:p>
          </table:table-cell>
          <table:table-cell office:value-type="string">
            <text:p>ISU CS Warsaw Cup 2016</text:p>
          </table:table-cell>
          <table:table-cell office:value-type="date" office:date-value="2016-11-20">
            <text:p>20/11/16</text:p>
          </table:table-cell>
          <table:table-cell office:value-type="float" office:value="158.99">
            <text:p>158.9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57">
            <text:p>357</text:p>
          </table:table-cell>
          <table:table-cell office:value-type="string">
            <text:p><text:a xlink:href="http://www.isuresults.com/bios/isufs00011883.htm">Fumiya ITAI</text:a></text:p>
          </table:table-cell>
          <table:table-cell office:value-type="string">
            <text:p>JPN</text:p>
          </table:table-cell>
          <table:table-cell office:value-type="string">
            <text:p>ISU JGP Cup of Austria 2010</text:p>
          </table:table-cell>
          <table:table-cell office:value-type="date" office:date-value="2010-09-18">
            <text:p>18/09/10</text:p>
          </table:table-cell>
          <table:table-cell office:value-type="float" office:value="158.71">
            <text:p>158.7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58">
            <text:p>358</text:p>
          </table:table-cell>
          <table:table-cell office:value-type="string">
            <text:p><text:a xlink:href="http://www.isuresults.com/bios/isufs00009030.htm">Maxim SHIPOV</text:a></text:p>
          </table:table-cell>
          <table:table-cell office:value-type="string">
            <text:p>ISR</text:p>
          </table:table-cell>
          <table:table-cell office:value-type="string">
            <text:p>European Championships 2011</text:p>
          </table:table-cell>
          <table:table-cell office:value-type="date" office:date-value="2011-01-29">
            <text:p>29/01/11</text:p>
          </table:table-cell>
          <table:table-cell office:value-type="float" office:value="158.28">
            <text:p>158.2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<text:a xlink:href="http://www.isuresults.com/bios/isufs00010216.htm">Andrew GONZALES</text:a></text:p>
          </table:table-cell>
          <table:table-cell office:value-type="string">
            <text:p>USA</text:p>
          </table:table-cell>
          <table:table-cell office:value-type="string">
            <text:p>ISU JGP Mexico Cup</text:p>
          </table:table-cell>
          <table:table-cell office:value-type="date" office:date-value="2008-09-13">
            <text:p>13/09/08</text:p>
          </table:table-cell>
          <table:table-cell office:value-type="float" office:value="158">
            <text:p>15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<text:a xlink:href="http://www.isuresults.com/bios/isufs00001844.htm">Derrick DELMORE</text:a></text:p>
          </table:table-cell>
          <table:table-cell office:value-type="string">
            <text:p>USA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57.84">
            <text:p>157.8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<text:a xlink:href="http://www.isuresults.com/bios/isufs00034486.htm">Nurullah SAHAKA</text:a></text:p>
          </table:table-cell>
          <table:table-cell office:value-type="string">
            <text:p>SUI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57.81">
            <text:p>157.8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<text:a xlink:href="http://www.isuresults.com/bios/isufs00010970.htm">Yoji TSUBOI</text:a></text:p>
          </table:table-cell>
          <table:table-cell office:value-type="string">
            <text:p>JPN</text:p>
          </table:table-cell>
          <table:table-cell office:value-type="string">
            <text:p>ISU JGP Brisbane 2011</text:p>
          </table:table-cell>
          <table:table-cell office:value-type="date" office:date-value="2011-09-10">
            <text:p>10/09/11</text:p>
          </table:table-cell>
          <table:table-cell office:value-type="float" office:value="157.64">
            <text:p>157.6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63">
            <text:p>363</text:p>
          </table:table-cell>
          <table:table-cell office:value-type="string">
            <text:p><text:a xlink:href="http://www.isuresults.com/bios/isufs00034620.htm">Eric LIU</text:a></text:p>
          </table:table-cell>
          <table:table-cell office:value-type="string">
            <text:p>CAN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157.57">
            <text:p>157.5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64">
            <text:p>364</text:p>
          </table:table-cell>
          <table:table-cell office:value-type="string">
            <text:p>Kosuke MORINAGA</text:p>
          </table:table-cell>
          <table:table-cell office:value-type="string">
            <text:p>JPN</text:p>
          </table:table-cell>
          <table:table-cell office:value-type="string">
            <text:p>ISU JGP Tallinn Cup 2005</text:p>
          </table:table-cell>
          <table:table-cell office:value-type="date" office:date-value="2005-09-16">
            <text:p>16/09/05</text:p>
          </table:table-cell>
          <table:table-cell office:value-type="float" office:value="157.27">
            <text:p>157.27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365">
            <text:p>365</text:p>
          </table:table-cell>
          <table:table-cell office:value-type="string">
            <text:p><text:a xlink:href="http://www.isuresults.com/bios/isufs00014901.htm">Josh BROWN</text:a></text:p>
          </table:table-cell>
          <table:table-cell office:value-type="string">
            <text:p>GBR</text:p>
          </table:table-cell>
          <table:table-cell office:value-type="string">
            <text:p>ISU World Junior Championships 2016</text:p>
          </table:table-cell>
          <table:table-cell office:value-type="date" office:date-value="2016-03-18">
            <text:p>18/03/16</text:p>
          </table:table-cell>
          <table:table-cell office:value-type="float" office:value="157.16">
            <text:p>157.1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66">
            <text:p>366</text:p>
          </table:table-cell>
          <table:table-cell office:value-type="string">
            <text:p><text:a xlink:href="http://www.isuresults.com/bios/isufs00007353.htm">Vladimir USPENSKI</text:a></text:p>
          </table:table-cell>
          <table:table-cell office:value-type="string">
            <text:p>RUS</text:p>
          </table:table-cell>
          <table:table-cell office:value-type="string">
            <text:p>ISU JGP Croatia Cup 2007</text:p>
          </table:table-cell>
          <table:table-cell office:value-type="date" office:date-value="2007-09-29">
            <text:p>29/09/07</text:p>
          </table:table-cell>
          <table:table-cell office:value-type="float" office:value="156.84">
            <text:p>156.8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<text:a xlink:href="http://www.isuresults.com/bios/isufs00101413.htm">Jaeseok KYEONG</text:a></text:p>
          </table:table-cell>
          <table:table-cell office:value-type="string">
            <text:p>KOR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56.82">
            <text:p>156.8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<text:a xlink:href="http://www.isuresults.com/bios/isufs00005920.htm">Yoann DESLOT</text:a></text:p>
          </table:table-cell>
          <table:table-cell office:value-type="string">
            <text:p>FRA</text:p>
          </table:table-cell>
          <table:table-cell office:value-type="string">
            <text:p>Trophee Bompard 2008</text:p>
          </table:table-cell>
          <table:table-cell office:value-type="date" office:date-value="2008-11-15">
            <text:p>15/11/08</text:p>
          </table:table-cell>
          <table:table-cell office:value-type="float" office:value="156.68">
            <text:p>156.6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<text:a xlink:href="http://www.isuresults.com/bios/isufs00054633.htm">Ivan SHMURATKO</text:a></text:p>
          </table:table-cell>
          <table:table-cell office:value-type="string">
            <text:p>UKR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56.61">
            <text:p>156.6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70">
            <text:p>370</text:p>
          </table:table-cell>
          <table:table-cell office:value-type="string">
            <text:p><text:a xlink:href="http://www.isuresults.com/bios/isufs00103476.htm">Micah Kai LYNETTE</text:a></text:p>
          </table:table-cell>
          <table:table-cell office:value-type="string">
            <text:p>THA</text:p>
          </table:table-cell>
          <table:table-cell office:value-type="string">
            <text:p>ISU CS Tallinn Trophy 2017</text:p>
          </table:table-cell>
          <table:table-cell office:value-type="date" office:date-value="2017-11-24">
            <text:p>24/11/17</text:p>
          </table:table-cell>
          <table:table-cell office:value-type="float" office:value="156.56">
            <text:p>156.5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71">
            <text:p>371</text:p>
          </table:table-cell>
          <table:table-cell office:value-type="string">
            <text:p><text:a xlink:href="http://www.isuresults.com/bios/isufs00011824.htm">Joti POLIZOAKIS</text:a></text:p>
          </table:table-cell>
          <table:table-cell office:value-type="string">
            <text:p>GER</text:p>
          </table:table-cell>
          <table:table-cell office:value-type="string">
            <text:p>ISU JGP Czech Skate 2013</text:p>
          </table:table-cell>
          <table:table-cell office:value-type="date" office:date-value="2013-10-05">
            <text:p>05/10/13</text:p>
          </table:table-cell>
          <table:table-cell office:value-type="float" office:value="156.54">
            <text:p>156.5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72">
            <text:p>372</text:p>
          </table:table-cell>
          <table:table-cell office:value-type="string">
            <text:p><text:a xlink:href="http://www.isuresults.com/bios/isufs00009754.htm">Mark VAILLANT</text:a></text:p>
          </table:table-cell>
          <table:table-cell office:value-type="string">
            <text:p>FRA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156.5">
            <text:p>156.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73">
            <text:p>373</text:p>
          </table:table-cell>
          <table:table-cell office:value-type="string">
            <text:p><text:a xlink:href="http://www.isuresults.com/bios/isufs00013832.htm">Kento KAJITA</text:a></text:p>
          </table:table-cell>
          <table:table-cell office:value-type="string">
            <text:p>JPN</text:p>
          </table:table-cell>
          <table:table-cell office:value-type="string">
            <text:p>ISU JGP Nagoya TV Cup 2014</text:p>
          </table:table-cell>
          <table:table-cell office:value-type="date" office:date-value="2014-09-14">
            <text:p>14/09/14</text:p>
          </table:table-cell>
          <table:table-cell office:value-type="float" office:value="156.35">
            <text:p>156.3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Braden OVERETT</text:p>
          </table:table-cell>
          <table:table-cell office:value-type="string">
            <text:p>USA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56.33">
            <text:p>156.3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75">
            <text:p>375</text:p>
          </table:table-cell>
          <table:table-cell office:value-type="string">
            <text:p><text:a xlink:href="http://www.isuresults.com/bios/isufs00012775.htm">Tomas KUPKA</text:a></text:p>
          </table:table-cell>
          <table:table-cell office:value-type="string">
            <text:p>CZE</text:p>
          </table:table-cell>
          <table:table-cell office:value-type="string">
            <text:p>ISU JGP Czech Skate 2013</text:p>
          </table:table-cell>
          <table:table-cell office:value-type="date" office:date-value="2013-10-05">
            <text:p>05/10/13</text:p>
          </table:table-cell>
          <table:table-cell office:value-type="float" office:value="156.04">
            <text:p>156.0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<text:a xlink:href="http://www.isuresults.com/bios/isufs00101254.htm">Sunghoon PARK</text:a></text:p>
          </table:table-cell>
          <table:table-cell office:value-type="string">
            <text:p>KOR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56.02">
            <text:p>156.0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<text:a xlink:href="http://www.isuresults.com/bios/isufs00002174.htm">Filip STILLER</text:a></text:p>
          </table:table-cell>
          <table:table-cell office:value-type="string">
            <text:p>SWE</text:p>
          </table:table-cell>
          <table:table-cell office:value-type="string">
            <text:p>Nebelhorn Trophy 2003</text:p>
          </table:table-cell>
          <table:table-cell office:value-type="date" office:date-value="2003-09-05">
            <text:p>05/09/03</text:p>
          </table:table-cell>
          <table:table-cell office:value-type="float" office:value="155.77">
            <text:p>155.7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78">
            <text:p>378</text:p>
          </table:table-cell>
          <table:table-cell office:value-type="string">
            <text:p><text:a xlink:href="http://www.isuresults.com/bios/isufs00034287.htm">Alexander MASZLJANKO</text:a></text:p>
          </table:table-cell>
          <table:table-cell office:value-type="string">
            <text:p>HUN</text:p>
          </table:table-cell>
          <table:table-cell office:value-type="string">
            <text:p>ISU JGP Czech Skate 2016</text:p>
          </table:table-cell>
          <table:table-cell office:value-type="date" office:date-value="2016-09-03">
            <text:p>03/09/16</text:p>
          </table:table-cell>
          <table:table-cell office:value-type="float" office:value="155.75">
            <text:p>155.7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79">
            <text:p>379</text:p>
          </table:table-cell>
          <table:table-cell office:value-type="string">
            <text:p><text:a xlink:href="http://www.isuresults.com/bios/isufs00014275.htm">Alexei GENIA</text:a></text:p>
          </table:table-cell>
          <table:table-cell office:value-type="string">
            <text:p>RUS</text:p>
          </table:table-cell>
          <table:table-cell office:value-type="string">
            <text:p>ISU JGP Mexico Cup 2013</text:p>
          </table:table-cell>
          <table:table-cell office:value-type="date" office:date-value="2013-09-06">
            <text:p>06/09/13</text:p>
          </table:table-cell>
          <table:table-cell office:value-type="float" office:value="155.54">
            <text:p>155.5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<text:a xlink:href="http://www.isuresults.com/bios/isufs00103095.htm">Corey CIRCELLI</text:a></text:p>
          </table:table-cell>
          <table:table-cell office:value-type="string">
            <text:p>CAN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55.52">
            <text:p>155.5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<text:a xlink:href="http://www.isuresults.com/bios/isufs00011931.htm">Marcus BJÖRK</text:a></text:p>
          </table:table-cell>
          <table:table-cell office:value-type="string">
            <text:p>SWE</text:p>
          </table:table-cell>
          <table:table-cell office:value-type="string">
            <text:p>Warsaw Cup 2014</text:p>
          </table:table-cell>
          <table:table-cell office:value-type="date" office:date-value="2014-11-22">
            <text:p>22/11/14</text:p>
          </table:table-cell>
          <table:table-cell office:value-type="float" office:value="155.28">
            <text:p>155.28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82">
            <text:p>382</text:p>
          </table:table-cell>
          <table:table-cell office:value-type="string">
            <text:p>Princeton KWONG</text:p>
          </table:table-cell>
          <table:table-cell office:value-type="string">
            <text:p>USA</text:p>
          </table:table-cell>
          <table:table-cell office:value-type="string">
            <text:p>Pokal der Blauen Schwerter 2004</text:p>
          </table:table-cell>
          <table:table-cell office:value-type="date" office:date-value="2004-10-09">
            <text:p>09/10/04</text:p>
          </table:table-cell>
          <table:table-cell office:value-type="float" office:value="155.24">
            <text:p>155.2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<text:a xlink:href="http://www.isuresults.com/bios/isufs00009268.htm">Ian MARTINEZ</text:a></text:p>
          </table:table-cell>
          <table:table-cell office:value-type="string">
            <text:p>CAN</text:p>
          </table:table-cell>
          <table:table-cell office:value-type="string">
            <text:p>Skate America 2008</text:p>
          </table:table-cell>
          <table:table-cell office:value-type="date" office:date-value="2008-10-25">
            <text:p>25/10/08</text:p>
          </table:table-cell>
          <table:table-cell office:value-type="float" office:value="155.18">
            <text:p>155.1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84">
            <text:p>384</text:p>
          </table:table-cell>
          <table:table-cell office:value-type="string">
            <text:p><text:a xlink:href="http://www.isuresults.com/bios/isufs00011064.htm">Engin Ali ARTAN</text:a></text:p>
          </table:table-cell>
          <table:table-cell office:value-type="string">
            <text:p>TUR</text:p>
          </table:table-cell>
          <table:table-cell office:value-type="string">
            <text:p>ISU CS Ondrej Nepela Trophy 2017</text:p>
          </table:table-cell>
          <table:table-cell office:value-type="date" office:date-value="2017-09-23">
            <text:p>23/09/17</text:p>
          </table:table-cell>
          <table:table-cell office:value-type="float" office:value="155.15">
            <text:p>155.1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85">
            <text:p>385</text:p>
          </table:table-cell>
          <table:table-cell office:value-type="string">
            <text:p><text:a xlink:href="http://www.isuresults.com/bios/isufs00009088.htm">Michael NEUMAN</text:a></text:p>
          </table:table-cell>
          <table:table-cell office:value-type="string">
            <text:p>SVK</text:p>
          </table:table-cell>
          <table:table-cell office:value-type="string">
            <text:p>ISU CS Warsaw Cup 2015</text:p>
          </table:table-cell>
          <table:table-cell office:value-type="date" office:date-value="2015-11-28">
            <text:p>28/11/15</text:p>
          </table:table-cell>
          <table:table-cell office:value-type="float" office:value="154.93">
            <text:p>154.93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86">
            <text:p>386</text:p>
          </table:table-cell>
          <table:table-cell office:value-type="string">
            <text:p><text:a xlink:href="http://www.isuresults.com/bios/isufs00013666.htm">Jordan DODDS</text:a></text:p>
          </table:table-cell>
          <table:table-cell office:value-type="string">
            <text:p>AUS</text:p>
          </table:table-cell>
          <table:table-cell office:value-type="string">
            <text:p>ISU CS Autumn Classic International 2016</text:p>
          </table:table-cell>
          <table:table-cell office:value-type="date" office:date-value="2016-09-30">
            <text:p>30/09/16</text:p>
          </table:table-cell>
          <table:table-cell office:value-type="float" office:value="154.9">
            <text:p>154.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87">
            <text:p>387</text:p>
          </table:table-cell>
          <table:table-cell office:value-type="string">
            <text:p><text:a xlink:href="http://www.isuresults.com/bios/isufs00010490.htm">Dmitri IGNATENKO</text:a></text:p>
          </table:table-cell>
          <table:table-cell office:value-type="string">
            <text:p>UKR</text:p>
          </table:table-cell>
          <table:table-cell office:value-type="string">
            <text:p>European Championships 2012</text:p>
          </table:table-cell>
          <table:table-cell office:value-type="date" office:date-value="2012-01-28">
            <text:p>28/01/12</text:p>
          </table:table-cell>
          <table:table-cell office:value-type="float" office:value="154.88">
            <text:p>154.8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88">
            <text:p>388</text:p>
          </table:table-cell>
          <table:table-cell office:value-type="string">
            <text:p><text:a xlink:href="http://www.isuresults.com/bios/isufs00009766.htm">Daniel DOTZAUER</text:a></text:p>
          </table:table-cell>
          <table:table-cell office:value-type="string">
            <text:p>GER</text:p>
          </table:table-cell>
          <table:table-cell office:value-type="string">
            <text:p>World Junior Championships 2010</text:p>
          </table:table-cell>
          <table:table-cell office:value-type="date" office:date-value="2010-03-11">
            <text:p>11/03/10</text:p>
          </table:table-cell>
          <table:table-cell office:value-type="float" office:value="154.83">
            <text:p>154.8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<text:a xlink:href="http://www.isuresults.com/bios/isufs00054297.htm">Taichi HONDA</text:a></text:p>
          </table:table-cell>
          <table:table-cell office:value-type="string">
            <text:p>JPN</text:p>
          </table:table-cell>
          <table:table-cell office:value-type="string">
            <text:p>ISU JGP Lake Placid 2012</text:p>
          </table:table-cell>
          <table:table-cell office:value-type="date" office:date-value="2012-08-31">
            <text:p>31/08/12</text:p>
          </table:table-cell>
          <table:table-cell office:value-type="float" office:value="154.65">
            <text:p>154.65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390">
            <text:p>390</text:p>
          </table:table-cell>
          <table:table-cell office:value-type="string">
            <text:p><text:a xlink:href="http://www.isuresults.com/bios/isufs00007601.htm">Zhixue YANG</text:a></text:p>
          </table:table-cell>
          <table:table-cell office:value-type="string">
            <text:p>CHN</text:p>
          </table:table-cell>
          <table:table-cell office:value-type="string">
            <text:p>Four Continents Championships 2007</text:p>
          </table:table-cell>
          <table:table-cell office:value-type="date" office:date-value="2007-02-09">
            <text:p>09/02/07</text:p>
          </table:table-cell>
          <table:table-cell office:value-type="float" office:value="154.57">
            <text:p>154.5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91">
            <text:p>391</text:p>
          </table:table-cell>
          <table:table-cell office:value-type="string">
            <text:p><text:a xlink:href="http://www.isuresults.com/bios/isufs00007259.htm">Takuya KONDOH</text:a></text:p>
          </table:table-cell>
          <table:table-cell office:value-type="string">
            <text:p>JPN</text:p>
          </table:table-cell>
          <table:table-cell office:value-type="string">
            <text:p>ISU JGP Budapest 2009</text:p>
          </table:table-cell>
          <table:table-cell office:value-type="date" office:date-value="2009-08-29">
            <text:p>29/08/09</text:p>
          </table:table-cell>
          <table:table-cell office:value-type="float" office:value="154.53">
            <text:p>154.5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<text:a xlink:href="http://www.isuresults.com/bios/isufs00007198.htm">Matthew PARR</text:a></text:p>
          </table:table-cell>
          <table:table-cell office:value-type="string">
            <text:p>GBR</text:p>
          </table:table-cell>
          <table:table-cell office:value-type="string">
            <text:p>Nebelhorn Trophy 2009</text:p>
          </table:table-cell>
          <table:table-cell office:value-type="date" office:date-value="2009-09-25">
            <text:p>25/09/09</text:p>
          </table:table-cell>
          <table:table-cell office:value-type="float" office:value="154.52">
            <text:p>154.5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93">
            <text:p>393</text:p>
          </table:table-cell>
          <table:table-cell office:value-type="string">
            <text:p><text:a xlink:href="http://www.isuresults.com/bios/isufs00035075.htm">Davide LEWTON BRAIN</text:a></text:p>
          </table:table-cell>
          <table:table-cell office:value-type="string">
            <text:p>MON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54.25">
            <text:p>154.25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394">
            <text:p>394</text:p>
          </table:table-cell>
          <table:table-cell office:value-type="string">
            <text:p><text:a xlink:href="http://www.isuresults.com/bios/isufs00013481.htm">Alex Kang Chan KAM</text:a></text:p>
          </table:table-cell>
          <table:table-cell office:value-type="string">
            <text:p>KOR</text:p>
          </table:table-cell>
          <table:table-cell office:value-type="string">
            <text:p>Four Continents Championships 2012</text:p>
          </table:table-cell>
          <table:table-cell office:value-type="date" office:date-value="2012-02-10">
            <text:p>10/02/12</text:p>
          </table:table-cell>
          <table:table-cell office:value-type="float" office:value="154.07">
            <text:p>154.0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95">
            <text:p>395</text:p>
          </table:table-cell>
          <table:table-cell office:value-type="string">
            <text:p><text:a xlink:href="http://www.isuresults.com/bios/isufs00013921.htm">Mattia DALLA TORRE</text:a></text:p>
          </table:table-cell>
          <table:table-cell office:value-type="string">
            <text:p>ITA</text:p>
          </table:table-cell>
          <table:table-cell office:value-type="string">
            <text:p>ISU CS Golden Spin of Zagreb 2015</text:p>
          </table:table-cell>
          <table:table-cell office:value-type="date" office:date-value="2015-12-04">
            <text:p>04/12/15</text:p>
          </table:table-cell>
          <table:table-cell office:value-type="float" office:value="153.92">
            <text:p>153.9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96">
            <text:p>396</text:p>
          </table:table-cell>
          <table:table-cell office:value-type="string">
            <text:p><text:a xlink:href="http://www.isuresults.com/bios/isufs00014940.htm">Luke WEST</text:a></text:p>
          </table:table-cell>
          <table:table-cell office:value-type="string">
            <text:p>USA</text:p>
          </table:table-cell>
          <table:table-cell office:value-type="string">
            <text:p>ISU JGP Ljubljana Cup 2014</text:p>
          </table:table-cell>
          <table:table-cell office:value-type="date" office:date-value="2014-08-29">
            <text:p>29/08/14</text:p>
          </table:table-cell>
          <table:table-cell office:value-type="float" office:value="153.25">
            <text:p>153.2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97">
            <text:p>397</text:p>
          </table:table-cell>
          <table:table-cell office:value-type="string">
            <text:p><text:a xlink:href="http://www.isuresults.com/bios/isufs00054867.htm">Julian DONICA</text:a></text:p>
          </table:table-cell>
          <table:table-cell office:value-type="string">
            <text:p>FRA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53.22">
            <text:p>153.2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98">
            <text:p>398</text:p>
          </table:table-cell>
          <table:table-cell office:value-type="string">
            <text:p><text:a xlink:href="http://www.isuresults.com/bios/isufs00035069.htm">Luc MAIERHOFER</text:a></text:p>
          </table:table-cell>
          <table:table-cell office:value-type="string">
            <text:p>AUT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53">
            <text:p>15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399">
            <text:p>399</text:p>
          </table:table-cell>
          <table:table-cell office:value-type="string">
            <text:p><text:a xlink:href="http://www.isuresults.com/bios/isufs00034227.htm">Glebs BASINS</text:a></text:p>
          </table:table-cell>
          <table:table-cell office:value-type="string">
            <text:p>LAT</text:p>
          </table:table-cell>
          <table:table-cell office:value-type="string">
            <text:p>ISU JGP Czech Skate 2016</text:p>
          </table:table-cell>
          <table:table-cell office:value-type="date" office:date-value="2016-09-03">
            <text:p>03/09/16</text:p>
          </table:table-cell>
          <table:table-cell office:value-type="float" office:value="152.91">
            <text:p>152.9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<text:a xlink:href="http://www.isuresults.com/bios/isufs00014894.htm">Chase BELMONTES</text:a></text:p>
          </table:table-cell>
          <table:table-cell office:value-type="string">
            <text:p>USA</text:p>
          </table:table-cell>
          <table:table-cell office:value-type="string">
            <text:p>ISU JGP Courchevel 2014</text:p>
          </table:table-cell>
          <table:table-cell office:value-type="date" office:date-value="2014-08-23">
            <text:p>23/08/14</text:p>
          </table:table-cell>
          <table:table-cell office:value-type="float" office:value="152.61">
            <text:p>152.61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401">
            <text:p>401</text:p>
          </table:table-cell>
          <table:table-cell office:value-type="string">
            <text:p><text:a xlink:href="http://www.isuresults.com/bios/isufs00012773.htm">Jordan JU</text:a></text:p>
          </table:table-cell>
          <table:table-cell office:value-type="string">
            <text:p>TPE</text:p>
          </table:table-cell>
          <table:table-cell office:value-type="string">
            <text:p>ISU Four Continents Championships 2014</text:p>
          </table:table-cell>
          <table:table-cell office:value-type="date" office:date-value="2014-01-24">
            <text:p>24/01/14</text:p>
          </table:table-cell>
          <table:table-cell office:value-type="float" office:value="152.46">
            <text:p>152.4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<text:a xlink:href="http://www.isuresults.com/bios/isufs00014241.htm">Hector ALONSO SERRANO</text:a></text:p>
          </table:table-cell>
          <table:table-cell office:value-type="string">
            <text:p>ESP</text:p>
          </table:table-cell>
          <table:table-cell office:value-type="string">
            <text:p>ISU JGP Logrono 2015</text:p>
          </table:table-cell>
          <table:table-cell office:value-type="date" office:date-value="2015-10-03">
            <text:p>03/10/15</text:p>
          </table:table-cell>
          <table:table-cell office:value-type="float" office:value="152.35">
            <text:p>152.3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<text:a xlink:href="http://www.isuresults.com/bios/isufs00012584.htm">Manol ATANASSOV</text:a></text:p>
          </table:table-cell>
          <table:table-cell office:value-type="string">
            <text:p>BUL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52.28">
            <text:p>152.2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04">
            <text:p>404</text:p>
          </table:table-cell>
          <table:table-cell office:value-type="string">
            <text:p>Florian LEJEUNE</text:p>
          </table:table-cell>
          <table:table-cell office:value-type="string">
            <text:p>FRA</text:p>
          </table:table-cell>
          <table:table-cell office:value-type="string">
            <text:p>CS Volvo Open Cup 2014</text:p>
          </table:table-cell>
          <table:table-cell office:value-type="date" office:date-value="2014-11-06">
            <text:p>06/11/14</text:p>
          </table:table-cell>
          <table:table-cell office:value-type="float" office:value="152.12">
            <text:p>152.1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05">
            <text:p>405</text:p>
          </table:table-cell>
          <table:table-cell office:value-type="string">
            <text:p><text:a xlink:href="http://www.isuresults.com/bios/isufs00012280.htm">Alexander ZAHRADNICEK</text:a></text:p>
          </table:table-cell>
          <table:table-cell office:value-type="string">
            <text:p>FRA</text:p>
          </table:table-cell>
          <table:table-cell office:value-type="string">
            <text:p>ISU JGP Minsk Ice 2009</text:p>
          </table:table-cell>
          <table:table-cell office:value-type="date" office:date-value="2009-09-26">
            <text:p>26/09/09</text:p>
          </table:table-cell>
          <table:table-cell office:value-type="float" office:value="152.1">
            <text:p>152.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<text:a xlink:href="http://www.isuresults.com/bios/isufs00103411.htm">Kims Georgs PAVLOVS</text:a></text:p>
          </table:table-cell>
          <table:table-cell office:value-type="string">
            <text:p>LAT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52.04">
            <text:p>152.04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407">
            <text:p>407</text:p>
          </table:table-cell>
          <table:table-cell office:value-type="string">
            <text:p><text:a xlink:href="http://www.isuresults.com/bios/isufs00034345.htm">Jari KESSLER</text:a></text:p>
          </table:table-cell>
          <table:table-cell office:value-type="string">
            <text:p>ITA</text:p>
          </table:table-cell>
          <table:table-cell office:value-type="string">
            <text:p>ISU CS Golden Spin of Zagreb 2017</text:p>
          </table:table-cell>
          <table:table-cell office:value-type="date" office:date-value="2017-12-09">
            <text:p>09/12/17</text:p>
          </table:table-cell>
          <table:table-cell office:value-type="float" office:value="151.94">
            <text:p>151.9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08">
            <text:p>408</text:p>
          </table:table-cell>
          <table:table-cell office:value-type="string">
            <text:p><text:a xlink:href="http://www.isuresults.com/bios/isufs00005608.htm">Ken ROSE</text:a></text:p>
          </table:table-cell>
          <table:table-cell office:value-type="string">
            <text:p>CAN</text:p>
          </table:table-cell>
          <table:table-cell office:value-type="string">
            <text:p>Budapest Junior Grand Prix 2004</text:p>
          </table:table-cell>
          <table:table-cell office:value-type="date" office:date-value="2004-09-03">
            <text:p>03/09/04</text:p>
          </table:table-cell>
          <table:table-cell office:value-type="float" office:value="151.83">
            <text:p>151.8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<text:a xlink:href="http://www.isuresults.com/bios/isufs00012441.htm">Peter James HALLAM</text:a></text:p>
          </table:table-cell>
          <table:table-cell office:value-type="string">
            <text:p>GBR</text:p>
          </table:table-cell>
          <table:table-cell office:value-type="string">
            <text:p>ISU JGP Minsk 2013</text:p>
          </table:table-cell>
          <table:table-cell office:value-type="date" office:date-value="2013-09-28">
            <text:p>28/09/13</text:p>
          </table:table-cell>
          <table:table-cell office:value-type="float" office:value="151.71">
            <text:p>151.7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10">
            <text:p>410</text:p>
          </table:table-cell>
          <table:table-cell office:value-type="string">
            <text:p><text:a xlink:href="http://www.isuresults.com/bios/isufs00012124.htm">Steven EVANS</text:a></text:p>
          </table:table-cell>
          <table:table-cell office:value-type="string">
            <text:p>USA</text:p>
          </table:table-cell>
          <table:table-cell office:value-type="string">
            <text:p>ISU JGP Croatia Cup 2009</text:p>
          </table:table-cell>
          <table:table-cell office:value-type="date" office:date-value="2009-10-09">
            <text:p>09/10/09</text:p>
          </table:table-cell>
          <table:table-cell office:value-type="float" office:value="151.7">
            <text:p>151.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<text:a xlink:href="http://www.isuresults.com/bios/isufs00013258.htm">Samuel ANGERS</text:a></text:p>
          </table:table-cell>
          <table:table-cell office:value-type="string">
            <text:p>CAN</text:p>
          </table:table-cell>
          <table:table-cell office:value-type="string">
            <text:p>ISU JGP Baltic Cup 2011</text:p>
          </table:table-cell>
          <table:table-cell office:value-type="date" office:date-value="2011-09-17">
            <text:p>17/09/11</text:p>
          </table:table-cell>
          <table:table-cell office:value-type="float" office:value="151.69">
            <text:p>151.6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12">
            <text:p>412</text:p>
          </table:table-cell>
          <table:table-cell office:value-type="string">
            <text:p><text:a xlink:href="http://www.isuresults.com/bios/isufs00013633.htm">Krzysztof GALA</text:a></text:p>
          </table:table-cell>
          <table:table-cell office:value-type="string">
            <text:p>POL</text:p>
          </table:table-cell>
          <table:table-cell office:value-type="string">
            <text:p>ISU CS Warsaw Cup 2015</text:p>
          </table:table-cell>
          <table:table-cell office:value-type="date" office:date-value="2015-11-28">
            <text:p>28/11/15</text:p>
          </table:table-cell>
          <table:table-cell office:value-type="float" office:value="151.45">
            <text:p>151.4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William BREWSTER</text:p>
          </table:table-cell>
          <table:table-cell office:value-type="string">
            <text:p>USA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151.36">
            <text:p>151.3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<text:a xlink:href="http://www.isuresults.com/bios/isufs00102439.htm">Young Hyun CHA</text:a></text:p>
          </table:table-cell>
          <table:table-cell office:value-type="string">
            <text:p>KOR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151.36">
            <text:p>151.3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<text:a xlink:href="http://www.isuresults.com/bios/isufs00012191.htm">Hyon CHOE</text:a></text:p>
          </table:table-cell>
          <table:table-cell office:value-type="string">
            <text:p>PRK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51.24">
            <text:p>151.2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<text:a xlink:href="http://www.isuresults.com/bios/isufs00012603.htm">Victor BUSTAMANTE</text:a></text:p>
          </table:table-cell>
          <table:table-cell office:value-type="string">
            <text:p>ESP</text:p>
          </table:table-cell>
          <table:table-cell office:value-type="string">
            <text:p>World Junior Championships 2013</text:p>
          </table:table-cell>
          <table:table-cell office:value-type="date" office:date-value="2013-03-02">
            <text:p>02/03/13</text:p>
          </table:table-cell>
          <table:table-cell office:value-type="float" office:value="151.23">
            <text:p>151.2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Gaylord LAVOISIER</text:p>
          </table:table-cell>
          <table:table-cell office:value-type="string">
            <text:p>FRA</text:p>
          </table:table-cell>
          <table:table-cell office:value-type="string">
            <text:p>CS Volvo Open Cup 2014</text:p>
          </table:table-cell>
          <table:table-cell office:value-type="date" office:date-value="2014-11-06">
            <text:p>06/11/14</text:p>
          </table:table-cell>
          <table:table-cell office:value-type="float" office:value="151.23">
            <text:p>151.2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16">
            <text:p>416</text:p>
          </table:table-cell>
          <table:table-cell office:value-type="string">
            <text:p>Takemochi OGAMI</text:p>
          </table:table-cell>
          <table:table-cell office:value-type="string">
            <text:p>JPN</text:p>
          </table:table-cell>
          <table:table-cell office:value-type="string">
            <text:p>ISU JGP Croatia Cup 2005</text:p>
          </table:table-cell>
          <table:table-cell office:value-type="date" office:date-value="2005-10-08">
            <text:p>08/10/05</text:p>
          </table:table-cell>
          <table:table-cell office:value-type="float" office:value="151.1">
            <text:p>151.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<text:a xlink:href="http://www.isuresults.com/bios/isufs00000113.htm">Vincent RESTENCOURT</text:a></text:p>
          </table:table-cell>
          <table:table-cell office:value-type="string">
            <text:p>FRA</text:p>
          </table:table-cell>
          <table:table-cell office:value-type="string">
            <text:p>Nebelhorn Trophy 2003</text:p>
          </table:table-cell>
          <table:table-cell office:value-type="date" office:date-value="2003-09-05">
            <text:p>05/09/03</text:p>
          </table:table-cell>
          <table:table-cell office:value-type="float" office:value="151.07">
            <text:p>151.0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18">
            <text:p>418</text:p>
          </table:table-cell>
          <table:table-cell office:value-type="string">
            <text:p><text:a xlink:href="http://www.isuresults.com/bios/isufs00006462.htm">Boris MARTINEC</text:a></text:p>
          </table:table-cell>
          <table:table-cell office:value-type="string">
            <text:p>CRO</text:p>
          </table:table-cell>
          <table:table-cell office:value-type="string">
            <text:p>European Championships 2009</text:p>
          </table:table-cell>
          <table:table-cell office:value-type="date" office:date-value="2009-01-22">
            <text:p>22/01/09</text:p>
          </table:table-cell>
          <table:table-cell office:value-type="float" office:value="150.8">
            <text:p>150.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19">
            <text:p>419</text:p>
          </table:table-cell>
          <table:table-cell office:value-type="string">
            <text:p><text:a xlink:href="http://www.isuresults.com/bios/isufs00007604.htm">Vitali SAZONETS</text:a></text:p>
          </table:table-cell>
          <table:table-cell office:value-type="string">
            <text:p>UKR</text:p>
          </table:table-cell>
          <table:table-cell office:value-type="string">
            <text:p>European Championships 2008</text:p>
          </table:table-cell>
          <table:table-cell office:value-type="date" office:date-value="2008-01-24">
            <text:p>24/01/08</text:p>
          </table:table-cell>
          <table:table-cell office:value-type="float" office:value="150.78">
            <text:p>150.7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<text:a xlink:href="http://www.isuresults.com/bios/isufs00007131.htm">Peitong CHEN</text:a></text:p>
          </table:table-cell>
          <table:table-cell office:value-type="string">
            <text:p>CHN</text:p>
          </table:table-cell>
          <table:table-cell office:value-type="string">
            <text:p>ISU GP Cup of China 2010</text:p>
          </table:table-cell>
          <table:table-cell office:value-type="date" office:date-value="2010-11-06">
            <text:p>06/11/10</text:p>
          </table:table-cell>
          <table:table-cell office:value-type="float" office:value="150.69">
            <text:p>150.6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20">
            <text:p>420</text:p>
          </table:table-cell>
          <table:table-cell office:value-type="string">
            <text:p><text:a xlink:href="http://www.isuresults.com/bios/isufs00013641.htm">Artem TSOGLIN</text:a></text:p>
          </table:table-cell>
          <table:table-cell office:value-type="string">
            <text:p>ISR</text:p>
          </table:table-cell>
          <table:table-cell office:value-type="string">
            <text:p>ISU JGP Colorado Springs 2015</text:p>
          </table:table-cell>
          <table:table-cell office:value-type="date" office:date-value="2015-09-04">
            <text:p>04/09/15</text:p>
          </table:table-cell>
          <table:table-cell office:value-type="float" office:value="150.69">
            <text:p>150.6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21">
            <text:p>421</text:p>
          </table:table-cell>
          <table:table-cell office:value-type="string">
            <text:p><text:a xlink:href="http://www.isuresults.com/bios/isufs00011686.htm">Charlie PARRY-EVANS</text:a></text:p>
          </table:table-cell>
          <table:table-cell office:value-type="string">
            <text:p>GBR</text:p>
          </table:table-cell>
          <table:table-cell office:value-type="string">
            <text:p>ISU CS Ondrej Nepela Memorial 2016</text:p>
          </table:table-cell>
          <table:table-cell office:value-type="date" office:date-value="2016-10-01">
            <text:p>01/10/16</text:p>
          </table:table-cell>
          <table:table-cell office:value-type="float" office:value="150.68">
            <text:p>150.6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<text:a xlink:href="http://www.isuresults.com/bios/isufs00013838.htm">Taichiro YAMAKUMA</text:a></text:p>
          </table:table-cell>
          <table:table-cell office:value-type="string">
            <text:p>JPN</text:p>
          </table:table-cell>
          <table:table-cell office:value-type="string">
            <text:p>ISU JGP Kosice 2013</text:p>
          </table:table-cell>
          <table:table-cell office:value-type="date" office:date-value="2013-09-15">
            <text:p>15/09/13</text:p>
          </table:table-cell>
          <table:table-cell office:value-type="float" office:value="150.55">
            <text:p>150.5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<text:a xlink:href="http://www.isuresults.com/bios/isufs00000060.htm">Zoltan TOTH</text:a></text:p>
          </table:table-cell>
          <table:table-cell office:value-type="string">
            <text:p>HUN</text:p>
          </table:table-cell>
          <table:table-cell office:value-type="string">
            <text:p>Karl Schäfer Memorial 2005</text:p>
          </table:table-cell>
          <table:table-cell office:value-type="date" office:date-value="2005-10-14">
            <text:p>14/10/05</text:p>
          </table:table-cell>
          <table:table-cell office:value-type="float" office:value="150.18">
            <text:p>150.1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24">
            <text:p>424</text:p>
          </table:table-cell>
          <table:table-cell office:value-type="string">
            <text:p><text:a xlink:href="http://www.isuresults.com/bios/isufs00006104.htm">Elliot HILTON</text:a></text:p>
          </table:table-cell>
          <table:table-cell office:value-type="string">
            <text:p>GBR</text:p>
          </table:table-cell>
          <table:table-cell office:value-type="string">
            <text:p>ISU JGP J. Curry Memorial 2007</text:p>
          </table:table-cell>
          <table:table-cell office:value-type="date" office:date-value="2007-10-21">
            <text:p>21/10/07</text:p>
          </table:table-cell>
          <table:table-cell office:value-type="float" office:value="149.86">
            <text:p>149.8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25">
            <text:p>425</text:p>
          </table:table-cell>
          <table:table-cell office:value-type="string">
            <text:p><text:a xlink:href="http://www.isuresults.com/bios/isufs00004888.htm">Konstantin TUPIKOV</text:a></text:p>
          </table:table-cell>
          <table:table-cell office:value-type="string">
            <text:p>POL</text:p>
          </table:table-cell>
          <table:table-cell office:value-type="string">
            <text:p>European Championships 2008</text:p>
          </table:table-cell>
          <table:table-cell office:value-type="date" office:date-value="2008-01-24">
            <text:p>24/01/08</text:p>
          </table:table-cell>
          <table:table-cell office:value-type="float" office:value="149.8">
            <text:p>149.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<text:a xlink:href="http://www.isuresults.com/bios/isufs00000061.htm">Yamato TAMURA</text:a></text:p>
          </table:table-cell>
          <table:table-cell office:value-type="string">
            <text:p>JPN</text:p>
          </table:table-cell>
          <table:table-cell office:value-type="string">
            <text:p>NHK Trophy 2003</text:p>
          </table:table-cell>
          <table:table-cell office:value-type="date" office:date-value="2003-11-30">
            <text:p>30/11/03</text:p>
          </table:table-cell>
          <table:table-cell office:value-type="float" office:value="149.74">
            <text:p>149.7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Kirill SOKOLOV</text:p>
          </table:table-cell>
          <table:table-cell office:value-type="string">
            <text:p>RUS</text:p>
          </table:table-cell>
          <table:table-cell office:value-type="string">
            <text:p>Warsaw Cup 2014</text:p>
          </table:table-cell>
          <table:table-cell office:value-type="date" office:date-value="2014-11-22">
            <text:p>22/11/14</text:p>
          </table:table-cell>
          <table:table-cell office:value-type="float" office:value="149.13">
            <text:p>149.13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428">
            <text:p>428</text:p>
          </table:table-cell>
          <table:table-cell office:value-type="string">
            <text:p><text:a xlink:href="http://www.isuresults.com/bios/isufs00011911.htm">Stephen Li-Chung KUO</text:a></text:p>
          </table:table-cell>
          <table:table-cell office:value-type="string">
            <text:p>TPE</text:p>
          </table:table-cell>
          <table:table-cell office:value-type="string">
            <text:p>Four Continents Championships 2010</text:p>
          </table:table-cell>
          <table:table-cell office:value-type="date" office:date-value="2010-01-30">
            <text:p>30/01/10</text:p>
          </table:table-cell>
          <table:table-cell office:value-type="float" office:value="148.96">
            <text:p>148.96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429">
            <text:p>429</text:p>
          </table:table-cell>
          <table:table-cell office:value-type="string">
            <text:p><text:a xlink:href="http://www.isuresults.com/bios/isufs00101609.htm">Peter LIU</text:a></text:p>
          </table:table-cell>
          <table:table-cell office:value-type="string">
            <text:p>USA</text:p>
          </table:table-cell>
          <table:table-cell office:value-type="string">
            <text:p>ISU JGP Pokal d. Blauen Schwerter 2016</text:p>
          </table:table-cell>
          <table:table-cell office:value-type="date" office:date-value="2016-10-07">
            <text:p>07/10/16</text:p>
          </table:table-cell>
          <table:table-cell office:value-type="float" office:value="148.89">
            <text:p>148.8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30">
            <text:p>430</text:p>
          </table:table-cell>
          <table:table-cell office:value-type="string">
            <text:p>Ilia GURILEV</text:p>
          </table:table-cell>
          <table:table-cell office:value-type="string">
            <text:p>RUS</text:p>
          </table:table-cell>
          <table:table-cell office:value-type="string">
            <text:p>ISU JGP Harghita Cup 2007</text:p>
          </table:table-cell>
          <table:table-cell office:value-type="date" office:date-value="2007-09-09">
            <text:p>09/09/07</text:p>
          </table:table-cell>
          <table:table-cell office:value-type="float" office:value="148.46">
            <text:p>148.4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31">
            <text:p>431</text:p>
          </table:table-cell>
          <table:table-cell office:value-type="string">
            <text:p><text:a xlink:href="http://www.isuresults.com/bios/isufs00006585.htm">Hirofumi TORII</text:a></text:p>
          </table:table-cell>
          <table:table-cell office:value-type="string">
            <text:p>JPN</text:p>
          </table:table-cell>
          <table:table-cell office:value-type="string">
            <text:p>ISU JGP Mirecurea Ciuc 2006</text:p>
          </table:table-cell>
          <table:table-cell office:value-type="date" office:date-value="2006-09-24">
            <text:p>24/09/06</text:p>
          </table:table-cell>
          <table:table-cell office:value-type="float" office:value="148.2">
            <text:p>148.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32">
            <text:p>432</text:p>
          </table:table-cell>
          <table:table-cell office:value-type="string">
            <text:p><text:a xlink:href="http://www.isuresults.com/bios/isufs00034621.htm">Hugh BRABYN-JONES</text:a></text:p>
          </table:table-cell>
          <table:table-cell office:value-type="string">
            <text:p>GBR</text:p>
          </table:table-cell>
          <table:table-cell office:value-type="string">
            <text:p>ISU JGP Colorado Springs 2015</text:p>
          </table:table-cell>
          <table:table-cell office:value-type="date" office:date-value="2015-09-04">
            <text:p>04/09/15</text:p>
          </table:table-cell>
          <table:table-cell office:value-type="float" office:value="148.04">
            <text:p>148.0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33">
            <text:p>433</text:p>
          </table:table-cell>
          <table:table-cell office:value-type="string">
            <text:p><text:a xlink:href="http://www.isuresults.com/bios/isufs00011480.htm">Juho PIRINEN</text:a></text:p>
          </table:table-cell>
          <table:table-cell office:value-type="string">
            <text:p>FIN</text:p>
          </table:table-cell>
          <table:table-cell office:value-type="string">
            <text:p>ISU CS Tallinn Trophy 2015</text:p>
          </table:table-cell>
          <table:table-cell office:value-type="date" office:date-value="2015-11-19">
            <text:p>19/11/15</text:p>
          </table:table-cell>
          <table:table-cell office:value-type="float" office:value="147.93">
            <text:p>147.9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34">
            <text:p>434</text:p>
          </table:table-cell>
          <table:table-cell office:value-type="string">
            <text:p><text:a xlink:href="http://www.isuresults.com/bios/isufs00008692.htm">Petr BIDAR</text:a></text:p>
          </table:table-cell>
          <table:table-cell office:value-type="string">
            <text:p>CZE</text:p>
          </table:table-cell>
          <table:table-cell office:value-type="string">
            <text:p>ISU JGP Budapest 2009</text:p>
          </table:table-cell>
          <table:table-cell office:value-type="date" office:date-value="2009-08-29">
            <text:p>29/08/09</text:p>
          </table:table-cell>
          <table:table-cell office:value-type="float" office:value="147.84">
            <text:p>147.8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<text:a xlink:href="http://www.isuresults.com/bios/isufs00034363.htm">Jimmy MA</text:a></text:p>
          </table:table-cell>
          <table:table-cell office:value-type="string">
            <text:p>USA</text:p>
          </table:table-cell>
          <table:table-cell office:value-type="string">
            <text:p>ISU JGP Riga Cup 2013</text:p>
          </table:table-cell>
          <table:table-cell office:value-type="date" office:date-value="2013-08-31">
            <text:p>31/08/13</text:p>
          </table:table-cell>
          <table:table-cell office:value-type="float" office:value="147.79">
            <text:p>147.7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36">
            <text:p>436</text:p>
          </table:table-cell>
          <table:table-cell office:value-type="string">
            <text:p><text:a xlink:href="http://www.isuresults.com/bios/isufs00011933.htm">Nicky OBREYKOV</text:a></text:p>
          </table:table-cell>
          <table:table-cell office:value-type="string">
            <text:p>BUL</text:p>
          </table:table-cell>
          <table:table-cell office:value-type="string">
            <text:p>ISU JGP Tallinn Cup 2014</text:p>
          </table:table-cell>
          <table:table-cell office:value-type="date" office:date-value="2014-09-26">
            <text:p>26/09/14</text:p>
          </table:table-cell>
          <table:table-cell office:value-type="float" office:value="147.55">
            <text:p>147.5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37">
            <text:p>437</text:p>
          </table:table-cell>
          <table:table-cell office:value-type="string">
            <text:p><text:a xlink:href="http://www.isuresults.com/bios/isufs00103541.htm">Goku ENDO</text:a></text:p>
          </table:table-cell>
          <table:table-cell office:value-type="string">
            <text:p>USA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47.38">
            <text:p>147.3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Traighe ROUSE</text:p>
          </table:table-cell>
          <table:table-cell office:value-type="string">
            <text:p>USA</text:p>
          </table:table-cell>
          <table:table-cell office:value-type="string">
            <text:p>ISU JGP Sofia Cup 2005</text:p>
          </table:table-cell>
          <table:table-cell office:value-type="date" office:date-value="2005-10-02">
            <text:p>02/10/05</text:p>
          </table:table-cell>
          <table:table-cell office:value-type="float" office:value="147.35">
            <text:p>147.3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39">
            <text:p>439</text:p>
          </table:table-cell>
          <table:table-cell office:value-type="string">
            <text:p><text:a xlink:href="http://www.isuresults.com/bios/isufs00013408.htm">Timofei NOVAIKIN</text:a></text:p>
          </table:table-cell>
          <table:table-cell office:value-type="string">
            <text:p>FRA</text:p>
          </table:table-cell>
          <table:table-cell office:value-type="string">
            <text:p>Youth Olympic Games 2012</text:p>
          </table:table-cell>
          <table:table-cell office:value-type="date" office:date-value="2012-01-16">
            <text:p>16/01/12</text:p>
          </table:table-cell>
          <table:table-cell office:value-type="float" office:value="147.23">
            <text:p>147.2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<text:a xlink:href="http://www.isuresults.com/bios/isufs00011479.htm">Kristof FORGO</text:a></text:p>
          </table:table-cell>
          <table:table-cell office:value-type="string">
            <text:p>HUN</text:p>
          </table:table-cell>
          <table:table-cell office:value-type="string">
            <text:p>O. Nepela Trophy 2014</text:p>
          </table:table-cell>
          <table:table-cell office:value-type="date" office:date-value="2014-10-04">
            <text:p>04/10/14</text:p>
          </table:table-cell>
          <table:table-cell office:value-type="float" office:value="146.93">
            <text:p>146.9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41">
            <text:p>441</text:p>
          </table:table-cell>
          <table:table-cell office:value-type="string">
            <text:p><text:a xlink:href="http://www.isuresults.com/bios/isufs00014537.htm">Jakub KRSNAK</text:a></text:p>
          </table:table-cell>
          <table:table-cell office:value-type="string">
            <text:p>SVK</text:p>
          </table:table-cell>
          <table:table-cell office:value-type="string">
            <text:p>ISU CS Warsaw Cup 2016</text:p>
          </table:table-cell>
          <table:table-cell office:value-type="date" office:date-value="2016-11-20">
            <text:p>20/11/16</text:p>
          </table:table-cell>
          <table:table-cell office:value-type="float" office:value="146.89">
            <text:p>146.8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<text:a xlink:href="http://www.isuresults.com/bios/isufs00034525.htm">Ton CONSUL</text:a></text:p>
          </table:table-cell>
          <table:table-cell office:value-type="string">
            <text:p>ESP</text:p>
          </table:table-cell>
          <table:table-cell office:value-type="string">
            <text:p>ISU JGP Logrono 2015</text:p>
          </table:table-cell>
          <table:table-cell office:value-type="date" office:date-value="2015-10-03">
            <text:p>03/10/15</text:p>
          </table:table-cell>
          <table:table-cell office:value-type="float" office:value="146.79">
            <text:p>146.7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43">
            <text:p>443</text:p>
          </table:table-cell>
          <table:table-cell office:value-type="string">
            <text:p><text:a xlink:href="http://www.isuresults.com/bios/isufs00010779.htm">Alexander SCHOEPKE</text:a></text:p>
          </table:table-cell>
          <table:table-cell office:value-type="string">
            <text:p>GER</text:p>
          </table:table-cell>
          <table:table-cell office:value-type="string">
            <text:p>ISU JGP Sencila Bled Cup 2012</text:p>
          </table:table-cell>
          <table:table-cell office:value-type="date" office:date-value="2012-09-28">
            <text:p>28/09/12</text:p>
          </table:table-cell>
          <table:table-cell office:value-type="float" office:value="146.77">
            <text:p>146.7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44">
            <text:p>444</text:p>
          </table:table-cell>
          <table:table-cell office:value-type="string">
            <text:p><text:a xlink:href="http://www.isuresults.com/bios/isufs00103542.htm">Nicholas HSIEH</text:a></text:p>
          </table:table-cell>
          <table:table-cell office:value-type="string">
            <text:p>USA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46.58">
            <text:p>146.5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Craig RATTERREE</text:p>
          </table:table-cell>
          <table:table-cell office:value-type="string">
            <text:p>USA</text:p>
          </table:table-cell>
          <table:table-cell office:value-type="string">
            <text:p>ISU JGP Montreal 2005</text:p>
          </table:table-cell>
          <table:table-cell office:value-type="date" office:date-value="2005-09-25">
            <text:p>25/09/05</text:p>
          </table:table-cell>
          <table:table-cell office:value-type="float" office:value="146.3">
            <text:p>146.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46">
            <text:p>446</text:p>
          </table:table-cell>
          <table:table-cell office:value-type="string">
            <text:p><text:a xlink:href="http://www.isuresults.com/bios/isufs00013245.htm">Peter O BRIEN</text:a></text:p>
          </table:table-cell>
          <table:table-cell office:value-type="string">
            <text:p>CAN</text:p>
          </table:table-cell>
          <table:table-cell office:value-type="string">
            <text:p>ISU JGP Brasov Cup 2011</text:p>
          </table:table-cell>
          <table:table-cell office:value-type="date" office:date-value="2011-09-24">
            <text:p>24/09/11</text:p>
          </table:table-cell>
          <table:table-cell office:value-type="float" office:value="146.22">
            <text:p>146.2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<text:a xlink:href="http://www.isuresults.com/bios/isufs00004689.htm">Denis LEUSHIN</text:a></text:p>
          </table:table-cell>
          <table:table-cell office:value-type="string">
            <text:p>RUS</text:p>
          </table:table-cell>
          <table:table-cell office:value-type="string">
            <text:p>JGP Harbin 2004</text:p>
          </table:table-cell>
          <table:table-cell office:value-type="date" office:date-value="2004-09-18">
            <text:p>18/09/04</text:p>
          </table:table-cell>
          <table:table-cell office:value-type="float" office:value="146.03">
            <text:p>146.0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<text:a xlink:href="http://www.isuresults.com/bios/isufs00007093.htm">Lei WANG</text:a></text:p>
          </table:table-cell>
          <table:table-cell office:value-type="string">
            <text:p>CHN</text:p>
          </table:table-cell>
          <table:table-cell office:value-type="string">
            <text:p>JGP Harbin 2004</text:p>
          </table:table-cell>
          <table:table-cell office:value-type="date" office:date-value="2004-09-18">
            <text:p>18/09/04</text:p>
          </table:table-cell>
          <table:table-cell office:value-type="float" office:value="145.36">
            <text:p>145.36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449">
            <text:p>449</text:p>
          </table:table-cell>
          <table:table-cell office:value-type="string">
            <text:p><text:a xlink:href="http://www.isuresults.com/bios/isufs00011659.htm">Antonio PANFILI</text:a></text:p>
          </table:table-cell>
          <table:table-cell office:value-type="string">
            <text:p>ITA</text:p>
          </table:table-cell>
          <table:table-cell office:value-type="string">
            <text:p>ISU JGP Pokal d. Blauen Schwerter 2012</text:p>
          </table:table-cell>
          <table:table-cell office:value-type="date" office:date-value="2012-10-13">
            <text:p>13/10/12</text:p>
          </table:table-cell>
          <table:table-cell office:value-type="float" office:value="145.25">
            <text:p>145.2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50">
            <text:p>450</text:p>
          </table:table-cell>
          <table:table-cell office:value-type="string">
            <text:p>Jason WONG</text:p>
          </table:table-cell>
          <table:table-cell office:value-type="string">
            <text:p>USA</text:p>
          </table:table-cell>
          <table:table-cell office:value-type="string">
            <text:p>JGP Courchevel 2004</text:p>
          </table:table-cell>
          <table:table-cell office:value-type="date" office:date-value="2004-08-28">
            <text:p>28/08/04</text:p>
          </table:table-cell>
          <table:table-cell office:value-type="float" office:value="145.15">
            <text:p>145.1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51">
            <text:p>451</text:p>
          </table:table-cell>
          <table:table-cell office:value-type="string">
            <text:p>Nicolas DUBOIS</text:p>
          </table:table-cell>
          <table:table-cell office:value-type="string">
            <text:p>SUI</text:p>
          </table:table-cell>
          <table:table-cell office:value-type="string">
            <text:p>ISU CS Warsaw Cup 2015</text:p>
          </table:table-cell>
          <table:table-cell office:value-type="date" office:date-value="2015-11-28">
            <text:p>28/11/15</text:p>
          </table:table-cell>
          <table:table-cell office:value-type="float" office:value="144.89">
            <text:p>144.8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52">
            <text:p>452</text:p>
          </table:table-cell>
          <table:table-cell office:value-type="string">
            <text:p><text:a xlink:href="http://www.isuresults.com/bios/isufs00009409.htm">Ruben BLOMMAERT</text:a></text:p>
          </table:table-cell>
          <table:table-cell office:value-type="string">
            <text:p>GER</text:p>
          </table:table-cell>
          <table:table-cell office:value-type="string">
            <text:p>ISU JGP J. Curry Memorial 2008</text:p>
          </table:table-cell>
          <table:table-cell office:value-type="date" office:date-value="2008-10-18">
            <text:p>18/10/08</text:p>
          </table:table-cell>
          <table:table-cell office:value-type="float" office:value="144.83">
            <text:p>144.8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53">
            <text:p>453</text:p>
          </table:table-cell>
          <table:table-cell office:value-type="string">
            <text:p><text:a xlink:href="http://www.isuresults.com/bios/isufs00054307.htm">Conor STAKELUM</text:a></text:p>
          </table:table-cell>
          <table:table-cell office:value-type="string">
            <text:p>IRL</text:p>
          </table:table-cell>
          <table:table-cell office:value-type="string">
            <text:p>ISU CS Lombardia Trophy 2016</text:p>
          </table:table-cell>
          <table:table-cell office:value-type="date" office:date-value="2016-09-11">
            <text:p>11/09/16</text:p>
          </table:table-cell>
          <table:table-cell office:value-type="float" office:value="144.52">
            <text:p>144.5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<text:a xlink:href="http://www.isuresults.com/bios/isufs00011807.htm">Paul Emmanuel RICHARDEAU</text:a></text:p>
          </table:table-cell>
          <table:table-cell office:value-type="string">
            <text:p>FRA</text:p>
          </table:table-cell>
          <table:table-cell office:value-type="string">
            <text:p>ISU JGP Lake Placid 2009</text:p>
          </table:table-cell>
          <table:table-cell office:value-type="date" office:date-value="2009-09-04">
            <text:p>04/09/09</text:p>
          </table:table-cell>
          <table:table-cell office:value-type="float" office:value="144.38">
            <text:p>144.3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55">
            <text:p>455</text:p>
          </table:table-cell>
          <table:table-cell office:value-type="string">
            <text:p><text:a xlink:href="http://www.isuresults.com/bios/isufs00006095.htm">John HAMER</text:a></text:p>
          </table:table-cell>
          <table:table-cell office:value-type="string">
            <text:p>GBR</text:p>
          </table:table-cell>
          <table:table-cell office:value-type="string">
            <text:p>European Championships 2005</text:p>
          </table:table-cell>
          <table:table-cell office:value-type="date" office:date-value="2005-01-27">
            <text:p>27/01/05</text:p>
          </table:table-cell>
          <table:table-cell office:value-type="float" office:value="144.1">
            <text:p>144.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55">
            <text:p>455</text:p>
          </table:table-cell>
          <table:table-cell office:value-type="string">
            <text:p><text:a xlink:href="http://www.isuresults.com/bios/isufs00034624.htm">Antony CHENG</text:a></text:p>
          </table:table-cell>
          <table:table-cell office:value-type="string">
            <text:p>CAN</text:p>
          </table:table-cell>
          <table:table-cell office:value-type="string">
            <text:p>ISU JGP Colorado Springs 2015</text:p>
          </table:table-cell>
          <table:table-cell office:value-type="date" office:date-value="2015-09-04">
            <text:p>04/09/15</text:p>
          </table:table-cell>
          <table:table-cell office:value-type="float" office:value="144.1">
            <text:p>144.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56">
            <text:p>456</text:p>
          </table:table-cell>
          <table:table-cell office:value-type="string">
            <text:p><text:a xlink:href="http://www.isuresults.com/bios/isufs00014313.htm">Runqi LIU</text:a></text:p>
          </table:table-cell>
          <table:table-cell office:value-type="string">
            <text:p>CHN</text:p>
          </table:table-cell>
          <table:table-cell office:value-type="string">
            <text:p>ISU JGP Colorado Springs 2015</text:p>
          </table:table-cell>
          <table:table-cell office:value-type="date" office:date-value="2015-09-04">
            <text:p>04/09/15</text:p>
          </table:table-cell>
          <table:table-cell office:value-type="float" office:value="143.61">
            <text:p>143.6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57">
            <text:p>457</text:p>
          </table:table-cell>
          <table:table-cell office:value-type="string">
            <text:p><text:a xlink:href="http://www.isuresults.com/bios/isufs00013453.htm">Ilia PETROV</text:a></text:p>
          </table:table-cell>
          <table:table-cell office:value-type="string">
            <text:p>RUS</text:p>
          </table:table-cell>
          <table:table-cell office:value-type="string">
            <text:p>ISU JGP Volvo Cup 2011</text:p>
          </table:table-cell>
          <table:table-cell office:value-type="date" office:date-value="2011-09-03">
            <text:p>03/09/11</text:p>
          </table:table-cell>
          <table:table-cell office:value-type="float" office:value="143.54">
            <text:p>143.54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458">
            <text:p>458</text:p>
          </table:table-cell>
          <table:table-cell office:value-type="string">
            <text:p><text:a xlink:href="http://www.isuresults.com/bios/isufs00101765.htm">Iliya KOVLER</text:a></text:p>
          </table:table-cell>
          <table:table-cell office:value-type="string">
            <text:p>CAN</text:p>
          </table:table-cell>
          <table:table-cell office:value-type="string">
            <text:p>ISU JGP Pokal d. Blauen Schwerter 2016</text:p>
          </table:table-cell>
          <table:table-cell office:value-type="date" office:date-value="2016-10-07">
            <text:p>07/10/16</text:p>
          </table:table-cell>
          <table:table-cell office:value-type="float" office:value="142.87">
            <text:p>142.8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58">
            <text:p>458</text:p>
          </table:table-cell>
          <table:table-cell office:value-type="string">
            <text:p>Landry LE MAY</text:p>
          </table:table-cell>
          <table:table-cell office:value-type="string">
            <text:p>FRA</text:p>
          </table:table-cell>
          <table:table-cell office:value-type="string">
            <text:p>ISU CS Lombardia Trophy 2017</text:p>
          </table:table-cell>
          <table:table-cell office:value-type="date" office:date-value="2017-09-16">
            <text:p>16/09/17</text:p>
          </table:table-cell>
          <table:table-cell office:value-type="float" office:value="142.87">
            <text:p>142.8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<text:a xlink:href="http://www.isuresults.com/bios/isufs00002160.htm">Aidas REKLYS</text:a></text:p>
          </table:table-cell>
          <table:table-cell office:value-type="string">
            <text:p>LTU</text:p>
          </table:table-cell>
          <table:table-cell office:value-type="string">
            <text:p>Karl Schäfer Memorial 2005</text:p>
          </table:table-cell>
          <table:table-cell office:value-type="date" office:date-value="2005-10-14">
            <text:p>14/10/05</text:p>
          </table:table-cell>
          <table:table-cell office:value-type="float" office:value="142.84">
            <text:p>142.8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60">
            <text:p>460</text:p>
          </table:table-cell>
          <table:table-cell office:value-type="string">
            <text:p><text:a xlink:href="http://www.isuresults.com/bios/isufs00010514.htm">Saverio GIACOMELLI</text:a></text:p>
          </table:table-cell>
          <table:table-cell office:value-type="string">
            <text:p>ITA</text:p>
          </table:table-cell>
          <table:table-cell office:value-type="string">
            <text:p>ISU JGP Bosphorus 2009</text:p>
          </table:table-cell>
          <table:table-cell office:value-type="date" office:date-value="2009-10-17">
            <text:p>17/10/09</text:p>
          </table:table-cell>
          <table:table-cell office:value-type="float" office:value="142.55">
            <text:p>142.5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61">
            <text:p>461</text:p>
          </table:table-cell>
          <table:table-cell office:value-type="string">
            <text:p><text:a xlink:href="http://www.isuresults.com/bios/isufs00007790.htm">Sebastian IWASAKI</text:a></text:p>
          </table:table-cell>
          <table:table-cell office:value-type="string">
            <text:p>POL</text:p>
          </table:table-cell>
          <table:table-cell office:value-type="string">
            <text:p>World Junior Championships 2010</text:p>
          </table:table-cell>
          <table:table-cell office:value-type="date" office:date-value="2010-03-11">
            <text:p>11/03/10</text:p>
          </table:table-cell>
          <table:table-cell office:value-type="float" office:value="142.39">
            <text:p>142.3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Kevin DARWISH</text:p>
          </table:table-cell>
          <table:table-cell office:value-type="string">
            <text:p>CAN</text:p>
          </table:table-cell>
          <table:table-cell office:value-type="string">
            <text:p>ISU JGP The Hague 2006</text:p>
          </table:table-cell>
          <table:table-cell office:value-type="date" office:date-value="2006-10-06">
            <text:p>06/10/06</text:p>
          </table:table-cell>
          <table:table-cell office:value-type="float" office:value="142.3">
            <text:p>142.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<text:a xlink:href="http://www.isuresults.com/bios/isufs00035179.htm">Erik MATYSIAK</text:a></text:p>
          </table:table-cell>
          <table:table-cell office:value-type="string">
            <text:p>POL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42.27">
            <text:p>142.2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64">
            <text:p>464</text:p>
          </table:table-cell>
          <table:table-cell office:value-type="string">
            <text:p><text:a xlink:href="http://www.isuresults.com/bios/isufs00054992.htm">Yan TKALICH</text:a></text:p>
          </table:table-cell>
          <table:table-cell office:value-type="string">
            <text:p>UKR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42.13">
            <text:p>142.1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65">
            <text:p>465</text:p>
          </table:table-cell>
          <table:table-cell office:value-type="string">
            <text:p><text:a xlink:href="http://www.isuresults.com/bios/isufs00007876.htm">Karolin METIVIER</text:a></text:p>
          </table:table-cell>
          <table:table-cell office:value-type="string">
            <text:p>CAN</text:p>
          </table:table-cell>
          <table:table-cell office:value-type="string">
            <text:p>ISU JGP Andorra Cup 2005</text:p>
          </table:table-cell>
          <table:table-cell office:value-type="date" office:date-value="2005-09-11">
            <text:p>11/09/05</text:p>
          </table:table-cell>
          <table:table-cell office:value-type="float" office:value="141.54">
            <text:p>141.5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66">
            <text:p>466</text:p>
          </table:table-cell>
          <table:table-cell office:value-type="string">
            <text:p><text:a xlink:href="http://www.isuresults.com/bios/isufs00034664.htm">Artur PANIKHIN</text:a></text:p>
          </table:table-cell>
          <table:table-cell office:value-type="string">
            <text:p>KAZ</text:p>
          </table:table-cell>
          <table:table-cell office:value-type="string">
            <text:p>ISU JGP Tallinn Cup 2016</text:p>
          </table:table-cell>
          <table:table-cell office:value-type="date" office:date-value="2016-10-01">
            <text:p>01/10/16</text:p>
          </table:table-cell>
          <table:table-cell office:value-type="float" office:value="141.47">
            <text:p>141.4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67">
            <text:p>467</text:p>
          </table:table-cell>
          <table:table-cell office:value-type="string">
            <text:p><text:a xlink:href="http://www.isuresults.com/bios/isufs00009837.htm">Andrew LUM</text:a></text:p>
          </table:table-cell>
          <table:table-cell office:value-type="string">
            <text:p>CAN</text:p>
          </table:table-cell>
          <table:table-cell office:value-type="string">
            <text:p>ISU JGP Harghita Cup 2007</text:p>
          </table:table-cell>
          <table:table-cell office:value-type="date" office:date-value="2007-09-09">
            <text:p>09/09/07</text:p>
          </table:table-cell>
          <table:table-cell office:value-type="float" office:value="141.45">
            <text:p>141.4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68">
            <text:p>468</text:p>
          </table:table-cell>
          <table:table-cell office:value-type="string">
            <text:p><text:a xlink:href="http://www.isuresults.com/bios/isufs00011053.htm">Kevin ALVES</text:a></text:p>
          </table:table-cell>
          <table:table-cell office:value-type="string">
            <text:p>BRA</text:p>
          </table:table-cell>
          <table:table-cell office:value-type="string">
            <text:p>World Junior Championships 2010</text:p>
          </table:table-cell>
          <table:table-cell office:value-type="date" office:date-value="2010-03-11">
            <text:p>11/03/10</text:p>
          </table:table-cell>
          <table:table-cell office:value-type="float" office:value="141.44">
            <text:p>141.4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69">
            <text:p>469</text:p>
          </table:table-cell>
          <table:table-cell office:value-type="string">
            <text:p><text:a xlink:href="http://www.isuresults.com/bios/isufs00004817.htm">Martin LIEBERS</text:a></text:p>
          </table:table-cell>
          <table:table-cell office:value-type="string">
            <text:p>GER</text:p>
          </table:table-cell>
          <table:table-cell office:value-type="string">
            <text:p>European Championships 2005</text:p>
          </table:table-cell>
          <table:table-cell office:value-type="date" office:date-value="2005-01-27">
            <text:p>27/01/05</text:p>
          </table:table-cell>
          <table:table-cell office:value-type="float" office:value="141.43">
            <text:p>141.4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70">
            <text:p>470</text:p>
          </table:table-cell>
          <table:table-cell office:value-type="string">
            <text:p><text:a xlink:href="http://www.isuresults.com/bios/isufs00012495.htm">Giorgio SETTEMBRINI</text:a></text:p>
          </table:table-cell>
          <table:table-cell office:value-type="string">
            <text:p>ITA</text:p>
          </table:table-cell>
          <table:table-cell office:value-type="string">
            <text:p>ISU JGP Courchevel 2014</text:p>
          </table:table-cell>
          <table:table-cell office:value-type="date" office:date-value="2014-08-23">
            <text:p>23/08/14</text:p>
          </table:table-cell>
          <table:table-cell office:value-type="float" office:value="140.85">
            <text:p>140.8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71">
            <text:p>471</text:p>
          </table:table-cell>
          <table:table-cell office:value-type="string">
            <text:p>Andrei VOROTNIKOV</text:p>
          </table:table-cell>
          <table:table-cell office:value-type="string">
            <text:p>RUS</text:p>
          </table:table-cell>
          <table:table-cell office:value-type="string">
            <text:p>Warsaw Cup 2014</text:p>
          </table:table-cell>
          <table:table-cell office:value-type="date" office:date-value="2014-11-22">
            <text:p>22/11/14</text:p>
          </table:table-cell>
          <table:table-cell office:value-type="float" office:value="140.78">
            <text:p>140.7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72">
            <text:p>472</text:p>
          </table:table-cell>
          <table:table-cell office:value-type="string">
            <text:p><text:a xlink:href="http://www.isuresults.com/bios/isufs00010587.htm">Noah SCHERER</text:a></text:p>
          </table:table-cell>
          <table:table-cell office:value-type="string">
            <text:p>SUI</text:p>
          </table:table-cell>
          <table:table-cell office:value-type="string">
            <text:p>ISU JGP Courchevel 2010</text:p>
          </table:table-cell>
          <table:table-cell office:value-type="date" office:date-value="2010-08-28">
            <text:p>28/08/10</text:p>
          </table:table-cell>
          <table:table-cell office:value-type="float" office:value="140.77">
            <text:p>140.7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73">
            <text:p>473</text:p>
          </table:table-cell>
          <table:table-cell office:value-type="string">
            <text:p><text:a xlink:href="http://www.isuresults.com/bios/isufs00000302.htm">Lukas RAKOWSKI</text:a></text:p>
          </table:table-cell>
          <table:table-cell office:value-type="string">
            <text:p>CZE</text:p>
          </table:table-cell>
          <table:table-cell office:value-type="string">
            <text:p>European Championships 2005</text:p>
          </table:table-cell>
          <table:table-cell office:value-type="date" office:date-value="2005-01-27">
            <text:p>27/01/05</text:p>
          </table:table-cell>
          <table:table-cell office:value-type="float" office:value="140.58">
            <text:p>140.5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74">
            <text:p>474</text:p>
          </table:table-cell>
          <table:table-cell office:value-type="string">
            <text:p><text:a xlink:href="http://www.isuresults.com/bios/isufs00014112.htm">Spencer Akira HOWE</text:a></text:p>
          </table:table-cell>
          <table:table-cell office:value-type="string">
            <text:p>USA</text:p>
          </table:table-cell>
          <table:table-cell office:value-type="string">
            <text:p>ISU JGP Tallinn Cup 2014</text:p>
          </table:table-cell>
          <table:table-cell office:value-type="date" office:date-value="2014-09-26">
            <text:p>26/09/14</text:p>
          </table:table-cell>
          <table:table-cell office:value-type="float" office:value="140.5">
            <text:p>140.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75">
            <text:p>475</text:p>
          </table:table-cell>
          <table:table-cell office:value-type="string">
            <text:p><text:a xlink:href="http://www.isuresults.com/bios/isufs00006479.htm">Marco FABBRI</text:a></text:p>
          </table:table-cell>
          <table:table-cell office:value-type="string">
            <text:p>ITA</text:p>
          </table:table-cell>
          <table:table-cell office:value-type="string">
            <text:p>World Junior Championships 2007</text:p>
          </table:table-cell>
          <table:table-cell office:value-type="date" office:date-value="2007-03-01">
            <text:p>01/03/07</text:p>
          </table:table-cell>
          <table:table-cell office:value-type="float" office:value="140.32">
            <text:p>140.32</text:p>
          </table:table-cell>
          <table:table-cell office:value-type="string">
            <text:p>J</text:p>
          </table:table-cell>
        </table:table-row>
        <table:table-row table:style-name="ro5">
          <table:table-cell office:value-type="float" office:value="475">
            <text:p>475</text:p>
          </table:table-cell>
          <table:table-cell office:value-type="string">
            <text:p><text:a xlink:href="http://www.isuresults.com/bios/isufs00054348.htm">Meng Ju LEE</text:a></text:p>
          </table:table-cell>
          <table:table-cell office:value-type="string">
            <text:p>TPE</text:p>
          </table:table-cell>
          <table:table-cell office:value-type="string">
            <text:p>ISU CS Autumn Classic International 2017</text:p>
          </table:table-cell>
          <table:table-cell office:value-type="date" office:date-value="2017-09-23">
            <text:p>23/09/17</text:p>
          </table:table-cell>
          <table:table-cell office:value-type="float" office:value="140.32">
            <text:p>140.3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string">
            <text:p><text:a xlink:href="http://www.isuresults.com/bios/isufs00034207.htm">Zijing TENG</text:a></text:p>
          </table:table-cell>
          <table:table-cell office:value-type="string">
            <text:p>CHN</text:p>
          </table:table-cell>
          <table:table-cell office:value-type="string">
            <text:p>ISU JGP Riga Cup 2013</text:p>
          </table:table-cell>
          <table:table-cell office:value-type="date" office:date-value="2013-08-31">
            <text:p>31/08/13</text:p>
          </table:table-cell>
          <table:table-cell office:value-type="float" office:value="140">
            <text:p>140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<text:a xlink:href="http://www.isuresults.com/bios/isufs00007224.htm">Tigran VARDANJAN</text:a></text:p>
          </table:table-cell>
          <table:table-cell office:value-type="string">
            <text:p>HUN</text:p>
          </table:table-cell>
          <table:table-cell office:value-type="string">
            <text:p>Nebelhorn Trophy 2009</text:p>
          </table:table-cell>
          <table:table-cell office:value-type="date" office:date-value="2009-09-25">
            <text:p>25/09/09</text:p>
          </table:table-cell>
          <table:table-cell office:value-type="float" office:value="139.94">
            <text:p>139.9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78">
            <text:p>478</text:p>
          </table:table-cell>
          <table:table-cell office:value-type="string">
            <text:p><text:a xlink:href="http://www.isuresults.com/bios/isufs00013685.htm">Jack NEWBERRY</text:a></text:p>
          </table:table-cell>
          <table:table-cell office:value-type="string">
            <text:p>GBR</text:p>
          </table:table-cell>
          <table:table-cell office:value-type="string">
            <text:p>CS Volvo Open Cup 2014</text:p>
          </table:table-cell>
          <table:table-cell office:value-type="date" office:date-value="2014-11-06">
            <text:p>06/11/14</text:p>
          </table:table-cell>
          <table:table-cell office:value-type="float" office:value="139.88">
            <text:p>139.8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<text:a xlink:href="http://www.isuresults.com/bios/isufs00005865.htm">Tomas JANECKO</text:a></text:p>
          </table:table-cell>
          <table:table-cell office:value-type="string">
            <text:p>CZE</text:p>
          </table:table-cell>
          <table:table-cell office:value-type="string">
            <text:p>ISU JGP Baltic Cup 2005</text:p>
          </table:table-cell>
          <table:table-cell office:value-type="date" office:date-value="2005-10-15">
            <text:p>15/10/05</text:p>
          </table:table-cell>
          <table:table-cell office:value-type="float" office:value="139.76">
            <text:p>139.7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80">
            <text:p>480</text:p>
          </table:table-cell>
          <table:table-cell office:value-type="string">
            <text:p><text:a xlink:href="http://www.isuresults.com/bios/isufs00010447.htm">Viktor ZUBIK</text:a></text:p>
          </table:table-cell>
          <table:table-cell office:value-type="string">
            <text:p>FIN</text:p>
          </table:table-cell>
          <table:table-cell office:value-type="string">
            <text:p>ISU CS Finlandia Trophy 2015</text:p>
          </table:table-cell>
          <table:table-cell office:value-type="date" office:date-value="2015-10-11">
            <text:p>11/10/15</text:p>
          </table:table-cell>
          <table:table-cell office:value-type="float" office:value="139.75">
            <text:p>139.7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81">
            <text:p>481</text:p>
          </table:table-cell>
          <table:table-cell office:value-type="string">
            <text:p><text:a xlink:href="http://www.isuresults.com/bios/isufs00054503.htm">Jegor ZELENJAK</text:a></text:p>
          </table:table-cell>
          <table:table-cell office:value-type="string">
            <text:p>EST</text:p>
          </table:table-cell>
          <table:table-cell office:value-type="string">
            <text:p>ISU JGP Copernicus Stars 2015</text:p>
          </table:table-cell>
          <table:table-cell office:value-type="date" office:date-value="2015-09-26">
            <text:p>26/09/15</text:p>
          </table:table-cell>
          <table:table-cell office:value-type="float" office:value="139.72">
            <text:p>139.7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<text:a xlink:href="http://www.isuresults.com/bios/isufs00014548.htm">Ryszard GURTLER</text:a></text:p>
          </table:table-cell>
          <table:table-cell office:value-type="string">
            <text:p>POL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39.66">
            <text:p>139.6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<text:a xlink:href="http://www.isuresults.com/bios/isufs00014180.htm">Darian KAPTICH</text:a></text:p>
          </table:table-cell>
          <table:table-cell office:value-type="string">
            <text:p>AUS</text:p>
          </table:table-cell>
          <table:table-cell office:value-type="string">
            <text:p>ISU JGP Brisbane 2017</text:p>
          </table:table-cell>
          <table:table-cell office:value-type="date" office:date-value="2017-08-25">
            <text:p>25/08/17</text:p>
          </table:table-cell>
          <table:table-cell office:value-type="float" office:value="139.23">
            <text:p>139.2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<text:a xlink:href="http://www.isuresults.com/bios/isufs00006316.htm">Hirokazu KOBAYASHI</text:a></text:p>
          </table:table-cell>
          <table:table-cell office:value-type="string">
            <text:p>JPN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39.11">
            <text:p>139.1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85">
            <text:p>485</text:p>
          </table:table-cell>
          <table:table-cell office:value-type="string">
            <text:p><text:a xlink:href="http://www.isuresults.com/bios/isufs00013851.htm">Lewis GIBSON</text:a></text:p>
          </table:table-cell>
          <table:table-cell office:value-type="string">
            <text:p>GBR</text:p>
          </table:table-cell>
          <table:table-cell office:value-type="string">
            <text:p>CS Volvo Open Cup 2014</text:p>
          </table:table-cell>
          <table:table-cell office:value-type="date" office:date-value="2014-11-06">
            <text:p>06/11/14</text:p>
          </table:table-cell>
          <table:table-cell office:value-type="float" office:value="139.1">
            <text:p>139.1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<text:a xlink:href="http://www.isuresults.com/bios/isufs00003533.htm">Maciej KUS</text:a></text:p>
          </table:table-cell>
          <table:table-cell office:value-type="string">
            <text:p>POL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38.82">
            <text:p>138.8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87">
            <text:p>487</text:p>
          </table:table-cell>
          <table:table-cell office:value-type="string">
            <text:p><text:a xlink:href="http://www.isuresults.com/bios/isufs00009405.htm">Dave FERLAND</text:a></text:p>
          </table:table-cell>
          <table:table-cell office:value-type="string">
            <text:p>CAN</text:p>
          </table:table-cell>
          <table:table-cell office:value-type="string">
            <text:p>ISU JGP Croatia Cup 2007</text:p>
          </table:table-cell>
          <table:table-cell office:value-type="date" office:date-value="2007-09-29">
            <text:p>29/09/07</text:p>
          </table:table-cell>
          <table:table-cell office:value-type="float" office:value="138.79">
            <text:p>138.79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488">
            <text:p>488</text:p>
          </table:table-cell>
          <table:table-cell office:value-type="string">
            <text:p><text:a xlink:href="http://www.isuresults.com/bios/isufs00101642.htm">Denis GURDZHI</text:a></text:p>
          </table:table-cell>
          <table:table-cell office:value-type="string">
            <text:p>GER</text:p>
          </table:table-cell>
          <table:table-cell office:value-type="string">
            <text:p>ISU JGP Pokal d. Blauen Schwerter 2016</text:p>
          </table:table-cell>
          <table:table-cell office:value-type="date" office:date-value="2016-10-07">
            <text:p>07/10/16</text:p>
          </table:table-cell>
          <table:table-cell office:value-type="float" office:value="138.77">
            <text:p>138.7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89">
            <text:p>489</text:p>
          </table:table-cell>
          <table:table-cell office:value-type="string">
            <text:p><text:a xlink:href="http://www.isuresults.com/bios/isufs00013922.htm">Marco ZANDRON</text:a></text:p>
          </table:table-cell>
          <table:table-cell office:value-type="string">
            <text:p>ITA</text:p>
          </table:table-cell>
          <table:table-cell office:value-type="string">
            <text:p>ISU CS Tallinn Trophy 2017</text:p>
          </table:table-cell>
          <table:table-cell office:value-type="date" office:date-value="2017-11-24">
            <text:p>24/11/17</text:p>
          </table:table-cell>
          <table:table-cell office:value-type="float" office:value="138.63">
            <text:p>138.6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90">
            <text:p>490</text:p>
          </table:table-cell>
          <table:table-cell office:value-type="string">
            <text:p><text:a xlink:href="http://www.isuresults.com/bios/isufs00012605.htm">Vitali LUCHANOK</text:a></text:p>
          </table:table-cell>
          <table:table-cell office:value-type="string">
            <text:p>BLR</text:p>
          </table:table-cell>
          <table:table-cell office:value-type="string">
            <text:p>World Junior Championships 2011</text:p>
          </table:table-cell>
          <table:table-cell office:value-type="date" office:date-value="2011-03-05">
            <text:p>05/03/11</text:p>
          </table:table-cell>
          <table:table-cell office:value-type="float" office:value="138.27">
            <text:p>138.2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91">
            <text:p>491</text:p>
          </table:table-cell>
          <table:table-cell office:value-type="string">
            <text:p><text:a xlink:href="http://www.isuresults.com/bios/isufs00012837.htm">Osman AKGÜN</text:a></text:p>
          </table:table-cell>
          <table:table-cell office:value-type="string">
            <text:p>TUR</text:p>
          </table:table-cell>
          <table:table-cell office:value-type="string">
            <text:p>ISU JGP Croatia Cup 2012</text:p>
          </table:table-cell>
          <table:table-cell office:value-type="date" office:date-value="2012-10-05">
            <text:p>05/10/12</text:p>
          </table:table-cell>
          <table:table-cell office:value-type="float" office:value="138.24">
            <text:p>138.2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92">
            <text:p>492</text:p>
          </table:table-cell>
          <table:table-cell office:value-type="string">
            <text:p><text:a xlink:href="http://www.isuresults.com/bios/isufs00013647.htm">Marco KLEPOCH</text:a></text:p>
          </table:table-cell>
          <table:table-cell office:value-type="string">
            <text:p>SVK</text:p>
          </table:table-cell>
          <table:table-cell office:value-type="string">
            <text:p>ISU CS Warsaw Cup 2015</text:p>
          </table:table-cell>
          <table:table-cell office:value-type="date" office:date-value="2015-11-28">
            <text:p>28/11/15</text:p>
          </table:table-cell>
          <table:table-cell office:value-type="float" office:value="138.06">
            <text:p>138.0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<text:a xlink:href="http://www.isuresults.com/bios/isufs00014590.htm">Alexander BOROVOJ</text:a></text:p>
          </table:table-cell>
          <table:table-cell office:value-type="string">
            <text:p>HUN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37.49">
            <text:p>137.49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494">
            <text:p>494</text:p>
          </table:table-cell>
          <table:table-cell office:value-type="string">
            <text:p><text:a xlink:href="http://www.isuresults.com/bios/isufs00013196.htm">Maverick EGUIA</text:a></text:p>
          </table:table-cell>
          <table:table-cell office:value-type="string">
            <text:p>PHI</text:p>
          </table:table-cell>
          <table:table-cell office:value-type="string">
            <text:p>ISU Four Continents Championships 2014</text:p>
          </table:table-cell>
          <table:table-cell office:value-type="date" office:date-value="2014-01-24">
            <text:p>24/01/14</text:p>
          </table:table-cell>
          <table:table-cell office:value-type="float" office:value="136.99">
            <text:p>136.9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495">
            <text:p>495</text:p>
          </table:table-cell>
          <table:table-cell office:value-type="string">
            <text:p>Maxime-Billy FORTIN</text:p>
          </table:table-cell>
          <table:table-cell office:value-type="string">
            <text:p>CAN</text:p>
          </table:table-cell>
          <table:table-cell office:value-type="string">
            <text:p>ISU JGP Tallinn Cup 2005</text:p>
          </table:table-cell>
          <table:table-cell office:value-type="date" office:date-value="2005-09-16">
            <text:p>16/09/05</text:p>
          </table:table-cell>
          <table:table-cell office:value-type="float" office:value="136.72">
            <text:p>136.72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496">
            <text:p>496</text:p>
          </table:table-cell>
          <table:table-cell office:value-type="string">
            <text:p><text:a xlink:href="http://www.isuresults.com/bios/isufs00004961.htm">Sean CARLOW</text:a></text:p>
          </table:table-cell>
          <table:table-cell office:value-type="string">
            <text:p>AUS</text:p>
          </table:table-cell>
          <table:table-cell office:value-type="string">
            <text:p>Four Continents Championships 2006</text:p>
          </table:table-cell>
          <table:table-cell office:value-type="date" office:date-value="2006-01-27">
            <text:p>27/01/06</text:p>
          </table:table-cell>
          <table:table-cell office:value-type="float" office:value="136.68">
            <text:p>136.6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Matti LANDGRAF</text:p>
          </table:table-cell>
          <table:table-cell office:value-type="string">
            <text:p>GER</text:p>
          </table:table-cell>
          <table:table-cell office:value-type="string">
            <text:p>ISU JGP Sofia Cup 2007</text:p>
          </table:table-cell>
          <table:table-cell office:value-type="date" office:date-value="2007-10-06">
            <text:p>06/10/07</text:p>
          </table:table-cell>
          <table:table-cell office:value-type="float" office:value="136.63">
            <text:p>136.6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98">
            <text:p>498</text:p>
          </table:table-cell>
          <table:table-cell office:value-type="string">
            <text:p><text:a xlink:href="http://www.isuresults.com/bios/isufs00013256.htm">Iassen PETKOV</text:a></text:p>
          </table:table-cell>
          <table:table-cell office:value-type="string">
            <text:p>BUL</text:p>
          </table:table-cell>
          <table:table-cell office:value-type="string">
            <text:p>ISU JGP Bosphorus 2012</text:p>
          </table:table-cell>
          <table:table-cell office:value-type="date" office:date-value="2012-09-22">
            <text:p>22/09/12</text:p>
          </table:table-cell>
          <table:table-cell office:value-type="float" office:value="136.61">
            <text:p>136.6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499">
            <text:p>499</text:p>
          </table:table-cell>
          <table:table-cell office:value-type="string">
            <text:p><text:a xlink:href="http://www.isuresults.com/bios/isufs00007096.htm">Norman KECK</text:a></text:p>
          </table:table-cell>
          <table:table-cell office:value-type="string">
            <text:p>GER</text:p>
          </table:table-cell>
          <table:table-cell office:value-type="string">
            <text:p>ISU JGP Courchevel 2006</text:p>
          </table:table-cell>
          <table:table-cell office:value-type="date" office:date-value="2006-08-25">
            <text:p>25/08/06</text:p>
          </table:table-cell>
          <table:table-cell office:value-type="float" office:value="136.58">
            <text:p>136.5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<text:a xlink:href="http://www.isuresults.com/bios/isufs00101190.htm">Mihhail SELEVKO</text:a></text:p>
          </table:table-cell>
          <table:table-cell office:value-type="string">
            <text:p>EST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36.54">
            <text:p>136.5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01">
            <text:p>501</text:p>
          </table:table-cell>
          <table:table-cell office:value-type="string">
            <text:p><text:a xlink:href="http://www.isuresults.com/bios/isufs00102415.htm">Luke DIGBY</text:a></text:p>
          </table:table-cell>
          <table:table-cell office:value-type="string">
            <text:p>GBR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136.26">
            <text:p>136.2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02">
            <text:p>502</text:p>
          </table:table-cell>
          <table:table-cell office:value-type="string">
            <text:p>Benjamin CHAUVINEAU</text:p>
          </table:table-cell>
          <table:table-cell office:value-type="string">
            <text:p>FRA</text:p>
          </table:table-cell>
          <table:table-cell office:value-type="string">
            <text:p>ISU JGP Mirecurea Ciuc 2006</text:p>
          </table:table-cell>
          <table:table-cell office:value-type="date" office:date-value="2006-09-24">
            <text:p>24/09/06</text:p>
          </table:table-cell>
          <table:table-cell office:value-type="float" office:value="136.16">
            <text:p>136.1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03">
            <text:p>503</text:p>
          </table:table-cell>
          <table:table-cell office:value-type="string">
            <text:p>Patrick WONG</text:p>
          </table:table-cell>
          <table:table-cell office:value-type="string">
            <text:p>CAN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136.12">
            <text:p>136.1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04">
            <text:p>504</text:p>
          </table:table-cell>
          <table:table-cell office:value-type="string">
            <text:p><text:a xlink:href="http://www.isuresults.com/bios/isufs00014249.htm">Alessandro FADINI</text:a></text:p>
          </table:table-cell>
          <table:table-cell office:value-type="string">
            <text:p>ITA</text:p>
          </table:table-cell>
          <table:table-cell office:value-type="string">
            <text:p>ISU JGP Bratislava 2015</text:p>
          </table:table-cell>
          <table:table-cell office:value-type="date" office:date-value="2015-08-22">
            <text:p>22/08/15</text:p>
          </table:table-cell>
          <table:table-cell office:value-type="float" office:value="136.05">
            <text:p>136.0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<text:a xlink:href="http://www.isuresults.com/bios/isufs00011186.htm">Alexander STEPANOV</text:a></text:p>
          </table:table-cell>
          <table:table-cell office:value-type="string">
            <text:p>RUS</text:p>
          </table:table-cell>
          <table:table-cell office:value-type="string">
            <text:p>ISU JGP Lake Placid 2009</text:p>
          </table:table-cell>
          <table:table-cell office:value-type="date" office:date-value="2009-09-04">
            <text:p>04/09/09</text:p>
          </table:table-cell>
          <table:table-cell office:value-type="float" office:value="135.79">
            <text:p>135.79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05">
            <text:p>505</text:p>
          </table:table-cell>
          <table:table-cell office:value-type="string">
            <text:p><text:a xlink:href="http://www.isuresults.com/bios/isufs00035046.htm">Micah TANG</text:a></text:p>
          </table:table-cell>
          <table:table-cell office:value-type="string">
            <text:p>TPE</text:p>
          </table:table-cell>
          <table:table-cell office:value-type="string">
            <text:p>ISU Four Continents Championships 2017</text:p>
          </table:table-cell>
          <table:table-cell office:value-type="date" office:date-value="2017-02-19">
            <text:p>19/02/17</text:p>
          </table:table-cell>
          <table:table-cell office:value-type="float" office:value="135.79">
            <text:p>135.7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06">
            <text:p>506</text:p>
          </table:table-cell>
          <table:table-cell office:value-type="string">
            <text:p><text:a xlink:href="http://www.isuresults.com/bios/isufs00054125.htm">Lukas KAUGARS</text:a></text:p>
          </table:table-cell>
          <table:table-cell office:value-type="string">
            <text:p>LAT</text:p>
          </table:table-cell>
          <table:table-cell office:value-type="string">
            <text:p>ISU CS US Internat. FS Classic 2015</text:p>
          </table:table-cell>
          <table:table-cell office:value-type="date" office:date-value="2015-09-18">
            <text:p>18/09/15</text:p>
          </table:table-cell>
          <table:table-cell office:value-type="float" office:value="135.61">
            <text:p>135.6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07">
            <text:p>507</text:p>
          </table:table-cell>
          <table:table-cell office:value-type="string">
            <text:p><text:a xlink:href="http://www.isuresults.com/bios/isufs00010971.htm">Jun SUZUKI</text:a></text:p>
          </table:table-cell>
          <table:table-cell office:value-type="string">
            <text:p>JPN</text:p>
          </table:table-cell>
          <table:table-cell office:value-type="string">
            <text:p>ISU JGP Brasov Cup 2011</text:p>
          </table:table-cell>
          <table:table-cell office:value-type="date" office:date-value="2011-09-24">
            <text:p>24/09/11</text:p>
          </table:table-cell>
          <table:table-cell office:value-type="float" office:value="135.48">
            <text:p>135.48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08">
            <text:p>508</text:p>
          </table:table-cell>
          <table:table-cell office:value-type="string">
            <text:p><text:a xlink:href="http://www.isuresults.com/bios/isufs00008925.htm">Jean-Simon LEGARE</text:a></text:p>
          </table:table-cell>
          <table:table-cell office:value-type="string">
            <text:p>CAN</text:p>
          </table:table-cell>
          <table:table-cell office:value-type="string">
            <text:p>JGP Pokal der Blauen Schwerter 2007</text:p>
          </table:table-cell>
          <table:table-cell office:value-type="date" office:date-value="2007-10-13">
            <text:p>13/10/07</text:p>
          </table:table-cell>
          <table:table-cell office:value-type="float" office:value="135.16">
            <text:p>135.1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09">
            <text:p>509</text:p>
          </table:table-cell>
          <table:table-cell office:value-type="string">
            <text:p><text:a xlink:href="http://www.isuresults.com/bios/isufs00007411.htm">Naoto SAITO</text:a></text:p>
          </table:table-cell>
          <table:table-cell office:value-type="string">
            <text:p>JPN</text:p>
          </table:table-cell>
          <table:table-cell office:value-type="string">
            <text:p>ISU JGP Vienna Cup 2007</text:p>
          </table:table-cell>
          <table:table-cell office:value-type="date" office:date-value="2007-09-15">
            <text:p>15/09/07</text:p>
          </table:table-cell>
          <table:table-cell office:value-type="float" office:value="134.8">
            <text:p>134.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10">
            <text:p>510</text:p>
          </table:table-cell>
          <table:table-cell office:value-type="string">
            <text:p><text:a xlink:href="http://www.isuresults.com/bios/isufs00001883.htm">Juraj SVIATKO</text:a></text:p>
          </table:table-cell>
          <table:table-cell office:value-type="string">
            <text:p>SVK</text:p>
          </table:table-cell>
          <table:table-cell office:value-type="string">
            <text:p>European Championships 2005</text:p>
          </table:table-cell>
          <table:table-cell office:value-type="date" office:date-value="2005-01-27">
            <text:p>27/01/05</text:p>
          </table:table-cell>
          <table:table-cell office:value-type="float" office:value="134.79">
            <text:p>134.7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11">
            <text:p>511</text:p>
          </table:table-cell>
          <table:table-cell office:value-type="string">
            <text:p><text:a xlink:href="http://www.isuresults.com/bios/isufs00007217.htm">Jakub STROBL</text:a></text:p>
          </table:table-cell>
          <table:table-cell office:value-type="string">
            <text:p>SVK</text:p>
          </table:table-cell>
          <table:table-cell office:value-type="string">
            <text:p>ISU JGP Spin of Norway 2006</text:p>
          </table:table-cell>
          <table:table-cell office:value-type="date" office:date-value="2006-10-01">
            <text:p>01/10/06</text:p>
          </table:table-cell>
          <table:table-cell office:value-type="float" office:value="134.62">
            <text:p>134.62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12">
            <text:p>512</text:p>
          </table:table-cell>
          <table:table-cell office:value-type="string">
            <text:p><text:a xlink:href="http://www.isuresults.com/bios/isufs00012566.htm">Harry Hau Yin LEE</text:a></text:p>
          </table:table-cell>
          <table:table-cell office:value-type="string">
            <text:p>HKG</text:p>
          </table:table-cell>
          <table:table-cell office:value-type="string">
            <text:p>ISU Four Continents Championships 2015</text:p>
          </table:table-cell>
          <table:table-cell office:value-type="date" office:date-value="2015-02-14">
            <text:p>14/02/15</text:p>
          </table:table-cell>
          <table:table-cell office:value-type="float" office:value="134.1">
            <text:p>134.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13">
            <text:p>513</text:p>
          </table:table-cell>
          <table:table-cell office:value-type="string">
            <text:p><text:a xlink:href="http://www.isuresults.com/bios/isufs00007450.htm">Yannick KOCON</text:a></text:p>
          </table:table-cell>
          <table:table-cell office:value-type="string">
            <text:p>ITA</text:p>
          </table:table-cell>
          <table:table-cell office:value-type="string">
            <text:p>World Junior Championships 2006</text:p>
          </table:table-cell>
          <table:table-cell office:value-type="date" office:date-value="2006-03-11">
            <text:p>11/03/06</text:p>
          </table:table-cell>
          <table:table-cell office:value-type="float" office:value="133.99">
            <text:p>133.9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14">
            <text:p>514</text:p>
          </table:table-cell>
          <table:table-cell office:value-type="string">
            <text:p><text:a xlink:href="http://www.isuresults.com/bios/isufs00006013.htm">Juan LEGAZ</text:a></text:p>
          </table:table-cell>
          <table:table-cell office:value-type="string">
            <text:p>ESP</text:p>
          </table:table-cell>
          <table:table-cell office:value-type="string">
            <text:p>World Junior Championships 2005</text:p>
          </table:table-cell>
          <table:table-cell office:value-type="date" office:date-value="2005-03-05">
            <text:p>05/03/05</text:p>
          </table:table-cell>
          <table:table-cell office:value-type="float" office:value="133.88">
            <text:p>133.8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15">
            <text:p>515</text:p>
          </table:table-cell>
          <table:table-cell office:value-type="string">
            <text:p><text:a xlink:href="http://www.isuresults.com/bios/isufs00009102.htm">Kamil BIALAS</text:a></text:p>
          </table:table-cell>
          <table:table-cell office:value-type="string">
            <text:p>POL</text:p>
          </table:table-cell>
          <table:table-cell office:value-type="string">
            <text:p>World Junior Championships 2011</text:p>
          </table:table-cell>
          <table:table-cell office:value-type="date" office:date-value="2011-03-05">
            <text:p>05/03/11</text:p>
          </table:table-cell>
          <table:table-cell office:value-type="float" office:value="133.44">
            <text:p>133.4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<text:a xlink:href="http://www.isuresults.com/bios/isufs00013553.htm">Nix PHENGSY</text:a></text:p>
          </table:table-cell>
          <table:table-cell office:value-type="string">
            <text:p>USA</text:p>
          </table:table-cell>
          <table:table-cell office:value-type="string">
            <text:p>ISU JGP Kosice 2013</text:p>
          </table:table-cell>
          <table:table-cell office:value-type="date" office:date-value="2013-09-15">
            <text:p>15/09/13</text:p>
          </table:table-cell>
          <table:table-cell office:value-type="float" office:value="133.22">
            <text:p>133.2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<text:a xlink:href="http://www.isuresults.com/bios/isufs00007686.htm">Ruben ERRAMPALLI</text:a></text:p>
          </table:table-cell>
          <table:table-cell office:value-type="string">
            <text:p>ITA</text:p>
          </table:table-cell>
          <table:table-cell office:value-type="string">
            <text:p>ISU JGP Merano 2008</text:p>
          </table:table-cell>
          <table:table-cell office:value-type="date" office:date-value="2008-09-06">
            <text:p>06/09/08</text:p>
          </table:table-cell>
          <table:table-cell office:value-type="float" office:value="133.14">
            <text:p>133.1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18">
            <text:p>518</text:p>
          </table:table-cell>
          <table:table-cell office:value-type="string">
            <text:p><text:a xlink:href="http://www.isuresults.com/bios/isufs00010517.htm">Matthew PRECIOUS</text:a></text:p>
          </table:table-cell>
          <table:table-cell office:value-type="string">
            <text:p>AUS</text:p>
          </table:table-cell>
          <table:table-cell office:value-type="string">
            <text:p>ISU JGP Croatia Cup 2009</text:p>
          </table:table-cell>
          <table:table-cell office:value-type="date" office:date-value="2009-10-09">
            <text:p>09/10/09</text:p>
          </table:table-cell>
          <table:table-cell office:value-type="float" office:value="133.05">
            <text:p>133.0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<text:a xlink:href="http://www.isuresults.com/bios/isufs00055000.htm">Nikita MANKO</text:a></text:p>
          </table:table-cell>
          <table:table-cell office:value-type="string">
            <text:p>KAZ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32.75">
            <text:p>132.7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<text:a xlink:href="http://www.isuresults.com/bios/isufs00004795.htm">Cederic DEMERS</text:a></text:p>
          </table:table-cell>
          <table:table-cell office:value-type="string">
            <text:p>CAN</text:p>
          </table:table-cell>
          <table:table-cell office:value-type="string">
            <text:p>JGP Harbin 2004</text:p>
          </table:table-cell>
          <table:table-cell office:value-type="date" office:date-value="2004-09-18">
            <text:p>18/09/04</text:p>
          </table:table-cell>
          <table:table-cell office:value-type="float" office:value="132.59">
            <text:p>132.5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<text:a xlink:href="http://www.isuresults.com/bios/isufs00006258.htm">Wesley CAMPBELL</text:a></text:p>
          </table:table-cell>
          <table:table-cell office:value-type="string">
            <text:p>USA</text:p>
          </table:table-cell>
          <table:table-cell office:value-type="string">
            <text:p>JGP Harbin 2004</text:p>
          </table:table-cell>
          <table:table-cell office:value-type="date" office:date-value="2004-09-18">
            <text:p>18/09/04</text:p>
          </table:table-cell>
          <table:table-cell office:value-type="float" office:value="132.39">
            <text:p>132.3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22">
            <text:p>522</text:p>
          </table:table-cell>
          <table:table-cell office:value-type="string">
            <text:p><text:a xlink:href="http://www.isuresults.com/bios/isufs00004117.htm">Luka CADEZ</text:a></text:p>
          </table:table-cell>
          <table:table-cell office:value-type="string">
            <text:p>SLO</text:p>
          </table:table-cell>
          <table:table-cell office:value-type="string">
            <text:p>World Junior Championships 2006</text:p>
          </table:table-cell>
          <table:table-cell office:value-type="date" office:date-value="2006-03-11">
            <text:p>11/03/06</text:p>
          </table:table-cell>
          <table:table-cell office:value-type="float" office:value="132.38">
            <text:p>132.38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23">
            <text:p>523</text:p>
          </table:table-cell>
          <table:table-cell office:value-type="string">
            <text:p><text:a xlink:href="http://www.isuresults.com/bios/isufs00004384.htm">Michal MATLOCH</text:a></text:p>
          </table:table-cell>
          <table:table-cell office:value-type="string">
            <text:p>CZE</text:p>
          </table:table-cell>
          <table:table-cell office:value-type="string">
            <text:p>Pokal der Blauen Schwerter 2004</text:p>
          </table:table-cell>
          <table:table-cell office:value-type="date" office:date-value="2004-10-09">
            <text:p>09/10/04</text:p>
          </table:table-cell>
          <table:table-cell office:value-type="float" office:value="132.2">
            <text:p>132.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24">
            <text:p>524</text:p>
          </table:table-cell>
          <table:table-cell office:value-type="string">
            <text:p><text:a xlink:href="http://www.isuresults.com/bios/isufs00007662.htm">Ali DEMIRBOGA</text:a></text:p>
          </table:table-cell>
          <table:table-cell office:value-type="string">
            <text:p>TUR</text:p>
          </table:table-cell>
          <table:table-cell office:value-type="string">
            <text:p>Golden Spin of Zagreb 2014</text:p>
          </table:table-cell>
          <table:table-cell office:value-type="date" office:date-value="2014-12-05">
            <text:p>05/12/14</text:p>
          </table:table-cell>
          <table:table-cell office:value-type="float" office:value="132.11">
            <text:p>132.1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25">
            <text:p>525</text:p>
          </table:table-cell>
          <table:table-cell office:value-type="string">
            <text:p><text:a xlink:href="http://www.isuresults.com/bios/isufs00007223.htm">Manuel KOLL</text:a></text:p>
          </table:table-cell>
          <table:table-cell office:value-type="string">
            <text:p>AUT</text:p>
          </table:table-cell>
          <table:table-cell office:value-type="string">
            <text:p>European Championships 2008</text:p>
          </table:table-cell>
          <table:table-cell office:value-type="date" office:date-value="2008-01-24">
            <text:p>24/01/08</text:p>
          </table:table-cell>
          <table:table-cell office:value-type="float" office:value="132.02">
            <text:p>132.0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26">
            <text:p>526</text:p>
          </table:table-cell>
          <table:table-cell office:value-type="string">
            <text:p><text:a xlink:href="http://www.isuresults.com/bios/isufs00010694.htm">Timothy LEEMANN</text:a></text:p>
          </table:table-cell>
          <table:table-cell office:value-type="string">
            <text:p>SUI</text:p>
          </table:table-cell>
          <table:table-cell office:value-type="string">
            <text:p>ISU JGP Bosphorus 2009</text:p>
          </table:table-cell>
          <table:table-cell office:value-type="date" office:date-value="2009-10-17">
            <text:p>17/10/09</text:p>
          </table:table-cell>
          <table:table-cell office:value-type="float" office:value="132">
            <text:p>13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Tadayoshi MAEKAWA</text:p>
          </table:table-cell>
          <table:table-cell office:value-type="string">
            <text:p>JPN</text:p>
          </table:table-cell>
          <table:table-cell office:value-type="string">
            <text:p>Belgrade Sparrow 2004</text:p>
          </table:table-cell>
          <table:table-cell office:value-type="date" office:date-value="2004-09-23">
            <text:p>23/09/04</text:p>
          </table:table-cell>
          <table:table-cell office:value-type="float" office:value="131.84">
            <text:p>131.8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28">
            <text:p>528</text:p>
          </table:table-cell>
          <table:table-cell office:value-type="string">
            <text:p><text:a xlink:href="http://www.isuresults.com/bios/isufs00054519.htm">Matthew SAMUELS</text:a></text:p>
          </table:table-cell>
          <table:table-cell office:value-type="string">
            <text:p>RSA</text:p>
          </table:table-cell>
          <table:table-cell office:value-type="string">
            <text:p>ISU JGP Tallinn Cup 2016</text:p>
          </table:table-cell>
          <table:table-cell office:value-type="date" office:date-value="2016-10-01">
            <text:p>01/10/16</text:p>
          </table:table-cell>
          <table:table-cell office:value-type="float" office:value="131.83">
            <text:p>131.83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29">
            <text:p>529</text:p>
          </table:table-cell>
          <table:table-cell office:value-type="string">
            <text:p><text:a xlink:href="http://www.isuresults.com/bios/isufs00008337.htm">Nicholas FERNANDEZ</text:a></text:p>
          </table:table-cell>
          <table:table-cell office:value-type="string">
            <text:p>AUS</text:p>
          </table:table-cell>
          <table:table-cell office:value-type="string">
            <text:p>Four Continents Championships 2012</text:p>
          </table:table-cell>
          <table:table-cell office:value-type="date" office:date-value="2012-02-10">
            <text:p>10/02/12</text:p>
          </table:table-cell>
          <table:table-cell office:value-type="float" office:value="131.76">
            <text:p>131.7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530">
            <text:p>530</text:p>
          </table:table-cell>
          <table:table-cell office:value-type="string">
            <text:p><text:a xlink:href="http://www.isuresults.com/bios/isufs00034463.htm">Tim HUBER</text:a></text:p>
          </table:table-cell>
          <table:table-cell office:value-type="string">
            <text:p>SUI</text:p>
          </table:table-cell>
          <table:table-cell office:value-type="string">
            <text:p>ISU CS Autumn Classic International 2017</text:p>
          </table:table-cell>
          <table:table-cell office:value-type="date" office:date-value="2017-09-23">
            <text:p>23/09/17</text:p>
          </table:table-cell>
          <table:table-cell office:value-type="float" office:value="131.56">
            <text:p>131.56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531">
            <text:p>531</text:p>
          </table:table-cell>
          <table:table-cell office:value-type="string">
            <text:p><text:a xlink:href="http://www.isuresults.com/bios/isufs00008718.htm">Michael BIONDI</text:a></text:p>
          </table:table-cell>
          <table:table-cell office:value-type="string">
            <text:p>GER</text:p>
          </table:table-cell>
          <table:table-cell office:value-type="string">
            <text:p>JGP Pokal der Blauen Schwerter 2007</text:p>
          </table:table-cell>
          <table:table-cell office:value-type="date" office:date-value="2007-10-13">
            <text:p>13/10/07</text:p>
          </table:table-cell>
          <table:table-cell office:value-type="float" office:value="131.42">
            <text:p>131.4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Shaquille DAVIS</text:p>
          </table:table-cell>
          <table:table-cell office:value-type="string">
            <text:p>CAN</text:p>
          </table:table-cell>
          <table:table-cell office:value-type="string">
            <text:p>ISU JGP SBC Cup 2010</text:p>
          </table:table-cell>
          <table:table-cell office:value-type="date" office:date-value="2010-09-25">
            <text:p>25/09/10</text:p>
          </table:table-cell>
          <table:table-cell office:value-type="float" office:value="130.74">
            <text:p>130.7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33">
            <text:p>533</text:p>
          </table:table-cell>
          <table:table-cell office:value-type="string">
            <text:p><text:a xlink:href="http://www.isuresults.com/bios/isufs00035263.htm">Tomas Llorenc GUARINO SABATE</text:a></text:p>
          </table:table-cell>
          <table:table-cell office:value-type="string">
            <text:p>SUI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130.7">
            <text:p>130.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<text:a xlink:href="http://www.isuresults.com/bios/isufs00006287.htm">Taras RAJEC</text:a></text:p>
          </table:table-cell>
          <table:table-cell office:value-type="string">
            <text:p>SVK</text:p>
          </table:table-cell>
          <table:table-cell office:value-type="string">
            <text:p>ISU JGP Liberec 2006</text:p>
          </table:table-cell>
          <table:table-cell office:value-type="date" office:date-value="2006-10-22">
            <text:p>22/10/06</text:p>
          </table:table-cell>
          <table:table-cell office:value-type="float" office:value="130.68">
            <text:p>130.6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35">
            <text:p>535</text:p>
          </table:table-cell>
          <table:table-cell office:value-type="string">
            <text:p><text:a xlink:href="http://www.isuresults.com/bios/isufs00014957.htm">Daniel TSION</text:a></text:p>
          </table:table-cell>
          <table:table-cell office:value-type="string">
            <text:p>DEN</text:p>
          </table:table-cell>
          <table:table-cell office:value-type="string">
            <text:p>ISU JGP Tallinn Cup 2016</text:p>
          </table:table-cell>
          <table:table-cell office:value-type="date" office:date-value="2016-10-01">
            <text:p>01/10/16</text:p>
          </table:table-cell>
          <table:table-cell office:value-type="float" office:value="130.65">
            <text:p>130.6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36">
            <text:p>536</text:p>
          </table:table-cell>
          <table:table-cell office:value-type="string">
            <text:p><text:a xlink:href="http://www.isuresults.com/bios/isufs00014649.htm">Mikhail MEDUNITSA</text:a></text:p>
          </table:table-cell>
          <table:table-cell office:value-type="string">
            <text:p>UKR</text:p>
          </table:table-cell>
          <table:table-cell office:value-type="string">
            <text:p>ISU JGP Copernicus Stars 2015</text:p>
          </table:table-cell>
          <table:table-cell office:value-type="date" office:date-value="2015-09-26">
            <text:p>26/09/15</text:p>
          </table:table-cell>
          <table:table-cell office:value-type="float" office:value="130.63">
            <text:p>130.6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37">
            <text:p>537</text:p>
          </table:table-cell>
          <table:table-cell office:value-type="string">
            <text:p><text:a xlink:href="http://www.isuresults.com/bios/isufs00008883.htm">Paul POIRIER</text:a></text:p>
          </table:table-cell>
          <table:table-cell office:value-type="string">
            <text:p>CAN</text:p>
          </table:table-cell>
          <table:table-cell office:value-type="string">
            <text:p>ISU JGP Courchevel 2008</text:p>
          </table:table-cell>
          <table:table-cell office:value-type="date" office:date-value="2008-08-30">
            <text:p>30/08/08</text:p>
          </table:table-cell>
          <table:table-cell office:value-type="float" office:value="130.6">
            <text:p>130.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<text:a xlink:href="http://www.isuresults.com/bios/isufs00034364.htm">Brian KRENTZ</text:a></text:p>
          </table:table-cell>
          <table:table-cell office:value-type="string">
            <text:p>USA</text:p>
          </table:table-cell>
          <table:table-cell office:value-type="string">
            <text:p>ISU JGP Baltic Cup 2013</text:p>
          </table:table-cell>
          <table:table-cell office:value-type="date" office:date-value="2013-09-21">
            <text:p>21/09/13</text:p>
          </table:table-cell>
          <table:table-cell office:value-type="float" office:value="130.36">
            <text:p>130.3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<text:a xlink:href="http://www.isuresults.com/bios/isufs00008947.htm">Vianney DROUIN</text:a></text:p>
          </table:table-cell>
          <table:table-cell office:value-type="string">
            <text:p>FRA</text:p>
          </table:table-cell>
          <table:table-cell office:value-type="string">
            <text:p>ISU JGP Baltic Cup 2005</text:p>
          </table:table-cell>
          <table:table-cell office:value-type="date" office:date-value="2005-10-15">
            <text:p>15/10/05</text:p>
          </table:table-cell>
          <table:table-cell office:value-type="float" office:value="130.22">
            <text:p>130.2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40">
            <text:p>540</text:p>
          </table:table-cell>
          <table:table-cell office:value-type="string">
            <text:p><text:a xlink:href="http://www.isuresults.com/bios/isufs00007199.htm">Thomas PAULSON</text:a></text:p>
          </table:table-cell>
          <table:table-cell office:value-type="string">
            <text:p>GBR</text:p>
          </table:table-cell>
          <table:table-cell office:value-type="string">
            <text:p>Budapest Junior Grand Prix 2004</text:p>
          </table:table-cell>
          <table:table-cell office:value-type="date" office:date-value="2004-09-03">
            <text:p>03/09/04</text:p>
          </table:table-cell>
          <table:table-cell office:value-type="float" office:value="129.59">
            <text:p>129.5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41">
            <text:p>541</text:p>
          </table:table-cell>
          <table:table-cell office:value-type="string">
            <text:p><text:a xlink:href="http://www.isuresults.com/bios/isufs00101124.htm">Yauhenii PUZANAU</text:a></text:p>
          </table:table-cell>
          <table:table-cell office:value-type="string">
            <text:p>BLR</text:p>
          </table:table-cell>
          <table:table-cell office:value-type="string">
            <text:p>ISU JGP Tallinn Cup 2016</text:p>
          </table:table-cell>
          <table:table-cell office:value-type="date" office:date-value="2016-10-01">
            <text:p>01/10/16</text:p>
          </table:table-cell>
          <table:table-cell office:value-type="float" office:value="129.4">
            <text:p>129.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42">
            <text:p>542</text:p>
          </table:table-cell>
          <table:table-cell office:value-type="string">
            <text:p><text:a xlink:href="http://www.isuresults.com/bios/isufs00054489.htm">Alexander ZLATKOV</text:a></text:p>
          </table:table-cell>
          <table:table-cell office:value-type="string">
            <text:p>BUL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129.22">
            <text:p>129.2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43">
            <text:p>543</text:p>
          </table:table-cell>
          <table:table-cell office:value-type="string">
            <text:p><text:a xlink:href="http://www.isuresults.com/bios/isufs00009588.htm">Daniel KING</text:a></text:p>
          </table:table-cell>
          <table:table-cell office:value-type="string">
            <text:p>GBR</text:p>
          </table:table-cell>
          <table:table-cell office:value-type="string">
            <text:p>ISU JGP J. Curry Memorial 2008</text:p>
          </table:table-cell>
          <table:table-cell office:value-type="date" office:date-value="2008-10-18">
            <text:p>18/10/08</text:p>
          </table:table-cell>
          <table:table-cell office:value-type="float" office:value="129.19">
            <text:p>129.1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44">
            <text:p>544</text:p>
          </table:table-cell>
          <table:table-cell office:value-type="string">
            <text:p><text:a xlink:href="http://www.isuresults.com/bios/isufs00013446.htm">Vincent CUEREL</text:a></text:p>
          </table:table-cell>
          <table:table-cell office:value-type="string">
            <text:p>SUI</text:p>
          </table:table-cell>
          <table:table-cell office:value-type="string">
            <text:p>ISU JGP Czech Skate 2013</text:p>
          </table:table-cell>
          <table:table-cell office:value-type="date" office:date-value="2013-10-05">
            <text:p>05/10/13</text:p>
          </table:table-cell>
          <table:table-cell office:value-type="float" office:value="128.79">
            <text:p>128.7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45">
            <text:p>545</text:p>
          </table:table-cell>
          <table:table-cell office:value-type="string">
            <text:p><text:a xlink:href="http://www.isuresults.com/bios/isufs00010704.htm">Kamil DYMOWSKI</text:a></text:p>
          </table:table-cell>
          <table:table-cell office:value-type="string">
            <text:p>POL</text:p>
          </table:table-cell>
          <table:table-cell office:value-type="string">
            <text:p>ISU JGP Bosphorus 2012</text:p>
          </table:table-cell>
          <table:table-cell office:value-type="date" office:date-value="2012-09-22">
            <text:p>22/09/12</text:p>
          </table:table-cell>
          <table:table-cell office:value-type="float" office:value="128.77">
            <text:p>128.7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Charlie WHITE</text:p>
          </table:table-cell>
          <table:table-cell office:value-type="string">
            <text:p>USA</text:p>
          </table:table-cell>
          <table:table-cell office:value-type="string">
            <text:p>Skate Long Beach 2004</text:p>
          </table:table-cell>
          <table:table-cell office:value-type="date" office:date-value="2004-09-11">
            <text:p>11/09/04</text:p>
          </table:table-cell>
          <table:table-cell office:value-type="float" office:value="128.66">
            <text:p>128.6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47">
            <text:p>547</text:p>
          </table:table-cell>
          <table:table-cell office:value-type="string">
            <text:p><text:a xlink:href="http://www.isuresults.com/bios/isufs00006395.htm">Mateusz CHRUSCINSKI</text:a></text:p>
          </table:table-cell>
          <table:table-cell office:value-type="string">
            <text:p>POL</text:p>
          </table:table-cell>
          <table:table-cell office:value-type="string">
            <text:p>World Junior Championships 2006</text:p>
          </table:table-cell>
          <table:table-cell office:value-type="date" office:date-value="2006-03-11">
            <text:p>11/03/06</text:p>
          </table:table-cell>
          <table:table-cell office:value-type="float" office:value="128.25">
            <text:p>128.2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48">
            <text:p>548</text:p>
          </table:table-cell>
          <table:table-cell office:value-type="string">
            <text:p><text:a xlink:href="http://www.isuresults.com/bios/isufs00014303.htm">Michel TSIBA</text:a></text:p>
          </table:table-cell>
          <table:table-cell office:value-type="string">
            <text:p>NED</text:p>
          </table:table-cell>
          <table:table-cell office:value-type="string">
            <text:p>ISU CS Tallinn Trophy 2017</text:p>
          </table:table-cell>
          <table:table-cell office:value-type="date" office:date-value="2017-11-24">
            <text:p>24/11/17</text:p>
          </table:table-cell>
          <table:table-cell office:value-type="float" office:value="128.18">
            <text:p>128.1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49">
            <text:p>549</text:p>
          </table:table-cell>
          <table:table-cell office:value-type="string">
            <text:p><text:a xlink:href="http://www.isuresults.com/bios/isufs00014557.htm">Daniel-Olivier BOULANGER-TROTTIER</text:a></text:p>
          </table:table-cell>
          <table:table-cell office:value-type="string">
            <text:p>CAN</text:p>
          </table:table-cell>
          <table:table-cell office:value-type="string">
            <text:p>ISU JGP Courchevel 2014</text:p>
          </table:table-cell>
          <table:table-cell office:value-type="date" office:date-value="2014-08-23">
            <text:p>23/08/14</text:p>
          </table:table-cell>
          <table:table-cell office:value-type="float" office:value="128.01">
            <text:p>128.01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50">
            <text:p>550</text:p>
          </table:table-cell>
          <table:table-cell office:value-type="string">
            <text:p><text:a xlink:href="http://www.isuresults.com/bios/isufs00013589.htm">Kwun Hung LEUNG</text:a></text:p>
          </table:table-cell>
          <table:table-cell office:value-type="string">
            <text:p>HKG</text:p>
          </table:table-cell>
          <table:table-cell office:value-type="string">
            <text:p>ISU CS Golden Spin of Zagreb 2015</text:p>
          </table:table-cell>
          <table:table-cell office:value-type="date" office:date-value="2015-12-04">
            <text:p>04/12/15</text:p>
          </table:table-cell>
          <table:table-cell office:value-type="float" office:value="127.64">
            <text:p>127.6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51">
            <text:p>551</text:p>
          </table:table-cell>
          <table:table-cell office:value-type="string">
            <text:p><text:a xlink:href="http://www.isuresults.com/bios/isufs00054331.htm">Ivo GATOVSKI</text:a></text:p>
          </table:table-cell>
          <table:table-cell office:value-type="string">
            <text:p>BUL</text:p>
          </table:table-cell>
          <table:table-cell office:value-type="string">
            <text:p>ISU CS Ondrej Nepela Memorial 2016</text:p>
          </table:table-cell>
          <table:table-cell office:value-type="date" office:date-value="2016-10-01">
            <text:p>01/10/16</text:p>
          </table:table-cell>
          <table:table-cell office:value-type="float" office:value="127.4">
            <text:p>127.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52">
            <text:p>552</text:p>
          </table:table-cell>
          <table:table-cell office:value-type="string">
            <text:p><text:a xlink:href="http://www.isuresults.com/bios/isufs00006525.htm">Beka SHANKULASHVILI</text:a></text:p>
          </table:table-cell>
          <table:table-cell office:value-type="string">
            <text:p>GEO</text:p>
          </table:table-cell>
          <table:table-cell office:value-type="string">
            <text:p>ISU JGP Czech Skate 2008</text:p>
          </table:table-cell>
          <table:table-cell office:value-type="date" office:date-value="2008-09-20">
            <text:p>20/09/08</text:p>
          </table:table-cell>
          <table:table-cell office:value-type="float" office:value="127.16">
            <text:p>127.16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53">
            <text:p>553</text:p>
          </table:table-cell>
          <table:table-cell office:value-type="string">
            <text:p><text:a xlink:href="http://www.isuresults.com/bios/isufs00001988.htm">Ricky COCKERILL</text:a></text:p>
          </table:table-cell>
          <table:table-cell office:value-type="string">
            <text:p>NZL</text:p>
          </table:table-cell>
          <table:table-cell office:value-type="string">
            <text:p>Four Continents Championships 2005</text:p>
          </table:table-cell>
          <table:table-cell office:value-type="date" office:date-value="2005-02-18">
            <text:p>18/02/05</text:p>
          </table:table-cell>
          <table:table-cell office:value-type="float" office:value="127.02">
            <text:p>127.0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54">
            <text:p>554</text:p>
          </table:table-cell>
          <table:table-cell office:value-type="string">
            <text:p><text:a xlink:href="http://www.isuresults.com/bios/isufs00009445.htm">Severin KIEFER</text:a></text:p>
          </table:table-cell>
          <table:table-cell office:value-type="string">
            <text:p>AUT</text:p>
          </table:table-cell>
          <table:table-cell office:value-type="string">
            <text:p>ISU JGP Croatia Cup 2009</text:p>
          </table:table-cell>
          <table:table-cell office:value-type="date" office:date-value="2009-10-09">
            <text:p>09/10/09</text:p>
          </table:table-cell>
          <table:table-cell office:value-type="float" office:value="126.85">
            <text:p>126.8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<text:a xlink:href="http://www.isuresults.com/bios/isufs00004820.htm">Frederik PAULS</text:a></text:p>
          </table:table-cell>
          <table:table-cell office:value-type="string">
            <text:p>GER</text:p>
          </table:table-cell>
          <table:table-cell office:value-type="string">
            <text:p>Nebelhorn Trophy 2003</text:p>
          </table:table-cell>
          <table:table-cell office:value-type="date" office:date-value="2003-09-05">
            <text:p>05/09/03</text:p>
          </table:table-cell>
          <table:table-cell office:value-type="float" office:value="126.52">
            <text:p>126.5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56">
            <text:p>556</text:p>
          </table:table-cell>
          <table:table-cell office:value-type="string">
            <text:p><text:a xlink:href="http://www.isuresults.com/bios/isufs00006103.htm">David RICHARDSON</text:a></text:p>
          </table:table-cell>
          <table:table-cell office:value-type="string">
            <text:p>GBR</text:p>
          </table:table-cell>
          <table:table-cell office:value-type="string">
            <text:p>World Junior Championships 2006</text:p>
          </table:table-cell>
          <table:table-cell office:value-type="date" office:date-value="2006-03-11">
            <text:p>11/03/06</text:p>
          </table:table-cell>
          <table:table-cell office:value-type="float" office:value="125.97">
            <text:p>125.9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57">
            <text:p>557</text:p>
          </table:table-cell>
          <table:table-cell office:value-type="string">
            <text:p><text:a xlink:href="http://www.isuresults.com/bios/isufs00009862.htm">Dmitri KAGIROV</text:a></text:p>
          </table:table-cell>
          <table:table-cell office:value-type="string">
            <text:p>BLR</text:p>
          </table:table-cell>
          <table:table-cell office:value-type="string">
            <text:p>ISU JGP Croatia Cup 2009</text:p>
          </table:table-cell>
          <table:table-cell office:value-type="date" office:date-value="2009-10-09">
            <text:p>09/10/09</text:p>
          </table:table-cell>
          <table:table-cell office:value-type="float" office:value="125.85">
            <text:p>125.8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58">
            <text:p>558</text:p>
          </table:table-cell>
          <table:table-cell office:value-type="string">
            <text:p><text:a xlink:href="http://www.isuresults.com/bios/isufs00010686.htm">Filippo AMBROSINI</text:a></text:p>
          </table:table-cell>
          <table:table-cell office:value-type="string">
            <text:p>ITA</text:p>
          </table:table-cell>
          <table:table-cell office:value-type="string">
            <text:p>ISU JGP Trofeo W. Lombardi 2011</text:p>
          </table:table-cell>
          <table:table-cell office:value-type="date" office:date-value="2011-10-07">
            <text:p>07/10/11</text:p>
          </table:table-cell>
          <table:table-cell office:value-type="float" office:value="125.64">
            <text:p>125.6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<text:a xlink:href="http://www.isuresults.com/bios/isufs00011478.htm">Carlo RÖTHLISBERGER</text:a></text:p>
          </table:table-cell>
          <table:table-cell office:value-type="string">
            <text:p>SUI</text:p>
          </table:table-cell>
          <table:table-cell office:value-type="string">
            <text:p>ISU JGP Kosice 2013</text:p>
          </table:table-cell>
          <table:table-cell office:value-type="date" office:date-value="2013-09-15">
            <text:p>15/09/13</text:p>
          </table:table-cell>
          <table:table-cell office:value-type="float" office:value="125.31">
            <text:p>125.3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Danny O'SHEA</text:p>
          </table:table-cell>
          <table:table-cell office:value-type="string">
            <text:p>USA</text:p>
          </table:table-cell>
          <table:table-cell office:value-type="string">
            <text:p>ISU JGP Merano 2008</text:p>
          </table:table-cell>
          <table:table-cell office:value-type="date" office:date-value="2008-09-06">
            <text:p>06/09/08</text:p>
          </table:table-cell>
          <table:table-cell office:value-type="float" office:value="125.18">
            <text:p>125.18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61">
            <text:p>561</text:p>
          </table:table-cell>
          <table:table-cell office:value-type="string">
            <text:p><text:a xlink:href="http://www.isuresults.com/bios/isufs00010483.htm">Mikael REDIN</text:a></text:p>
          </table:table-cell>
          <table:table-cell office:value-type="string">
            <text:p>SUI</text:p>
          </table:table-cell>
          <table:table-cell office:value-type="string">
            <text:p>JGP Pokal der Blauen Schwerter 2007</text:p>
          </table:table-cell>
          <table:table-cell office:value-type="date" office:date-value="2007-10-13">
            <text:p>13/10/07</text:p>
          </table:table-cell>
          <table:table-cell office:value-type="float" office:value="124.92">
            <text:p>124.9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62">
            <text:p>562</text:p>
          </table:table-cell>
          <table:table-cell office:value-type="string">
            <text:p><text:a xlink:href="http://www.isuresults.com/bios/isufs00004540.htm">Sergei KOTOV</text:a></text:p>
          </table:table-cell>
          <table:table-cell office:value-type="string">
            <text:p>ISR</text:p>
          </table:table-cell>
          <table:table-cell office:value-type="string">
            <text:p>European Championships 2007</text:p>
          </table:table-cell>
          <table:table-cell office:value-type="date" office:date-value="2007-01-25">
            <text:p>25/01/07</text:p>
          </table:table-cell>
          <table:table-cell office:value-type="float" office:value="124.9">
            <text:p>124.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<text:a xlink:href="http://www.isuresults.com/bios/isufs00013241.htm">Armen AGAIAN</text:a></text:p>
          </table:table-cell>
          <table:table-cell office:value-type="string">
            <text:p>GEO</text:p>
          </table:table-cell>
          <table:table-cell office:value-type="string">
            <text:p>ISU JGP Riga Cup 2015</text:p>
          </table:table-cell>
          <table:table-cell office:value-type="date" office:date-value="2015-08-29">
            <text:p>29/08/15</text:p>
          </table:table-cell>
          <table:table-cell office:value-type="float" office:value="124.9">
            <text:p>124.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Hayato ODAJIMA</text:p>
          </table:table-cell>
          <table:table-cell office:value-type="string">
            <text:p>JPN</text:p>
          </table:table-cell>
          <table:table-cell office:value-type="string">
            <text:p>Belgrade Sparrow 2004</text:p>
          </table:table-cell>
          <table:table-cell office:value-type="date" office:date-value="2004-09-23">
            <text:p>23/09/04</text:p>
          </table:table-cell>
          <table:table-cell office:value-type="float" office:value="124.84">
            <text:p>124.8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<text:a xlink:href="http://www.isuresults.com/bios/isufs00006586.htm">Kunihito YUASA</text:a></text:p>
          </table:table-cell>
          <table:table-cell office:value-type="string">
            <text:p>JPN</text:p>
          </table:table-cell>
          <table:table-cell office:value-type="string">
            <text:p>ISU JGP Sofia Cup 2005</text:p>
          </table:table-cell>
          <table:table-cell office:value-type="date" office:date-value="2005-10-02">
            <text:p>02/10/05</text:p>
          </table:table-cell>
          <table:table-cell office:value-type="float" office:value="124.84">
            <text:p>124.84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64">
            <text:p>564</text:p>
          </table:table-cell>
          <table:table-cell office:value-type="string">
            <text:p><text:a xlink:href="http://www.isuresults.com/bios/isufs00008105.htm">Samuli TYYSKÄ</text:a></text:p>
          </table:table-cell>
          <table:table-cell office:value-type="string">
            <text:p>FIN</text:p>
          </table:table-cell>
          <table:table-cell office:value-type="string">
            <text:p>JGP Pokal der Blauen Schwerter 2007</text:p>
          </table:table-cell>
          <table:table-cell office:value-type="date" office:date-value="2007-10-13">
            <text:p>13/10/07</text:p>
          </table:table-cell>
          <table:table-cell office:value-type="float" office:value="124.74">
            <text:p>124.7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65">
            <text:p>565</text:p>
          </table:table-cell>
          <table:table-cell office:value-type="string">
            <text:p><text:a xlink:href="http://www.isuresults.com/bios/isufs00004475.htm">Keegan MURPHY</text:a></text:p>
          </table:table-cell>
          <table:table-cell office:value-type="string">
            <text:p>CAN</text:p>
          </table:table-cell>
          <table:table-cell office:value-type="string">
            <text:p>JGP Courchevel 2004</text:p>
          </table:table-cell>
          <table:table-cell office:value-type="date" office:date-value="2004-08-28">
            <text:p>28/08/04</text:p>
          </table:table-cell>
          <table:table-cell office:value-type="float" office:value="124.7">
            <text:p>124.7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66">
            <text:p>566</text:p>
          </table:table-cell>
          <table:table-cell office:value-type="string">
            <text:p><text:a xlink:href="http://www.isuresults.com/bios/isufs00010695.htm">Marco ZAKOURIL</text:a></text:p>
          </table:table-cell>
          <table:table-cell office:value-type="string">
            <text:p>CZE</text:p>
          </table:table-cell>
          <table:table-cell office:value-type="string">
            <text:p>ISU JGP Pokal d. Blauen Schwerter 2012</text:p>
          </table:table-cell>
          <table:table-cell office:value-type="date" office:date-value="2012-10-13">
            <text:p>13/10/12</text:p>
          </table:table-cell>
          <table:table-cell office:value-type="float" office:value="124.42">
            <text:p>124.4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<text:a xlink:href="http://www.isuresults.com/bios/isufs00002171.htm">Zeus ISSARIOTIS</text:a></text:p>
          </table:table-cell>
          <table:table-cell office:value-type="string">
            <text:p>GRE</text:p>
          </table:table-cell>
          <table:table-cell office:value-type="string">
            <text:p>Karl Schäfer Memorial 2005</text:p>
          </table:table-cell>
          <table:table-cell office:value-type="date" office:date-value="2005-10-14">
            <text:p>14/10/05</text:p>
          </table:table-cell>
          <table:table-cell office:value-type="float" office:value="124.39">
            <text:p>124.3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68">
            <text:p>568</text:p>
          </table:table-cell>
          <table:table-cell office:value-type="string">
            <text:p><text:a xlink:href="http://www.isuresults.com/bios/isufs00103324.htm">Vassil DIMITROV</text:a></text:p>
          </table:table-cell>
          <table:table-cell office:value-type="string">
            <text:p>BUL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24.32">
            <text:p>124.3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69">
            <text:p>569</text:p>
          </table:table-cell>
          <table:table-cell office:value-type="string">
            <text:p><text:a xlink:href="http://www.isuresults.com/bios/isufs00103139.htm">Charles Henry KATANOVIC</text:a></text:p>
          </table:table-cell>
          <table:table-cell office:value-type="string">
            <text:p>CRO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124.26">
            <text:p>124.2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<text:a xlink:href="http://www.isuresults.com/bios/isufs00014111.htm">James SCHETELICH</text:a></text:p>
          </table:table-cell>
          <table:table-cell office:value-type="string">
            <text:p>USA</text:p>
          </table:table-cell>
          <table:table-cell office:value-type="string">
            <text:p>ISU JGP Lake Placid 2012</text:p>
          </table:table-cell>
          <table:table-cell office:value-type="date" office:date-value="2012-08-31">
            <text:p>31/08/12</text:p>
          </table:table-cell>
          <table:table-cell office:value-type="float" office:value="124.22">
            <text:p>124.2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71">
            <text:p>571</text:p>
          </table:table-cell>
          <table:table-cell office:value-type="string">
            <text:p><text:a xlink:href="http://www.isuresults.com/bios/isufs00006812.htm">Michael CHROLENKO</text:a></text:p>
          </table:table-cell>
          <table:table-cell office:value-type="string">
            <text:p>NOR</text:p>
          </table:table-cell>
          <table:table-cell office:value-type="string">
            <text:p>World Junior Championships 2007</text:p>
          </table:table-cell>
          <table:table-cell office:value-type="date" office:date-value="2007-03-01">
            <text:p>01/03/07</text:p>
          </table:table-cell>
          <table:table-cell office:value-type="float" office:value="124.17">
            <text:p>124.1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72">
            <text:p>572</text:p>
          </table:table-cell>
          <table:table-cell office:value-type="string">
            <text:p><text:a xlink:href="http://www.isuresults.com/bios/isufs00008888.htm">Alexandre BRIANCON</text:a></text:p>
          </table:table-cell>
          <table:table-cell office:value-type="string">
            <text:p>FRA</text:p>
          </table:table-cell>
          <table:table-cell office:value-type="string">
            <text:p>ISU JGP Budapest 2006</text:p>
          </table:table-cell>
          <table:table-cell office:value-type="date" office:date-value="2006-09-03">
            <text:p>03/09/06</text:p>
          </table:table-cell>
          <table:table-cell office:value-type="float" office:value="123.25">
            <text:p>123.2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73">
            <text:p>573</text:p>
          </table:table-cell>
          <table:table-cell office:value-type="string">
            <text:p><text:a xlink:href="http://www.isuresults.com/bios/isufs00007362.htm">Manuel LEGAZ</text:a></text:p>
          </table:table-cell>
          <table:table-cell office:value-type="string">
            <text:p>ESP</text:p>
          </table:table-cell>
          <table:table-cell office:value-type="string">
            <text:p>ISU JGP Mexico Cup 2006</text:p>
          </table:table-cell>
          <table:table-cell office:value-type="date" office:date-value="2006-09-14">
            <text:p>14/09/06</text:p>
          </table:table-cell>
          <table:table-cell office:value-type="float" office:value="122.88">
            <text:p>122.8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74">
            <text:p>574</text:p>
          </table:table-cell>
          <table:table-cell office:value-type="string">
            <text:p><text:a xlink:href="http://www.isuresults.com/bios/isufs00012494.htm">Alessandro PEZZOLI</text:a></text:p>
          </table:table-cell>
          <table:table-cell office:value-type="string">
            <text:p>ITA</text:p>
          </table:table-cell>
          <table:table-cell office:value-type="string">
            <text:p>ISU JGP Courchevel 2012</text:p>
          </table:table-cell>
          <table:table-cell office:value-type="date" office:date-value="2012-08-25">
            <text:p>25/08/12</text:p>
          </table:table-cell>
          <table:table-cell office:value-type="float" office:value="122.49">
            <text:p>122.4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<text:a xlink:href="http://www.isuresults.com/bios/isufs00008170.htm">Jeremy PREVOTEAUX</text:a></text:p>
          </table:table-cell>
          <table:table-cell office:value-type="string">
            <text:p>FRA</text:p>
          </table:table-cell>
          <table:table-cell office:value-type="string">
            <text:p>ISU JGP SBC Trophy 2005</text:p>
          </table:table-cell>
          <table:table-cell office:value-type="date" office:date-value="2005-10-21">
            <text:p>21/10/05</text:p>
          </table:table-cell>
          <table:table-cell office:value-type="float" office:value="122.33">
            <text:p>122.3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<text:a xlink:href="http://www.isuresults.com/bios/isufs00101056.htm">Samuel MCALLISTER</text:a></text:p>
          </table:table-cell>
          <table:table-cell office:value-type="string">
            <text:p>IRL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22.31">
            <text:p>122.3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<text:a xlink:href="http://www.isuresults.com/bios/isufs00009485.htm">Saulius AMBRULEVICIUS</text:a></text:p>
          </table:table-cell>
          <table:table-cell office:value-type="string">
            <text:p>LTU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21.62">
            <text:p>121.6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578">
            <text:p>578</text:p>
          </table:table-cell>
          <table:table-cell office:value-type="string">
            <text:p><text:a xlink:href="http://www.isuresults.com/bios/isufs00003147.htm">Bradley SANTER</text:a></text:p>
          </table:table-cell>
          <table:table-cell office:value-type="string">
            <text:p>AUS</text:p>
          </table:table-cell>
          <table:table-cell office:value-type="string">
            <text:p>Four Continents Championships 2005</text:p>
          </table:table-cell>
          <table:table-cell office:value-type="date" office:date-value="2005-02-18">
            <text:p>18/02/05</text:p>
          </table:table-cell>
          <table:table-cell office:value-type="float" office:value="121.57">
            <text:p>121.5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79">
            <text:p>579</text:p>
          </table:table-cell>
          <table:table-cell office:value-type="string">
            <text:p><text:a xlink:href="http://www.isuresults.com/bios/isufs00054499.htm">Mate BOROCZ</text:a></text:p>
          </table:table-cell>
          <table:table-cell office:value-type="string">
            <text:p>HUN</text:p>
          </table:table-cell>
          <table:table-cell office:value-type="string">
            <text:p>ISU JGP Ljubljana Cup 2016</text:p>
          </table:table-cell>
          <table:table-cell office:value-type="date" office:date-value="2016-09-23">
            <text:p>23/09/16</text:p>
          </table:table-cell>
          <table:table-cell office:value-type="float" office:value="121.53">
            <text:p>121.5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80">
            <text:p>580</text:p>
          </table:table-cell>
          <table:table-cell office:value-type="string">
            <text:p><text:a xlink:href="http://www.isuresults.com/bios/isufs00007087.htm">Matthew McEWAN</text:a></text:p>
          </table:table-cell>
          <table:table-cell office:value-type="string">
            <text:p>CAN</text:p>
          </table:table-cell>
          <table:table-cell office:value-type="string">
            <text:p>JGP Courchevel 2004</text:p>
          </table:table-cell>
          <table:table-cell office:value-type="date" office:date-value="2004-08-28">
            <text:p>28/08/04</text:p>
          </table:table-cell>
          <table:table-cell office:value-type="float" office:value="121.43">
            <text:p>121.4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81">
            <text:p>581</text:p>
          </table:table-cell>
          <table:table-cell office:value-type="string">
            <text:p>Bruno MASSOT</text:p>
          </table:table-cell>
          <table:table-cell office:value-type="string">
            <text:p>GER</text:p>
          </table:table-cell>
          <table:table-cell office:value-type="string">
            <text:p>ISU JGP Mexico Cup 2006</text:p>
          </table:table-cell>
          <table:table-cell office:value-type="date" office:date-value="2006-09-14">
            <text:p>14/09/06</text:p>
          </table:table-cell>
          <table:table-cell office:value-type="float" office:value="121.38">
            <text:p>121.38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82">
            <text:p>582</text:p>
          </table:table-cell>
          <table:table-cell office:value-type="string">
            <text:p><text:a xlink:href="http://www.isuresults.com/bios/isufs00054426.htm">Charlton DOHERTY</text:a></text:p>
          </table:table-cell>
          <table:table-cell office:value-type="string">
            <text:p>AUS</text:p>
          </table:table-cell>
          <table:table-cell office:value-type="string">
            <text:p>ISU JGP Pokal d. Blauen Schwerter 2016</text:p>
          </table:table-cell>
          <table:table-cell office:value-type="date" office:date-value="2016-10-07">
            <text:p>07/10/16</text:p>
          </table:table-cell>
          <table:table-cell office:value-type="float" office:value="121.16">
            <text:p>121.16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83">
            <text:p>583</text:p>
          </table:table-cell>
          <table:table-cell office:value-type="string">
            <text:p><text:a xlink:href="http://www.isuresults.com/bios/isufs00011903.htm">Wun-Chang SHIH</text:a></text:p>
          </table:table-cell>
          <table:table-cell office:value-type="string">
            <text:p>TPE</text:p>
          </table:table-cell>
          <table:table-cell office:value-type="string">
            <text:p>Four Continents Championships 2011</text:p>
          </table:table-cell>
          <table:table-cell office:value-type="date" office:date-value="2011-02-19">
            <text:p>19/02/11</text:p>
          </table:table-cell>
          <table:table-cell office:value-type="float" office:value="120.96">
            <text:p>120.96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584">
            <text:p>584</text:p>
          </table:table-cell>
          <table:table-cell office:value-type="string">
            <text:p><text:a xlink:href="http://www.isuresults.com/bios/isufs00005319.htm">Gareth ECHARDT</text:a></text:p>
          </table:table-cell>
          <table:table-cell office:value-type="string">
            <text:p>RSA</text:p>
          </table:table-cell>
          <table:table-cell office:value-type="string">
            <text:p>Four Continents Championships 2005</text:p>
          </table:table-cell>
          <table:table-cell office:value-type="date" office:date-value="2005-02-18">
            <text:p>18/02/05</text:p>
          </table:table-cell>
          <table:table-cell office:value-type="float" office:value="120.77">
            <text:p>120.7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85">
            <text:p>585</text:p>
          </table:table-cell>
          <table:table-cell office:value-type="string">
            <text:p><text:a xlink:href="http://www.isuresults.com/bios/isufs00014565.htm">Chih-Sheng CHANG</text:a></text:p>
          </table:table-cell>
          <table:table-cell office:value-type="string">
            <text:p>TPE</text:p>
          </table:table-cell>
          <table:table-cell office:value-type="string">
            <text:p>ISU JGP Czech Skate 2016</text:p>
          </table:table-cell>
          <table:table-cell office:value-type="date" office:date-value="2016-09-03">
            <text:p>03/09/16</text:p>
          </table:table-cell>
          <table:table-cell office:value-type="float" office:value="120.71">
            <text:p>120.7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86">
            <text:p>586</text:p>
          </table:table-cell>
          <table:table-cell office:value-type="string">
            <text:p><text:a xlink:href="http://www.isuresults.com/bios/isufs00035023.htm">Jiahao LI</text:a></text:p>
          </table:table-cell>
          <table:table-cell office:value-type="string">
            <text:p>CHN</text:p>
          </table:table-cell>
          <table:table-cell office:value-type="string">
            <text:p>ISU JGP Colorado Springs 2015</text:p>
          </table:table-cell>
          <table:table-cell office:value-type="date" office:date-value="2015-09-04">
            <text:p>04/09/15</text:p>
          </table:table-cell>
          <table:table-cell office:value-type="float" office:value="120.52">
            <text:p>120.5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87">
            <text:p>587</text:p>
          </table:table-cell>
          <table:table-cell office:value-type="string">
            <text:p><text:a xlink:href="http://www.isuresults.com/bios/isufs00007218.htm">Jiri VASICEK</text:a></text:p>
          </table:table-cell>
          <table:table-cell office:value-type="string">
            <text:p>CZE</text:p>
          </table:table-cell>
          <table:table-cell office:value-type="string">
            <text:p>ISU JGP Torun Cup 2009</text:p>
          </table:table-cell>
          <table:table-cell office:value-type="date" office:date-value="2009-09-12">
            <text:p>12/09/09</text:p>
          </table:table-cell>
          <table:table-cell office:value-type="float" office:value="120.33">
            <text:p>120.3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88">
            <text:p>588</text:p>
          </table:table-cell>
          <table:table-cell office:value-type="string">
            <text:p><text:a xlink:href="http://www.isuresults.com/bios/isufs00054729.htm">Daniels ROSCIKS</text:a></text:p>
          </table:table-cell>
          <table:table-cell office:value-type="string">
            <text:p>LAT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20.16">
            <text:p>120.1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89">
            <text:p>589</text:p>
          </table:table-cell>
          <table:table-cell office:value-type="string">
            <text:p><text:a xlink:href="http://www.isuresults.com/bios/isufs00013991.htm">John-Olof HALLMAN</text:a></text:p>
          </table:table-cell>
          <table:table-cell office:value-type="string">
            <text:p>SWE</text:p>
          </table:table-cell>
          <table:table-cell office:value-type="string">
            <text:p>Youth Olympic Games 2012</text:p>
          </table:table-cell>
          <table:table-cell office:value-type="date" office:date-value="2012-01-16">
            <text:p>16/01/12</text:p>
          </table:table-cell>
          <table:table-cell office:value-type="float" office:value="120.12">
            <text:p>120.1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90">
            <text:p>590</text:p>
          </table:table-cell>
          <table:table-cell office:value-type="string">
            <text:p><text:a xlink:href="http://www.isuresults.com/bios/isufs00008775.htm">Sarkis HAYRAPETYAN</text:a></text:p>
          </table:table-cell>
          <table:table-cell office:value-type="string">
            <text:p>ARM</text:p>
          </table:table-cell>
          <table:table-cell office:value-type="string">
            <text:p>ISU JGP Tallinn Cup 2011</text:p>
          </table:table-cell>
          <table:table-cell office:value-type="date" office:date-value="2011-10-14">
            <text:p>14/10/11</text:p>
          </table:table-cell>
          <table:table-cell office:value-type="float" office:value="119.99">
            <text:p>119.9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591">
            <text:p>591</text:p>
          </table:table-cell>
          <table:table-cell office:value-type="string">
            <text:p>Hikaru SATO</text:p>
          </table:table-cell>
          <table:table-cell office:value-type="string">
            <text:p>JPN</text:p>
          </table:table-cell>
          <table:table-cell office:value-type="string">
            <text:p>ISU JGP Spin of Norway 2006</text:p>
          </table:table-cell>
          <table:table-cell office:value-type="date" office:date-value="2006-10-01">
            <text:p>01/10/06</text:p>
          </table:table-cell>
          <table:table-cell office:value-type="float" office:value="119.91">
            <text:p>119.9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<text:a xlink:href="http://www.isuresults.com/bios/isufs00006400.htm">Evgeni KRASNOPOLSKI</text:a></text:p>
          </table:table-cell>
          <table:table-cell office:value-type="string">
            <text:p>ISR</text:p>
          </table:table-cell>
          <table:table-cell office:value-type="string">
            <text:p>ISU JGP Sofia Cup 2007</text:p>
          </table:table-cell>
          <table:table-cell office:value-type="date" office:date-value="2007-10-06">
            <text:p>06/10/07</text:p>
          </table:table-cell>
          <table:table-cell office:value-type="float" office:value="119.56">
            <text:p>119.5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<text:a xlink:href="http://www.isuresults.com/bios/isufs00006927.htm">Tobias BAYER</text:a></text:p>
          </table:table-cell>
          <table:table-cell office:value-type="string">
            <text:p>GER</text:p>
          </table:table-cell>
          <table:table-cell office:value-type="string">
            <text:p>Ukrainian Souvenir 2004</text:p>
          </table:table-cell>
          <table:table-cell office:value-type="date" office:date-value="2004-10-02">
            <text:p>02/10/04</text:p>
          </table:table-cell>
          <table:table-cell office:value-type="float" office:value="119.42">
            <text:p>119.4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<text:a xlink:href="http://www.isuresults.com/bios/isufs00008325.htm">Dmitri KUZMENKO</text:a></text:p>
          </table:table-cell>
          <table:table-cell office:value-type="string">
            <text:p>UKR</text:p>
          </table:table-cell>
          <table:table-cell office:value-type="string">
            <text:p>ISU JGP Sofia Cup 2007</text:p>
          </table:table-cell>
          <table:table-cell office:value-type="date" office:date-value="2007-10-06">
            <text:p>06/10/07</text:p>
          </table:table-cell>
          <table:table-cell office:value-type="float" office:value="119.4">
            <text:p>119.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<text:a xlink:href="http://www.isuresults.com/bios/isufs00004715.htm">Mikko MINKKINEN</text:a></text:p>
          </table:table-cell>
          <table:table-cell office:value-type="string">
            <text:p>FIN</text:p>
          </table:table-cell>
          <table:table-cell office:value-type="string">
            <text:p>Nebelhorn Trophy 2003</text:p>
          </table:table-cell>
          <table:table-cell office:value-type="date" office:date-value="2003-09-05">
            <text:p>05/09/03</text:p>
          </table:table-cell>
          <table:table-cell office:value-type="float" office:value="119.04">
            <text:p>119.0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596">
            <text:p>596</text:p>
          </table:table-cell>
          <table:table-cell office:value-type="string">
            <text:p><text:a xlink:href="http://www.isuresults.com/bios/isufs00009172.htm">Michael NOVALES</text:a></text:p>
          </table:table-cell>
          <table:table-cell office:value-type="string">
            <text:p>PHI</text:p>
          </table:table-cell>
          <table:table-cell office:value-type="string">
            <text:p>Four Continents Championships 2006</text:p>
          </table:table-cell>
          <table:table-cell office:value-type="date" office:date-value="2006-01-27">
            <text:p>27/01/06</text:p>
          </table:table-cell>
          <table:table-cell office:value-type="float" office:value="118.94">
            <text:p>118.9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97">
            <text:p>597</text:p>
          </table:table-cell>
          <table:table-cell office:value-type="string">
            <text:p><text:a xlink:href="http://www.isuresults.com/bios/isufs00054798.htm">Kai JAGODA</text:a></text:p>
          </table:table-cell>
          <table:table-cell office:value-type="string">
            <text:p>GER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118.73">
            <text:p>118.73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598">
            <text:p>598</text:p>
          </table:table-cell>
          <table:table-cell office:value-type="string">
            <text:p><text:a xlink:href="http://www.isuresults.com/bios/isufs00009031.htm">Luis HERNANDEZ</text:a></text:p>
          </table:table-cell>
          <table:table-cell office:value-type="string">
            <text:p>MEX</text:p>
          </table:table-cell>
          <table:table-cell office:value-type="string">
            <text:p>Four Continents Championships 2009</text:p>
          </table:table-cell>
          <table:table-cell office:value-type="date" office:date-value="2009-02-07">
            <text:p>07/02/09</text:p>
          </table:table-cell>
          <table:table-cell office:value-type="float" office:value="118.7">
            <text:p>118.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99">
            <text:p>599</text:p>
          </table:table-cell>
          <table:table-cell office:value-type="string">
            <text:p><text:a xlink:href="http://www.isuresults.com/bios/isufs00013739.htm">Giray SENOL</text:a></text:p>
          </table:table-cell>
          <table:table-cell office:value-type="string">
            <text:p>TUR</text:p>
          </table:table-cell>
          <table:table-cell office:value-type="string">
            <text:p>ISU JGP Bosphorus 2012</text:p>
          </table:table-cell>
          <table:table-cell office:value-type="date" office:date-value="2012-09-22">
            <text:p>22/09/12</text:p>
          </table:table-cell>
          <table:table-cell office:value-type="float" office:value="118.66">
            <text:p>118.6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<text:a xlink:href="http://www.isuresults.com/bios/isufs00009760.htm">Marton MARKO</text:a></text:p>
          </table:table-cell>
          <table:table-cell office:value-type="string">
            <text:p>HUN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18.65">
            <text:p>118.6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01">
            <text:p>601</text:p>
          </table:table-cell>
          <table:table-cell office:value-type="string">
            <text:p><text:a xlink:href="http://www.isuresults.com/bios/isufs00010478.htm">Vlad IONESCU</text:a></text:p>
          </table:table-cell>
          <table:table-cell office:value-type="string">
            <text:p>ROU</text:p>
          </table:table-cell>
          <table:table-cell office:value-type="string">
            <text:p>ISU JGP J. Curry Memorial 2010</text:p>
          </table:table-cell>
          <table:table-cell office:value-type="date" office:date-value="2010-10-02">
            <text:p>02/10/10</text:p>
          </table:table-cell>
          <table:table-cell office:value-type="float" office:value="118.59">
            <text:p>118.5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02">
            <text:p>602</text:p>
          </table:table-cell>
          <table:table-cell office:value-type="string">
            <text:p><text:a xlink:href="http://www.isuresults.com/bios/isufs00009605.htm">Mikhail KARALIUK</text:a></text:p>
          </table:table-cell>
          <table:table-cell office:value-type="string">
            <text:p>BLR</text:p>
          </table:table-cell>
          <table:table-cell office:value-type="string">
            <text:p>ISU JGP Torun Cup 2009</text:p>
          </table:table-cell>
          <table:table-cell office:value-type="date" office:date-value="2009-09-12">
            <text:p>12/09/09</text:p>
          </table:table-cell>
          <table:table-cell office:value-type="float" office:value="118.57">
            <text:p>118.5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03">
            <text:p>603</text:p>
          </table:table-cell>
          <table:table-cell office:value-type="string">
            <text:p><text:a xlink:href="http://www.isuresults.com/bios/isufs00006461.htm">Josip GLUHAK</text:a></text:p>
          </table:table-cell>
          <table:table-cell office:value-type="string">
            <text:p>CRO</text:p>
          </table:table-cell>
          <table:table-cell office:value-type="string">
            <text:p>European Championships 2008</text:p>
          </table:table-cell>
          <table:table-cell office:value-type="date" office:date-value="2008-01-24">
            <text:p>24/01/08</text:p>
          </table:table-cell>
          <table:table-cell office:value-type="float" office:value="118.37">
            <text:p>118.3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04">
            <text:p>604</text:p>
          </table:table-cell>
          <table:table-cell office:value-type="string">
            <text:p>Ehren JALEEL</text:p>
          </table:table-cell>
          <table:table-cell office:value-type="string">
            <text:p>CAN</text:p>
          </table:table-cell>
          <table:table-cell office:value-type="string">
            <text:p>ISU JGP Mirecurea Ciuc 2006</text:p>
          </table:table-cell>
          <table:table-cell office:value-type="date" office:date-value="2006-09-24">
            <text:p>24/09/06</text:p>
          </table:table-cell>
          <table:table-cell office:value-type="float" office:value="118.3">
            <text:p>118.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05">
            <text:p>605</text:p>
          </table:table-cell>
          <table:table-cell office:value-type="string">
            <text:p><text:a xlink:href="http://www.isuresults.com/bios/isufs00009814.htm">Danil PRIVALOV</text:a></text:p>
          </table:table-cell>
          <table:table-cell office:value-type="string">
            <text:p>AZE</text:p>
          </table:table-cell>
          <table:table-cell office:value-type="string">
            <text:p>ISU JGP Croatia Cup 2007</text:p>
          </table:table-cell>
          <table:table-cell office:value-type="date" office:date-value="2007-09-29">
            <text:p>29/09/07</text:p>
          </table:table-cell>
          <table:table-cell office:value-type="float" office:value="118.15">
            <text:p>118.1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06">
            <text:p>606</text:p>
          </table:table-cell>
          <table:table-cell office:value-type="string">
            <text:p><text:a xlink:href="http://www.isuresults.com/bios/isufs00014578.htm">Michael DURHAM</text:a></text:p>
          </table:table-cell>
          <table:table-cell office:value-type="string">
            <text:p>NZL</text:p>
          </table:table-cell>
          <table:table-cell office:value-type="string">
            <text:p>ISU JGP Croatia Cup 2015</text:p>
          </table:table-cell>
          <table:table-cell office:value-type="date" office:date-value="2015-10-09">
            <text:p>09/10/15</text:p>
          </table:table-cell>
          <table:table-cell office:value-type="float" office:value="117.67">
            <text:p>117.6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<text:a xlink:href="http://www.isuresults.com/bios/isufs00007230.htm">Kutay ERYOLDAS</text:a></text:p>
          </table:table-cell>
          <table:table-cell office:value-type="string">
            <text:p>TUR</text:p>
          </table:table-cell>
          <table:table-cell office:value-type="string">
            <text:p>Nebelhorn Trophy 2009</text:p>
          </table:table-cell>
          <table:table-cell office:value-type="date" office:date-value="2009-09-25">
            <text:p>25/09/09</text:p>
          </table:table-cell>
          <table:table-cell office:value-type="float" office:value="117.6">
            <text:p>117.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Satoshi NAKAMURA</text:p>
          </table:table-cell>
          <table:table-cell office:value-type="string">
            <text:p>JPN</text:p>
          </table:table-cell>
          <table:table-cell office:value-type="string">
            <text:p>ISU JGP SBC Cup 2010</text:p>
          </table:table-cell>
          <table:table-cell office:value-type="date" office:date-value="2010-09-25">
            <text:p>25/09/10</text:p>
          </table:table-cell>
          <table:table-cell office:value-type="float" office:value="117.56">
            <text:p>117.56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609">
            <text:p>609</text:p>
          </table:table-cell>
          <table:table-cell office:value-type="string">
            <text:p><text:a xlink:href="http://www.isuresults.com/bios/isufs00009964.htm">Miroslav DVORAK</text:a></text:p>
          </table:table-cell>
          <table:table-cell office:value-type="string">
            <text:p>CZE</text:p>
          </table:table-cell>
          <table:table-cell office:value-type="string">
            <text:p>ISU JGP Pokal der Blauen Schwerter 2010</text:p>
          </table:table-cell>
          <table:table-cell office:value-type="date" office:date-value="2010-10-09">
            <text:p>09/10/10</text:p>
          </table:table-cell>
          <table:table-cell office:value-type="float" office:value="117.09">
            <text:p>117.0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www.isuresults.com/bios/isufs00035437.htm">Milosz WITKOWSKI</text:a></text:p>
          </table:table-cell>
          <table:table-cell office:value-type="string">
            <text:p>POL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16.87">
            <text:p>116.8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<text:a xlink:href="http://www.isuresults.com/bios/isufs00012453.htm">Fabricio CARRILLO</text:a></text:p>
          </table:table-cell>
          <table:table-cell office:value-type="string">
            <text:p>MEX</text:p>
          </table:table-cell>
          <table:table-cell office:value-type="string">
            <text:p>Nebelhorn Trophy 2013</text:p>
          </table:table-cell>
          <table:table-cell office:value-type="date" office:date-value="2013-09-28">
            <text:p>28/09/13</text:p>
          </table:table-cell>
          <table:table-cell office:value-type="float" office:value="116.85">
            <text:p>116.85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612">
            <text:p>612</text:p>
          </table:table-cell>
          <table:table-cell office:value-type="string">
            <text:p><text:a xlink:href="http://www.isuresults.com/bios/isufs00006601.htm">Robert MCNAMARA</text:a></text:p>
          </table:table-cell>
          <table:table-cell office:value-type="string">
            <text:p>AUS</text:p>
          </table:table-cell>
          <table:table-cell office:value-type="string">
            <text:p>Four Continents Championships 2009</text:p>
          </table:table-cell>
          <table:table-cell office:value-type="date" office:date-value="2009-02-07">
            <text:p>07/02/09</text:p>
          </table:table-cell>
          <table:table-cell office:value-type="float" office:value="116.47">
            <text:p>116.4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13">
            <text:p>613</text:p>
          </table:table-cell>
          <table:table-cell office:value-type="string">
            <text:p>Pierre-Luc GAGNON</text:p>
          </table:table-cell>
          <table:table-cell office:value-type="string">
            <text:p>CAN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116.26">
            <text:p>116.2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<text:a xlink:href="http://www.isuresults.com/bios/isufs00004439.htm">Andrei DOBROKHODOV</text:a></text:p>
          </table:table-cell>
          <table:table-cell office:value-type="string">
            <text:p>AZE</text:p>
          </table:table-cell>
          <table:table-cell office:value-type="string">
            <text:p>Karl Schäfer Memorial 2005</text:p>
          </table:table-cell>
          <table:table-cell office:value-type="date" office:date-value="2005-10-14">
            <text:p>14/10/05</text:p>
          </table:table-cell>
          <table:table-cell office:value-type="float" office:value="116.03">
            <text:p>116.03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615">
            <text:p>615</text:p>
          </table:table-cell>
          <table:table-cell office:value-type="string">
            <text:p><text:a xlink:href="http://www.isuresults.com/bios/isufs00005955.htm">Tristan THODE</text:a></text:p>
          </table:table-cell>
          <table:table-cell office:value-type="string">
            <text:p>NZL</text:p>
          </table:table-cell>
          <table:table-cell office:value-type="string">
            <text:p>Four Continents Championships 2008</text:p>
          </table:table-cell>
          <table:table-cell office:value-type="date" office:date-value="2008-02-15">
            <text:p>15/02/08</text:p>
          </table:table-cell>
          <table:table-cell office:value-type="float" office:value="115.99">
            <text:p>115.9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Steffen HÖRMANN</text:p>
          </table:table-cell>
          <table:table-cell office:value-type="string">
            <text:p>GER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15.94">
            <text:p>115.9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17">
            <text:p>617</text:p>
          </table:table-cell>
          <table:table-cell office:value-type="string">
            <text:p><text:a xlink:href="http://www.isuresults.com/bios/isufs00011670.htm">Jamie WHITEMAN</text:a></text:p>
          </table:table-cell>
          <table:table-cell office:value-type="string">
            <text:p>GBR</text:p>
          </table:table-cell>
          <table:table-cell office:value-type="string">
            <text:p>ISU JGP J. Curry Memorial 2010</text:p>
          </table:table-cell>
          <table:table-cell office:value-type="date" office:date-value="2010-10-02">
            <text:p>02/10/10</text:p>
          </table:table-cell>
          <table:table-cell office:value-type="float" office:value="115.56">
            <text:p>115.5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18">
            <text:p>618</text:p>
          </table:table-cell>
          <table:table-cell office:value-type="string">
            <text:p>Luca DEMATTE</text:p>
          </table:table-cell>
          <table:table-cell office:value-type="string">
            <text:p>ITA</text:p>
          </table:table-cell>
          <table:table-cell office:value-type="string">
            <text:p>ISU JGP Harghita Cup 2007</text:p>
          </table:table-cell>
          <table:table-cell office:value-type="date" office:date-value="2007-09-09">
            <text:p>09/09/07</text:p>
          </table:table-cell>
          <table:table-cell office:value-type="float" office:value="115.51">
            <text:p>115.5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19">
            <text:p>619</text:p>
          </table:table-cell>
          <table:table-cell office:value-type="string">
            <text:p><text:a xlink:href="http://www.isuresults.com/bios/isufs00007420.htm">Junzo NISHIGAMI</text:a></text:p>
          </table:table-cell>
          <table:table-cell office:value-type="string">
            <text:p>JPN</text:p>
          </table:table-cell>
          <table:table-cell office:value-type="string">
            <text:p>ISU JGP Tallinn Cup 2007</text:p>
          </table:table-cell>
          <table:table-cell office:value-type="date" office:date-value="2007-09-22">
            <text:p>22/09/07</text:p>
          </table:table-cell>
          <table:table-cell office:value-type="float" office:value="115.12">
            <text:p>115.1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0">
            <text:p>620</text:p>
          </table:table-cell>
          <table:table-cell office:value-type="string">
            <text:p><text:a xlink:href="http://www.isuresults.com/bios/isufs00010685.htm">Francesc PALAU</text:a></text:p>
          </table:table-cell>
          <table:table-cell office:value-type="string">
            <text:p>ESP</text:p>
          </table:table-cell>
          <table:table-cell office:value-type="string">
            <text:p>ISU JGP J. Curry Memorial 2010</text:p>
          </table:table-cell>
          <table:table-cell office:value-type="date" office:date-value="2010-10-02">
            <text:p>02/10/10</text:p>
          </table:table-cell>
          <table:table-cell office:value-type="float" office:value="114.91">
            <text:p>114.9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1">
            <text:p>621</text:p>
          </table:table-cell>
          <table:table-cell office:value-type="string">
            <text:p>Simon BEAUDOIN</text:p>
          </table:table-cell>
          <table:table-cell office:value-type="string">
            <text:p>CAN</text:p>
          </table:table-cell>
          <table:table-cell office:value-type="string">
            <text:p>ISU JGP Tallinn Cup 2005</text:p>
          </table:table-cell>
          <table:table-cell office:value-type="date" office:date-value="2005-09-16">
            <text:p>16/09/05</text:p>
          </table:table-cell>
          <table:table-cell office:value-type="float" office:value="114.52">
            <text:p>114.5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1">
            <text:p>621</text:p>
          </table:table-cell>
          <table:table-cell office:value-type="string">
            <text:p><text:a xlink:href="http://www.isuresults.com/bios/isufs00009040.htm">Otto-Eemeli LAAMANEN</text:a></text:p>
          </table:table-cell>
          <table:table-cell office:value-type="string">
            <text:p>FIN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114.52">
            <text:p>114.5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1">
            <text:p>621</text:p>
          </table:table-cell>
          <table:table-cell office:value-type="string">
            <text:p><text:a xlink:href="http://www.isuresults.com/bios/isufs00103377.htm">Mikalai KAZLOU</text:a></text:p>
          </table:table-cell>
          <table:table-cell office:value-type="string">
            <text:p>BLR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14.52">
            <text:p>114.5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2">
            <text:p>622</text:p>
          </table:table-cell>
          <table:table-cell office:value-type="string">
            <text:p>Edwin SIWKOWSKI</text:p>
          </table:table-cell>
          <table:table-cell office:value-type="string">
            <text:p>POL</text:p>
          </table:table-cell>
          <table:table-cell office:value-type="string">
            <text:p>ISU JGP Courchevel 2006</text:p>
          </table:table-cell>
          <table:table-cell office:value-type="date" office:date-value="2006-08-25">
            <text:p>25/08/06</text:p>
          </table:table-cell>
          <table:table-cell office:value-type="float" office:value="114.05">
            <text:p>114.0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<text:a xlink:href="http://www.isuresults.com/bios/isufs00101110.htm">Natran TZAGAI</text:a></text:p>
          </table:table-cell>
          <table:table-cell office:value-type="string">
            <text:p>SWE</text:p>
          </table:table-cell>
          <table:table-cell office:value-type="string">
            <text:p>ISU JGP St. Gervais 2016</text:p>
          </table:table-cell>
          <table:table-cell office:value-type="date" office:date-value="2016-08-27">
            <text:p>27/08/16</text:p>
          </table:table-cell>
          <table:table-cell office:value-type="float" office:value="113.75">
            <text:p>113.7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4">
            <text:p>624</text:p>
          </table:table-cell>
          <table:table-cell office:value-type="string">
            <text:p><text:a xlink:href="http://www.isuresults.com/bios/isufs00010515.htm">Joos KÜNDIG</text:a></text:p>
          </table:table-cell>
          <table:table-cell office:value-type="string">
            <text:p>SUI</text:p>
          </table:table-cell>
          <table:table-cell office:value-type="string">
            <text:p>ISU JGP Golden Lynx 2008</text:p>
          </table:table-cell>
          <table:table-cell office:value-type="date" office:date-value="2008-10-04">
            <text:p>04/10/08</text:p>
          </table:table-cell>
          <table:table-cell office:value-type="float" office:value="113.69">
            <text:p>113.6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5">
            <text:p>625</text:p>
          </table:table-cell>
          <table:table-cell office:value-type="string">
            <text:p><text:a xlink:href="http://www.isuresults.com/bios/isufs00004109.htm">Damjan OSTOJIC</text:a></text:p>
          </table:table-cell>
          <table:table-cell office:value-type="string">
            <text:p>BIH</text:p>
          </table:table-cell>
          <table:table-cell office:value-type="string">
            <text:p>ISU JGP Andorra Cup 2005</text:p>
          </table:table-cell>
          <table:table-cell office:value-type="date" office:date-value="2005-09-11">
            <text:p>11/09/05</text:p>
          </table:table-cell>
          <table:table-cell office:value-type="float" office:value="113.5">
            <text:p>113.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<text:a xlink:href="http://www.isuresults.com/bios/isufs00103293.htm">Evan WRENSCH</text:a></text:p>
          </table:table-cell>
          <table:table-cell office:value-type="string">
            <text:p>RSA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113.28">
            <text:p>113.2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<text:a xlink:href="http://www.isuresults.com/bios/isufs00006946.htm">Yaroslav FURSOV</text:a></text:p>
          </table:table-cell>
          <table:table-cell office:value-type="string">
            <text:p>UKR</text:p>
          </table:table-cell>
          <table:table-cell office:value-type="string">
            <text:p>Ukrainian Souvenir 2004</text:p>
          </table:table-cell>
          <table:table-cell office:value-type="date" office:date-value="2004-10-02">
            <text:p>02/10/04</text:p>
          </table:table-cell>
          <table:table-cell office:value-type="float" office:value="112.49">
            <text:p>112.4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7">
            <text:p>627</text:p>
          </table:table-cell>
          <table:table-cell office:value-type="string">
            <text:p>Patrik TIMCAK</text:p>
          </table:table-cell>
          <table:table-cell office:value-type="string">
            <text:p>CZE</text:p>
          </table:table-cell>
          <table:table-cell office:value-type="string">
            <text:p>ISU JGP J. Curry Memorial 2008</text:p>
          </table:table-cell>
          <table:table-cell office:value-type="date" office:date-value="2008-10-18">
            <text:p>18/10/08</text:p>
          </table:table-cell>
          <table:table-cell office:value-type="float" office:value="112.49">
            <text:p>112.4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28">
            <text:p>628</text:p>
          </table:table-cell>
          <table:table-cell office:value-type="string">
            <text:p><text:a xlink:href="http://www.isuresults.com/bios/isufs00054926.htm">Nikolaj Molgaard PEDERSEN</text:a></text:p>
          </table:table-cell>
          <table:table-cell office:value-type="string">
            <text:p>DEN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112.17">
            <text:p>112.1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Jamie FORSYTHE</text:p>
          </table:table-cell>
          <table:table-cell office:value-type="string">
            <text:p>CAN</text:p>
          </table:table-cell>
          <table:table-cell office:value-type="string">
            <text:p>ISU JGP Montreal 2005</text:p>
          </table:table-cell>
          <table:table-cell office:value-type="date" office:date-value="2005-09-25">
            <text:p>25/09/05</text:p>
          </table:table-cell>
          <table:table-cell office:value-type="float" office:value="112.1">
            <text:p>112.1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630">
            <text:p>630</text:p>
          </table:table-cell>
          <table:table-cell office:value-type="string">
            <text:p><text:a xlink:href="http://www.isuresults.com/bios/isufs00006620.htm">Joel WATSON</text:a></text:p>
          </table:table-cell>
          <table:table-cell office:value-type="string">
            <text:p>NZL</text:p>
          </table:table-cell>
          <table:table-cell office:value-type="string">
            <text:p>Four Continents Championships 2007</text:p>
          </table:table-cell>
          <table:table-cell office:value-type="date" office:date-value="2007-02-09">
            <text:p>09/02/07</text:p>
          </table:table-cell>
          <table:table-cell office:value-type="float" office:value="112.04">
            <text:p>112.0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Tomoyuki KORIYAMA</text:p>
          </table:table-cell>
          <table:table-cell office:value-type="string">
            <text:p>JPN</text:p>
          </table:table-cell>
          <table:table-cell office:value-type="string">
            <text:p>ISU JGP The Hague 2006</text:p>
          </table:table-cell>
          <table:table-cell office:value-type="date" office:date-value="2006-10-06">
            <text:p>06/10/06</text:p>
          </table:table-cell>
          <table:table-cell office:value-type="float" office:value="111.64">
            <text:p>111.6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<text:a xlink:href="http://www.isuresults.com/bios/isufs00013913.htm">Albert MÜCK</text:a></text:p>
          </table:table-cell>
          <table:table-cell office:value-type="string">
            <text:p>AUT</text:p>
          </table:table-cell>
          <table:table-cell office:value-type="string">
            <text:p>Ice Challenge 2014</text:p>
          </table:table-cell>
          <table:table-cell office:value-type="date" office:date-value="2014-11-15">
            <text:p>15/11/14</text:p>
          </table:table-cell>
          <table:table-cell office:value-type="float" office:value="111.59">
            <text:p>111.5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33">
            <text:p>633</text:p>
          </table:table-cell>
          <table:table-cell office:value-type="string">
            <text:p><text:a xlink:href="http://www.isuresults.com/bios/isufs00009087.htm">Anton TRUVE</text:a></text:p>
          </table:table-cell>
          <table:table-cell office:value-type="string">
            <text:p>SWE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111.37">
            <text:p>111.3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34">
            <text:p>634</text:p>
          </table:table-cell>
          <table:table-cell office:value-type="string">
            <text:p>Marcel KOTZIAN</text:p>
          </table:table-cell>
          <table:table-cell office:value-type="string">
            <text:p>GER</text:p>
          </table:table-cell>
          <table:table-cell office:value-type="string">
            <text:p>ISU JGP Mexico Cup 2006</text:p>
          </table:table-cell>
          <table:table-cell office:value-type="date" office:date-value="2006-09-14">
            <text:p>14/09/06</text:p>
          </table:table-cell>
          <table:table-cell office:value-type="float" office:value="111.35">
            <text:p>111.3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<text:a xlink:href="http://www.isuresults.com/bios/isufs00101371.htm">Harrison BAIN</text:a></text:p>
          </table:table-cell>
          <table:table-cell office:value-type="string">
            <text:p>NZL</text:p>
          </table:table-cell>
          <table:table-cell office:value-type="string">
            <text:p>ISU JGP Brisbane 2017</text:p>
          </table:table-cell>
          <table:table-cell office:value-type="date" office:date-value="2017-08-25">
            <text:p>25/08/17</text:p>
          </table:table-cell>
          <table:table-cell office:value-type="float" office:value="111.34">
            <text:p>111.3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Christopher TEES</text:p>
          </table:table-cell>
          <table:table-cell office:value-type="string">
            <text:p>GBR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111.29">
            <text:p>111.29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637">
            <text:p>637</text:p>
          </table:table-cell>
          <table:table-cell office:value-type="string">
            <text:p><text:a xlink:href="http://www.isuresults.com/bios/isufs00006614.htm">Justin PIETERSEN</text:a></text:p>
          </table:table-cell>
          <table:table-cell office:value-type="string">
            <text:p>RSA</text:p>
          </table:table-cell>
          <table:table-cell office:value-type="string">
            <text:p>Four Continents Championships 2008</text:p>
          </table:table-cell>
          <table:table-cell office:value-type="date" office:date-value="2008-02-15">
            <text:p>15/02/08</text:p>
          </table:table-cell>
          <table:table-cell office:value-type="float" office:value="111.16">
            <text:p>111.1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38">
            <text:p>638</text:p>
          </table:table-cell>
          <table:table-cell office:value-type="string">
            <text:p>Jonathan GUGULYN</text:p>
          </table:table-cell>
          <table:table-cell office:value-type="string">
            <text:p>CAN</text:p>
          </table:table-cell>
          <table:table-cell office:value-type="string">
            <text:p>ISU JGP Spin of Norway 2006</text:p>
          </table:table-cell>
          <table:table-cell office:value-type="date" office:date-value="2006-10-01">
            <text:p>01/10/06</text:p>
          </table:table-cell>
          <table:table-cell office:value-type="float" office:value="110.9">
            <text:p>110.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<text:a xlink:href="http://www.isuresults.com/bios/isufs00007872.htm">Hovhannes MKRTCHYAN</text:a></text:p>
          </table:table-cell>
          <table:table-cell office:value-type="string">
            <text:p>ARM</text:p>
          </table:table-cell>
          <table:table-cell office:value-type="string">
            <text:p>ISU JGP SBC Cup 2010</text:p>
          </table:table-cell>
          <table:table-cell office:value-type="date" office:date-value="2010-09-25">
            <text:p>25/09/10</text:p>
          </table:table-cell>
          <table:table-cell office:value-type="float" office:value="109.73">
            <text:p>109.7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40">
            <text:p>640</text:p>
          </table:table-cell>
          <table:table-cell office:value-type="string">
            <text:p>Sebastian LOFEK</text:p>
          </table:table-cell>
          <table:table-cell office:value-type="string">
            <text:p>POL</text:p>
          </table:table-cell>
          <table:table-cell office:value-type="string">
            <text:p>ISU JGP Torun Cup 2009</text:p>
          </table:table-cell>
          <table:table-cell office:value-type="date" office:date-value="2009-09-12">
            <text:p>12/09/09</text:p>
          </table:table-cell>
          <table:table-cell office:value-type="float" office:value="109.64">
            <text:p>109.6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41">
            <text:p>641</text:p>
          </table:table-cell>
          <table:table-cell office:value-type="string">
            <text:p><text:a xlink:href="http://www.isuresults.com/bios/isufs00010402.htm">Andrew HUERTAS</text:a></text:p>
          </table:table-cell>
          <table:table-cell office:value-type="string">
            <text:p>PUR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109.24">
            <text:p>109.2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42">
            <text:p>642</text:p>
          </table:table-cell>
          <table:table-cell office:value-type="string">
            <text:p><text:a xlink:href="http://www.isuresults.com/bios/isufs00013039.htm">Cameron HEMMERT</text:a></text:p>
          </table:table-cell>
          <table:table-cell office:value-type="string">
            <text:p>AUS</text:p>
          </table:table-cell>
          <table:table-cell office:value-type="string">
            <text:p>ISU JGP Bosphorus 2012</text:p>
          </table:table-cell>
          <table:table-cell office:value-type="date" office:date-value="2012-09-22">
            <text:p>22/09/12</text:p>
          </table:table-cell>
          <table:table-cell office:value-type="float" office:value="109.21">
            <text:p>109.2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<text:a xlink:href="http://www.isuresults.com/bios/isufs00034344.htm">Ancio VAN TONDER</text:a></text:p>
          </table:table-cell>
          <table:table-cell office:value-type="string">
            <text:p>RSA</text:p>
          </table:table-cell>
          <table:table-cell office:value-type="string">
            <text:p>ISU JGP Logrono 2015</text:p>
          </table:table-cell>
          <table:table-cell office:value-type="date" office:date-value="2015-10-03">
            <text:p>03/10/15</text:p>
          </table:table-cell>
          <table:table-cell office:value-type="float" office:value="109.19">
            <text:p>109.1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<text:a xlink:href="http://www.isuresults.com/bios/isufs00006382.htm">Miguel Angel MOYRON</text:a></text:p>
          </table:table-cell>
          <table:table-cell office:value-type="string">
            <text:p>MEX</text:p>
          </table:table-cell>
          <table:table-cell office:value-type="string">
            <text:p>ISU JGP Montreal 2005</text:p>
          </table:table-cell>
          <table:table-cell office:value-type="date" office:date-value="2005-09-25">
            <text:p>25/09/05</text:p>
          </table:table-cell>
          <table:table-cell office:value-type="float" office:value="109.14">
            <text:p>109.1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45">
            <text:p>645</text:p>
          </table:table-cell>
          <table:table-cell office:value-type="string">
            <text:p><text:a xlink:href="http://www.isuresults.com/bios/isufs00101091.htm">Chadwick WANG</text:a></text:p>
          </table:table-cell>
          <table:table-cell office:value-type="string">
            <text:p>SGP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08.93">
            <text:p>108.9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<text:a xlink:href="http://www.isuresults.com/bios/isufs00005520.htm">Yediel CANTON</text:a></text:p>
          </table:table-cell>
          <table:table-cell office:value-type="string">
            <text:p>ESP</text:p>
          </table:table-cell>
          <table:table-cell office:value-type="string">
            <text:p>ISU JGP Sofia Cup 2005</text:p>
          </table:table-cell>
          <table:table-cell office:value-type="date" office:date-value="2005-10-02">
            <text:p>02/10/05</text:p>
          </table:table-cell>
          <table:table-cell office:value-type="float" office:value="108.72">
            <text:p>108.72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647">
            <text:p>647</text:p>
          </table:table-cell>
          <table:table-cell office:value-type="string">
            <text:p>Tatsuya KITAGAKI</text:p>
          </table:table-cell>
          <table:table-cell office:value-type="string">
            <text:p>JPN</text:p>
          </table:table-cell>
          <table:table-cell office:value-type="string">
            <text:p>Pokal der Blauen Schwerter 2004</text:p>
          </table:table-cell>
          <table:table-cell office:value-type="date" office:date-value="2004-10-09">
            <text:p>09/10/04</text:p>
          </table:table-cell>
          <table:table-cell office:value-type="float" office:value="108.1">
            <text:p>108.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48">
            <text:p>648</text:p>
          </table:table-cell>
          <table:table-cell office:value-type="string">
            <text:p>Benjamin KOENDERINK</text:p>
          </table:table-cell>
          <table:table-cell office:value-type="string">
            <text:p>NED</text:p>
          </table:table-cell>
          <table:table-cell office:value-type="string">
            <text:p>ISU JGP J. Curry Memorial 2008</text:p>
          </table:table-cell>
          <table:table-cell office:value-type="date" office:date-value="2008-10-18">
            <text:p>18/10/08</text:p>
          </table:table-cell>
          <table:table-cell office:value-type="float" office:value="107.95">
            <text:p>107.9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49">
            <text:p>649</text:p>
          </table:table-cell>
          <table:table-cell office:value-type="string">
            <text:p><text:a xlink:href="http://www.isuresults.com/bios/isufs00034834.htm">Brian LEE</text:a></text:p>
          </table:table-cell>
          <table:table-cell office:value-type="string">
            <text:p>NZL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107.94">
            <text:p>107.9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50">
            <text:p>650</text:p>
          </table:table-cell>
          <table:table-cell office:value-type="string">
            <text:p><text:a xlink:href="http://www.isuresults.com/bios/isufs00011592.htm">Alexander BETKE</text:a></text:p>
          </table:table-cell>
          <table:table-cell office:value-type="string">
            <text:p>GER</text:p>
          </table:table-cell>
          <table:table-cell office:value-type="string">
            <text:p>CS Volvo Open Cup 2014</text:p>
          </table:table-cell>
          <table:table-cell office:value-type="date" office:date-value="2014-11-06">
            <text:p>06/11/14</text:p>
          </table:table-cell>
          <table:table-cell office:value-type="float" office:value="107.65">
            <text:p>107.6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<text:a xlink:href="http://www.isuresults.com/bios/isufs00006655.htm">Alexander WILDE</text:a></text:p>
          </table:table-cell>
          <table:table-cell office:value-type="string">
            <text:p>GBR</text:p>
          </table:table-cell>
          <table:table-cell office:value-type="string">
            <text:p>Belgrade Sparrow 2004</text:p>
          </table:table-cell>
          <table:table-cell office:value-type="date" office:date-value="2004-09-23">
            <text:p>23/09/04</text:p>
          </table:table-cell>
          <table:table-cell office:value-type="float" office:value="107.62">
            <text:p>107.6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Louis-Philippe SIROIS</text:p>
          </table:table-cell>
          <table:table-cell office:value-type="string">
            <text:p>CAN</text:p>
          </table:table-cell>
          <table:table-cell office:value-type="string">
            <text:p>ISU JGP Lake Placid 2007</text:p>
          </table:table-cell>
          <table:table-cell office:value-type="date" office:date-value="2007-09-01">
            <text:p>01/09/07</text:p>
          </table:table-cell>
          <table:table-cell office:value-type="float" office:value="107.57">
            <text:p>107.5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<text:a xlink:href="http://www.isuresults.com/bios/isufs00009645.htm">Alexei MIALIONKHIN</text:a></text:p>
          </table:table-cell>
          <table:table-cell office:value-type="string">
            <text:p>BLR</text:p>
          </table:table-cell>
          <table:table-cell office:value-type="string">
            <text:p>ISU JGP Baltic Cup 2011</text:p>
          </table:table-cell>
          <table:table-cell office:value-type="date" office:date-value="2011-09-17">
            <text:p>17/09/11</text:p>
          </table:table-cell>
          <table:table-cell office:value-type="float" office:value="107.57">
            <text:p>107.5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<text:a xlink:href="http://www.isuresults.com/bios/isufs00006097.htm">Tommi PIIROINEN</text:a></text:p>
          </table:table-cell>
          <table:table-cell office:value-type="string">
            <text:p>FIN</text:p>
          </table:table-cell>
          <table:table-cell office:value-type="string">
            <text:p>Ukrainian Souvenir 2004</text:p>
          </table:table-cell>
          <table:table-cell office:value-type="date" office:date-value="2004-10-02">
            <text:p>02/10/04</text:p>
          </table:table-cell>
          <table:table-cell office:value-type="float" office:value="107.37">
            <text:p>107.3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54">
            <text:p>654</text:p>
          </table:table-cell>
          <table:table-cell office:value-type="string">
            <text:p><text:a xlink:href="http://www.isuresults.com/bios/isufs00034848.htm">James THOMPSON</text:a></text:p>
          </table:table-cell>
          <table:table-cell office:value-type="string">
            <text:p>AUS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106.97">
            <text:p>106.9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<text:a xlink:href="http://www.isuresults.com/bios/isufs00035338.htm">Giuseppe TRIULCIO</text:a></text:p>
          </table:table-cell>
          <table:table-cell office:value-type="string">
            <text:p>AUS</text:p>
          </table:table-cell>
          <table:table-cell office:value-type="string">
            <text:p>ISU JGP Brisbane 2017</text:p>
          </table:table-cell>
          <table:table-cell office:value-type="date" office:date-value="2017-08-25">
            <text:p>25/08/17</text:p>
          </table:table-cell>
          <table:table-cell office:value-type="float" office:value="106.96">
            <text:p>106.9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56">
            <text:p>656</text:p>
          </table:table-cell>
          <table:table-cell office:value-type="string">
            <text:p><text:a xlink:href="http://www.isuresults.com/bios/isufs00012841.htm">Jui-Shu CHEN</text:a></text:p>
          </table:table-cell>
          <table:table-cell office:value-type="string">
            <text:p>TPE</text:p>
          </table:table-cell>
          <table:table-cell office:value-type="string">
            <text:p>ISU JGP Tallinn Cup 2011</text:p>
          </table:table-cell>
          <table:table-cell office:value-type="date" office:date-value="2011-10-14">
            <text:p>14/10/11</text:p>
          </table:table-cell>
          <table:table-cell office:value-type="float" office:value="106.73">
            <text:p>106.73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657">
            <text:p>657</text:p>
          </table:table-cell>
          <table:table-cell office:value-type="string">
            <text:p><text:a xlink:href="http://www.isuresults.com/bios/isufs00004367.htm">Dong-Whun LEE</text:a></text:p>
          </table:table-cell>
          <table:table-cell office:value-type="string">
            <text:p>KOR</text:p>
          </table:table-cell>
          <table:table-cell office:value-type="string">
            <text:p>Four Continents Championships 2005</text:p>
          </table:table-cell>
          <table:table-cell office:value-type="date" office:date-value="2005-02-18">
            <text:p>18/02/05</text:p>
          </table:table-cell>
          <table:table-cell office:value-type="float" office:value="106.64">
            <text:p>106.6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658">
            <text:p>658</text:p>
          </table:table-cell>
          <table:table-cell office:value-type="string">
            <text:p><text:a xlink:href="http://www.isuresults.com/bios/isufs00002328.htm">Stuart BECKINGHAM</text:a></text:p>
          </table:table-cell>
          <table:table-cell office:value-type="string">
            <text:p>AUS</text:p>
          </table:table-cell>
          <table:table-cell office:value-type="string">
            <text:p>Four Continents Championships 2005</text:p>
          </table:table-cell>
          <table:table-cell office:value-type="date" office:date-value="2005-02-18">
            <text:p>18/02/05</text:p>
          </table:table-cell>
          <table:table-cell office:value-type="float" office:value="106.2">
            <text:p>106.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659">
            <text:p>659</text:p>
          </table:table-cell>
          <table:table-cell office:value-type="string">
            <text:p><text:a xlink:href="http://www.isuresults.com/bios/isufs00003458.htm">Humberto CONTRERAS</text:a></text:p>
          </table:table-cell>
          <table:table-cell office:value-type="string">
            <text:p>MEX</text:p>
          </table:table-cell>
          <table:table-cell office:value-type="string">
            <text:p>Four Continents Championships 2005</text:p>
          </table:table-cell>
          <table:table-cell office:value-type="date" office:date-value="2005-02-18">
            <text:p>18/02/05</text:p>
          </table:table-cell>
          <table:table-cell office:value-type="float" office:value="106.06">
            <text:p>106.0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60">
            <text:p>660</text:p>
          </table:table-cell>
          <table:table-cell office:value-type="string">
            <text:p><text:a xlink:href="http://www.isuresults.com/bios/isufs00013444.htm">Wayne Wing Yin CHUNG</text:a></text:p>
          </table:table-cell>
          <table:table-cell office:value-type="string">
            <text:p>HKG</text:p>
          </table:table-cell>
          <table:table-cell office:value-type="string">
            <text:p>ISU CS Warsaw Cup 2016</text:p>
          </table:table-cell>
          <table:table-cell office:value-type="date" office:date-value="2016-11-20">
            <text:p>20/11/16</text:p>
          </table:table-cell>
          <table:table-cell office:value-type="float" office:value="106.04">
            <text:p>106.0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61">
            <text:p>661</text:p>
          </table:table-cell>
          <table:table-cell office:value-type="string">
            <text:p><text:a xlink:href="http://www.isuresults.com/bios/isufs00054465.htm">Melis KHAKIMOV</text:a></text:p>
          </table:table-cell>
          <table:table-cell office:value-type="string">
            <text:p>KAZ</text:p>
          </table:table-cell>
          <table:table-cell office:value-type="string">
            <text:p>ISU JGP Cup of Mordovia 2016</text:p>
          </table:table-cell>
          <table:table-cell office:value-type="date" office:date-value="2016-09-16">
            <text:p>16/09/16</text:p>
          </table:table-cell>
          <table:table-cell office:value-type="float" office:value="105.88">
            <text:p>105.8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<text:a xlink:href="http://www.isuresults.com/bios/isufs00011028.htm">Boyito MULDER</text:a></text:p>
          </table:table-cell>
          <table:table-cell office:value-type="string">
            <text:p>NED</text:p>
          </table:table-cell>
          <table:table-cell office:value-type="string">
            <text:p>ISU JGP Merano 2008</text:p>
          </table:table-cell>
          <table:table-cell office:value-type="date" office:date-value="2008-09-06">
            <text:p>06/09/08</text:p>
          </table:table-cell>
          <table:table-cell office:value-type="float" office:value="105.78">
            <text:p>105.7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63">
            <text:p>663</text:p>
          </table:table-cell>
          <table:table-cell office:value-type="string">
            <text:p><text:a xlink:href="http://www.isuresults.com/bios/isufs00011253.htm">Jackson WOOD</text:a></text:p>
          </table:table-cell>
          <table:table-cell office:value-type="string">
            <text:p>CAN</text:p>
          </table:table-cell>
          <table:table-cell office:value-type="string">
            <text:p>ISU JGP Courchevel 2008</text:p>
          </table:table-cell>
          <table:table-cell office:value-type="date" office:date-value="2008-08-30">
            <text:p>30/08/08</text:p>
          </table:table-cell>
          <table:table-cell office:value-type="float" office:value="105.16">
            <text:p>105.16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664">
            <text:p>664</text:p>
          </table:table-cell>
          <table:table-cell office:value-type="string">
            <text:p><text:a xlink:href="http://www.isuresults.com/bios/isufs00009477.htm">Keiran ARAZA</text:a></text:p>
          </table:table-cell>
          <table:table-cell office:value-type="string">
            <text:p>DEN</text:p>
          </table:table-cell>
          <table:table-cell office:value-type="string">
            <text:p>ISU JGP Pokal der Blauen Schwerter 2010</text:p>
          </table:table-cell>
          <table:table-cell office:value-type="date" office:date-value="2010-10-09">
            <text:p>09/10/10</text:p>
          </table:table-cell>
          <table:table-cell office:value-type="float" office:value="104.74">
            <text:p>104.7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65">
            <text:p>665</text:p>
          </table:table-cell>
          <table:table-cell office:value-type="string">
            <text:p>Takumi SUENAGA</text:p>
          </table:table-cell>
          <table:table-cell office:value-type="string">
            <text:p>JPN</text:p>
          </table:table-cell>
          <table:table-cell office:value-type="string">
            <text:p>ISU JGP Budapest 2006</text:p>
          </table:table-cell>
          <table:table-cell office:value-type="date" office:date-value="2006-09-03">
            <text:p>03/09/06</text:p>
          </table:table-cell>
          <table:table-cell office:value-type="float" office:value="104.71">
            <text:p>104.7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66">
            <text:p>666</text:p>
          </table:table-cell>
          <table:table-cell office:value-type="string">
            <text:p><text:a xlink:href="http://www.isuresults.com/bios/isufs00007702.htm">Zabato BEBE</text:a></text:p>
          </table:table-cell>
          <table:table-cell office:value-type="string">
            <text:p>AUT</text:p>
          </table:table-cell>
          <table:table-cell office:value-type="string">
            <text:p>ISU JGP Courchevel 2006</text:p>
          </table:table-cell>
          <table:table-cell office:value-type="date" office:date-value="2006-08-25">
            <text:p>25/08/06</text:p>
          </table:table-cell>
          <table:table-cell office:value-type="float" office:value="104.08">
            <text:p>104.0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<text:a xlink:href="http://www.isuresults.com/bios/isufs00103314.htm">Pagiel Yie Ken SNG</text:a></text:p>
          </table:table-cell>
          <table:table-cell office:value-type="string">
            <text:p>SGP</text:p>
          </table:table-cell>
          <table:table-cell office:value-type="string">
            <text:p>ISU JGP Brisbane 2017</text:p>
          </table:table-cell>
          <table:table-cell office:value-type="date" office:date-value="2017-08-25">
            <text:p>25/08/17</text:p>
          </table:table-cell>
          <table:table-cell office:value-type="float" office:value="103.75">
            <text:p>103.7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68">
            <text:p>668</text:p>
          </table:table-cell>
          <table:table-cell office:value-type="string">
            <text:p><text:a xlink:href="http://www.isuresults.com/bios/isufs00009410.htm">Zsolt KOSZ</text:a></text:p>
          </table:table-cell>
          <table:table-cell office:value-type="string">
            <text:p>ROU</text:p>
          </table:table-cell>
          <table:table-cell office:value-type="string">
            <text:p>ISU JGP Brasov Cup 2010</text:p>
          </table:table-cell>
          <table:table-cell office:value-type="date" office:date-value="2010-09-11">
            <text:p>11/09/10</text:p>
          </table:table-cell>
          <table:table-cell office:value-type="float" office:value="103.59">
            <text:p>103.59</text:p>
          </table:table-cell>
          <table:table-cell office:value-type="string">
            <text:p>J</text:p>
          </table:table-cell>
        </table:table-row>
        <table:table-row table:style-name="ro5">
          <table:table-cell office:value-type="float" office:value="669">
            <text:p>669</text:p>
          </table:table-cell>
          <table:table-cell office:value-type="string">
            <text:p><text:a xlink:href="http://www.isuresults.com/bios/isufs00101599.htm">Diego SALDANA</text:a></text:p>
          </table:table-cell>
          <table:table-cell office:value-type="string">
            <text:p>MEX</text:p>
          </table:table-cell>
          <table:table-cell office:value-type="string">
            <text:p>ISU CS Autumn Classic International 2016</text:p>
          </table:table-cell>
          <table:table-cell office:value-type="date" office:date-value="2016-09-30">
            <text:p>30/09/16</text:p>
          </table:table-cell>
          <table:table-cell office:value-type="float" office:value="102.76">
            <text:p>102.7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70">
            <text:p>670</text:p>
          </table:table-cell>
          <table:table-cell office:value-type="string">
            <text:p><text:a xlink:href="http://www.isuresults.com/bios/isufs00011780.htm">Julian LAGUS</text:a></text:p>
          </table:table-cell>
          <table:table-cell office:value-type="string">
            <text:p>FIN</text:p>
          </table:table-cell>
          <table:table-cell office:value-type="string">
            <text:p>ISU JGP Courchevel 2012</text:p>
          </table:table-cell>
          <table:table-cell office:value-type="date" office:date-value="2012-08-25">
            <text:p>25/08/12</text:p>
          </table:table-cell>
          <table:table-cell office:value-type="float" office:value="102.55">
            <text:p>102.5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<text:a xlink:href="http://www.isuresults.com/bios/isufs00012842.htm">Oliver PORTER</text:a></text:p>
          </table:table-cell>
          <table:table-cell office:value-type="string">
            <text:p>AUS</text:p>
          </table:table-cell>
          <table:table-cell office:value-type="string">
            <text:p>ISU JGP Brisbane 2011</text:p>
          </table:table-cell>
          <table:table-cell office:value-type="date" office:date-value="2011-09-10">
            <text:p>10/09/11</text:p>
          </table:table-cell>
          <table:table-cell office:value-type="float" office:value="102.03">
            <text:p>102.03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672">
            <text:p>672</text:p>
          </table:table-cell>
          <table:table-cell office:value-type="string">
            <text:p><text:a xlink:href="http://www.isuresults.com/bios/isufs00054486.htm">Daniyar ADYLOV</text:a></text:p>
          </table:table-cell>
          <table:table-cell office:value-type="string">
            <text:p>KAZ</text:p>
          </table:table-cell>
          <table:table-cell office:value-type="string">
            <text:p>ISU JGP Pokal der Blauen Schwerter 2014</text:p>
          </table:table-cell>
          <table:table-cell office:value-type="date" office:date-value="2014-10-04">
            <text:p>04/10/14</text:p>
          </table:table-cell>
          <table:table-cell office:value-type="float" office:value="101.53">
            <text:p>101.5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73">
            <text:p>673</text:p>
          </table:table-cell>
          <table:table-cell office:value-type="string">
            <text:p><text:a xlink:href="http://www.isuresults.com/bios/isufs00012203.htm">Catalin DIMITRESCU</text:a></text:p>
          </table:table-cell>
          <table:table-cell office:value-type="string">
            <text:p>GER</text:p>
          </table:table-cell>
          <table:table-cell office:value-type="string">
            <text:p>ISU JGP Bosphorus 2012</text:p>
          </table:table-cell>
          <table:table-cell office:value-type="date" office:date-value="2012-09-22">
            <text:p>22/09/12</text:p>
          </table:table-cell>
          <table:table-cell office:value-type="float" office:value="101.33">
            <text:p>101.3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74">
            <text:p>674</text:p>
          </table:table-cell>
          <table:table-cell office:value-type="string">
            <text:p><text:a xlink:href="http://www.isuresults.com/bios/isufs00007400.htm">Jesper KRISTIANSEN</text:a></text:p>
          </table:table-cell>
          <table:table-cell office:value-type="string">
            <text:p>DEN</text:p>
          </table:table-cell>
          <table:table-cell office:value-type="string">
            <text:p>ISU JGP J. Curry Memorial 2007</text:p>
          </table:table-cell>
          <table:table-cell office:value-type="date" office:date-value="2007-10-21">
            <text:p>21/10/07</text:p>
          </table:table-cell>
          <table:table-cell office:value-type="float" office:value="101.27">
            <text:p>101.2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75">
            <text:p>675</text:p>
          </table:table-cell>
          <table:table-cell office:value-type="string">
            <text:p><text:a xlink:href="http://www.isuresults.com/bios/isufs00012774.htm">Nicolas HEJZLAR</text:a></text:p>
          </table:table-cell>
          <table:table-cell office:value-type="string">
            <text:p>CZE</text:p>
          </table:table-cell>
          <table:table-cell office:value-type="string">
            <text:p>ISU JGP J. Curry Memorial 2010</text:p>
          </table:table-cell>
          <table:table-cell office:value-type="date" office:date-value="2010-10-02">
            <text:p>02/10/10</text:p>
          </table:table-cell>
          <table:table-cell office:value-type="float" office:value="101.22">
            <text:p>101.2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<text:a xlink:href="http://www.isuresults.com/bios/isufs00014023.htm">Mehmet CAKIR</text:a></text:p>
          </table:table-cell>
          <table:table-cell office:value-type="string">
            <text:p>TUR</text:p>
          </table:table-cell>
          <table:table-cell office:value-type="string">
            <text:p>ISU JGP Riga Cup 2015</text:p>
          </table:table-cell>
          <table:table-cell office:value-type="date" office:date-value="2015-08-29">
            <text:p>29/08/15</text:p>
          </table:table-cell>
          <table:table-cell office:value-type="float" office:value="101.05">
            <text:p>101.0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77">
            <text:p>677</text:p>
          </table:table-cell>
          <table:table-cell office:value-type="string">
            <text:p><text:a xlink:href="http://www.isuresults.com/bios/isufs00012719.htm">Deividas KIZALA</text:a></text:p>
          </table:table-cell>
          <table:table-cell office:value-type="string">
            <text:p>LTU</text:p>
          </table:table-cell>
          <table:table-cell office:value-type="string">
            <text:p>ISU JGP Tallinn Cup 2011</text:p>
          </table:table-cell>
          <table:table-cell office:value-type="date" office:date-value="2011-10-14">
            <text:p>14/10/11</text:p>
          </table:table-cell>
          <table:table-cell office:value-type="float" office:value="101.02">
            <text:p>101.0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78">
            <text:p>678</text:p>
          </table:table-cell>
          <table:table-cell office:value-type="string">
            <text:p><text:a xlink:href="http://www.isuresults.com/bios/isufs00054359.htm">Matej GREGORC</text:a></text:p>
          </table:table-cell>
          <table:table-cell office:value-type="string">
            <text:p>SLO</text:p>
          </table:table-cell>
          <table:table-cell office:value-type="string">
            <text:p>ISU JGP Sencila Bled Cup 2012</text:p>
          </table:table-cell>
          <table:table-cell office:value-type="date" office:date-value="2012-09-28">
            <text:p>28/09/12</text:p>
          </table:table-cell>
          <table:table-cell office:value-type="float" office:value="100.87">
            <text:p>100.8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79">
            <text:p>679</text:p>
          </table:table-cell>
          <table:table-cell office:value-type="string">
            <text:p><text:a xlink:href="http://www.isuresults.com/bios/isufs00014515.htm">Artsiom TSELUIKO</text:a></text:p>
          </table:table-cell>
          <table:table-cell office:value-type="string">
            <text:p>BLR</text:p>
          </table:table-cell>
          <table:table-cell office:value-type="string">
            <text:p>ISU JGP Czech Skate 2014</text:p>
          </table:table-cell>
          <table:table-cell office:value-type="date" office:date-value="2014-09-06">
            <text:p>06/09/14</text:p>
          </table:table-cell>
          <table:table-cell office:value-type="float" office:value="100.6">
            <text:p>100.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<text:a xlink:href="http://www.isuresults.com/bios/isufs00103450.htm">Alp Eren OZKAN</text:a></text:p>
          </table:table-cell>
          <table:table-cell office:value-type="string">
            <text:p>TUR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100.19">
            <text:p>100.1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81">
            <text:p>681</text:p>
          </table:table-cell>
          <table:table-cell office:value-type="string">
            <text:p><text:a xlink:href="http://www.isuresults.com/bios/isufs00035337.htm">Mauro CALCAGNO</text:a></text:p>
          </table:table-cell>
          <table:table-cell office:value-type="string">
            <text:p>ARG</text:p>
          </table:table-cell>
          <table:table-cell office:value-type="string">
            <text:p>ISU JGP Egna Neumarkt 2017</text:p>
          </table:table-cell>
          <table:table-cell office:value-type="date" office:date-value="2017-10-14">
            <text:p>14/10/17</text:p>
          </table:table-cell>
          <table:table-cell office:value-type="float" office:value="99.59">
            <text:p>99.5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82">
            <text:p>682</text:p>
          </table:table-cell>
          <table:table-cell office:value-type="string">
            <text:p><text:a xlink:href="http://www.isuresults.com/bios/isufs00012186.htm">Lap Kan YUEN</text:a></text:p>
          </table:table-cell>
          <table:table-cell office:value-type="string">
            <text:p>HKG</text:p>
          </table:table-cell>
          <table:table-cell office:value-type="string">
            <text:p>ISU CS Lombardia Trophy 2016</text:p>
          </table:table-cell>
          <table:table-cell office:value-type="date" office:date-value="2016-09-11">
            <text:p>11/09/16</text:p>
          </table:table-cell>
          <table:table-cell office:value-type="float" office:value="99.04">
            <text:p>99.0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office:value-type="string">
            <text:p><text:a xlink:href="http://www.isuresults.com/bios/isufs00004671.htm">Christian RAUCHBAUER</text:a></text:p>
          </table:table-cell>
          <table:table-cell office:value-type="string">
            <text:p>AUT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98.95">
            <text:p>98.95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684">
            <text:p>684</text:p>
          </table:table-cell>
          <table:table-cell office:value-type="string">
            <text:p><text:a xlink:href="http://www.isuresults.com/bios/isufs00006734.htm">Edgar ESCUER</text:a></text:p>
          </table:table-cell>
          <table:table-cell office:value-type="string">
            <text:p>ESP</text:p>
          </table:table-cell>
          <table:table-cell office:value-type="string">
            <text:p>ISU JGP Andorra Cup 2005</text:p>
          </table:table-cell>
          <table:table-cell office:value-type="date" office:date-value="2005-09-11">
            <text:p>11/09/05</text:p>
          </table:table-cell>
          <table:table-cell office:value-type="float" office:value="98.74">
            <text:p>98.7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<text:a xlink:href="http://www.isuresults.com/bios/isufs00012208.htm">Suchet KONGCHIM</text:a></text:p>
          </table:table-cell>
          <table:table-cell office:value-type="string">
            <text:p>THA</text:p>
          </table:table-cell>
          <table:table-cell office:value-type="string">
            <text:p>ISU JGP Austria 2012</text:p>
          </table:table-cell>
          <table:table-cell office:value-type="date" office:date-value="2012-09-15">
            <text:p>15/09/12</text:p>
          </table:table-cell>
          <table:table-cell office:value-type="float" office:value="98.31">
            <text:p>98.3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Marco WALKER</text:p>
          </table:table-cell>
          <table:table-cell office:value-type="string">
            <text:p>SUI</text:p>
          </table:table-cell>
          <table:table-cell office:value-type="string">
            <text:p>Harghita Cup 2004</text:p>
          </table:table-cell>
          <table:table-cell office:value-type="date" office:date-value="2004-10-15">
            <text:p>15/10/04</text:p>
          </table:table-cell>
          <table:table-cell office:value-type="float" office:value="98.28">
            <text:p>98.2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87">
            <text:p>687</text:p>
          </table:table-cell>
          <table:table-cell office:value-type="string">
            <text:p><text:a xlink:href="http://www.isuresults.com/bios/isufs00103601.htm">Elliot JANG</text:a></text:p>
          </table:table-cell>
          <table:table-cell office:value-type="string">
            <text:p>TPE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98.26">
            <text:p>98.2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88">
            <text:p>688</text:p>
          </table:table-cell>
          <table:table-cell office:value-type="string">
            <text:p><text:a xlink:href="http://www.isuresults.com/bios/isufs00035071.htm">Simon FUKAS</text:a></text:p>
          </table:table-cell>
          <table:table-cell office:value-type="string">
            <text:p>SVK</text:p>
          </table:table-cell>
          <table:table-cell office:value-type="string">
            <text:p>ISU JGP Cup of Austria 2015</text:p>
          </table:table-cell>
          <table:table-cell office:value-type="date" office:date-value="2015-09-12">
            <text:p>12/09/15</text:p>
          </table:table-cell>
          <table:table-cell office:value-type="float" office:value="98.22">
            <text:p>98.2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89">
            <text:p>689</text:p>
          </table:table-cell>
          <table:table-cell office:value-type="string">
            <text:p><text:a xlink:href="http://www.isuresults.com/bios/isufs00011899.htm">Girts JEKABSONS</text:a></text:p>
          </table:table-cell>
          <table:table-cell office:value-type="string">
            <text:p>LAT</text:p>
          </table:table-cell>
          <table:table-cell office:value-type="string">
            <text:p>ISU JGP Czech Skate 2010</text:p>
          </table:table-cell>
          <table:table-cell office:value-type="date" office:date-value="2010-10-16">
            <text:p>16/10/10</text:p>
          </table:table-cell>
          <table:table-cell office:value-type="float" office:value="97.31">
            <text:p>97.3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<text:a xlink:href="http://www.isuresults.com/bios/isufs00004884.htm">Georgi KENCHADZE</text:a></text:p>
          </table:table-cell>
          <table:table-cell office:value-type="string">
            <text:p>BUL</text:p>
          </table:table-cell>
          <table:table-cell office:value-type="string">
            <text:p>ISU JGP Sofia Cup 2005</text:p>
          </table:table-cell>
          <table:table-cell office:value-type="date" office:date-value="2005-10-02">
            <text:p>02/10/05</text:p>
          </table:table-cell>
          <table:table-cell office:value-type="float" office:value="97.17">
            <text:p>97.1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<text:a xlink:href="http://www.isuresults.com/bios/isufs00008262.htm">Sergei MUHHIN</text:a></text:p>
          </table:table-cell>
          <table:table-cell office:value-type="string">
            <text:p>EST</text:p>
          </table:table-cell>
          <table:table-cell office:value-type="string">
            <text:p>ISU JGP Liberec 2006</text:p>
          </table:table-cell>
          <table:table-cell office:value-type="date" office:date-value="2006-10-22">
            <text:p>22/10/06</text:p>
          </table:table-cell>
          <table:table-cell office:value-type="float" office:value="97.1">
            <text:p>97.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92">
            <text:p>692</text:p>
          </table:table-cell>
          <table:table-cell office:value-type="string">
            <text:p><text:a xlink:href="http://www.isuresults.com/bios/isufs00103384.htm">Azizmurod SHABAZOV</text:a></text:p>
          </table:table-cell>
          <table:table-cell office:value-type="string">
            <text:p>UZB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97.07">
            <text:p>97.0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93">
            <text:p>693</text:p>
          </table:table-cell>
          <table:table-cell office:value-type="string">
            <text:p><text:a xlink:href="http://www.isuresults.com/bios/isufs00034086.htm">Kristof BREZAR</text:a></text:p>
          </table:table-cell>
          <table:table-cell office:value-type="string">
            <text:p>SLO</text:p>
          </table:table-cell>
          <table:table-cell office:value-type="string">
            <text:p>ISU JGP Ljubljana Cup 2014</text:p>
          </table:table-cell>
          <table:table-cell office:value-type="date" office:date-value="2014-08-29">
            <text:p>29/08/14</text:p>
          </table:table-cell>
          <table:table-cell office:value-type="float" office:value="96.53">
            <text:p>96.53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694">
            <text:p>694</text:p>
          </table:table-cell>
          <table:table-cell office:value-type="string">
            <text:p><text:a xlink:href="http://www.isuresults.com/bios/isufs00011902.htm">Charles Shou-San PAO</text:a></text:p>
          </table:table-cell>
          <table:table-cell office:value-type="string">
            <text:p>TPE</text:p>
          </table:table-cell>
          <table:table-cell office:value-type="string">
            <text:p>Four Continents Championships 2009</text:p>
          </table:table-cell>
          <table:table-cell office:value-type="date" office:date-value="2009-02-07">
            <text:p>07/02/09</text:p>
          </table:table-cell>
          <table:table-cell office:value-type="float" office:value="96.37">
            <text:p>96.3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<text:a xlink:href="http://www.isuresults.com/bios/isufs00006078.htm">Ivan DIMITROV</text:a></text:p>
          </table:table-cell>
          <table:table-cell office:value-type="string">
            <text:p>BUL</text:p>
          </table:table-cell>
          <table:table-cell office:value-type="string">
            <text:p>ISU JGP Sofia Cup 2005</text:p>
          </table:table-cell>
          <table:table-cell office:value-type="date" office:date-value="2005-10-02">
            <text:p>02/10/05</text:p>
          </table:table-cell>
          <table:table-cell office:value-type="float" office:value="96.18">
            <text:p>96.1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<text:a xlink:href="http://www.isuresults.com/bios/isufs00054645.htm">Yamato ROWE</text:a></text:p>
          </table:table-cell>
          <table:table-cell office:value-type="string">
            <text:p>PHI</text:p>
          </table:table-cell>
          <table:table-cell office:value-type="string">
            <text:p>ISU JGP Brisbane 2017</text:p>
          </table:table-cell>
          <table:table-cell office:value-type="date" office:date-value="2017-08-25">
            <text:p>25/08/17</text:p>
          </table:table-cell>
          <table:table-cell office:value-type="float" office:value="95.91">
            <text:p>95.9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97">
            <text:p>697</text:p>
          </table:table-cell>
          <table:table-cell office:value-type="string">
            <text:p>Alexandr LYAN</text:p>
          </table:table-cell>
          <table:table-cell office:value-type="string">
            <text:p>KAZ</text:p>
          </table:table-cell>
          <table:table-cell office:value-type="string">
            <text:p>Youth Olympic Games 2012</text:p>
          </table:table-cell>
          <table:table-cell office:value-type="date" office:date-value="2012-01-16">
            <text:p>16/01/12</text:p>
          </table:table-cell>
          <table:table-cell office:value-type="float" office:value="95.87">
            <text:p>95.8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98">
            <text:p>698</text:p>
          </table:table-cell>
          <table:table-cell office:value-type="string">
            <text:p><text:a xlink:href="http://www.isuresults.com/bios/isufs00054319.htm">Johannes MAIERHOFER</text:a></text:p>
          </table:table-cell>
          <table:table-cell office:value-type="string">
            <text:p>AUT</text:p>
          </table:table-cell>
          <table:table-cell office:value-type="string">
            <text:p>ISU JGP Cup of Austria 2015</text:p>
          </table:table-cell>
          <table:table-cell office:value-type="date" office:date-value="2015-09-12">
            <text:p>12/09/15</text:p>
          </table:table-cell>
          <table:table-cell office:value-type="float" office:value="95.77">
            <text:p>95.7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699">
            <text:p>699</text:p>
          </table:table-cell>
          <table:table-cell office:value-type="string">
            <text:p><text:a xlink:href="http://www.isuresults.com/bios/isufs00012813.htm">Simon-Gabriel IONIAN</text:a></text:p>
          </table:table-cell>
          <table:table-cell office:value-type="string">
            <text:p>AUT</text:p>
          </table:table-cell>
          <table:table-cell office:value-type="string">
            <text:p>ISU CS Ice Challenge 2015</text:p>
          </table:table-cell>
          <table:table-cell office:value-type="date" office:date-value="2015-10-30">
            <text:p>30/10/15</text:p>
          </table:table-cell>
          <table:table-cell office:value-type="float" office:value="95.71">
            <text:p>95.71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<text:a xlink:href="http://www.isuresults.com/bios/isufs00004033.htm">Alper UCAR</text:a></text:p>
          </table:table-cell>
          <table:table-cell office:value-type="string">
            <text:p>TUR</text:p>
          </table:table-cell>
          <table:table-cell office:value-type="string">
            <text:p>Karl Schäfer Memorial 2005</text:p>
          </table:table-cell>
          <table:table-cell office:value-type="date" office:date-value="2005-10-14">
            <text:p>14/10/05</text:p>
          </table:table-cell>
          <table:table-cell office:value-type="float" office:value="95.7">
            <text:p>95.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<text:a xlink:href="http://www.isuresults.com/bios/isufs00009764.htm">Alexander LABOY</text:a></text:p>
          </table:table-cell>
          <table:table-cell office:value-type="string">
            <text:p>PUR</text:p>
          </table:table-cell>
          <table:table-cell office:value-type="string">
            <text:p>ISU JGP The Hague 2006</text:p>
          </table:table-cell>
          <table:table-cell office:value-type="date" office:date-value="2006-10-06">
            <text:p>06/10/06</text:p>
          </table:table-cell>
          <table:table-cell office:value-type="float" office:value="95.65">
            <text:p>95.65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02">
            <text:p>702</text:p>
          </table:table-cell>
          <table:table-cell office:value-type="string">
            <text:p><text:a xlink:href="http://www.isuresults.com/bios/isufs00006106.htm">Mathieu WILSON</text:a></text:p>
          </table:table-cell>
          <table:table-cell office:value-type="string">
            <text:p>NZL</text:p>
          </table:table-cell>
          <table:table-cell office:value-type="string">
            <text:p>Four Continents Championships 2007</text:p>
          </table:table-cell>
          <table:table-cell office:value-type="date" office:date-value="2007-02-09">
            <text:p>09/02/07</text:p>
          </table:table-cell>
          <table:table-cell office:value-type="float" office:value="94.59">
            <text:p>94.59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03">
            <text:p>703</text:p>
          </table:table-cell>
          <table:table-cell office:value-type="string">
            <text:p><text:a xlink:href="http://www.isuresults.com/bios/isufs00035178.htm">Michal WOZNIAK</text:a></text:p>
          </table:table-cell>
          <table:table-cell office:value-type="string">
            <text:p>POL</text:p>
          </table:table-cell>
          <table:table-cell office:value-type="string">
            <text:p>ISU JGP Copernicus Stars 2015</text:p>
          </table:table-cell>
          <table:table-cell office:value-type="date" office:date-value="2015-09-26">
            <text:p>26/09/15</text:p>
          </table:table-cell>
          <table:table-cell office:value-type="float" office:value="93.91">
            <text:p>93.91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04">
            <text:p>704</text:p>
          </table:table-cell>
          <table:table-cell office:value-type="string">
            <text:p><text:a xlink:href="http://www.isuresults.com/bios/isufs00008341.htm">Dean TIMMINS</text:a></text:p>
          </table:table-cell>
          <table:table-cell office:value-type="string">
            <text:p>AUS</text:p>
          </table:table-cell>
          <table:table-cell office:value-type="string">
            <text:p>Four Continents Championships 2007</text:p>
          </table:table-cell>
          <table:table-cell office:value-type="date" office:date-value="2007-02-09">
            <text:p>09/02/07</text:p>
          </table:table-cell>
          <table:table-cell office:value-type="float" office:value="93.74">
            <text:p>93.74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05">
            <text:p>705</text:p>
          </table:table-cell>
          <table:table-cell office:value-type="string">
            <text:p><text:a xlink:href="http://www.isuresults.com/bios/isufs00007886.htm">Yan TALES</text:a></text:p>
          </table:table-cell>
          <table:table-cell office:value-type="string">
            <text:p>ISR</text:p>
          </table:table-cell>
          <table:table-cell office:value-type="string">
            <text:p>ISU JGP Andorra Cup 2005</text:p>
          </table:table-cell>
          <table:table-cell office:value-type="date" office:date-value="2005-09-11">
            <text:p>11/09/05</text:p>
          </table:table-cell>
          <table:table-cell office:value-type="float" office:value="93.59">
            <text:p>93.5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06">
            <text:p>706</text:p>
          </table:table-cell>
          <table:table-cell office:value-type="string">
            <text:p><text:a xlink:href="http://www.isuresults.com/bios/isufs00009926.htm">Jesper HOLKJAER GORMSEN</text:a></text:p>
          </table:table-cell>
          <table:table-cell office:value-type="string">
            <text:p>DEN</text:p>
          </table:table-cell>
          <table:table-cell office:value-type="string">
            <text:p>ISU JGP Golden Lynx 2008</text:p>
          </table:table-cell>
          <table:table-cell office:value-type="date" office:date-value="2008-10-04">
            <text:p>04/10/08</text:p>
          </table:table-cell>
          <table:table-cell office:value-type="float" office:value="92.97">
            <text:p>92.9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07">
            <text:p>707</text:p>
          </table:table-cell>
          <table:table-cell office:value-type="string">
            <text:p><text:a xlink:href="http://www.isuresults.com/bios/isufs00013687.htm">Leonardo MAEKAWA MORENO</text:a></text:p>
          </table:table-cell>
          <table:table-cell office:value-type="string">
            <text:p>MEX</text:p>
          </table:table-cell>
          <table:table-cell office:value-type="string">
            <text:p>ISU JGP Trofeo W. Lombardi 2011</text:p>
          </table:table-cell>
          <table:table-cell office:value-type="date" office:date-value="2011-10-07">
            <text:p>07/10/11</text:p>
          </table:table-cell>
          <table:table-cell office:value-type="float" office:value="92.84">
            <text:p>92.8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08">
            <text:p>708</text:p>
          </table:table-cell>
          <table:table-cell office:value-type="string">
            <text:p><text:a xlink:href="http://www.isuresults.com/bios/isufs00012751.htm">Ryan Zhi Jwen YEE</text:a></text:p>
          </table:table-cell>
          <table:table-cell office:value-type="string">
            <text:p>MAS</text:p>
          </table:table-cell>
          <table:table-cell office:value-type="string">
            <text:p>ISU JGP Bosphorus 2012</text:p>
          </table:table-cell>
          <table:table-cell office:value-type="date" office:date-value="2012-09-22">
            <text:p>22/09/12</text:p>
          </table:table-cell>
          <table:table-cell office:value-type="float" office:value="92.51">
            <text:p>92.5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09">
            <text:p>709</text:p>
          </table:table-cell>
          <table:table-cell office:value-type="string">
            <text:p><text:a xlink:href="http://www.isuresults.com/bios/isufs00011302.htm">Sebra YEN</text:a></text:p>
          </table:table-cell>
          <table:table-cell office:value-type="string">
            <text:p>TPE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92.31">
            <text:p>92.3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10">
            <text:p>710</text:p>
          </table:table-cell>
          <table:table-cell office:value-type="string">
            <text:p><text:a xlink:href="http://www.isuresults.com/bios/isufs00054874.htm">Lauri LANKILA</text:a></text:p>
          </table:table-cell>
          <table:table-cell office:value-type="string">
            <text:p>FIN</text:p>
          </table:table-cell>
          <table:table-cell office:value-type="string">
            <text:p>Youth Olympic Games 2016</text:p>
          </table:table-cell>
          <table:table-cell office:value-type="date" office:date-value="2016-02-15">
            <text:p>15/02/16</text:p>
          </table:table-cell>
          <table:table-cell office:value-type="float" office:value="92.08">
            <text:p>92.0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11">
            <text:p>711</text:p>
          </table:table-cell>
          <table:table-cell office:value-type="string">
            <text:p><text:a xlink:href="http://www.isuresults.com/bios/isufs00007379.htm">Luke CHILCOTT</text:a></text:p>
          </table:table-cell>
          <table:table-cell office:value-type="string">
            <text:p>GBR</text:p>
          </table:table-cell>
          <table:table-cell office:value-type="string">
            <text:p>World Championships 2012</text:p>
          </table:table-cell>
          <table:table-cell office:value-type="date" office:date-value="2012-03-27">
            <text:p>27/03/12</text:p>
          </table:table-cell>
          <table:table-cell office:value-type="float" office:value="91.92">
            <text:p>91.9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12">
            <text:p>712</text:p>
          </table:table-cell>
          <table:table-cell office:value-type="string">
            <text:p><text:a xlink:href="http://www.isuresults.com/bios/isufs00010268.htm">Pavel SAVINOV</text:a></text:p>
          </table:table-cell>
          <table:table-cell office:value-type="string">
            <text:p>BUL</text:p>
          </table:table-cell>
          <table:table-cell office:value-type="string">
            <text:p>ISU JGP Czech Skate 2010</text:p>
          </table:table-cell>
          <table:table-cell office:value-type="date" office:date-value="2010-10-16">
            <text:p>16/10/10</text:p>
          </table:table-cell>
          <table:table-cell office:value-type="float" office:value="91.51">
            <text:p>91.51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13">
            <text:p>713</text:p>
          </table:table-cell>
          <table:table-cell office:value-type="string">
            <text:p><text:a xlink:href="http://www.isuresults.com/bios/isufs00006451.htm">Adrian ALVARADO</text:a></text:p>
          </table:table-cell>
          <table:table-cell office:value-type="string">
            <text:p>MEX</text:p>
          </table:table-cell>
          <table:table-cell office:value-type="string">
            <text:p>Four Continents Championships 2007</text:p>
          </table:table-cell>
          <table:table-cell office:value-type="date" office:date-value="2007-02-09">
            <text:p>09/02/07</text:p>
          </table:table-cell>
          <table:table-cell office:value-type="float" office:value="91.26">
            <text:p>91.2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<text:a xlink:href="http://www.isuresults.com/bios/isufs00013989.htm">Timothee MANAND</text:a></text:p>
          </table:table-cell>
          <table:table-cell office:value-type="string">
            <text:p>BEL</text:p>
          </table:table-cell>
          <table:table-cell office:value-type="string">
            <text:p>ISU JGP Logrono 2015</text:p>
          </table:table-cell>
          <table:table-cell office:value-type="date" office:date-value="2015-10-03">
            <text:p>03/10/15</text:p>
          </table:table-cell>
          <table:table-cell office:value-type="float" office:value="91.26">
            <text:p>91.2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<text:a xlink:href="http://www.isuresults.com/bios/isufs00003750.htm">Tomas KATUKEVICIUS</text:a></text:p>
          </table:table-cell>
          <table:table-cell office:value-type="string">
            <text:p>LTU</text:p>
          </table:table-cell>
          <table:table-cell office:value-type="string">
            <text:p>Nebelhorn Trophy 2004</text:p>
          </table:table-cell>
          <table:table-cell office:value-type="date" office:date-value="2004-09-03">
            <text:p>03/09/04</text:p>
          </table:table-cell>
          <table:table-cell office:value-type="float" office:value="90.98">
            <text:p>90.98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15">
            <text:p>715</text:p>
          </table:table-cell>
          <table:table-cell office:value-type="string">
            <text:p>Cameron JOREY-HUGHES</text:p>
          </table:table-cell>
          <table:table-cell office:value-type="string">
            <text:p>AUS</text:p>
          </table:table-cell>
          <table:table-cell office:value-type="string">
            <text:p>ISU JGP Mexico Cup</text:p>
          </table:table-cell>
          <table:table-cell office:value-type="date" office:date-value="2008-09-13">
            <text:p>13/09/08</text:p>
          </table:table-cell>
          <table:table-cell office:value-type="float" office:value="90.86">
            <text:p>90.8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16">
            <text:p>716</text:p>
          </table:table-cell>
          <table:table-cell office:value-type="string">
            <text:p><text:a xlink:href="http://www.isuresults.com/bios/isufs00009989.htm">Cameron HEMS</text:a></text:p>
          </table:table-cell>
          <table:table-cell office:value-type="string">
            <text:p>NZL</text:p>
          </table:table-cell>
          <table:table-cell office:value-type="string">
            <text:p>ISU JGP J. Curry Memorial 2008</text:p>
          </table:table-cell>
          <table:table-cell office:value-type="date" office:date-value="2008-10-18">
            <text:p>18/10/08</text:p>
          </table:table-cell>
          <table:table-cell office:value-type="float" office:value="90.64">
            <text:p>90.6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17">
            <text:p>717</text:p>
          </table:table-cell>
          <table:table-cell office:value-type="string">
            <text:p><text:a xlink:href="http://www.isuresults.com/bios/isufs00010002.htm">Aritz MAESTU</text:a></text:p>
          </table:table-cell>
          <table:table-cell office:value-type="string">
            <text:p>ESP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90.45">
            <text:p>90.4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18">
            <text:p>718</text:p>
          </table:table-cell>
          <table:table-cell office:value-type="string">
            <text:p>Pavel STRAKACH</text:p>
          </table:table-cell>
          <table:table-cell office:value-type="string">
            <text:p>BLR</text:p>
          </table:table-cell>
          <table:table-cell office:value-type="string">
            <text:p>ISU JGP Courchevel 2012</text:p>
          </table:table-cell>
          <table:table-cell office:value-type="date" office:date-value="2012-08-25">
            <text:p>25/08/12</text:p>
          </table:table-cell>
          <table:table-cell office:value-type="float" office:value="90.33">
            <text:p>90.3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Leri KENCHADZE</text:p>
          </table:table-cell>
          <table:table-cell office:value-type="string">
            <text:p>BUL</text:p>
          </table:table-cell>
          <table:table-cell office:value-type="string">
            <text:p>ISU JGP Sofia Cup 2005</text:p>
          </table:table-cell>
          <table:table-cell office:value-type="date" office:date-value="2005-10-02">
            <text:p>02/10/05</text:p>
          </table:table-cell>
          <table:table-cell office:value-type="float" office:value="89.93">
            <text:p>89.93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20">
            <text:p>720</text:p>
          </table:table-cell>
          <table:table-cell office:value-type="string">
            <text:p><text:a xlink:href="http://www.isuresults.com/bios/isufs00012452.htm">Balam LABARRIOS</text:a></text:p>
          </table:table-cell>
          <table:table-cell office:value-type="string">
            <text:p>MEX</text:p>
          </table:table-cell>
          <table:table-cell office:value-type="string">
            <text:p>U.S. International FS Classic 2014</text:p>
          </table:table-cell>
          <table:table-cell office:value-type="date" office:date-value="2014-09-12">
            <text:p>12/09/14</text:p>
          </table:table-cell>
          <table:table-cell office:value-type="float" office:value="89.91">
            <text:p>89.91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21">
            <text:p>721</text:p>
          </table:table-cell>
          <table:table-cell office:value-type="string">
            <text:p><text:a xlink:href="http://www.isuresults.com/bios/isufs00007656.htm">Jason THOMPSON</text:a></text:p>
          </table:table-cell>
          <table:table-cell office:value-type="string">
            <text:p>GBR</text:p>
          </table:table-cell>
          <table:table-cell office:value-type="string">
            <text:p>European Championships 2012</text:p>
          </table:table-cell>
          <table:table-cell office:value-type="date" office:date-value="2012-01-23">
            <text:p>23/01/12</text:p>
          </table:table-cell>
          <table:table-cell office:value-type="float" office:value="89.63">
            <text:p>89.6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<text:a xlink:href="http://www.isuresults.com/bios/isufs00012553.htm">Arturas GANZELA</text:a></text:p>
          </table:table-cell>
          <table:table-cell office:value-type="string">
            <text:p>LTU</text:p>
          </table:table-cell>
          <table:table-cell office:value-type="string">
            <text:p>ISU JGP Riga Cup 2013</text:p>
          </table:table-cell>
          <table:table-cell office:value-type="date" office:date-value="2013-08-31">
            <text:p>31/08/13</text:p>
          </table:table-cell>
          <table:table-cell office:value-type="float" office:value="89.62">
            <text:p>89.62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23">
            <text:p>723</text:p>
          </table:table-cell>
          <table:table-cell office:value-type="string">
            <text:p><text:a xlink:href="http://www.isuresults.com/bios/isufs00013427.htm">Abish BAYTKANOV</text:a></text:p>
          </table:table-cell>
          <table:table-cell office:value-type="string">
            <text:p>KAZ</text:p>
          </table:table-cell>
          <table:table-cell office:value-type="string">
            <text:p>ISU JGP Pokal d. Blauen Schwerter 2012</text:p>
          </table:table-cell>
          <table:table-cell office:value-type="date" office:date-value="2012-10-13">
            <text:p>13/10/12</text:p>
          </table:table-cell>
          <table:table-cell office:value-type="float" office:value="89.09">
            <text:p>89.0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Hayato MIYAZAKI</text:p>
          </table:table-cell>
          <table:table-cell office:value-type="string">
            <text:p>JPN</text:p>
          </table:table-cell>
          <table:table-cell office:value-type="string">
            <text:p>ISU JGP The Hague 2006</text:p>
          </table:table-cell>
          <table:table-cell office:value-type="date" office:date-value="2006-10-06">
            <text:p>06/10/06</text:p>
          </table:table-cell>
          <table:table-cell office:value-type="float" office:value="88.88">
            <text:p>88.8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25">
            <text:p>725</text:p>
          </table:table-cell>
          <table:table-cell office:value-type="string">
            <text:p><text:a xlink:href="http://www.isuresults.com/bios/isufs00006063.htm">Konrad GIERING</text:a></text:p>
          </table:table-cell>
          <table:table-cell office:value-type="string">
            <text:p>RSA</text:p>
          </table:table-cell>
          <table:table-cell office:value-type="string">
            <text:p>JGP Courchevel 2004</text:p>
          </table:table-cell>
          <table:table-cell office:value-type="date" office:date-value="2004-08-28">
            <text:p>28/08/04</text:p>
          </table:table-cell>
          <table:table-cell office:value-type="float" office:value="88.83">
            <text:p>88.8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26">
            <text:p>726</text:p>
          </table:table-cell>
          <table:table-cell office:value-type="string">
            <text:p><text:a xlink:href="http://www.isuresults.com/bios/isufs00014087.htm">Daniel PATRICHE</text:a></text:p>
          </table:table-cell>
          <table:table-cell office:value-type="string">
            <text:p>ROU</text:p>
          </table:table-cell>
          <table:table-cell office:value-type="string">
            <text:p>ISU JGP Sencila Bled Cup 2012</text:p>
          </table:table-cell>
          <table:table-cell office:value-type="date" office:date-value="2012-09-28">
            <text:p>28/09/12</text:p>
          </table:table-cell>
          <table:table-cell office:value-type="float" office:value="88.2">
            <text:p>88.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<text:a xlink:href="http://www.isuresults.com/bios/isufs00011570.htm">Florian GOSTELIE</text:a></text:p>
          </table:table-cell>
          <table:table-cell office:value-type="string">
            <text:p>NED</text:p>
          </table:table-cell>
          <table:table-cell office:value-type="string">
            <text:p>ISU JGP Baltic Cup 2011</text:p>
          </table:table-cell>
          <table:table-cell office:value-type="date" office:date-value="2011-09-17">
            <text:p>17/09/11</text:p>
          </table:table-cell>
          <table:table-cell office:value-type="float" office:value="88.1">
            <text:p>88.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28">
            <text:p>728</text:p>
          </table:table-cell>
          <table:table-cell office:value-type="string">
            <text:p><text:a xlink:href="http://www.isuresults.com/bios/isufs00005696.htm">Daniel WIDMER</text:a></text:p>
          </table:table-cell>
          <table:table-cell office:value-type="string">
            <text:p>SUI</text:p>
          </table:table-cell>
          <table:table-cell office:value-type="string">
            <text:p>JGP Courchevel 2004</text:p>
          </table:table-cell>
          <table:table-cell office:value-type="date" office:date-value="2004-08-28">
            <text:p>28/08/04</text:p>
          </table:table-cell>
          <table:table-cell office:value-type="float" office:value="88.06">
            <text:p>88.0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office:value-type="string">
            <text:p><text:a xlink:href="http://www.isuresults.com/bios/isufs00006290.htm">Nazar MAHMUD</text:a></text:p>
          </table:table-cell>
          <table:table-cell office:value-type="string">
            <text:p>ISR</text:p>
          </table:table-cell>
          <table:table-cell office:value-type="string">
            <text:p>ISU JGP Sofia Cup 2005</text:p>
          </table:table-cell>
          <table:table-cell office:value-type="date" office:date-value="2005-10-02">
            <text:p>02/10/05</text:p>
          </table:table-cell>
          <table:table-cell office:value-type="float" office:value="87.82">
            <text:p>87.8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30">
            <text:p>730</text:p>
          </table:table-cell>
          <table:table-cell office:value-type="string">
            <text:p><text:a xlink:href="http://www.isuresults.com/bios/isufs00013642.htm">Manuel DRECHSLER</text:a></text:p>
          </table:table-cell>
          <table:table-cell office:value-type="string">
            <text:p>AUT</text:p>
          </table:table-cell>
          <table:table-cell office:value-type="string">
            <text:p>ISU JGP Sencila Bled Cup 2012</text:p>
          </table:table-cell>
          <table:table-cell office:value-type="date" office:date-value="2012-09-28">
            <text:p>28/09/12</text:p>
          </table:table-cell>
          <table:table-cell office:value-type="float" office:value="87.52">
            <text:p>87.5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31">
            <text:p>731</text:p>
          </table:table-cell>
          <table:table-cell office:value-type="string">
            <text:p><text:a xlink:href="http://www.isuresults.com/bios/isufs00101899.htm">Anton SKOFICZ</text:a></text:p>
          </table:table-cell>
          <table:table-cell office:value-type="string">
            <text:p>AUT</text:p>
          </table:table-cell>
          <table:table-cell office:value-type="string">
            <text:p>ISU JGP Cup of Austria 2017</text:p>
          </table:table-cell>
          <table:table-cell office:value-type="date" office:date-value="2017-09-02">
            <text:p>02/09/17</text:p>
          </table:table-cell>
          <table:table-cell office:value-type="float" office:value="87.38">
            <text:p>87.3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Chin Ting LAM</text:p>
          </table:table-cell>
          <table:table-cell office:value-type="string">
            <text:p>HKG</text:p>
          </table:table-cell>
          <table:table-cell office:value-type="string">
            <text:p>ISU JGP Mexico Cup</text:p>
          </table:table-cell>
          <table:table-cell office:value-type="date" office:date-value="2008-09-13">
            <text:p>13/09/08</text:p>
          </table:table-cell>
          <table:table-cell office:value-type="float" office:value="87.03">
            <text:p>87.03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33">
            <text:p>733</text:p>
          </table:table-cell>
          <table:table-cell office:value-type="string">
            <text:p><text:a xlink:href="http://www.isuresults.com/bios/isufs00006443.htm">Tatsuya TANAKA</text:a></text:p>
          </table:table-cell>
          <table:table-cell office:value-type="string">
            <text:p>HKG</text:p>
          </table:table-cell>
          <table:table-cell office:value-type="string">
            <text:p>ISU JGP Tallinn Cup 2007</text:p>
          </table:table-cell>
          <table:table-cell office:value-type="date" office:date-value="2007-09-22">
            <text:p>22/09/07</text:p>
          </table:table-cell>
          <table:table-cell office:value-type="float" office:value="86.76">
            <text:p>86.7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34">
            <text:p>734</text:p>
          </table:table-cell>
          <table:table-cell office:value-type="string">
            <text:p><text:a xlink:href="http://www.isuresults.com/bios/isufs00007688.htm">Mitchell CHAPMAN</text:a></text:p>
          </table:table-cell>
          <table:table-cell office:value-type="string">
            <text:p>AUS</text:p>
          </table:table-cell>
          <table:table-cell office:value-type="string">
            <text:p>ISU JGP Spin of Norway 2006</text:p>
          </table:table-cell>
          <table:table-cell office:value-type="date" office:date-value="2006-10-01">
            <text:p>01/10/06</text:p>
          </table:table-cell>
          <table:table-cell office:value-type="float" office:value="86.53">
            <text:p>86.5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<text:a xlink:href="http://www.isuresults.com/bios/isufs00008506.htm">Pierre BALIAN</text:a></text:p>
          </table:table-cell>
          <table:table-cell office:value-type="string">
            <text:p>ARM</text:p>
          </table:table-cell>
          <table:table-cell office:value-type="string">
            <text:p>Nebelhorn Trophy 2009</text:p>
          </table:table-cell>
          <table:table-cell office:value-type="date" office:date-value="2009-09-25">
            <text:p>25/09/09</text:p>
          </table:table-cell>
          <table:table-cell office:value-type="float" office:value="86.42">
            <text:p>86.4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<text:a xlink:href="http://www.isuresults.com/bios/isufs00012948.htm">Peter NOVELLA</text:a></text:p>
          </table:table-cell>
          <table:table-cell office:value-type="string">
            <text:p>SVK</text:p>
          </table:table-cell>
          <table:table-cell office:value-type="string">
            <text:p>ISU JGP Kosice 2013</text:p>
          </table:table-cell>
          <table:table-cell office:value-type="date" office:date-value="2013-09-15">
            <text:p>15/09/13</text:p>
          </table:table-cell>
          <table:table-cell office:value-type="float" office:value="86.38">
            <text:p>86.38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37">
            <text:p>737</text:p>
          </table:table-cell>
          <table:table-cell office:value-type="string">
            <text:p><text:a xlink:href="http://www.isuresults.com/bios/isufs00011671.htm">Simon BERGERSEN</text:a></text:p>
          </table:table-cell>
          <table:table-cell office:value-type="string">
            <text:p>NOR</text:p>
          </table:table-cell>
          <table:table-cell office:value-type="string">
            <text:p>ISU JGP Pokal d. Blauen Schwerter 2009</text:p>
          </table:table-cell>
          <table:table-cell office:value-type="date" office:date-value="2009-10-03">
            <text:p>03/10/09</text:p>
          </table:table-cell>
          <table:table-cell office:value-type="float" office:value="86.08">
            <text:p>86.0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38">
            <text:p>738</text:p>
          </table:table-cell>
          <table:table-cell office:value-type="string">
            <text:p><text:a xlink:href="http://www.isuresults.com/bios/isufs00012140.htm">Vivian John PARNELL-MURPHY</text:a></text:p>
          </table:table-cell>
          <table:table-cell office:value-type="string">
            <text:p>IRL</text:p>
          </table:table-cell>
          <table:table-cell office:value-type="string">
            <text:p>ISU JGP Torun Cup 2009</text:p>
          </table:table-cell>
          <table:table-cell office:value-type="date" office:date-value="2009-09-12">
            <text:p>12/09/09</text:p>
          </table:table-cell>
          <table:table-cell office:value-type="float" office:value="85.68">
            <text:p>85.68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39">
            <text:p>739</text:p>
          </table:table-cell>
          <table:table-cell office:value-type="string">
            <text:p><text:a xlink:href="http://www.isuresults.com/bios/isufs00007222.htm">Ivor MIKOLCEVIC</text:a></text:p>
          </table:table-cell>
          <table:table-cell office:value-type="string">
            <text:p>CRO</text:p>
          </table:table-cell>
          <table:table-cell office:value-type="string">
            <text:p>ISU JGP Pokal der Blauen Schwerter 2010</text:p>
          </table:table-cell>
          <table:table-cell office:value-type="date" office:date-value="2010-10-09">
            <text:p>09/10/10</text:p>
          </table:table-cell>
          <table:table-cell office:value-type="float" office:value="84.55">
            <text:p>84.5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40">
            <text:p>740</text:p>
          </table:table-cell>
          <table:table-cell office:value-type="string">
            <text:p><text:a xlink:href="http://www.isuresults.com/bios/isufs00013198.htm">Zhen Feng CHAN</text:a></text:p>
          </table:table-cell>
          <table:table-cell office:value-type="string">
            <text:p>MAS</text:p>
          </table:table-cell>
          <table:table-cell office:value-type="string">
            <text:p>ISU JGP Mexico Cup 2013</text:p>
          </table:table-cell>
          <table:table-cell office:value-type="date" office:date-value="2013-09-06">
            <text:p>06/09/13</text:p>
          </table:table-cell>
          <table:table-cell office:value-type="float" office:value="83.98">
            <text:p>83.98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<text:a xlink:href="http://www.isuresults.com/bios/isufs00034358.htm">Johann WILKINSON</text:a></text:p>
          </table:table-cell>
          <table:table-cell office:value-type="string">
            <text:p>RSA</text:p>
          </table:table-cell>
          <table:table-cell office:value-type="string">
            <text:p>ISU JGP Baltic Cup 2013</text:p>
          </table:table-cell>
          <table:table-cell office:value-type="date" office:date-value="2013-09-21">
            <text:p>21/09/13</text:p>
          </table:table-cell>
          <table:table-cell office:value-type="float" office:value="83.66">
            <text:p>83.66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42">
            <text:p>742</text:p>
          </table:table-cell>
          <table:table-cell office:value-type="string">
            <text:p><text:a xlink:href="http://www.isuresults.com/bios/isufs00006310.htm">Edward Ka-Yin CHOW</text:a></text:p>
          </table:table-cell>
          <table:table-cell office:value-type="string">
            <text:p>HKG</text:p>
          </table:table-cell>
          <table:table-cell office:value-type="string">
            <text:p>Four Continents Championships 2005</text:p>
          </table:table-cell>
          <table:table-cell office:value-type="date" office:date-value="2005-02-18">
            <text:p>18/02/05</text:p>
          </table:table-cell>
          <table:table-cell office:value-type="float" office:value="83.1">
            <text:p>83.1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743">
            <text:p>743</text:p>
          </table:table-cell>
          <table:table-cell office:value-type="string">
            <text:p><text:a xlink:href="http://www.isuresults.com/bios/isufs00010601.htm">Hon Lam TO</text:a></text:p>
          </table:table-cell>
          <table:table-cell office:value-type="string">
            <text:p>HKG</text:p>
          </table:table-cell>
          <table:table-cell office:value-type="string">
            <text:p>JGP Pokal der Blauen Schwerter 2007</text:p>
          </table:table-cell>
          <table:table-cell office:value-type="date" office:date-value="2007-10-13">
            <text:p>13/10/07</text:p>
          </table:table-cell>
          <table:table-cell office:value-type="float" office:value="82.81">
            <text:p>82.81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44">
            <text:p>744</text:p>
          </table:table-cell>
          <table:table-cell office:value-type="string">
            <text:p>Mathew TINSON</text:p>
          </table:table-cell>
          <table:table-cell office:value-type="string">
            <text:p>AUS</text:p>
          </table:table-cell>
          <table:table-cell office:value-type="string">
            <text:p>JGP Pokal der Blauen Schwerter 2007</text:p>
          </table:table-cell>
          <table:table-cell office:value-type="date" office:date-value="2007-10-13">
            <text:p>13/10/07</text:p>
          </table:table-cell>
          <table:table-cell office:value-type="float" office:value="82.41">
            <text:p>82.4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45">
            <text:p>745</text:p>
          </table:table-cell>
          <table:table-cell office:value-type="string">
            <text:p>Viktor SILOV</text:p>
          </table:table-cell>
          <table:table-cell office:value-type="string">
            <text:p>LTU</text:p>
          </table:table-cell>
          <table:table-cell office:value-type="string">
            <text:p>ISU JGP Tallinn Cup 2007</text:p>
          </table:table-cell>
          <table:table-cell office:value-type="date" office:date-value="2007-09-22">
            <text:p>22/09/07</text:p>
          </table:table-cell>
          <table:table-cell office:value-type="float" office:value="82.31">
            <text:p>82.3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<text:a xlink:href="http://www.isuresults.com/bios/isufs00010619.htm">Fernando HERNANDEZ</text:a></text:p>
          </table:table-cell>
          <table:table-cell office:value-type="string">
            <text:p>MEX</text:p>
          </table:table-cell>
          <table:table-cell office:value-type="string">
            <text:p>ISU JGP Mexico Cup</text:p>
          </table:table-cell>
          <table:table-cell office:value-type="date" office:date-value="2008-09-13">
            <text:p>13/09/08</text:p>
          </table:table-cell>
          <table:table-cell office:value-type="float" office:value="81.27">
            <text:p>81.2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47">
            <text:p>747</text:p>
          </table:table-cell>
          <table:table-cell office:value-type="string">
            <text:p><text:a xlink:href="http://www.isuresults.com/bios/isufs00012253.htm">Bradley MCLACHLAN</text:a></text:p>
          </table:table-cell>
          <table:table-cell office:value-type="string">
            <text:p>AUS</text:p>
          </table:table-cell>
          <table:table-cell office:value-type="string">
            <text:p>ISU JGP Torun Cup 2009</text:p>
          </table:table-cell>
          <table:table-cell office:value-type="date" office:date-value="2009-09-12">
            <text:p>12/09/09</text:p>
          </table:table-cell>
          <table:table-cell office:value-type="float" office:value="81.13">
            <text:p>81.1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<text:a xlink:href="http://www.isuresults.com/bios/isufs00014575.htm">Ivan PROKOPOVICH</text:a></text:p>
          </table:table-cell>
          <table:table-cell office:value-type="string">
            <text:p>BLR</text:p>
          </table:table-cell>
          <table:table-cell office:value-type="string">
            <text:p>ISU JGP Minsk 2013</text:p>
          </table:table-cell>
          <table:table-cell office:value-type="date" office:date-value="2013-09-28">
            <text:p>28/09/13</text:p>
          </table:table-cell>
          <table:table-cell office:value-type="float" office:value="80.34">
            <text:p>80.34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49">
            <text:p>749</text:p>
          </table:table-cell>
          <table:table-cell office:value-type="string">
            <text:p><text:a xlink:href="http://www.isuresults.com/bios/isufs00010518.htm">Dmitri TCHUMAK</text:a></text:p>
          </table:table-cell>
          <table:table-cell office:value-type="string">
            <text:p>EST</text:p>
          </table:table-cell>
          <table:table-cell office:value-type="string">
            <text:p>ISU JGP Vienna Cup 2007</text:p>
          </table:table-cell>
          <table:table-cell office:value-type="date" office:date-value="2007-09-15">
            <text:p>15/09/07</text:p>
          </table:table-cell>
          <table:table-cell office:value-type="float" office:value="80.32">
            <text:p>80.32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<text:a xlink:href="http://www.isuresults.com/bios/isufs00013726.htm">Bryan Christopher TAN</text:a></text:p>
          </table:table-cell>
          <table:table-cell office:value-type="string">
            <text:p>MAS</text:p>
          </table:table-cell>
          <table:table-cell office:value-type="string">
            <text:p>ISU JGP Lake Placid 2012</text:p>
          </table:table-cell>
          <table:table-cell office:value-type="date" office:date-value="2012-08-31">
            <text:p>31/08/12</text:p>
          </table:table-cell>
          <table:table-cell office:value-type="float" office:value="80.3">
            <text:p>80.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<text:a xlink:href="http://www.isuresults.com/bios/isufs00006105.htm">Andrew BASSI</text:a></text:p>
          </table:table-cell>
          <table:table-cell office:value-type="string">
            <text:p>AUS</text:p>
          </table:table-cell>
          <table:table-cell office:value-type="string">
            <text:p>Skate Long Beach 2004</text:p>
          </table:table-cell>
          <table:table-cell office:value-type="date" office:date-value="2004-09-11">
            <text:p>11/09/04</text:p>
          </table:table-cell>
          <table:table-cell office:value-type="float" office:value="79.98">
            <text:p>79.9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52">
            <text:p>752</text:p>
          </table:table-cell>
          <table:table-cell office:value-type="string">
            <text:p>Oh-Reum CHA</text:p>
          </table:table-cell>
          <table:table-cell office:value-type="string">
            <text:p>KOR</text:p>
          </table:table-cell>
          <table:table-cell office:value-type="string">
            <text:p>ISU JGP Madrid Cup 2008</text:p>
          </table:table-cell>
          <table:table-cell office:value-type="date" office:date-value="2008-09-27">
            <text:p>27/09/08</text:p>
          </table:table-cell>
          <table:table-cell office:value-type="float" office:value="79.36">
            <text:p>79.3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office:value-type="string">
            <text:p><text:a xlink:href="http://www.isuresults.com/bios/isufs00006011.htm">Gegham VARDANYAN</text:a></text:p>
          </table:table-cell>
          <table:table-cell office:value-type="string">
            <text:p>ARM</text:p>
          </table:table-cell>
          <table:table-cell office:value-type="string">
            <text:p>ISU JGP Sofia Cup 2005</text:p>
          </table:table-cell>
          <table:table-cell office:value-type="date" office:date-value="2005-10-02">
            <text:p>02/10/05</text:p>
          </table:table-cell>
          <table:table-cell office:value-type="float" office:value="78.96">
            <text:p>78.9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54">
            <text:p>754</text:p>
          </table:table-cell>
          <table:table-cell office:value-type="string">
            <text:p><text:a xlink:href="http://www.isuresults.com/bios/isufs00013437.htm">Sinthawachiwa PHIRIYIPHON</text:a></text:p>
          </table:table-cell>
          <table:table-cell office:value-type="string">
            <text:p>THA</text:p>
          </table:table-cell>
          <table:table-cell office:value-type="string">
            <text:p>ISU JGP Brasov Cup 2011</text:p>
          </table:table-cell>
          <table:table-cell office:value-type="date" office:date-value="2011-09-24">
            <text:p>24/09/11</text:p>
          </table:table-cell>
          <table:table-cell office:value-type="float" office:value="78.75">
            <text:p>78.7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55">
            <text:p>755</text:p>
          </table:table-cell>
          <table:table-cell office:value-type="string">
            <text:p><text:a xlink:href="http://www.isuresults.com/bios/isufs00103193.htm">Muhammad Dwi Rizqy APOLIANTO</text:a></text:p>
          </table:table-cell>
          <table:table-cell office:value-type="string">
            <text:p>INA</text:p>
          </table:table-cell>
          <table:table-cell office:value-type="string">
            <text:p>ISU JGP Croatia Cup 2017</text:p>
          </table:table-cell>
          <table:table-cell office:value-type="date" office:date-value="2017-09-29">
            <text:p>29/09/17</text:p>
          </table:table-cell>
          <table:table-cell office:value-type="float" office:value="77.59">
            <text:p>77.59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56">
            <text:p>756</text:p>
          </table:table-cell>
          <table:table-cell office:value-type="string">
            <text:p><text:a xlink:href="http://www.isuresults.com/bios/isufs00054322.htm">Laurynas VONZODAS</text:a></text:p>
          </table:table-cell>
          <table:table-cell office:value-type="string">
            <text:p>LTU</text:p>
          </table:table-cell>
          <table:table-cell office:value-type="string">
            <text:p>ISU JGP Tallinn Cup 2013</text:p>
          </table:table-cell>
          <table:table-cell office:value-type="date" office:date-value="2013-10-11">
            <text:p>11/10/13</text:p>
          </table:table-cell>
          <table:table-cell office:value-type="float" office:value="76.98">
            <text:p>76.9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57">
            <text:p>757</text:p>
          </table:table-cell>
          <table:table-cell office:value-type="string">
            <text:p>Salih Badhadir AYDIN</text:p>
          </table:table-cell>
          <table:table-cell office:value-type="string">
            <text:p>TUR</text:p>
          </table:table-cell>
          <table:table-cell office:value-type="string">
            <text:p>ISU JGP Bosphorus 2009</text:p>
          </table:table-cell>
          <table:table-cell office:value-type="date" office:date-value="2009-10-17">
            <text:p>17/10/09</text:p>
          </table:table-cell>
          <table:table-cell office:value-type="float" office:value="76.01">
            <text:p>76.01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58">
            <text:p>758</text:p>
          </table:table-cell>
          <table:table-cell office:value-type="string">
            <text:p><text:a xlink:href="http://www.isuresults.com/bios/isufs00010540.htm">Krisztian ANDRASKA</text:a></text:p>
          </table:table-cell>
          <table:table-cell office:value-type="string">
            <text:p>HUN</text:p>
          </table:table-cell>
          <table:table-cell office:value-type="string">
            <text:p>JGP Pokal der Blauen Schwerter 2007</text:p>
          </table:table-cell>
          <table:table-cell office:value-type="date" office:date-value="2007-10-13">
            <text:p>13/10/07</text:p>
          </table:table-cell>
          <table:table-cell office:value-type="float" office:value="75.88">
            <text:p>75.8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59">
            <text:p>759</text:p>
          </table:table-cell>
          <table:table-cell office:value-type="string">
            <text:p><text:a xlink:href="http://www.isuresults.com/bios/isufs00054606.htm">Zhi Ming TAN</text:a></text:p>
          </table:table-cell>
          <table:table-cell office:value-type="string">
            <text:p>MAS</text:p>
          </table:table-cell>
          <table:table-cell office:value-type="string">
            <text:p>ISU JGP Colorado Springs 2015</text:p>
          </table:table-cell>
          <table:table-cell office:value-type="date" office:date-value="2015-09-04">
            <text:p>04/09/15</text:p>
          </table:table-cell>
          <table:table-cell office:value-type="float" office:value="75.57">
            <text:p>75.57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60">
            <text:p>760</text:p>
          </table:table-cell>
          <table:table-cell office:value-type="string">
            <text:p>Mislav BLAGOJEVIC</text:p>
          </table:table-cell>
          <table:table-cell office:value-type="string">
            <text:p>CRO</text:p>
          </table:table-cell>
          <table:table-cell office:value-type="string">
            <text:p>ISU JGP Croatia Cup 2012</text:p>
          </table:table-cell>
          <table:table-cell office:value-type="date" office:date-value="2012-10-05">
            <text:p>05/10/12</text:p>
          </table:table-cell>
          <table:table-cell office:value-type="float" office:value="75.48">
            <text:p>75.4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61">
            <text:p>761</text:p>
          </table:table-cell>
          <table:table-cell office:value-type="string">
            <text:p>Jeongsol KIM</text:p>
          </table:table-cell>
          <table:table-cell office:value-type="string">
            <text:p>KOR</text:p>
          </table:table-cell>
          <table:table-cell office:value-type="string">
            <text:p>ISU JGP Czech Skate 2008</text:p>
          </table:table-cell>
          <table:table-cell office:value-type="date" office:date-value="2008-09-20">
            <text:p>20/09/08</text:p>
          </table:table-cell>
          <table:table-cell office:value-type="float" office:value="72.95">
            <text:p>72.9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<text:a xlink:href="http://www.isuresults.com/bios/isufs00035359.htm">Igors TATARINOVS</text:a></text:p>
          </table:table-cell>
          <table:table-cell office:value-type="string">
            <text:p>LAT</text:p>
          </table:table-cell>
          <table:table-cell office:value-type="string">
            <text:p>ISU JGP Riga Cup 2017</text:p>
          </table:table-cell>
          <table:table-cell office:value-type="date" office:date-value="2017-09-09">
            <text:p>09/09/17</text:p>
          </table:table-cell>
          <table:table-cell office:value-type="float" office:value="72.75">
            <text:p>72.75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63">
            <text:p>763</text:p>
          </table:table-cell>
          <table:table-cell office:value-type="string">
            <text:p><text:a xlink:href="http://www.isuresults.com/bios/isufs00054528.htm">Dwiki Eka RAMADHAN</text:a></text:p>
          </table:table-cell>
          <table:table-cell office:value-type="string">
            <text:p>INA</text:p>
          </table:table-cell>
          <table:table-cell office:value-type="string">
            <text:p>ISU JGP Pokal der Blauen Schwerter 2014</text:p>
          </table:table-cell>
          <table:table-cell office:value-type="date" office:date-value="2014-10-04">
            <text:p>04/10/14</text:p>
          </table:table-cell>
          <table:table-cell office:value-type="float" office:value="72.41">
            <text:p>72.4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64">
            <text:p>764</text:p>
          </table:table-cell>
          <table:table-cell office:value-type="string">
            <text:p><text:a xlink:href="http://www.isuresults.com/bios/isufs00103551.htm">Che Yu YEH</text:a></text:p>
          </table:table-cell>
          <table:table-cell office:value-type="string">
            <text:p>TPE</text:p>
          </table:table-cell>
          <table:table-cell office:value-type="string">
            <text:p>ISU JGP Minsk Arena Cup 2017</text:p>
          </table:table-cell>
          <table:table-cell office:value-type="date" office:date-value="2017-09-23">
            <text:p>23/09/17</text:p>
          </table:table-cell>
          <table:table-cell office:value-type="float" office:value="71.66">
            <text:p>71.66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<text:a xlink:href="http://www.isuresults.com/bios/isufs00007364.htm">Gyorgy BECK</text:a></text:p>
          </table:table-cell>
          <table:table-cell office:value-type="string">
            <text:p>HUN</text:p>
          </table:table-cell>
          <table:table-cell office:value-type="string">
            <text:p>Harghita Cup 2004</text:p>
          </table:table-cell>
          <table:table-cell office:value-type="date" office:date-value="2004-10-15">
            <text:p>15/10/04</text:p>
          </table:table-cell>
          <table:table-cell office:value-type="float" office:value="71.45">
            <text:p>71.4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66">
            <text:p>766</text:p>
          </table:table-cell>
          <table:table-cell office:value-type="string">
            <text:p><text:a xlink:href="http://www.isuresults.com/bios/isufs00008281.htm">Adil ZHARBOLOV</text:a></text:p>
          </table:table-cell>
          <table:table-cell office:value-type="string">
            <text:p>KAZ</text:p>
          </table:table-cell>
          <table:table-cell office:value-type="string">
            <text:p>ISU JGP Trofeo W. Lombardi 2011</text:p>
          </table:table-cell>
          <table:table-cell office:value-type="date" office:date-value="2011-10-07">
            <text:p>07/10/11</text:p>
          </table:table-cell>
          <table:table-cell office:value-type="float" office:value="71.34">
            <text:p>71.34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office:value-type="string">
            <text:p><text:a xlink:href="http://www.isuresults.com/bios/isufs00007115.htm">Andy CHEN</text:a></text:p>
          </table:table-cell>
          <table:table-cell office:value-type="string">
            <text:p>TPE</text:p>
          </table:table-cell>
          <table:table-cell office:value-type="string">
            <text:p>Skate Long Beach 2004</text:p>
          </table:table-cell>
          <table:table-cell office:value-type="date" office:date-value="2004-09-11">
            <text:p>11/09/04</text:p>
          </table:table-cell>
          <table:table-cell office:value-type="float" office:value="71.32">
            <text:p>71.3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68">
            <text:p>768</text:p>
          </table:table-cell>
          <table:table-cell office:value-type="string">
            <text:p>Kim NILSEN</text:p>
          </table:table-cell>
          <table:table-cell office:value-type="string">
            <text:p>NOR</text:p>
          </table:table-cell>
          <table:table-cell office:value-type="string">
            <text:p>ISU JGP Spin of Norway 2006</text:p>
          </table:table-cell>
          <table:table-cell office:value-type="date" office:date-value="2006-10-01">
            <text:p>01/10/06</text:p>
          </table:table-cell>
          <table:table-cell office:value-type="float" office:value="71.03">
            <text:p>71.03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string">
            <text:p><text:a xlink:href="http://www.isuresults.com/bios/isufs00009835.htm">Amar MEHTA</text:a></text:p>
          </table:table-cell>
          <table:table-cell office:value-type="string">
            <text:p>IND</text:p>
          </table:table-cell>
          <table:table-cell office:value-type="string">
            <text:p>ISU JGP Lake Placid 2007</text:p>
          </table:table-cell>
          <table:table-cell office:value-type="date" office:date-value="2007-09-01">
            <text:p>01/09/07</text:p>
          </table:table-cell>
          <table:table-cell office:value-type="float" office:value="70.55">
            <text:p>70.5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70">
            <text:p>770</text:p>
          </table:table-cell>
          <table:table-cell office:value-type="string">
            <text:p>Steven Spencer BAKER</text:p>
          </table:table-cell>
          <table:table-cell office:value-type="string">
            <text:p>CRO</text:p>
          </table:table-cell>
          <table:table-cell office:value-type="string">
            <text:p>ISU JGP Croatia Cup 2012</text:p>
          </table:table-cell>
          <table:table-cell office:value-type="date" office:date-value="2012-10-05">
            <text:p>05/10/12</text:p>
          </table:table-cell>
          <table:table-cell office:value-type="float" office:value="67.47">
            <text:p>67.47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string">
            <text:p><text:a xlink:href="http://www.isuresults.com/bios/isufs00008023.htm">Jason DALE</text:a></text:p>
          </table:table-cell>
          <table:table-cell office:value-type="string">
            <text:p>AUS</text:p>
          </table:table-cell>
          <table:table-cell office:value-type="string">
            <text:p>JGP Harbin 2004</text:p>
          </table:table-cell>
          <table:table-cell office:value-type="date" office:date-value="2004-09-18">
            <text:p>18/09/04</text:p>
          </table:table-cell>
          <table:table-cell office:value-type="float" office:value="67.18">
            <text:p>67.18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72">
            <text:p>772</text:p>
          </table:table-cell>
          <table:table-cell office:value-type="string">
            <text:p><text:a xlink:href="http://www.isuresults.com/bios/isufs00034761.htm">Valentin COSTACHE</text:a></text:p>
          </table:table-cell>
          <table:table-cell office:value-type="string">
            <text:p>ROU</text:p>
          </table:table-cell>
          <table:table-cell office:value-type="string">
            <text:p>ISU JGP Croatia Cup 2015</text:p>
          </table:table-cell>
          <table:table-cell office:value-type="date" office:date-value="2015-10-09">
            <text:p>09/10/15</text:p>
          </table:table-cell>
          <table:table-cell office:value-type="float" office:value="66.81">
            <text:p>66.8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office:value-type="string">
            <text:p><text:a xlink:href="http://www.isuresults.com/bios/isufs00014588.htm">Nikhil PINGLE</text:a></text:p>
          </table:table-cell>
          <table:table-cell office:value-type="string">
            <text:p>IND</text:p>
          </table:table-cell>
          <table:table-cell office:value-type="string">
            <text:p>ISU JGP Baltic Cup 2017</text:p>
          </table:table-cell>
          <table:table-cell office:value-type="date" office:date-value="2017-10-07">
            <text:p>07/10/17</text:p>
          </table:table-cell>
          <table:table-cell office:value-type="float" office:value="64.11">
            <text:p>64.11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74">
            <text:p>774</text:p>
          </table:table-cell>
          <table:table-cell office:value-type="string">
            <text:p><text:a xlink:href="http://www.isuresults.com/bios/isufs00013479.htm">Maksims KIRILOVS</text:a></text:p>
          </table:table-cell>
          <table:table-cell office:value-type="string">
            <text:p>LAT</text:p>
          </table:table-cell>
          <table:table-cell office:value-type="string">
            <text:p>ISU JGP Volvo Cup 2011</text:p>
          </table:table-cell>
          <table:table-cell office:value-type="date" office:date-value="2011-09-03">
            <text:p>03/09/11</text:p>
          </table:table-cell>
          <table:table-cell office:value-type="float" office:value="64.06">
            <text:p>64.0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75">
            <text:p>775</text:p>
          </table:table-cell>
          <table:table-cell office:value-type="string">
            <text:p><text:a xlink:href="http://www.isuresults.com/bios/isufs00101106.htm">Calvin PRATAMA</text:a></text:p>
          </table:table-cell>
          <table:table-cell office:value-type="string">
            <text:p>INA</text:p>
          </table:table-cell>
          <table:table-cell office:value-type="string">
            <text:p>ISU JGP Yokohama 2016</text:p>
          </table:table-cell>
          <table:table-cell office:value-type="date" office:date-value="2016-09-10">
            <text:p>10/09/16</text:p>
          </table:table-cell>
          <table:table-cell office:value-type="float" office:value="63.94">
            <text:p>63.94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76">
            <text:p>776</text:p>
          </table:table-cell>
          <table:table-cell office:value-type="string">
            <text:p>Hung-Wen TIEN</text:p>
          </table:table-cell>
          <table:table-cell office:value-type="string">
            <text:p>TPE</text:p>
          </table:table-cell>
          <table:table-cell office:value-type="string">
            <text:p>ISU JGP Chinese Taipei Cup 2006</text:p>
          </table:table-cell>
          <table:table-cell office:value-type="date" office:date-value="2006-10-13">
            <text:p>13/10/06</text:p>
          </table:table-cell>
          <table:table-cell office:value-type="float" office:value="63.21">
            <text:p>63.2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Egor KOSHEEV</text:p>
          </table:table-cell>
          <table:table-cell office:value-type="string">
            <text:p>UZB</text:p>
          </table:table-cell>
          <table:table-cell office:value-type="string">
            <text:p>ISU JGP Baltic Cup 2005</text:p>
          </table:table-cell>
          <table:table-cell office:value-type="date" office:date-value="2005-10-15">
            <text:p>15/10/05</text:p>
          </table:table-cell>
          <table:table-cell office:value-type="float" office:value="61.19">
            <text:p>61.19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<text:a xlink:href="http://www.isuresults.com/bios/isufs00007974.htm">Phanyaluck RAISUKSIRI</text:a></text:p>
          </table:table-cell>
          <table:table-cell office:value-type="string">
            <text:p>THA</text:p>
          </table:table-cell>
          <table:table-cell office:value-type="string">
            <text:p>Skate Long Beach 2004</text:p>
          </table:table-cell>
          <table:table-cell office:value-type="date" office:date-value="2004-09-11">
            <text:p>11/09/04</text:p>
          </table:table-cell>
          <table:table-cell office:value-type="float" office:value="60.02">
            <text:p>60.02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79">
            <text:p>779</text:p>
          </table:table-cell>
          <table:table-cell office:value-type="string">
            <text:p><text:a xlink:href="http://www.isuresults.com/bios/isufs00014198.htm">Eduardo LUNA</text:a></text:p>
          </table:table-cell>
          <table:table-cell office:value-type="string">
            <text:p>MEX</text:p>
          </table:table-cell>
          <table:table-cell office:value-type="string">
            <text:p>ISU JGP Mexico Cup 2013</text:p>
          </table:table-cell>
          <table:table-cell office:value-type="date" office:date-value="2013-09-06">
            <text:p>06/09/13</text:p>
          </table:table-cell>
          <table:table-cell office:value-type="float" office:value="56.47">
            <text:p>56.47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80">
            <text:p>780</text:p>
          </table:table-cell>
          <table:table-cell office:value-type="string">
            <text:p>Shih-Hao LU</text:p>
          </table:table-cell>
          <table:table-cell office:value-type="string">
            <text:p>TPE</text:p>
          </table:table-cell>
          <table:table-cell office:value-type="string">
            <text:p>Pokal der Blauen Schwerter 2004</text:p>
          </table:table-cell>
          <table:table-cell office:value-type="date" office:date-value="2004-10-09">
            <text:p>09/10/04</text:p>
          </table:table-cell>
          <table:table-cell office:value-type="float" office:value="55.26">
            <text:p>55.2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81">
            <text:p>781</text:p>
          </table:table-cell>
          <table:table-cell office:value-type="string">
            <text:p><text:a xlink:href="http://www.isuresults.com/bios/isufs00013912.htm">Bernhard PAULI</text:a></text:p>
          </table:table-cell>
          <table:table-cell office:value-type="string">
            <text:p>AUT</text:p>
          </table:table-cell>
          <table:table-cell office:value-type="string">
            <text:p>World Junior Championships 2012</text:p>
          </table:table-cell>
          <table:table-cell office:value-type="date" office:date-value="2012-02-27">
            <text:p>27/02/12</text:p>
          </table:table-cell>
          <table:table-cell office:value-type="float" office:value="54.15">
            <text:p>54.15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82">
            <text:p>782</text:p>
          </table:table-cell>
          <table:table-cell office:value-type="string">
            <text:p>Petar CETINIC</text:p>
          </table:table-cell>
          <table:table-cell office:value-type="string">
            <text:p>CRO</text:p>
          </table:table-cell>
          <table:table-cell office:value-type="string">
            <text:p>ISU JGP Croatia Cup 2012</text:p>
          </table:table-cell>
          <table:table-cell office:value-type="date" office:date-value="2012-10-05">
            <text:p>05/10/12</text:p>
          </table:table-cell>
          <table:table-cell office:value-type="float" office:value="53.25">
            <text:p>53.25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<text:a xlink:href="http://www.isuresults.com/bios/isufs00009701.htm">Andrew FERNANDES</text:a></text:p>
          </table:table-cell>
          <table:table-cell office:value-type="string">
            <text:p>IND</text:p>
          </table:table-cell>
          <table:table-cell office:value-type="string">
            <text:p>ISU JGP Merano 2008</text:p>
          </table:table-cell>
          <table:table-cell office:value-type="date" office:date-value="2008-09-06">
            <text:p>06/09/08</text:p>
          </table:table-cell>
          <table:table-cell office:value-type="float" office:value="44.35">
            <text:p>44.35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84">
            <text:p>784</text:p>
          </table:table-cell>
          <table:table-cell office:value-type="string">
            <text:p><text:a xlink:href="http://www.isuresults.com/bios/isufs00102403.htm">Benjam PAPP</text:a></text:p>
          </table:table-cell>
          <table:table-cell office:value-type="string">
            <text:p>FIN</text:p>
          </table:table-cell>
          <table:table-cell office:value-type="string">
            <text:p>ISU World Junior Championships 2017</text:p>
          </table:table-cell>
          <table:table-cell office:value-type="date" office:date-value="2017-03-16">
            <text:p>16/03/17</text:p>
          </table:table-cell>
          <table:table-cell office:value-type="float" office:value="43.51">
            <text:p>43.51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<text:a xlink:href="http://www.isuresults.com/bios/isufs00101003.htm">Ilyass EL-MARHOUME</text:a></text:p>
          </table:table-cell>
          <table:table-cell office:value-type="string">
            <text:p>MAR</text:p>
          </table:table-cell>
          <table:table-cell office:value-type="string">
            <text:p>ISU JGP St. Gervais 2016</text:p>
          </table:table-cell>
          <table:table-cell office:value-type="date" office:date-value="2016-08-27">
            <text:p>27/08/16</text:p>
          </table:table-cell>
          <table:table-cell office:value-type="float" office:value="42.56">
            <text:p>42.5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86">
            <text:p>786</text:p>
          </table:table-cell>
          <table:table-cell office:value-type="string">
            <text:p><text:a xlink:href="http://www.isuresults.com/bios/isufs00002170.htm">Naiden BORICHEV</text:a></text:p>
          </table:table-cell>
          <table:table-cell office:value-type="string">
            <text:p>BUL</text:p>
          </table:table-cell>
          <table:table-cell office:value-type="string">
            <text:p>World Championships 2008</text:p>
          </table:table-cell>
          <table:table-cell office:value-type="date" office:date-value="2008-03-22">
            <text:p>22/03/08</text:p>
          </table:table-cell>
          <table:table-cell office:value-type="float" office:value="38.36">
            <text:p>38.36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87">
            <text:p>787</text:p>
          </table:table-cell>
          <table:table-cell office:value-type="string">
            <text:p><text:a xlink:href="http://www.isuresults.com/bios/isufs00009758.htm">Darryll SULINDRO-YANG</text:a></text:p>
          </table:table-cell>
          <table:table-cell office:value-type="string">
            <text:p>TPE</text:p>
          </table:table-cell>
          <table:table-cell office:value-type="string">
            <text:p>World Junior Championships 2007</text:p>
          </table:table-cell>
          <table:table-cell office:value-type="date" office:date-value="2007-03-01">
            <text:p>01/03/07</text:p>
          </table:table-cell>
          <table:table-cell office:value-type="float" office:value="30.67">
            <text:p>30.67</text:p>
          </table:table-cell>
          <table:table-cell office:value-type="string">
            <text:p>J</text:p>
          </table:table-cell>
        </table:table-row>
        <table:table-row table:style-name="ro4">
          <table:table-cell office:value-type="float" office:value="788">
            <text:p>788</text:p>
          </table:table-cell>
          <table:table-cell office:value-type="string">
            <text:p><text:a xlink:href="http://www.isuresults.com/bios/isufs00011904.htm">Min Seok SEO</text:a></text:p>
          </table:table-cell>
          <table:table-cell office:value-type="string">
            <text:p>KOR</text:p>
          </table:table-cell>
          <table:table-cell office:value-type="string">
            <text:p>Four Continents Championships 2010</text:p>
          </table:table-cell>
          <table:table-cell office:value-type="date" office:date-value="2010-01-30">
            <text:p>30/01/10</text:p>
          </table:table-cell>
          <table:table-cell office:value-type="float" office:value="30.42">
            <text:p>30.42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89">
            <text:p>789</text:p>
          </table:table-cell>
          <table:table-cell office:value-type="string">
            <text:p><text:a xlink:href="http://www.isuresults.com/bios/isufs00012587.htm">Berk AKALIN</text:a></text:p>
          </table:table-cell>
          <table:table-cell office:value-type="string">
            <text:p>TUR</text:p>
          </table:table-cell>
          <table:table-cell office:value-type="string">
            <text:p>World Junior Championships 2010</text:p>
          </table:table-cell>
          <table:table-cell office:value-type="date" office:date-value="2010-03-11">
            <text:p>11/03/10</text:p>
          </table:table-cell>
          <table:table-cell office:value-type="float" office:value="29.56">
            <text:p>29.5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90">
            <text:p>790</text:p>
          </table:table-cell>
          <table:table-cell office:value-type="string">
            <text:p><text:a xlink:href="http://www.isuresults.com/bios/isufs00012057.htm">Michael DIMALANTA</text:a></text:p>
          </table:table-cell>
          <table:table-cell office:value-type="string">
            <text:p>PHI</text:p>
          </table:table-cell>
          <table:table-cell office:value-type="string">
            <text:p>World Championships 2009</text:p>
          </table:table-cell>
          <table:table-cell office:value-type="date" office:date-value="2009-03-26">
            <text:p>26/03/09</text:p>
          </table:table-cell>
          <table:table-cell office:value-type="float" office:value="27.53">
            <text:p>27.53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791">
            <text:p>791</text:p>
          </table:table-cell>
          <table:table-cell office:value-type="string">
            <text:p><text:a xlink:href="http://www.isuresults.com/bios/isufs00010430.htm">Yong Min HAN</text:a></text:p>
          </table:table-cell>
          <table:table-cell office:value-type="string">
            <text:p>PRK</text:p>
          </table:table-cell>
          <table:table-cell office:value-type="string">
            <text:p>ISU JGP Czech Skate 2008</text:p>
          </table:table-cell>
          <table:table-cell office:value-type="date" office:date-value="2008-09-20">
            <text:p>20/09/08</text:p>
          </table:table-cell>
          <table:table-cell office:value-type="float" office:value="25.96">
            <text:p>25.9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92">
            <text:p>792</text:p>
          </table:table-cell>
          <table:table-cell office:value-type="string">
            <text:p><text:a xlink:href="http://www.isuresults.com/bios/isufs00011308.htm">Amel BUREKOVIC</text:a></text:p>
          </table:table-cell>
          <table:table-cell office:value-type="string">
            <text:p>BIH</text:p>
          </table:table-cell>
          <table:table-cell office:value-type="string">
            <text:p>World Junior Championships 2010</text:p>
          </table:table-cell>
          <table:table-cell office:value-type="date" office:date-value="2010-03-11">
            <text:p>11/03/10</text:p>
          </table:table-cell>
          <table:table-cell office:value-type="float" office:value="14.36">
            <text:p>14.36</text:p>
          </table:table-cell>
          <table:table-cell office:value-type="string">
            <text:p>J</text:p>
          </table:table-cell>
        </table:table-row>
        <table:table-row table:style-name="ro3">
          <table:table-cell office:value-type="float" office:value="793">
            <text:p>793</text:p>
          </table:table-cell>
          <table:table-cell office:value-type="string">
            <text:p><text:a xlink:href="http://www.isuresults.com/bios/isufs00101062.htm">Krishna Sai Rahul ELURI</text:a></text:p>
          </table:table-cell>
          <table:table-cell office:value-type="string">
            <text:p>IND</text:p>
          </table:table-cell>
          <table:table-cell office:value-type="string">
            <text:p>ISU JGP Yokohama 2016</text:p>
          </table:table-cell>
          <table:table-cell office:value-type="date" office:date-value="2016-09-10">
            <text:p>10/09/16</text:p>
          </table:table-cell>
          <table:table-cell office:value-type="float" office:value="13.09">
            <text:p>13.09</text:p>
          </table:table-cell>
          <table:table-cell office:value-type="string">
            <text:p>J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20/01/2018</text:date>, <text:time>20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3S</meta:editing-duration>
    <meta:editing-cycles>4</meta:editing-cycles>
    <meta:generator>OpenOffice/4.1.4$Win32 OpenOffice.org_project/414m5$Build-9788</meta:generator>
    <dc:date>2018-01-20T20:26:59.04</dc:date>
    <meta:document-statistic meta:table-count="3" meta:cell-count="5733" meta:object-count="0"/>
    <meta:user-defined meta:name="Info 1"/>
    <meta:user-defined meta:name="Info 2"/>
    <meta:user-defined meta:name="Info 3"/>
    <meta:user-defined meta:name="Info 4"/>
  </office:meta>
</office:document-meta>
</file>